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7929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0.9in"/>
    </style:style>
    <style:style style:name="co11" style:family="table-column">
      <style:table-column-properties fo:break-before="auto" style:column-width="1.0181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1.1256in"/>
    </style:style>
    <style:style style:name="co14" style:family="table-column">
      <style:table-column-properties fo:break-before="auto" style:column-width="0.8898in"/>
    </style:style>
    <style:style style:name="co15" style:family="table-column">
      <style:table-column-properties fo:break-before="auto" style:column-width="1.0929in"/>
    </style:style>
    <style:style style:name="co16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2.41pt double #ff3333" style:border-line-width-left="0.0165in 0.0083in 0.0083in" fo:border-right="none" fo:border-top="2.41pt double #ff3333" style:border-line-width-top="0.0165in 0.0083in 0.0083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2.41pt double #ff3333" style:border-line-width-left="0.0165in 0.0083in 0.0083in" fo:border-right="none" fo:border-top="2.41pt double #ff3333" style:border-line-width-top="0.0165in 0.0083in 0.0083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2.41pt double #ff3333" style:border-line-width-left="0.0165in 0.0083in 0.0083in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2.41pt double #ff3333" style:border-line-width-left="0.0165in 0.0083in 0.0083in" fo:border-right="none" fo:border-top="none"/>
    </style:style>
    <style:style style:name="ce8" style:family="table-cell" style:parent-style-name="Default">
      <style:table-cell-properties fo:border-bottom="2.41pt double #ff3333" style:border-line-width-bottom="0.0165in 0.0083in 0.0083in" fo:border-left="2.41pt double #ff3333" style:border-line-width-left="0.0165in 0.0083in 0.0083in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99pt solid #000000" fo:border-left="0.06pt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2.35pt double #ff6600" style:border-line-width-left="0.0165in 0.0083in 0.0083in" fo:border-right="none" fo:border-top="2.35pt double #ff6600" style:border-line-width-top="0.0165in 0.0083in 0.0083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2.35pt double #ff6600" style:border-line-width-bottom="0.0165in 0.0083in 0.0083in" fo:border-left="2.35pt double #ff6600" style:border-line-width-left="0.0165in 0.0083in 0.0083in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2.41pt double #ff3333" style:border-line-width-top="0.0165in 0.0083in 0.0083in"/>
    </style:style>
    <style:style style:name="ce15" style:family="table-cell" style:parent-style-name="Default">
      <style:table-cell-properties fo:border-bottom="2.41pt double #ff3333" style:border-line-width-bottom="0.0165in 0.0083in 0.0083in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none" fo:border-top="2.35pt double #ff6600" style:border-line-width-top="0.0165in 0.0083in 0.0083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2.35pt double #ff6600" style:border-line-width-bottom="0.0165in 0.0083in 0.0083in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2.41pt double #ff3333" style:border-line-width-top="0.0165in 0.0083in 0.0083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none" fo:border-right="2.35pt double #ff6600" style:border-line-width-right="0.0165in 0.0083in 0.0083in" fo:border-top="2.35pt double #ff6600" style:border-line-width-top="0.0165in 0.0083in 0.0083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2.35pt double #ff6600" style:border-line-width-bottom="0.0165in 0.0083in 0.0083in" fo:border-left="none" fo:border-right="2.35pt double #ff6600" style:border-line-width-right="0.0165in 0.0083in 0.0083in" fo:border-top="none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99pt solid #000000" fo:border-left="none" fo:border-right="0.06pt solid #000000" fo:border-top="none"/>
    </style:style>
    <style:style style:name="ce27" style:family="table-cell" style:parent-style-name="Default">
      <style:table-cell-properties fo:border-bottom="none" fo:border-left="none" fo:border-right="none" fo:border-top="2.41pt double #ff3333" style:border-line-width-top="0.0165in 0.0083in 0.0083in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none" fo:background-color="transparent" fo:border-left="none" fo:border-right="none" fo:border-top="2.41pt double #ff3333" style:border-line-width-top="0.0165in 0.0083in 0.0083in"/>
    </style:style>
    <style:style style:name="ce29" style:family="table-cell" style:parent-style-name="Default">
      <style:table-cell-properties fo:border-bottom="2.41pt double #ff3333" style:border-line-width-bottom="0.0165in 0.0083in 0.0083in" fo:border-left="none" fo:border-right="none" fo:border-top="none"/>
    </style:style>
    <style:style style:name="ce30" style:family="table-cell" style:parent-style-name="Default">
      <style:table-cell-properties fo:border-bottom="none" fo:background-color="transparent" fo:border-left="none" fo:border-right="2.41pt double #ff3333" style:border-line-width-right="0.0165in 0.0083in 0.0083in" fo:border-top="2.41pt double #ff3333" style:border-line-width-top="0.0165in 0.0083in 0.0083in"/>
    </style:style>
    <style:style style:name="ce31" style:family="table-cell" style:parent-style-name="Default">
      <style:table-cell-properties fo:border-bottom="none" fo:border-left="none" fo:border-right="2.41pt double #ff3333" style:border-line-width-right="0.0165in 0.0083in 0.0083in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2.41pt double #ff3333" style:border-line-width-right="0.0165in 0.0083in 0.0083in" fo:border-top="none"/>
    </style:style>
    <style:style style:name="ce33" style:family="table-cell" style:parent-style-name="Default">
      <style:table-cell-properties fo:border-bottom="2.41pt double #ff3333" style:border-line-width-bottom="0.0165in 0.0083in 0.0083in" fo:border-left="none" fo:border-right="2.41pt double #ff3333" style:border-line-width-right="0.0165in 0.0083in 0.0083in" fo:border-top="none"/>
    </style:style>
    <style:style style:name="ce34" style:family="table-cell" style:parent-style-name="Default" style:data-style-name="N100">
      <style:table-cell-properties fo:border-bottom="2.35pt double #ff6600" style:border-line-width-bottom="0.0165in 0.0083in 0.0083in" fo:border-left="none" fo:border-right="none" fo:border-top="none"/>
    </style:style>
    <style:style style:name="ce35" style:family="table-cell" style:parent-style-name="Default" style:data-style-name="N0">
      <style:table-cell-properties fo:border-bottom="2.35pt double #ff6600" style:border-line-width-bottom="0.0165in 0.0083in 0.0083in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inary_search_tree" table:style-name="ta1">
        <table:shapes>
          <draw:frame draw:z-index="0" draw:style-name="gr1" draw:text-style-name="P1" svg:width="4.9783in" svg:height="2.552in" svg:x="7.5433in" svg:y="3.8484in">
            <draw:object draw:notify-on-update-of-ranges="Binary_search_tree.B23:Binary_search_tree.B23 Binary_search_tree.B24:Binary_search_tree.B28 Binary_search_tree.C23:Binary_search_tree.C23 Binary_search_tree.C24:Binary_search_tree.C28 Binary_search_tree.D23:Binary_search_tree.D23 Binary_search_tree.D24:Binary_search_tree.D28 Binary_search_tree.E23:Binary_search_tree.E23 Binary_search_tree.E24:Binary_search_tree.E28 Binary_search_tree.F23:Binary_search_tree.F23 Binary_search_tree.F24:Binary_search_tree.F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WITH OMPSS FINAL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1"/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10" table:formula="of:=[.B4]" office:value-type="float" office:value="1" calcext:value-type="float">
            <text:p>1</text:p>
          </table:table-cell>
          <table:table-cell table:formula="of:=[.$B$31]/[.B11]" office:value-type="float" office:value="0.565711747387867" calcext:value-type="float">
            <text:p>0.5657117474</text:p>
          </table:table-cell>
          <table:table-cell table:style-name="ce32" table:formula="of:=[.$B$31]/[.C11]" office:value-type="float" office:value="1112.39541486735" calcext:value-type="float">
            <text:p>1112.395414867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.38984" calcext:value-type="float">
            <text:p>59.38984</text:p>
          </table:table-cell>
          <table:table-cell office:value-type="float" office:value="0.03097" calcext:value-type="float">
            <text:p>0.03097</text:p>
          </table:table-cell>
          <table:table-cell office:value-type="float" office:value="30.435767" calcext:value-type="float">
            <text:p>30.435767</text:p>
          </table:table-cell>
          <table:table-cell table:style-name="ce3" office:value-type="float" office:value="0.035967" calcext:value-type="float">
            <text:p>0.035967</text:p>
          </table:table-cell>
          <table:table-cell table:style-name="ce3" office:value-type="float" office:value="15.502115" calcext:value-type="float">
            <text:p>15.502115</text:p>
          </table:table-cell>
          <table:table-cell table:style-name="ce3" office:value-type="float" office:value="0.035968" calcext:value-type="float">
            <text:p>0.035968</text:p>
          </table:table-cell>
          <table:table-cell table:style-name="ce3" office:value-type="float" office:value="8.381105" calcext:value-type="float">
            <text:p>8.381105</text:p>
          </table:table-cell>
          <table:table-cell table:style-name="ce3" office:value-type="float" office:value="0.030701" calcext:value-type="float">
            <text:p>0.030701</text:p>
          </table:table-cell>
          <table:table-cell table:style-name="ce3" office:value-type="float" office:value="4.213432" calcext:value-type="float">
            <text:p>4.213432</text:p>
          </table:table-cell>
          <table:table-cell table:style-name="ce3" office:value-type="float" office:value="0.034338" calcext:value-type="float">
            <text:p>0.034338</text:p>
          </table:table-cell>
          <table:table-cell table:style-name="ce10" table:formula="of:=[.D4]" office:value-type="float" office:value="2" calcext:value-type="float">
            <text:p>2</text:p>
          </table:table-cell>
          <table:table-cell table:formula="of:=[.$B$31]/[.D11]" office:value-type="float" office:value="1.10790207114191" calcext:value-type="float">
            <text:p>1.1079020711</text:p>
          </table:table-cell>
          <table:table-cell table:style-name="ce32" table:formula="of:=[.$B$31]/[.E11]" office:value-type="float" office:value="943.342904818967" calcext:value-type="float">
            <text:p>943.34290481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.663394" calcext:value-type="float">
            <text:p>59.663394</text:p>
          </table:table-cell>
          <table:table-cell office:value-type="float" office:value="0.029858" calcext:value-type="float">
            <text:p>0.029858</text:p>
          </table:table-cell>
          <table:table-cell office:value-type="float" office:value="30.301837" calcext:value-type="float">
            <text:p>30.301837</text:p>
          </table:table-cell>
          <table:table-cell table:style-name="ce3" office:value-type="float" office:value="0.035069" calcext:value-type="float">
            <text:p>0.035069</text:p>
          </table:table-cell>
          <table:table-cell table:style-name="ce3" office:value-type="float" office:value="15.509551" calcext:value-type="float">
            <text:p>15.509551</text:p>
          </table:table-cell>
          <table:table-cell table:style-name="ce3" office:value-type="float" office:value="0.038756" calcext:value-type="float">
            <text:p>0.038756</text:p>
          </table:table-cell>
          <table:table-cell table:style-name="ce3" office:value-type="float" office:value="8.471297" calcext:value-type="float">
            <text:p>8.471297</text:p>
          </table:table-cell>
          <table:table-cell table:style-name="ce3" office:value-type="float" office:value="0.039028" calcext:value-type="float">
            <text:p>0.039028</text:p>
          </table:table-cell>
          <table:table-cell table:style-name="ce3" office:value-type="float" office:value="4.22121" calcext:value-type="float">
            <text:p>4.22121</text:p>
          </table:table-cell>
          <table:table-cell table:style-name="ce3" office:value-type="float" office:value="0.039948" calcext:value-type="float">
            <text:p>0.039948</text:p>
          </table:table-cell>
          <table:table-cell table:style-name="ce10" table:formula="of:=[.F4]" office:value-type="float" office:value="4" calcext:value-type="float">
            <text:p>4</text:p>
          </table:table-cell>
          <table:table-cell table:formula="of:=[.$B$31]/[.F11]" office:value-type="float" office:value="2.16478567414922" calcext:value-type="float">
            <text:p>2.1647856741</text:p>
          </table:table-cell>
          <table:table-cell table:style-name="ce32" table:formula="of:=[.$B$31]/[.G11]" office:value-type="float" office:value="987.918910677425" calcext:value-type="float">
            <text:p>987.918910677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.525669" calcext:value-type="float">
            <text:p>59.525669</text:p>
          </table:table-cell>
          <table:table-cell office:value-type="float" office:value="0.030292" calcext:value-type="float">
            <text:p>0.030292</text:p>
          </table:table-cell>
          <table:table-cell office:value-type="float" office:value="30.512735" calcext:value-type="float">
            <text:p>30.512735</text:p>
          </table:table-cell>
          <table:table-cell table:style-name="ce3" office:value-type="float" office:value="0.035239" calcext:value-type="float">
            <text:p>0.035239</text:p>
          </table:table-cell>
          <table:table-cell table:style-name="ce3" office:value-type="float" office:value="15.608494" calcext:value-type="float">
            <text:p>15.608494</text:p>
          </table:table-cell>
          <table:table-cell table:style-name="ce3" office:value-type="float" office:value="0.030369" calcext:value-type="float">
            <text:p>0.030369</text:p>
          </table:table-cell>
          <table:table-cell table:style-name="ce3" office:value-type="float" office:value="8.269393" calcext:value-type="float">
            <text:p>8.269393</text:p>
          </table:table-cell>
          <table:table-cell table:style-name="ce3" office:value-type="float" office:value="0.027715" calcext:value-type="float">
            <text:p>0.027715</text:p>
          </table:table-cell>
          <table:table-cell table:style-name="ce3" office:value-type="float" office:value="4.163372" calcext:value-type="float">
            <text:p>4.163372</text:p>
          </table:table-cell>
          <table:table-cell table:style-name="ce3" office:value-type="float" office:value="0.036602" calcext:value-type="float">
            <text:p>0.036602</text:p>
          </table:table-cell>
          <table:table-cell table:style-name="ce10" table:formula="of:=[.H4]" office:value-type="float" office:value="8" calcext:value-type="float">
            <text:p>8</text:p>
          </table:table-cell>
          <table:table-cell table:formula="of:=[.$B$31]/[.H11]" office:value-type="float" office:value="4.02805091596357" calcext:value-type="float">
            <text:p>4.028050916</text:p>
          </table:table-cell>
          <table:table-cell table:style-name="ce32" table:formula="of:=[.$B$31]/[.I11]" office:value-type="float" office:value="1064.66187214035" calcext:value-type="float">
            <text:p>1064.661872140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9.562199" calcext:value-type="float">
            <text:p>59.562199</text:p>
          </table:table-cell>
          <table:table-cell office:value-type="float" office:value="0.030138" calcext:value-type="float">
            <text:p>0.030138</text:p>
          </table:table-cell>
          <table:table-cell office:value-type="float" office:value="30.491946" calcext:value-type="float">
            <text:p>30.491946</text:p>
          </table:table-cell>
          <table:table-cell table:style-name="ce3" office:value-type="float" office:value="0.037433" calcext:value-type="float">
            <text:p>0.037433</text:p>
          </table:table-cell>
          <table:table-cell table:style-name="ce21" office:value-type="float" office:value="15.586279" calcext:value-type="float">
            <text:p>15.586279</text:p>
          </table:table-cell>
          <table:table-cell table:style-name="ce21" office:value-type="float" office:value="0.030272" calcext:value-type="float">
            <text:p>0.030272</text:p>
          </table:table-cell>
          <table:table-cell table:style-name="ce21" office:value-type="float" office:value="8.331683" calcext:value-type="float">
            <text:p>8.331683</text:p>
          </table:table-cell>
          <table:table-cell table:style-name="ce21" office:value-type="float" office:value="0.032332" calcext:value-type="float">
            <text:p>0.032332</text:p>
          </table:table-cell>
          <table:table-cell table:style-name="ce21" office:value-type="float" office:value="4.182398" calcext:value-type="float">
            <text:p>4.182398</text:p>
          </table:table-cell>
          <table:table-cell table:style-name="ce3" office:value-type="float" office:value="0.042677" calcext:value-type="float">
            <text:p>0.042677</text:p>
          </table:table-cell>
          <table:table-cell table:style-name="ce10" table:formula="of:=[.J4]" office:value-type="float" office:value="16" calcext:value-type="float">
            <text:p>16</text:p>
          </table:table-cell>
          <table:table-cell table:formula="of:=[.$B$31]/[.J11]" office:value-type="float" office:value="8.01820809142636" calcext:value-type="float">
            <text:p>8.0182080914</text:p>
          </table:table-cell>
          <table:table-cell table:style-name="ce32" table:formula="of:=[.$B$31]/[.K11]" office:value-type="float" office:value="895.46249235921" calcext:value-type="float">
            <text:p>895.4624923592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59.656914" calcext:value-type="float">
            <text:p>59.656914</text:p>
          </table:table-cell>
          <table:table-cell office:value-type="float" office:value="0.030188" calcext:value-type="float">
            <text:p>0.030188</text:p>
          </table:table-cell>
          <table:table-cell office:value-type="float" office:value="30.317938" calcext:value-type="float">
            <text:p>30.317938</text:p>
          </table:table-cell>
          <table:table-cell table:style-name="ce21" office:value-type="float" office:value="0.034878" calcext:value-type="float">
            <text:p>0.034878</text:p>
          </table:table-cell>
          <table:table-cell table:style-name="ce21" office:value-type="float" office:value="15.615508" calcext:value-type="float">
            <text:p>15.615508</text:p>
          </table:table-cell>
          <table:table-cell table:style-name="ce21" office:value-type="float" office:value="0.035163" calcext:value-type="float">
            <text:p>0.035163</text:p>
          </table:table-cell>
          <table:table-cell table:style-name="ce21" office:value-type="float" office:value="8.370183" calcext:value-type="float">
            <text:p>8.370183</text:p>
          </table:table-cell>
          <table:table-cell table:style-name="ce21" office:value-type="float" office:value="0.02846" calcext:value-type="float">
            <text:p>0.02846</text:p>
          </table:table-cell>
          <table:table-cell table:style-name="ce21" office:value-type="float" office:value="4.230247" calcext:value-type="float">
            <text:p>4.230247</text:p>
          </table:table-cell>
          <table:table-cell table:style-name="ce21" office:value-type="float" office:value="0.03457" calcext:value-type="float">
            <text:p>0.03457</text:p>
          </table:table-cell>
          <table:table-cell table:number-columns-repeated="2"/>
          <table:table-cell table:style-name="ce32"/>
          <table:table-cell table:number-columns-repeated="10"/>
        </table:table-row>
        <table:table-row table:style-name="ro1">
          <table:table-cell table:style-name="ce1"/>
          <table:table-cell table:style-name="ce8" table:formula="of:=AVERAGE([.B6:.B10])" office:value-type="float" office:value="59.5596032" calcext:value-type="float">
            <text:p>59.5596032</text:p>
          </table:table-cell>
          <table:table-cell table:style-name="ce15" table:formula="of:=AVERAGE([.C6:.C10])" office:value-type="float" office:value="0.0302892" calcext:value-type="float">
            <text:p>0.0302892</text:p>
          </table:table-cell>
          <table:table-cell table:style-name="ce15" table:formula="of:=AVERAGE([.D6:.D10])" office:value-type="float" office:value="30.4120446" calcext:value-type="float">
            <text:p>30.4120446</text:p>
          </table:table-cell>
          <table:table-cell table:style-name="ce15" table:formula="of:=AVERAGE([.E6:.E10])" office:value-type="float" office:value="0.0357172" calcext:value-type="float">
            <text:p>0.0357172</text:p>
          </table:table-cell>
          <table:table-cell table:style-name="ce15" table:formula="of:=AVERAGE([.F6:.F10])" office:value-type="float" office:value="15.5643894" calcext:value-type="float">
            <text:p>15.5643894</text:p>
          </table:table-cell>
          <table:table-cell table:style-name="ce15" table:formula="of:=AVERAGE([.G6:.G10])" office:value-type="float" office:value="0.0341056" calcext:value-type="float">
            <text:p>0.0341056</text:p>
          </table:table-cell>
          <table:table-cell table:style-name="ce15" table:formula="of:=AVERAGE([.H6:.H10])" office:value-type="float" office:value="8.3647322" calcext:value-type="float">
            <text:p>8.3647322</text:p>
          </table:table-cell>
          <table:table-cell table:style-name="ce15" table:formula="of:=AVERAGE([.I6:.I10])" office:value-type="float" office:value="0.0316472" calcext:value-type="float">
            <text:p>0.0316472</text:p>
          </table:table-cell>
          <table:table-cell table:style-name="ce15" table:formula="of:=AVERAGE([.J6:.J10])" office:value-type="float" office:value="4.2021318" calcext:value-type="float">
            <text:p>4.2021318</text:p>
          </table:table-cell>
          <table:table-cell table:style-name="ce15" table:formula="of:=AVERAGE([.K6:.K10])" office:value-type="float" office:value="0.037627" calcext:value-type="float">
            <text:p>0.037627</text:p>
          </table:table-cell>
          <table:table-cell table:number-columns-repeated="2"/>
          <table:table-cell table:style-name="ce33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MANUAL FINAL</text:p>
          </table:table-cell>
          <table:table-cell table:style-name="ce14" table:number-columns-repeated="5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float" office:value="1" calcext:value-type="float">
            <text:p>1</text:p>
          </table:table-cell>
          <table:table-cell/>
          <table:table-cell table:style-name="ce2" table:formula="of:=[.D4]" office:value-type="float" office:value="2" calcext:value-type="float">
            <text:p>2</text:p>
          </table:table-cell>
          <table:table-cell table:style-name="ce21"/>
          <table:table-cell table:style-name="ce2" table:formula="of:=[.F4]" office:value-type="float" office:value="4" calcext:value-type="float">
            <text:p>4</text:p>
          </table:table-cell>
          <table:table-cell table:style-name="ce3"/>
          <table:table-cell table:style-name="ce2" table:formula="of:=[.H4]" office:value-type="float" office:value="8" calcext:value-type="float">
            <text:p>8</text:p>
          </table:table-cell>
          <table:table-cell table:style-name="ce3"/>
          <table:table-cell table:style-name="ce2" table:formula="of:=[.J4]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10" table:formula="of:=[.B14]" office:value-type="float" office:value="1" calcext:value-type="float">
            <text:p>1</text:p>
          </table:table-cell>
          <table:table-cell table:formula="of:=[.$B$31]/[.B21]" office:value-type="float" office:value="1.10411863693817" calcext:value-type="float">
            <text:p>1.1041186369</text:p>
          </table:table-cell>
          <table:table-cell table:style-name="ce32" table:formula="of:=[.$B$31]/[.C21]" office:value-type="float" office:value="1345.76172673824" calcext:value-type="float">
            <text:p>1345.7617267383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30.491739" calcext:value-type="float">
            <text:p>30.491739</text:p>
          </table:table-cell>
          <table:table-cell office:value-type="float" office:value="0.025669" calcext:value-type="float">
            <text:p>0.025669</text:p>
          </table:table-cell>
          <table:table-cell office:value-type="float" office:value="15.395501" calcext:value-type="float">
            <text:p>15.395501</text:p>
          </table:table-cell>
          <table:table-cell table:style-name="ce3" office:value-type="float" office:value="0.033066" calcext:value-type="float">
            <text:p>0.033066</text:p>
          </table:table-cell>
          <table:table-cell table:style-name="ce3" office:value-type="float" office:value="7.890558" calcext:value-type="float">
            <text:p>7.890558</text:p>
          </table:table-cell>
          <table:table-cell table:style-name="ce3" office:value-type="float" office:value="0.033482" calcext:value-type="float">
            <text:p>0.033482</text:p>
          </table:table-cell>
          <table:table-cell table:style-name="ce3" office:value-type="float" office:value="4.220248" calcext:value-type="float">
            <text:p>4.220248</text:p>
          </table:table-cell>
          <table:table-cell table:style-name="ce3" office:value-type="float" office:value="0.020215" calcext:value-type="float">
            <text:p>0.020215</text:p>
          </table:table-cell>
          <table:table-cell table:style-name="ce3" office:value-type="float" office:value="2.128511" calcext:value-type="float">
            <text:p>2.128511</text:p>
          </table:table-cell>
          <table:table-cell table:style-name="ce3" office:value-type="float" office:value="0.027611" calcext:value-type="float">
            <text:p>0.027611</text:p>
          </table:table-cell>
          <table:table-cell table:style-name="ce10" table:formula="of:=[.D14]" office:value-type="float" office:value="2" calcext:value-type="float">
            <text:p>2</text:p>
          </table:table-cell>
          <table:table-cell table:formula="of:=[.$B$31]/[.D21]" office:value-type="float" office:value="2.19094769985772" calcext:value-type="float">
            <text:p>2.1909476999</text:p>
          </table:table-cell>
          <table:table-cell table:style-name="ce32" table:formula="of:=[.$B$31]/[.E21]" office:value-type="float" office:value="1079.92202564103" calcext:value-type="float">
            <text:p>1079.922025641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30.524005" calcext:value-type="float">
            <text:p>30.524005</text:p>
          </table:table-cell>
          <table:table-cell office:value-type="float" office:value="0.025074" calcext:value-type="float">
            <text:p>0.025074</text:p>
          </table:table-cell>
          <table:table-cell office:value-type="float" office:value="15.360525" calcext:value-type="float">
            <text:p>15.360525</text:p>
          </table:table-cell>
          <table:table-cell table:style-name="ce3" office:value-type="float" office:value="0.029101" calcext:value-type="float">
            <text:p>0.029101</text:p>
          </table:table-cell>
          <table:table-cell table:style-name="ce3" office:value-type="float" office:value="7.8934" calcext:value-type="float">
            <text:p>7.8934</text:p>
          </table:table-cell>
          <table:table-cell table:style-name="ce3" office:value-type="float" office:value="0.028198" calcext:value-type="float">
            <text:p>0.028198</text:p>
          </table:table-cell>
          <table:table-cell table:style-name="ce3" office:value-type="float" office:value="4.220815" calcext:value-type="float">
            <text:p>4.220815</text:p>
          </table:table-cell>
          <table:table-cell table:style-name="ce3" office:value-type="float" office:value="0.024115" calcext:value-type="float">
            <text:p>0.024115</text:p>
          </table:table-cell>
          <table:table-cell table:style-name="ce3" office:value-type="float" office:value="2.131223" calcext:value-type="float">
            <text:p>2.131223</text:p>
          </table:table-cell>
          <table:table-cell table:style-name="ce3" office:value-type="float" office:value="0.032758" calcext:value-type="float">
            <text:p>0.032758</text:p>
          </table:table-cell>
          <table:table-cell table:style-name="ce10" table:formula="of:=[.F14]" office:value-type="float" office:value="4" calcext:value-type="float">
            <text:p>4</text:p>
          </table:table-cell>
          <table:table-cell table:formula="of:=[.$B$31]/[.F21]" office:value-type="float" office:value="4.26229531257369" calcext:value-type="float">
            <text:p>4.2622953126</text:p>
          </table:table-cell>
          <table:table-cell table:style-name="ce32" table:formula="of:=[.$B$31]/[.G21]" office:value-type="float" office:value="1136.19269730364" calcext:value-type="float">
            <text:p>1136.1926973036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30.526641" calcext:value-type="float">
            <text:p>30.526641</text:p>
          </table:table-cell>
          <table:table-cell office:value-type="float" office:value="0.024859" calcext:value-type="float">
            <text:p>0.024859</text:p>
          </table:table-cell>
          <table:table-cell office:value-type="float" office:value="15.395384" calcext:value-type="float">
            <text:p>15.395384</text:p>
          </table:table-cell>
          <table:table-cell table:style-name="ce3" office:value-type="float" office:value="0.030421" calcext:value-type="float">
            <text:p>0.030421</text:p>
          </table:table-cell>
          <table:table-cell table:style-name="ce3" office:value-type="float" office:value="7.905015" calcext:value-type="float">
            <text:p>7.905015</text:p>
          </table:table-cell>
          <table:table-cell table:style-name="ce3" office:value-type="float" office:value="0.026709" calcext:value-type="float">
            <text:p>0.026709</text:p>
          </table:table-cell>
          <table:table-cell table:style-name="ce3" office:value-type="float" office:value="4.214972" calcext:value-type="float">
            <text:p>4.214972</text:p>
          </table:table-cell>
          <table:table-cell table:style-name="ce3" office:value-type="float" office:value="0.024575" calcext:value-type="float">
            <text:p>0.024575</text:p>
          </table:table-cell>
          <table:table-cell table:style-name="ce3" office:value-type="float" office:value="2.122396" calcext:value-type="float">
            <text:p>2.122396</text:p>
          </table:table-cell>
          <table:table-cell table:style-name="ce3" office:value-type="float" office:value="0.036989" calcext:value-type="float">
            <text:p>0.036989</text:p>
          </table:table-cell>
          <table:table-cell table:style-name="ce10" table:formula="of:=[.H14]" office:value-type="float" office:value="8" calcext:value-type="float">
            <text:p>8</text:p>
          </table:table-cell>
          <table:table-cell table:formula="of:=[.$B$31]/[.H21]" office:value-type="float" office:value="7.98891467537949" calcext:value-type="float">
            <text:p>7.9889146754</text:p>
          </table:table-cell>
          <table:table-cell table:style-name="ce32" table:formula="of:=[.$B$31]/[.I21]" office:value-type="float" office:value="1401.27124974007" calcext:value-type="float">
            <text:p>1401.2712497401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30.515571" calcext:value-type="float">
            <text:p>30.515571</text:p>
          </table:table-cell>
          <table:table-cell office:value-type="float" office:value="0.024773" calcext:value-type="float">
            <text:p>0.024773</text:p>
          </table:table-cell>
          <table:table-cell office:value-type="float" office:value="15.373392" calcext:value-type="float">
            <text:p>15.373392</text:p>
          </table:table-cell>
          <table:table-cell table:style-name="ce3" office:value-type="float" office:value="0.032604" calcext:value-type="float">
            <text:p>0.032604</text:p>
          </table:table-cell>
          <table:table-cell table:style-name="ce21" office:value-type="float" office:value="7.912156" calcext:value-type="float">
            <text:p>7.912156</text:p>
          </table:table-cell>
          <table:table-cell table:style-name="ce21" office:value-type="float" office:value="0.031187" calcext:value-type="float">
            <text:p>0.031187</text:p>
          </table:table-cell>
          <table:table-cell table:style-name="ce21" office:value-type="float" office:value="4.218928" calcext:value-type="float">
            <text:p>4.218928</text:p>
          </table:table-cell>
          <table:table-cell table:style-name="ce21" office:value-type="float" office:value="0.026673" calcext:value-type="float">
            <text:p>0.026673</text:p>
          </table:table-cell>
          <table:table-cell table:style-name="ce21" office:value-type="float" office:value="2.130035" calcext:value-type="float">
            <text:p>2.130035</text:p>
          </table:table-cell>
          <table:table-cell table:style-name="ce21" office:value-type="float" office:value="0.036234" calcext:value-type="float">
            <text:p>0.036234</text:p>
          </table:table-cell>
          <table:table-cell table:style-name="ce10" table:formula="of:=[.J14]" office:value-type="float" office:value="16" calcext:value-type="float">
            <text:p>16</text:p>
          </table:table-cell>
          <table:table-cell table:formula="of:=[.$B$31]/[.J21]" office:value-type="float" office:value="15.8324462651318" calcext:value-type="float">
            <text:p>15.8324462651</text:p>
          </table:table-cell>
          <table:table-cell table:style-name="ce32" table:formula="of:=[.$B$31]/[.K21]" office:value-type="float" office:value="1000.1949476059" calcext:value-type="float">
            <text:p>1000.1949476059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30.523325" calcext:value-type="float">
            <text:p>30.523325</text:p>
          </table:table-cell>
          <table:table-cell office:value-type="float" office:value="0.024809" calcext:value-type="float">
            <text:p>0.024809</text:p>
          </table:table-cell>
          <table:table-cell office:value-type="float" office:value="15.367876" calcext:value-type="float">
            <text:p>15.367876</text:p>
          </table:table-cell>
          <table:table-cell table:style-name="ce21" office:value-type="float" office:value="0.030808" calcext:value-type="float">
            <text:p>0.030808</text:p>
          </table:table-cell>
          <table:table-cell table:style-name="ce21" office:value-type="float" office:value="7.924015" calcext:value-type="float">
            <text:p>7.924015</text:p>
          </table:table-cell>
          <table:table-cell table:style-name="ce21" office:value-type="float" office:value="0.028698" calcext:value-type="float">
            <text:p>0.028698</text:p>
          </table:table-cell>
          <table:table-cell table:style-name="ce21" office:value-type="float" office:value="4.212737" calcext:value-type="float">
            <text:p>4.212737</text:p>
          </table:table-cell>
          <table:table-cell table:style-name="ce21" office:value-type="float" office:value="0.024647" calcext:value-type="float">
            <text:p>0.024647</text:p>
          </table:table-cell>
          <table:table-cell table:style-name="ce21" office:value-type="float" office:value="2.128505" calcext:value-type="float">
            <text:p>2.128505</text:p>
          </table:table-cell>
          <table:table-cell table:style-name="ce21" office:value-type="float" office:value="0.034843" calcext:value-type="float">
            <text:p>0.034843</text:p>
          </table:table-cell>
          <table:table-cell table:number-columns-repeated="2"/>
          <table:table-cell table:style-name="ce32"/>
          <table:table-cell table:number-columns-repeated="10"/>
        </table:table-row>
        <table:table-row table:style-name="ro1">
          <table:table-cell/>
          <table:table-cell table:style-name="ce8" table:formula="of:=AVERAGE([.B16:.B20])" office:value-type="float" office:value="30.5162562" calcext:value-type="float">
            <text:p>30.5162562</text:p>
          </table:table-cell>
          <table:table-cell table:style-name="ce15" table:formula="of:=AVERAGE([.C16:.C20])" office:value-type="float" office:value="0.0250368" calcext:value-type="float">
            <text:p>0.0250368</text:p>
          </table:table-cell>
          <table:table-cell table:style-name="ce15" table:formula="of:=AVERAGE([.D16:.D20])" office:value-type="float" office:value="15.3785356" calcext:value-type="float">
            <text:p>15.3785356</text:p>
          </table:table-cell>
          <table:table-cell table:style-name="ce15" table:formula="of:=AVERAGE([.E16:.E20])" office:value-type="float" office:value="0.0312" calcext:value-type="float">
            <text:p>0.0312</text:p>
          </table:table-cell>
          <table:table-cell table:style-name="ce15" table:formula="of:=AVERAGE([.F16:.F20])" office:value-type="float" office:value="7.9050288" calcext:value-type="float">
            <text:p>7.9050288</text:p>
          </table:table-cell>
          <table:table-cell table:style-name="ce15" table:formula="of:=AVERAGE([.G16:.G20])" office:value-type="float" office:value="0.0296548" calcext:value-type="float">
            <text:p>0.0296548</text:p>
          </table:table-cell>
          <table:table-cell table:style-name="ce15" table:formula="of:=AVERAGE([.H16:.H20])" office:value-type="float" office:value="4.21754" calcext:value-type="float">
            <text:p>4.21754</text:p>
          </table:table-cell>
          <table:table-cell table:style-name="ce15" table:formula="of:=AVERAGE([.I16:.I20])" office:value-type="float" office:value="0.024045" calcext:value-type="float">
            <text:p>0.024045</text:p>
          </table:table-cell>
          <table:table-cell table:style-name="ce15" table:formula="of:=AVERAGE([.J16:.J20])" office:value-type="float" office:value="2.128134" calcext:value-type="float">
            <text:p>2.128134</text:p>
          </table:table-cell>
          <table:table-cell table:style-name="ce15" table:formula="of:=AVERAGE([.K16:.K20])" office:value-type="float" office:value="0.033687" calcext:value-type="float">
            <text:p>0.033687</text:p>
          </table:table-cell>
          <table:table-cell table:style-name="ce29" table:number-columns-repeated="2"/>
          <table:table-cell table:style-name="ce33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9" office:value-type="string" calcext:value-type="string">
            <text:p>THREADS</text:p>
          </table:table-cell>
          <table:table-cell table:style-name="ce16" office:value-type="string" calcext:value-type="string">
            <text:p>OMP_F</text:p>
          </table:table-cell>
          <table:table-cell table:style-name="ce16" office:value-type="string" calcext:value-type="string">
            <text:p>OMP_MF</text:p>
          </table:table-cell>
          <table:table-cell table:style-name="ce16" office:value-type="string" calcext:value-type="string">
            <text:p>OMP_MEMO_F</text:p>
          </table:table-cell>
          <table:table-cell table:style-name="ce24" office:value-type="string" calcext:value-type="string">
            <text:p>OMP_MEMO_MF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B4]" office:value-type="float" office:value="1" calcext:value-type="float">
            <text:p>1</text:p>
          </table:table-cell>
          <table:table-cell table:formula="of:=[.M5]" office:value-type="float" office:value="0.565711747387867" calcext:value-type="float">
            <text:p>0.5657117474</text:p>
          </table:table-cell>
          <table:table-cell table:style-name="Default" table:formula="of:=[.M15]" office:value-type="float" office:value="1.10411863693817" calcext:value-type="float">
            <text:p>1.1041186369</text:p>
          </table:table-cell>
          <table:table-cell table:formula="of:=[.N5]" office:value-type="float" office:value="1112.39541486735" calcext:value-type="float">
            <text:p>1112.3954148674</text:p>
          </table:table-cell>
          <table:table-cell table:style-name="ce25" table:formula="of:=[.N15]" office:value-type="float" office:value="1345.76172673824" calcext:value-type="float">
            <text:p>1345.7617267383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D4]" office:value-type="float" office:value="2" calcext:value-type="float">
            <text:p>2</text:p>
          </table:table-cell>
          <table:table-cell table:formula="of:=[.M6]" office:value-type="float" office:value="1.10790207114191" calcext:value-type="float">
            <text:p>1.1079020711</text:p>
          </table:table-cell>
          <table:table-cell table:style-name="Default" table:formula="of:=[.M16]" office:value-type="float" office:value="2.19094769985772" calcext:value-type="float">
            <text:p>2.1909476999</text:p>
          </table:table-cell>
          <table:table-cell table:formula="of:=[.N6]" office:value-type="float" office:value="943.342904818967" calcext:value-type="float">
            <text:p>943.342904819</text:p>
          </table:table-cell>
          <table:table-cell table:style-name="ce25" table:formula="of:=[.N16]" office:value-type="float" office:value="1079.92202564103" calcext:value-type="float">
            <text:p>1079.922025641</text:p>
          </table:table-cell>
          <table:table-cell table:number-columns-repeated="18"/>
        </table:table-row>
        <table:table-row table:style-name="ro1">
          <table:table-cell table:style-name="ce1"/>
          <table:table-cell table:style-name="ce10" table:formula="of:=[.F4]" office:value-type="float" office:value="4" calcext:value-type="float">
            <text:p>4</text:p>
          </table:table-cell>
          <table:table-cell table:formula="of:=[.M7]" office:value-type="float" office:value="2.16478567414922" calcext:value-type="float">
            <text:p>2.1647856741</text:p>
          </table:table-cell>
          <table:table-cell table:style-name="Default" table:formula="of:=[.M17]" office:value-type="float" office:value="4.26229531257369" calcext:value-type="float">
            <text:p>4.2622953126</text:p>
          </table:table-cell>
          <table:table-cell table:formula="of:=[.N7]" office:value-type="float" office:value="987.918910677425" calcext:value-type="float">
            <text:p>987.9189106774</text:p>
          </table:table-cell>
          <table:table-cell table:style-name="ce25" table:formula="of:=[.N17]" office:value-type="float" office:value="1136.19269730364" calcext:value-type="float">
            <text:p>1136.1926973036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H4]" office:value-type="float" office:value="8" calcext:value-type="float">
            <text:p>8</text:p>
          </table:table-cell>
          <table:table-cell table:formula="of:=[.M8]" office:value-type="float" office:value="4.02805091596357" calcext:value-type="float">
            <text:p>4.028050916</text:p>
          </table:table-cell>
          <table:table-cell table:style-name="Default" table:formula="of:=[.M18]" office:value-type="float" office:value="7.98891467537949" calcext:value-type="float">
            <text:p>7.9889146754</text:p>
          </table:table-cell>
          <table:table-cell table:formula="of:=[.N8]" office:value-type="float" office:value="1064.66187214035" calcext:value-type="float">
            <text:p>1064.6618721404</text:p>
          </table:table-cell>
          <table:table-cell table:style-name="ce25" table:formula="of:=[.N18]" office:value-type="float" office:value="1401.27124974007" calcext:value-type="float">
            <text:p>1401.2712497401</text:p>
          </table:table-cell>
          <table:table-cell table:number-columns-repeated="18"/>
        </table:table-row>
        <table:table-row table:style-name="ro1">
          <table:table-cell/>
          <table:table-cell table:style-name="ce11" table:formula="of:=[.J4]" office:value-type="float" office:value="16" calcext:value-type="float">
            <text:p>16</text:p>
          </table:table-cell>
          <table:table-cell table:style-name="ce17" table:formula="of:=[.M9]" office:value-type="float" office:value="8.01820809142636" calcext:value-type="float">
            <text:p>8.0182080914</text:p>
          </table:table-cell>
          <table:table-cell table:style-name="ce17" table:formula="of:=[.M19]" office:value-type="float" office:value="15.8324462651318" calcext:value-type="float">
            <text:p>15.8324462651</text:p>
          </table:table-cell>
          <table:table-cell table:style-name="ce17" table:formula="of:=[.N9]" office:value-type="float" office:value="895.46249235921" calcext:value-type="float">
            <text:p>895.4624923592</text:p>
          </table:table-cell>
          <table:table-cell table:style-name="ce26" table:formula="of:=[.N19]" office:value-type="float" office:value="1000.1949476059" calcext:value-type="float">
            <text:p>1000.1949476059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2" office:value-type="string" calcext:value-type="string">
            <text:p>Serial time</text:p>
          </table:table-cell>
          <table:table-cell table:style-name="ce18" office:value-type="string" calcext:value-type="string">
            <text:p>Problem size</text:p>
          </table:table-cell>
          <table:table-cell table:style-name="ce18" office:value-type="string" calcext:value-type="string">
            <text:p>Final omp</text:p>
          </table:table-cell>
          <table:table-cell table:style-name="ce22" office:value-type="string" calcext:value-type="string">
            <text:p>Final omp memo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float" office:value="33.6935672" calcext:value-type="float">
            <text:p>33.6935672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There is a big difference between OmpSs final and manual final due to the reduction.</text:p>
          </table:table-cell>
          <table:table-cell/>
          <table:table-cell table:style-name="Default"/>
          <table:table-cell table:number-columns-repeated="20"/>
        </table:table-row>
      </table:table>
      <table:table table:name="Coin_change" table:style-name="ta1">
        <table:shapes>
          <draw:frame draw:z-index="0" draw:style-name="gr1" draw:text-style-name="P1" svg:width="4.9783in" svg:height="2.552in" svg:x="7.5433in" svg:y="3.8484in">
            <draw:object draw:notify-on-update-of-ranges="Coin_change.B24:Coin_change.B28 Coin_change.C23:Coin_change.C23 Coin_change.C24:Coin_change.C28 Coin_change.D23:Coin_change.D23 Coin_change.D24:Coin_change.D28 Coin_change.E23:Coin_change.E23 Coin_change.E24:Coin_change.E28 Coin_change.F23:Coin_change.F23 Coin_change.F24:Coin_change.F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style-name="ce4" office:value-type="string" calcext:value-type="string">
            <text:p>WITH OMPSS FINAL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1"/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10" table:formula="of:=[.B4]" office:value-type="float" office:value="1" calcext:value-type="float">
            <text:p>1</text:p>
          </table:table-cell>
          <table:table-cell table:formula="of:=[.$B$31]/[.B11]" office:value-type="float" office:value="0.936712410173951" calcext:value-type="float">
            <text:p>0.9367124102</text:p>
          </table:table-cell>
          <table:table-cell table:style-name="ce32" table:formula="of:=[.$B$31]/[.C11]" office:value-type="float" office:value="3.12507174713888" calcext:value-type="float">
            <text:p>3.125071747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.805219" calcext:value-type="float">
            <text:p>34.805219</text:p>
          </table:table-cell>
          <table:table-cell office:value-type="float" office:value="10.449154" calcext:value-type="float">
            <text:p>10.449154</text:p>
          </table:table-cell>
          <table:table-cell office:value-type="float" office:value="17.57697" calcext:value-type="float">
            <text:p>17.57697</text:p>
          </table:table-cell>
          <table:table-cell office:value-type="float" office:value="7.053125" calcext:value-type="float">
            <text:p>7.053125</text:p>
          </table:table-cell>
          <table:table-cell table:style-name="ce3" office:value-type="float" office:value="9.075727" calcext:value-type="float">
            <text:p>9.075727</text:p>
          </table:table-cell>
          <table:table-cell office:value-type="float" office:value="3.595389" calcext:value-type="float">
            <text:p>3.595389</text:p>
          </table:table-cell>
          <table:table-cell table:style-name="ce3" office:value-type="float" office:value="6.208403" calcext:value-type="float">
            <text:p>6.208403</text:p>
          </table:table-cell>
          <table:table-cell table:style-name="ce3" office:value-type="float" office:value="2.15492" calcext:value-type="float">
            <text:p>2.15492</text:p>
          </table:table-cell>
          <table:table-cell table:style-name="ce3" office:value-type="float" office:value="6.182629" calcext:value-type="float">
            <text:p>6.182629</text:p>
          </table:table-cell>
          <table:table-cell table:style-name="ce3" office:value-type="float" office:value="0.983029" calcext:value-type="float">
            <text:p>0.983029</text:p>
          </table:table-cell>
          <table:table-cell table:style-name="ce10" table:formula="of:=[.D4]" office:value-type="float" office:value="2" calcext:value-type="float">
            <text:p>2</text:p>
          </table:table-cell>
          <table:table-cell table:formula="of:=[.$B$31]/[.D11]" office:value-type="float" office:value="1.85646739984799" calcext:value-type="float">
            <text:p>1.8564673998</text:p>
          </table:table-cell>
          <table:table-cell table:style-name="ce32" table:formula="of:=[.$B$31]/[.E11]" office:value-type="float" office:value="4.8498651835018" calcext:value-type="float">
            <text:p>4.84986518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.823383" calcext:value-type="float">
            <text:p>34.823383</text:p>
          </table:table-cell>
          <table:table-cell office:value-type="float" office:value="10.430261" calcext:value-type="float">
            <text:p>10.430261</text:p>
          </table:table-cell>
          <table:table-cell office:value-type="float" office:value="17.512515" calcext:value-type="float">
            <text:p>17.512515</text:p>
          </table:table-cell>
          <table:table-cell office:value-type="float" office:value="6.341184" calcext:value-type="float">
            <text:p>6.341184</text:p>
          </table:table-cell>
          <table:table-cell table:style-name="ce3" office:value-type="float" office:value="9.06409" calcext:value-type="float">
            <text:p>9.06409</text:p>
          </table:table-cell>
          <table:table-cell office:value-type="float" office:value="3.553506" calcext:value-type="float">
            <text:p>3.553506</text:p>
          </table:table-cell>
          <table:table-cell table:style-name="ce3" office:value-type="float" office:value="6.188809" calcext:value-type="float">
            <text:p>6.188809</text:p>
          </table:table-cell>
          <table:table-cell table:style-name="ce3" office:value-type="float" office:value="1.796493" calcext:value-type="float">
            <text:p>1.796493</text:p>
          </table:table-cell>
          <table:table-cell table:style-name="ce3" office:value-type="float" office:value="6.194864" calcext:value-type="float">
            <text:p>6.194864</text:p>
          </table:table-cell>
          <table:table-cell table:style-name="ce3" office:value-type="float" office:value="0.995441" calcext:value-type="float">
            <text:p>0.995441</text:p>
          </table:table-cell>
          <table:table-cell table:style-name="ce10" table:formula="of:=[.F4]" office:value-type="float" office:value="4" calcext:value-type="float">
            <text:p>4</text:p>
          </table:table-cell>
          <table:table-cell table:formula="of:=[.$B$31]/[.F11]" office:value-type="float" office:value="3.59648999428861" calcext:value-type="float">
            <text:p>3.5964899943</text:p>
          </table:table-cell>
          <table:table-cell table:style-name="ce32" table:formula="of:=[.$B$31]/[.G11]" office:value-type="float" office:value="9.3788390522623" calcext:value-type="float">
            <text:p>9.37883905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.819334" calcext:value-type="float">
            <text:p>34.819334</text:p>
          </table:table-cell>
          <table:table-cell office:value-type="float" office:value="10.437101" calcext:value-type="float">
            <text:p>10.437101</text:p>
          </table:table-cell>
          <table:table-cell office:value-type="float" office:value="17.592383" calcext:value-type="float">
            <text:p>17.592383</text:p>
          </table:table-cell>
          <table:table-cell office:value-type="float" office:value="7.048725" calcext:value-type="float">
            <text:p>7.048725</text:p>
          </table:table-cell>
          <table:table-cell table:style-name="ce3" office:value-type="float" office:value="9.060197" calcext:value-type="float">
            <text:p>9.060197</text:p>
          </table:table-cell>
          <table:table-cell office:value-type="float" office:value="3.492569" calcext:value-type="float">
            <text:p>3.492569</text:p>
          </table:table-cell>
          <table:table-cell table:style-name="ce3" office:value-type="float" office:value="6.184559" calcext:value-type="float">
            <text:p>6.184559</text:p>
          </table:table-cell>
          <table:table-cell table:style-name="ce3" office:value-type="float" office:value="2.27829" calcext:value-type="float">
            <text:p>2.27829</text:p>
          </table:table-cell>
          <table:table-cell table:style-name="ce3" office:value-type="float" office:value="6.187249" calcext:value-type="float">
            <text:p>6.187249</text:p>
          </table:table-cell>
          <table:table-cell table:style-name="ce3" office:value-type="float" office:value="1.220786" calcext:value-type="float">
            <text:p>1.220786</text:p>
          </table:table-cell>
          <table:table-cell table:style-name="ce10" table:formula="of:=[.H4]" office:value-type="float" office:value="8" calcext:value-type="float">
            <text:p>8</text:p>
          </table:table-cell>
          <table:table-cell table:formula="of:=[.$B$31]/[.H11]" office:value-type="float" office:value="5.26553745535851" calcext:value-type="float">
            <text:p>5.2655374554</text:p>
          </table:table-cell>
          <table:table-cell table:style-name="ce32" table:formula="of:=[.$B$31]/[.I11]" office:value-type="float" office:value="15.7671785193944" calcext:value-type="float">
            <text:p>15.76717851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4.828523" calcext:value-type="float">
            <text:p>34.828523</text:p>
          </table:table-cell>
          <table:table-cell office:value-type="float" office:value="10.439662" calcext:value-type="float">
            <text:p>10.439662</text:p>
          </table:table-cell>
          <table:table-cell office:value-type="float" office:value="17.595679" calcext:value-type="float">
            <text:p>17.595679</text:p>
          </table:table-cell>
          <table:table-cell office:value-type="float" office:value="6.51512" calcext:value-type="float">
            <text:p>6.51512</text:p>
          </table:table-cell>
          <table:table-cell table:style-name="ce3" office:value-type="float" office:value="9.078196" calcext:value-type="float">
            <text:p>9.078196</text:p>
          </table:table-cell>
          <table:table-cell office:value-type="float" office:value="3.332862" calcext:value-type="float">
            <text:p>3.332862</text:p>
          </table:table-cell>
          <table:table-cell table:style-name="ce21" office:value-type="float" office:value="6.20572" calcext:value-type="float">
            <text:p>6.20572</text:p>
          </table:table-cell>
          <table:table-cell table:style-name="ce21" office:value-type="float" office:value="2.123737" calcext:value-type="float">
            <text:p>2.123737</text:p>
          </table:table-cell>
          <table:table-cell table:style-name="ce21" office:value-type="float" office:value="6.182842" calcext:value-type="float">
            <text:p>6.182842</text:p>
          </table:table-cell>
          <table:table-cell table:style-name="ce3" office:value-type="float" office:value="1.124203" calcext:value-type="float">
            <text:p>1.124203</text:p>
          </table:table-cell>
          <table:table-cell table:style-name="ce10" table:formula="of:=[.J4]" office:value-type="float" office:value="16" calcext:value-type="float">
            <text:p>16</text:p>
          </table:table-cell>
          <table:table-cell table:formula="of:=[.$B$31]/[.J11]" office:value-type="float" office:value="5.27262349323329" calcext:value-type="float">
            <text:p>5.2726234932</text:p>
          </table:table-cell>
          <table:table-cell table:style-name="ce32" table:formula="of:=[.$B$31]/[.K11]" office:value-type="float" office:value="29.8974567773136" calcext:value-type="float">
            <text:p>29.8974567773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34.829634" calcext:value-type="float">
            <text:p>34.829634</text:p>
          </table:table-cell>
          <table:table-cell office:value-type="float" office:value="10.430572" calcext:value-type="float">
            <text:p>10.430572</text:p>
          </table:table-cell>
          <table:table-cell office:value-type="float" office:value="17.570663" calcext:value-type="float">
            <text:p>17.570663</text:p>
          </table:table-cell>
          <table:table-cell office:value-type="float" office:value="6.669036" calcext:value-type="float">
            <text:p>6.669036</text:p>
          </table:table-cell>
          <table:table-cell table:style-name="ce21" office:value-type="float" office:value="9.068041" calcext:value-type="float">
            <text:p>9.068041</text:p>
          </table:table-cell>
          <table:table-cell office:value-type="float" office:value="3.414536" calcext:value-type="float">
            <text:p>3.414536</text:p>
          </table:table-cell>
          <table:table-cell table:style-name="ce21" office:value-type="float" office:value="6.1851" calcext:value-type="float">
            <text:p>6.1851</text:p>
          </table:table-cell>
          <table:table-cell table:style-name="ce21" office:value-type="float" office:value="1.99003" calcext:value-type="float">
            <text:p>1.99003</text:p>
          </table:table-cell>
          <table:table-cell table:style-name="ce21" office:value-type="float" office:value="6.183382" calcext:value-type="float">
            <text:p>6.183382</text:p>
          </table:table-cell>
          <table:table-cell table:style-name="ce21" office:value-type="float" office:value="1.131431" calcext:value-type="float">
            <text:p>1.131431</text:p>
          </table:table-cell>
          <table:table-cell table:number-columns-repeated="2"/>
          <table:table-cell table:style-name="ce32"/>
          <table:table-cell table:number-columns-repeated="10"/>
        </table:table-row>
        <table:table-row table:style-name="ro1">
          <table:table-cell table:style-name="ce1"/>
          <table:table-cell table:style-name="ce8" table:formula="of:=AVERAGE([.B6:.B10])" office:value-type="float" office:value="34.8212186" calcext:value-type="float">
            <text:p>34.8212186</text:p>
          </table:table-cell>
          <table:table-cell table:style-name="ce15" table:formula="of:=AVERAGE([.C6:.C10])" office:value-type="float" office:value="10.43735" calcext:value-type="float">
            <text:p>10.43735</text:p>
          </table:table-cell>
          <table:table-cell table:style-name="ce15" table:formula="of:=AVERAGE([.D6:.D10])" office:value-type="float" office:value="17.569642" calcext:value-type="float">
            <text:p>17.569642</text:p>
          </table:table-cell>
          <table:table-cell table:style-name="ce15" table:formula="of:=AVERAGE([.E6:.E10])" office:value-type="float" office:value="6.725438" calcext:value-type="float">
            <text:p>6.725438</text:p>
          </table:table-cell>
          <table:table-cell table:style-name="ce15" table:formula="of:=AVERAGE([.F6:.F10])" office:value-type="float" office:value="9.0692502" calcext:value-type="float">
            <text:p>9.0692502</text:p>
          </table:table-cell>
          <table:table-cell table:style-name="ce15" table:formula="of:=AVERAGE([.G6:.G10])" office:value-type="float" office:value="3.4777724" calcext:value-type="float">
            <text:p>3.4777724</text:p>
          </table:table-cell>
          <table:table-cell table:style-name="ce15" table:formula="of:=AVERAGE([.H6:.H10])" office:value-type="float" office:value="6.1945182" calcext:value-type="float">
            <text:p>6.1945182</text:p>
          </table:table-cell>
          <table:table-cell table:style-name="ce15" table:formula="of:=AVERAGE([.I6:.I10])" office:value-type="float" office:value="2.068694" calcext:value-type="float">
            <text:p>2.068694</text:p>
          </table:table-cell>
          <table:table-cell table:style-name="ce15" table:formula="of:=AVERAGE([.J6:.J10])" office:value-type="float" office:value="6.1861932" calcext:value-type="float">
            <text:p>6.1861932</text:p>
          </table:table-cell>
          <table:table-cell table:style-name="ce15" table:formula="of:=AVERAGE([.K6:.K10])" office:value-type="float" office:value="1.090978" calcext:value-type="float">
            <text:p>1.090978</text:p>
          </table:table-cell>
          <table:table-cell table:number-columns-repeated="2"/>
          <table:table-cell table:style-name="ce33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MANUAL FINAL</text:p>
          </table:table-cell>
          <table:table-cell table:style-name="ce14" table:number-columns-repeated="5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float" office:value="1" calcext:value-type="float">
            <text:p>1</text:p>
          </table:table-cell>
          <table:table-cell/>
          <table:table-cell table:style-name="ce2" table:formula="of:=[.D4]" office:value-type="float" office:value="2" calcext:value-type="float">
            <text:p>2</text:p>
          </table:table-cell>
          <table:table-cell table:style-name="ce21"/>
          <table:table-cell table:style-name="ce2" table:formula="of:=[.F4]" office:value-type="float" office:value="4" calcext:value-type="float">
            <text:p>4</text:p>
          </table:table-cell>
          <table:table-cell table:style-name="ce3"/>
          <table:table-cell table:style-name="ce2" table:formula="of:=[.H4]" office:value-type="float" office:value="8" calcext:value-type="float">
            <text:p>8</text:p>
          </table:table-cell>
          <table:table-cell table:style-name="ce3"/>
          <table:table-cell table:style-name="ce2" table:formula="of:=[.J4]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10" table:formula="of:=[.B14]" office:value-type="float" office:value="1" calcext:value-type="float">
            <text:p>1</text:p>
          </table:table-cell>
          <table:table-cell table:formula="of:=[.$B$31]/[.B21]" office:value-type="float" office:value="1.03007666418126" calcext:value-type="float">
            <text:p>1.0300766642</text:p>
          </table:table-cell>
          <table:table-cell table:style-name="ce32" table:formula="of:=[.$B$31]/[.C21]" office:value-type="float" office:value="3.34595686552357" calcext:value-type="float">
            <text:p>3.3459568655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31.677139" calcext:value-type="float">
            <text:p>31.677139</text:p>
          </table:table-cell>
          <table:table-cell office:value-type="float" office:value="9.753072" calcext:value-type="float">
            <text:p>9.753072</text:p>
          </table:table-cell>
          <table:table-cell table:style-name="ce3" office:value-type="float" office:value="15.874479" calcext:value-type="float">
            <text:p>15.874479</text:p>
          </table:table-cell>
          <table:table-cell table:style-name="ce3" office:value-type="float" office:value="6.346861" calcext:value-type="float">
            <text:p>6.346861</text:p>
          </table:table-cell>
          <table:table-cell table:style-name="ce3" office:value-type="float" office:value="8.174313" calcext:value-type="float">
            <text:p>8.174313</text:p>
          </table:table-cell>
          <table:table-cell table:style-name="ce3" office:value-type="float" office:value="3.242677" calcext:value-type="float">
            <text:p>3.242677</text:p>
          </table:table-cell>
          <table:table-cell table:style-name="ce3" office:value-type="float" office:value="5.626227" calcext:value-type="float">
            <text:p>5.626227</text:p>
          </table:table-cell>
          <table:table-cell table:style-name="ce3" office:value-type="float" office:value="1.98509" calcext:value-type="float">
            <text:p>1.98509</text:p>
          </table:table-cell>
          <table:table-cell table:style-name="ce3" office:value-type="float" office:value="5.632467" calcext:value-type="float">
            <text:p>5.632467</text:p>
          </table:table-cell>
          <table:table-cell table:style-name="ce3" office:value-type="float" office:value="0.945766" calcext:value-type="float">
            <text:p>0.945766</text:p>
          </table:table-cell>
          <table:table-cell table:style-name="ce10" table:formula="of:=[.D14]" office:value-type="float" office:value="2" calcext:value-type="float">
            <text:p>2</text:p>
          </table:table-cell>
          <table:table-cell table:formula="of:=[.$B$31]/[.D21]" office:value-type="float" office:value="2.05248682993388" calcext:value-type="float">
            <text:p>2.0524868299</text:p>
          </table:table-cell>
          <table:table-cell table:style-name="ce32" table:formula="of:=[.$B$31]/[.E21]" office:value-type="float" office:value="5.32554898149866" calcext:value-type="float">
            <text:p>5.3255489815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31.655422" calcext:value-type="float">
            <text:p>31.655422</text:p>
          </table:table-cell>
          <table:table-cell office:value-type="float" office:value="9.756949" calcext:value-type="float">
            <text:p>9.756949</text:p>
          </table:table-cell>
          <table:table-cell table:style-name="ce3" office:value-type="float" office:value="15.913248" calcext:value-type="float">
            <text:p>15.913248</text:p>
          </table:table-cell>
          <table:table-cell table:style-name="ce3" office:value-type="float" office:value="5.843665" calcext:value-type="float">
            <text:p>5.843665</text:p>
          </table:table-cell>
          <table:table-cell table:style-name="ce3" office:value-type="float" office:value="8.163128" calcext:value-type="float">
            <text:p>8.163128</text:p>
          </table:table-cell>
          <table:table-cell table:style-name="ce3" office:value-type="float" office:value="3.256836" calcext:value-type="float">
            <text:p>3.256836</text:p>
          </table:table-cell>
          <table:table-cell table:style-name="ce3" office:value-type="float" office:value="5.635544" calcext:value-type="float">
            <text:p>5.635544</text:p>
          </table:table-cell>
          <table:table-cell table:style-name="ce3" office:value-type="float" office:value="1.716954" calcext:value-type="float">
            <text:p>1.716954</text:p>
          </table:table-cell>
          <table:table-cell table:style-name="ce3" office:value-type="float" office:value="5.622117" calcext:value-type="float">
            <text:p>5.622117</text:p>
          </table:table-cell>
          <table:table-cell table:style-name="ce3" office:value-type="float" office:value="1.299444" calcext:value-type="float">
            <text:p>1.299444</text:p>
          </table:table-cell>
          <table:table-cell table:style-name="ce10" table:formula="of:=[.F14]" office:value-type="float" office:value="4" calcext:value-type="float">
            <text:p>4</text:p>
          </table:table-cell>
          <table:table-cell table:formula="of:=[.$B$31]/[.F21]" office:value-type="float" office:value="3.98814131558578" calcext:value-type="float">
            <text:p>3.9881413156</text:p>
          </table:table-cell>
          <table:table-cell table:style-name="ce32" table:formula="of:=[.$B$31]/[.G21]" office:value-type="float" office:value="10.0862617356211" calcext:value-type="float">
            <text:p>10.0862617356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31.673007" calcext:value-type="float">
            <text:p>31.673007</text:p>
          </table:table-cell>
          <table:table-cell office:value-type="float" office:value="9.742764" calcext:value-type="float">
            <text:p>9.742764</text:p>
          </table:table-cell>
          <table:table-cell table:style-name="ce3" office:value-type="float" office:value="15.874789" calcext:value-type="float">
            <text:p>15.874789</text:p>
          </table:table-cell>
          <table:table-cell table:style-name="ce3" office:value-type="float" office:value="5.89114" calcext:value-type="float">
            <text:p>5.89114</text:p>
          </table:table-cell>
          <table:table-cell table:style-name="ce3" office:value-type="float" office:value="8.182305" calcext:value-type="float">
            <text:p>8.182305</text:p>
          </table:table-cell>
          <table:table-cell table:style-name="ce3" office:value-type="float" office:value="3.129101" calcext:value-type="float">
            <text:p>3.129101</text:p>
          </table:table-cell>
          <table:table-cell table:style-name="ce3" office:value-type="float" office:value="5.63115" calcext:value-type="float">
            <text:p>5.63115</text:p>
          </table:table-cell>
          <table:table-cell table:style-name="ce3" office:value-type="float" office:value="1.736944" calcext:value-type="float">
            <text:p>1.736944</text:p>
          </table:table-cell>
          <table:table-cell table:style-name="ce3" office:value-type="float" office:value="5.630065" calcext:value-type="float">
            <text:p>5.630065</text:p>
          </table:table-cell>
          <table:table-cell table:style-name="ce3" office:value-type="float" office:value="0.953115" calcext:value-type="float">
            <text:p>0.953115</text:p>
          </table:table-cell>
          <table:table-cell table:style-name="ce10" table:formula="of:=[.H14]" office:value-type="float" office:value="8" calcext:value-type="float">
            <text:p>8</text:p>
          </table:table-cell>
          <table:table-cell table:formula="of:=[.$B$31]/[.H21]" office:value-type="float" office:value="5.79622226851188" calcext:value-type="float">
            <text:p>5.7962222685</text:p>
          </table:table-cell>
          <table:table-cell table:style-name="ce32" table:formula="of:=[.$B$31]/[.I21]" office:value-type="float" office:value="17.578370264789" calcext:value-type="float">
            <text:p>17.5783702648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31.672519" calcext:value-type="float">
            <text:p>31.672519</text:p>
          </table:table-cell>
          <table:table-cell office:value-type="float" office:value="9.73671" calcext:value-type="float">
            <text:p>9.73671</text:p>
          </table:table-cell>
          <table:table-cell table:style-name="ce3" office:value-type="float" office:value="15.906169" calcext:value-type="float">
            <text:p>15.906169</text:p>
          </table:table-cell>
          <table:table-cell table:style-name="ce3" office:value-type="float" office:value="6.161568" calcext:value-type="float">
            <text:p>6.161568</text:p>
          </table:table-cell>
          <table:table-cell table:style-name="ce21" office:value-type="float" office:value="8.169492" calcext:value-type="float">
            <text:p>8.169492</text:p>
          </table:table-cell>
          <table:table-cell table:style-name="ce21" office:value-type="float" office:value="3.008941" calcext:value-type="float">
            <text:p>3.008941</text:p>
          </table:table-cell>
          <table:table-cell table:style-name="ce21" office:value-type="float" office:value="5.622418" calcext:value-type="float">
            <text:p>5.622418</text:p>
          </table:table-cell>
          <table:table-cell table:style-name="ce21" office:value-type="float" office:value="1.901138" calcext:value-type="float">
            <text:p>1.901138</text:p>
          </table:table-cell>
          <table:table-cell table:style-name="ce21" office:value-type="float" office:value="5.62281" calcext:value-type="float">
            <text:p>5.62281</text:p>
          </table:table-cell>
          <table:table-cell table:style-name="ce21" office:value-type="float" office:value="1.014082" calcext:value-type="float">
            <text:p>1.014082</text:p>
          </table:table-cell>
          <table:table-cell table:style-name="ce10" table:formula="of:=[.J14]" office:value-type="float" office:value="16" calcext:value-type="float">
            <text:p>16</text:p>
          </table:table-cell>
          <table:table-cell table:formula="of:=[.$B$31]/[.J21]" office:value-type="float" office:value="5.79573017335021" calcext:value-type="float">
            <text:p>5.7957301734</text:p>
          </table:table-cell>
          <table:table-cell table:style-name="ce32" table:formula="of:=[.$B$31]/[.K21]" office:value-type="float" office:value="31.7536786309383" calcext:value-type="float">
            <text:p>31.7536786309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31.64735" calcext:value-type="float">
            <text:p>31.64735</text:p>
          </table:table-cell>
          <table:table-cell office:value-type="float" office:value="9.752119" calcext:value-type="float">
            <text:p>9.752119</text:p>
          </table:table-cell>
          <table:table-cell table:style-name="ce3" office:value-type="float" office:value="15.889724" calcext:value-type="float">
            <text:p>15.889724</text:p>
          </table:table-cell>
          <table:table-cell table:style-name="ce21" office:value-type="float" office:value="6.380339" calcext:value-type="float">
            <text:p>6.380339</text:p>
          </table:table-cell>
          <table:table-cell table:style-name="ce21" office:value-type="float" office:value="8.203831" calcext:value-type="float">
            <text:p>8.203831</text:p>
          </table:table-cell>
          <table:table-cell table:style-name="ce21" office:value-type="float" office:value="3.5317" calcext:value-type="float">
            <text:p>3.5317</text:p>
          </table:table-cell>
          <table:table-cell table:style-name="ce21" office:value-type="float" office:value="5.621494" calcext:value-type="float">
            <text:p>5.621494</text:p>
          </table:table-cell>
          <table:table-cell table:style-name="ce21" office:value-type="float" office:value="1.937602" calcext:value-type="float">
            <text:p>1.937602</text:p>
          </table:table-cell>
          <table:table-cell table:style-name="ce21" office:value-type="float" office:value="5.631763" calcext:value-type="float">
            <text:p>5.631763</text:p>
          </table:table-cell>
          <table:table-cell table:style-name="ce21" office:value-type="float" office:value="0.923607" calcext:value-type="float">
            <text:p>0.923607</text:p>
          </table:table-cell>
          <table:table-cell table:number-columns-repeated="2"/>
          <table:table-cell table:style-name="ce32"/>
          <table:table-cell table:number-columns-repeated="10"/>
        </table:table-row>
        <table:table-row table:style-name="ro1">
          <table:table-cell/>
          <table:table-cell table:style-name="ce8" table:formula="of:=AVERAGE([.B16:.B20])" office:value-type="float" office:value="31.6650874" calcext:value-type="float">
            <text:p>31.6650874</text:p>
          </table:table-cell>
          <table:table-cell table:style-name="ce15" table:formula="of:=AVERAGE([.C16:.C20])" office:value-type="float" office:value="9.7483228" calcext:value-type="float">
            <text:p>9.7483228</text:p>
          </table:table-cell>
          <table:table-cell table:style-name="ce15" table:formula="of:=AVERAGE([.D16:.D20])" office:value-type="float" office:value="15.8916818" calcext:value-type="float">
            <text:p>15.8916818</text:p>
          </table:table-cell>
          <table:table-cell table:style-name="ce15" table:formula="of:=AVERAGE([.E16:.E20])" office:value-type="float" office:value="6.1247146" calcext:value-type="float">
            <text:p>6.1247146</text:p>
          </table:table-cell>
          <table:table-cell table:style-name="ce15" table:formula="of:=AVERAGE([.F16:.F20])" office:value-type="float" office:value="8.1786138" calcext:value-type="float">
            <text:p>8.1786138</text:p>
          </table:table-cell>
          <table:table-cell table:style-name="ce15" table:formula="of:=AVERAGE([.G16:.G20])" office:value-type="float" office:value="3.233851" calcext:value-type="float">
            <text:p>3.233851</text:p>
          </table:table-cell>
          <table:table-cell table:style-name="ce15" table:formula="of:=AVERAGE([.H16:.H20])" office:value-type="float" office:value="5.6273666" calcext:value-type="float">
            <text:p>5.6273666</text:p>
          </table:table-cell>
          <table:table-cell table:style-name="ce15" table:formula="of:=AVERAGE([.I16:.I20])" office:value-type="float" office:value="1.8555456" calcext:value-type="float">
            <text:p>1.8555456</text:p>
          </table:table-cell>
          <table:table-cell table:style-name="ce15" table:formula="of:=AVERAGE([.J16:.J20])" office:value-type="float" office:value="5.6278444" calcext:value-type="float">
            <text:p>5.6278444</text:p>
          </table:table-cell>
          <table:table-cell table:style-name="ce15" table:formula="of:=AVERAGE([.K16:.K20])" office:value-type="float" office:value="1.0272028" calcext:value-type="float">
            <text:p>1.0272028</text:p>
          </table:table-cell>
          <table:table-cell table:style-name="ce29" table:number-columns-repeated="2"/>
          <table:table-cell table:style-name="ce33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style-name="ce9" office:value-type="string" calcext:value-type="string">
            <text:p>THREADS</text:p>
          </table:table-cell>
          <table:table-cell table:style-name="ce16" office:value-type="string" calcext:value-type="string">
            <text:p>OMP_F</text:p>
          </table:table-cell>
          <table:table-cell table:style-name="ce16" office:value-type="string" calcext:value-type="string">
            <text:p>OMP_MF</text:p>
          </table:table-cell>
          <table:table-cell table:style-name="ce16" office:value-type="string" calcext:value-type="string">
            <text:p>OMP_MEMO_F</text:p>
          </table:table-cell>
          <table:table-cell table:style-name="ce24" office:value-type="string" calcext:value-type="string">
            <text:p>OMP_MEMO_MF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B4]" office:value-type="float" office:value="1" calcext:value-type="float">
            <text:p>1</text:p>
          </table:table-cell>
          <table:table-cell table:formula="of:=[.M5]" office:value-type="float" office:value="0.936712410173951" calcext:value-type="float">
            <text:p>0.9367124102</text:p>
          </table:table-cell>
          <table:table-cell table:formula="of:=[.M15]" office:value-type="float" office:value="1.03007666418126" calcext:value-type="float">
            <text:p>1.0300766642</text:p>
          </table:table-cell>
          <table:table-cell table:formula="of:=[.N5]" office:value-type="float" office:value="3.12507174713888" calcext:value-type="float">
            <text:p>3.1250717471</text:p>
          </table:table-cell>
          <table:table-cell table:style-name="ce25" table:formula="of:=[.N15]" office:value-type="float" office:value="3.34595686552357" calcext:value-type="float">
            <text:p>3.3459568655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D4]" office:value-type="float" office:value="2" calcext:value-type="float">
            <text:p>2</text:p>
          </table:table-cell>
          <table:table-cell table:formula="of:=[.M6]" office:value-type="float" office:value="1.85646739984799" calcext:value-type="float">
            <text:p>1.8564673998</text:p>
          </table:table-cell>
          <table:table-cell table:formula="of:=[.M16]" office:value-type="float" office:value="2.05248682993388" calcext:value-type="float">
            <text:p>2.0524868299</text:p>
          </table:table-cell>
          <table:table-cell table:formula="of:=[.N6]" office:value-type="float" office:value="4.8498651835018" calcext:value-type="float">
            <text:p>4.8498651835</text:p>
          </table:table-cell>
          <table:table-cell table:style-name="ce25" table:formula="of:=[.N16]" office:value-type="float" office:value="5.32554898149866" calcext:value-type="float">
            <text:p>5.3255489815</text:p>
          </table:table-cell>
          <table:table-cell table:number-columns-repeated="18"/>
        </table:table-row>
        <table:table-row table:style-name="ro1">
          <table:table-cell table:style-name="ce1"/>
          <table:table-cell table:style-name="ce10" table:formula="of:=[.F4]" office:value-type="float" office:value="4" calcext:value-type="float">
            <text:p>4</text:p>
          </table:table-cell>
          <table:table-cell table:formula="of:=[.M7]" office:value-type="float" office:value="3.59648999428861" calcext:value-type="float">
            <text:p>3.5964899943</text:p>
          </table:table-cell>
          <table:table-cell table:formula="of:=[.M17]" office:value-type="float" office:value="3.98814131558578" calcext:value-type="float">
            <text:p>3.9881413156</text:p>
          </table:table-cell>
          <table:table-cell table:formula="of:=[.N7]" office:value-type="float" office:value="9.3788390522623" calcext:value-type="float">
            <text:p>9.3788390523</text:p>
          </table:table-cell>
          <table:table-cell table:style-name="ce25" table:formula="of:=[.N17]" office:value-type="float" office:value="10.0862617356211" calcext:value-type="float">
            <text:p>10.0862617356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H4]" office:value-type="float" office:value="8" calcext:value-type="float">
            <text:p>8</text:p>
          </table:table-cell>
          <table:table-cell table:formula="of:=[.M8]" office:value-type="float" office:value="5.26553745535851" calcext:value-type="float">
            <text:p>5.2655374554</text:p>
          </table:table-cell>
          <table:table-cell table:formula="of:=[.M18]" office:value-type="float" office:value="5.79622226851188" calcext:value-type="float">
            <text:p>5.7962222685</text:p>
          </table:table-cell>
          <table:table-cell table:formula="of:=[.N8]" office:value-type="float" office:value="15.7671785193944" calcext:value-type="float">
            <text:p>15.7671785194</text:p>
          </table:table-cell>
          <table:table-cell table:style-name="ce25" table:formula="of:=[.N18]" office:value-type="float" office:value="17.578370264789" calcext:value-type="float">
            <text:p>17.5783702648</text:p>
          </table:table-cell>
          <table:table-cell table:number-columns-repeated="18"/>
        </table:table-row>
        <table:table-row table:style-name="ro1">
          <table:table-cell/>
          <table:table-cell table:style-name="ce11" table:formula="of:=[.J4]" office:value-type="float" office:value="16" calcext:value-type="float">
            <text:p>16</text:p>
          </table:table-cell>
          <table:table-cell table:style-name="ce17" table:formula="of:=[.M9]" office:value-type="float" office:value="5.27262349323329" calcext:value-type="float">
            <text:p>5.2726234932</text:p>
          </table:table-cell>
          <table:table-cell table:style-name="ce17" table:formula="of:=[.M19]" office:value-type="float" office:value="5.79573017335021" calcext:value-type="float">
            <text:p>5.7957301734</text:p>
          </table:table-cell>
          <table:table-cell table:style-name="ce17" table:formula="of:=[.N9]" office:value-type="float" office:value="29.8974567773136" calcext:value-type="float">
            <text:p>29.8974567773</text:p>
          </table:table-cell>
          <table:table-cell table:style-name="ce26" table:formula="of:=[.N19]" office:value-type="float" office:value="31.7536786309383" calcext:value-type="float">
            <text:p>31.7536786309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style-name="ce12" office:value-type="string" calcext:value-type="string">
            <text:p>Serial time</text:p>
          </table:table-cell>
          <table:table-cell table:style-name="ce18" office:value-type="string" calcext:value-type="string">
            <text:p>Problem size</text:p>
          </table:table-cell>
          <table:table-cell table:style-name="ce18" office:value-type="string" calcext:value-type="string">
            <text:p>Final omp</text:p>
          </table:table-cell>
          <table:table-cell table:style-name="ce22" office:value-type="string" calcext:value-type="string">
            <text:p>Final omp memo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float" office:value="32.6174676" calcext:value-type="float">
            <text:p>32.6174676</text:p>
          </table:table-cell>
          <table:table-cell table:style-name="ce34" office:value-type="string" calcext:value-type="string">
            <text:p>(10, 155)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The difference between OmpSs final and manual final can be the if to avoid some calls.</text:p>
          </table:table-cell>
          <table:table-cell table:number-columns-repeated="22"/>
        </table:table-row>
      </table:table>
      <table:table table:name="Cutting_a_rod" table:style-name="ta1">
        <table:shapes>
          <draw:frame draw:z-index="0" draw:style-name="gr1" draw:text-style-name="P1" svg:width="4.9783in" svg:height="2.552in" svg:x="7.5433in" svg:y="3.8484in">
            <draw:object draw:notify-on-update-of-ranges="Cutting_a_rod.B23:Cutting_a_rod.B23 Cutting_a_rod.B24:Cutting_a_rod.B28 Cutting_a_rod.C23:Cutting_a_rod.C23 Cutting_a_rod.C24:Cutting_a_rod.C28 Cutting_a_rod.D23:Cutting_a_rod.D23 Cutting_a_rod.D24:Cutting_a_rod.D28 Cutting_a_rod.E23:Cutting_a_rod.E23 Cutting_a_rod.E24:Cutting_a_rod.E28 Cutting_a_rod.F23:Cutting_a_rod.F23 Cutting_a_rod.F24:Cutting_a_rod.F2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WITH OMPSS FINAL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1"/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10" table:formula="of:=[.B4]" office:value-type="float" office:value="1" calcext:value-type="float">
            <text:p>1</text:p>
          </table:table-cell>
          <table:table-cell table:formula="of:=[.$B$31]/[.B11]" office:value-type="float" office:value="0.487446029760839" calcext:value-type="float">
            <text:p>0.4874460298</text:p>
          </table:table-cell>
          <table:table-cell table:style-name="ce32" table:formula="of:=[.$B$31]/[.C11]" office:value-type="float" office:value="493.978620875042" calcext:value-type="float">
            <text:p>493.97862087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2.183804" calcext:value-type="float">
            <text:p>82.183804</text:p>
          </table:table-cell>
          <table:table-cell office:value-type="float" office:value="0.082153" calcext:value-type="float">
            <text:p>0.082153</text:p>
          </table:table-cell>
          <table:table-cell office:value-type="float" office:value="41.235505" calcext:value-type="float">
            <text:p>41.235505</text:p>
          </table:table-cell>
          <table:table-cell table:style-name="ce3" office:value-type="float" office:value="0.04992" calcext:value-type="float">
            <text:p>0.04992</text:p>
          </table:table-cell>
          <table:table-cell table:style-name="ce3" office:value-type="float" office:value="21.327818" calcext:value-type="float">
            <text:p>21.327818</text:p>
          </table:table-cell>
          <table:table-cell table:style-name="ce3" office:value-type="float" office:value="0.051289" calcext:value-type="float">
            <text:p>0.051289</text:p>
          </table:table-cell>
          <table:table-cell table:style-name="ce3" office:value-type="float" office:value="11.421669" calcext:value-type="float">
            <text:p>11.421669</text:p>
          </table:table-cell>
          <table:table-cell table:style-name="ce3" office:value-type="float" office:value="0.054104" calcext:value-type="float">
            <text:p>0.054104</text:p>
          </table:table-cell>
          <table:table-cell table:style-name="ce3" office:value-type="float" office:value="5.765045" calcext:value-type="float">
            <text:p>5.765045</text:p>
          </table:table-cell>
          <table:table-cell table:style-name="ce3" office:value-type="float" office:value="0.068238" calcext:value-type="float">
            <text:p>0.068238</text:p>
          </table:table-cell>
          <table:table-cell table:style-name="ce10" table:formula="of:=[.D4]" office:value-type="float" office:value="2" calcext:value-type="float">
            <text:p>2</text:p>
          </table:table-cell>
          <table:table-cell table:formula="of:=[.$B$31]/[.D11]" office:value-type="float" office:value="0.968120181348762" calcext:value-type="float">
            <text:p>0.9681201813</text:p>
          </table:table-cell>
          <table:table-cell table:style-name="ce32" table:formula="of:=[.$B$31]/[.E11]" office:value-type="float" office:value="550.033355759065" calcext:value-type="float">
            <text:p>550.033355759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2.106068" calcext:value-type="float">
            <text:p>82.106068</text:p>
          </table:table-cell>
          <table:table-cell office:value-type="float" office:value="0.080615" calcext:value-type="float">
            <text:p>0.080615</text:p>
          </table:table-cell>
          <table:table-cell office:value-type="float" office:value="41.471383" calcext:value-type="float">
            <text:p>41.471383</text:p>
          </table:table-cell>
          <table:table-cell table:style-name="ce3" office:value-type="float" office:value="0.079809" calcext:value-type="float">
            <text:p>0.079809</text:p>
          </table:table-cell>
          <table:table-cell table:style-name="ce3" office:value-type="float" office:value="21.465818" calcext:value-type="float">
            <text:p>21.465818</text:p>
          </table:table-cell>
          <table:table-cell table:style-name="ce3" office:value-type="float" office:value="0.079365" calcext:value-type="float">
            <text:p>0.079365</text:p>
          </table:table-cell>
          <table:table-cell table:style-name="ce3" office:value-type="float" office:value="11.521499" calcext:value-type="float">
            <text:p>11.521499</text:p>
          </table:table-cell>
          <table:table-cell table:style-name="ce3" office:value-type="float" office:value="0.059526" calcext:value-type="float">
            <text:p>0.059526</text:p>
          </table:table-cell>
          <table:table-cell table:style-name="ce3" office:value-type="float" office:value="5.822524" calcext:value-type="float">
            <text:p>5.822524</text:p>
          </table:table-cell>
          <table:table-cell table:style-name="ce3" office:value-type="float" office:value="0.07157" calcext:value-type="float">
            <text:p>0.07157</text:p>
          </table:table-cell>
          <table:table-cell table:style-name="ce10" table:formula="of:=[.F4]" office:value-type="float" office:value="4" calcext:value-type="float">
            <text:p>4</text:p>
          </table:table-cell>
          <table:table-cell table:formula="of:=[.$B$31]/[.F11]" office:value-type="float" office:value="1.87542475111212" calcext:value-type="float">
            <text:p>1.8754247511</text:p>
          </table:table-cell>
          <table:table-cell table:style-name="ce32" table:formula="of:=[.$B$31]/[.G11]" office:value-type="float" office:value="631.706930699314" calcext:value-type="float">
            <text:p>631.706930699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2.197568" calcext:value-type="float">
            <text:p>82.197568</text:p>
          </table:table-cell>
          <table:table-cell office:value-type="float" office:value="0.080823" calcext:value-type="float">
            <text:p>0.080823</text:p>
          </table:table-cell>
          <table:table-cell office:value-type="float" office:value="41.512674" calcext:value-type="float">
            <text:p>41.512674</text:p>
          </table:table-cell>
          <table:table-cell table:style-name="ce3" office:value-type="float" office:value="0.086714" calcext:value-type="float">
            <text:p>0.086714</text:p>
          </table:table-cell>
          <table:table-cell table:style-name="ce3" office:value-type="float" office:value="21.379352" calcext:value-type="float">
            <text:p>21.379352</text:p>
          </table:table-cell>
          <table:table-cell table:style-name="ce3" office:value-type="float" office:value="0.062744" calcext:value-type="float">
            <text:p>0.062744</text:p>
          </table:table-cell>
          <table:table-cell table:style-name="ce3" office:value-type="float" office:value="11.483833" calcext:value-type="float">
            <text:p>11.483833</text:p>
          </table:table-cell>
          <table:table-cell table:style-name="ce3" office:value-type="float" office:value="0.057757" calcext:value-type="float">
            <text:p>0.057757</text:p>
          </table:table-cell>
          <table:table-cell table:style-name="ce3" office:value-type="float" office:value="5.796337" calcext:value-type="float">
            <text:p>5.796337</text:p>
          </table:table-cell>
          <table:table-cell table:style-name="ce3" office:value-type="float" office:value="0.074744" calcext:value-type="float">
            <text:p>0.074744</text:p>
          </table:table-cell>
          <table:table-cell table:style-name="ce10" table:formula="of:=[.H4]" office:value-type="float" office:value="8" calcext:value-type="float">
            <text:p>8</text:p>
          </table:table-cell>
          <table:table-cell table:formula="of:=[.$B$31]/[.H11]" office:value-type="float" office:value="3.49208041438801" calcext:value-type="float">
            <text:p>3.4920804144</text:p>
          </table:table-cell>
          <table:table-cell table:style-name="ce32" table:formula="of:=[.$B$31]/[.I11]" office:value-type="float" office:value="675.826794474698" calcext:value-type="float">
            <text:p>675.82679447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2.243808" calcext:value-type="float">
            <text:p>82.243808</text:p>
          </table:table-cell>
          <table:table-cell office:value-type="float" office:value="0.081058" calcext:value-type="float">
            <text:p>0.081058</text:p>
          </table:table-cell>
          <table:table-cell office:value-type="float" office:value="41.500377" calcext:value-type="float">
            <text:p>41.500377</text:p>
          </table:table-cell>
          <table:table-cell table:style-name="ce3" office:value-type="float" office:value="0.06317" calcext:value-type="float">
            <text:p>0.06317</text:p>
          </table:table-cell>
          <table:table-cell table:style-name="ce21" office:value-type="float" office:value="21.288697" calcext:value-type="float">
            <text:p>21.288697</text:p>
          </table:table-cell>
          <table:table-cell table:style-name="ce21" office:value-type="float" office:value="0.067946" calcext:value-type="float">
            <text:p>0.067946</text:p>
          </table:table-cell>
          <table:table-cell table:style-name="ce21" office:value-type="float" office:value="11.502258" calcext:value-type="float">
            <text:p>11.502258</text:p>
          </table:table-cell>
          <table:table-cell table:style-name="ce21" office:value-type="float" office:value="0.063674" calcext:value-type="float">
            <text:p>0.063674</text:p>
          </table:table-cell>
          <table:table-cell table:style-name="ce21" office:value-type="float" office:value="5.77915" calcext:value-type="float">
            <text:p>5.77915</text:p>
          </table:table-cell>
          <table:table-cell table:style-name="ce3" office:value-type="float" office:value="0.084056" calcext:value-type="float">
            <text:p>0.084056</text:p>
          </table:table-cell>
          <table:table-cell table:style-name="ce10" table:formula="of:=[.J4]" office:value-type="float" office:value="16" calcext:value-type="float">
            <text:p>16</text:p>
          </table:table-cell>
          <table:table-cell table:formula="of:=[.$B$31]/[.J11]" office:value-type="float" office:value="6.91514129245263" calcext:value-type="float">
            <text:p>6.9151412925</text:p>
          </table:table-cell>
          <table:table-cell table:style-name="ce32" table:formula="of:=[.$B$31]/[.K11]" office:value-type="float" office:value="544.995924153337" calcext:value-type="float">
            <text:p>544.9959241533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82.191982" calcext:value-type="float">
            <text:p>82.191982</text:p>
          </table:table-cell>
          <table:table-cell office:value-type="float" office:value="0.08084" calcext:value-type="float">
            <text:p>0.08084</text:p>
          </table:table-cell>
          <table:table-cell office:value-type="float" office:value="41.178854" calcext:value-type="float">
            <text:p>41.178854</text:p>
          </table:table-cell>
          <table:table-cell table:style-name="ce21" office:value-type="float" office:value="0.084552" calcext:value-type="float">
            <text:p>0.084552</text:p>
          </table:table-cell>
          <table:table-cell table:style-name="ce21" office:value-type="float" office:value="21.342332" calcext:value-type="float">
            <text:p>21.342332</text:p>
          </table:table-cell>
          <table:table-cell table:style-name="ce21" office:value-type="float" office:value="0.055738" calcext:value-type="float">
            <text:p>0.055738</text:p>
          </table:table-cell>
          <table:table-cell table:style-name="ce21" office:value-type="float" office:value="11.429929" calcext:value-type="float">
            <text:p>11.429929</text:p>
          </table:table-cell>
          <table:table-cell table:style-name="ce21" office:value-type="float" office:value="0.061321" calcext:value-type="float">
            <text:p>0.061321</text:p>
          </table:table-cell>
          <table:table-cell table:style-name="ce21" office:value-type="float" office:value="5.802787" calcext:value-type="float">
            <text:p>5.802787</text:p>
          </table:table-cell>
          <table:table-cell table:style-name="ce21" office:value-type="float" office:value="0.068923" calcext:value-type="float">
            <text:p>0.068923</text:p>
          </table:table-cell>
          <table:table-cell table:number-columns-repeated="2"/>
          <table:table-cell table:style-name="ce32"/>
          <table:table-cell table:number-columns-repeated="10"/>
        </table:table-row>
        <table:table-row table:style-name="ro1">
          <table:table-cell table:style-name="ce1"/>
          <table:table-cell table:style-name="ce8" table:formula="of:=AVERAGE([.B6:.B10])" office:value-type="float" office:value="82.184646" calcext:value-type="float">
            <text:p>82.184646</text:p>
          </table:table-cell>
          <table:table-cell table:style-name="ce15" table:formula="of:=AVERAGE([.C6:.C10])" office:value-type="float" office:value="0.0810978" calcext:value-type="float">
            <text:p>0.0810978</text:p>
          </table:table-cell>
          <table:table-cell table:style-name="ce15" table:formula="of:=AVERAGE([.D6:.D10])" office:value-type="float" office:value="41.3797586" calcext:value-type="float">
            <text:p>41.3797586</text:p>
          </table:table-cell>
          <table:table-cell table:style-name="ce15" table:formula="of:=AVERAGE([.E6:.E10])" office:value-type="float" office:value="0.072833" calcext:value-type="float">
            <text:p>0.072833</text:p>
          </table:table-cell>
          <table:table-cell table:style-name="ce15" table:formula="of:=AVERAGE([.F6:.F10])" office:value-type="float" office:value="21.3608034" calcext:value-type="float">
            <text:p>21.3608034</text:p>
          </table:table-cell>
          <table:table-cell table:style-name="ce15" table:formula="of:=AVERAGE([.G6:.G10])" office:value-type="float" office:value="0.0634164" calcext:value-type="float">
            <text:p>0.0634164</text:p>
          </table:table-cell>
          <table:table-cell table:style-name="ce15" table:formula="of:=AVERAGE([.H6:.H10])" office:value-type="float" office:value="11.4718376" calcext:value-type="float">
            <text:p>11.4718376</text:p>
          </table:table-cell>
          <table:table-cell table:style-name="ce15" table:formula="of:=AVERAGE([.I6:.I10])" office:value-type="float" office:value="0.0592764" calcext:value-type="float">
            <text:p>0.0592764</text:p>
          </table:table-cell>
          <table:table-cell table:style-name="ce15" table:formula="of:=AVERAGE([.J6:.J10])" office:value-type="float" office:value="5.7931686" calcext:value-type="float">
            <text:p>5.7931686</text:p>
          </table:table-cell>
          <table:table-cell table:style-name="ce15" table:formula="of:=AVERAGE([.K6:.K10])" office:value-type="float" office:value="0.0735062" calcext:value-type="float">
            <text:p>0.0735062</text:p>
          </table:table-cell>
          <table:table-cell table:number-columns-repeated="2"/>
          <table:table-cell table:style-name="ce33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MANUAL FINAL</text:p>
          </table:table-cell>
          <table:table-cell table:style-name="ce14" table:number-columns-repeated="5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float" office:value="1" calcext:value-type="float">
            <text:p>1</text:p>
          </table:table-cell>
          <table:table-cell/>
          <table:table-cell table:style-name="ce2" table:formula="of:=[.D4]" office:value-type="float" office:value="2" calcext:value-type="float">
            <text:p>2</text:p>
          </table:table-cell>
          <table:table-cell table:style-name="ce21"/>
          <table:table-cell table:style-name="ce2" table:formula="of:=[.F4]" office:value-type="float" office:value="4" calcext:value-type="float">
            <text:p>4</text:p>
          </table:table-cell>
          <table:table-cell table:style-name="ce3"/>
          <table:table-cell table:style-name="ce2" table:formula="of:=[.H4]" office:value-type="float" office:value="8" calcext:value-type="float">
            <text:p>8</text:p>
          </table:table-cell>
          <table:table-cell table:style-name="ce3"/>
          <table:table-cell table:style-name="ce2" table:formula="of:=[.J4]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10" table:formula="of:=[.B14]" office:value-type="float" office:value="1" calcext:value-type="float">
            <text:p>1</text:p>
          </table:table-cell>
          <table:table-cell table:formula="of:=[.$B$31]/[.B21]" office:value-type="float" office:value="1.07361464388766" calcext:value-type="float">
            <text:p>1.0736146439</text:p>
          </table:table-cell>
          <table:table-cell table:style-name="ce32" table:formula="of:=[.$B$31]/[.C21]" office:value-type="float" office:value="664.755829389549" calcext:value-type="float">
            <text:p>664.7558293895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37.341645" calcext:value-type="float">
            <text:p>37.341645</text:p>
          </table:table-cell>
          <table:table-cell office:value-type="float" office:value="0.059849" calcext:value-type="float">
            <text:p>0.059849</text:p>
          </table:table-cell>
          <table:table-cell office:value-type="float" office:value="18.860175" calcext:value-type="float">
            <text:p>18.860175</text:p>
          </table:table-cell>
          <table:table-cell table:style-name="ce3" office:value-type="float" office:value="0.072263" calcext:value-type="float">
            <text:p>0.072263</text:p>
          </table:table-cell>
          <table:table-cell table:style-name="ce3" office:value-type="float" office:value="9.712091" calcext:value-type="float">
            <text:p>9.712091</text:p>
          </table:table-cell>
          <table:table-cell table:style-name="ce3" office:value-type="float" office:value="0.045509" calcext:value-type="float">
            <text:p>0.045509</text:p>
          </table:table-cell>
          <table:table-cell table:style-name="ce3" office:value-type="float" office:value="5.173116" calcext:value-type="float">
            <text:p>5.173116</text:p>
          </table:table-cell>
          <table:table-cell table:style-name="ce3" office:value-type="float" office:value="0.037979" calcext:value-type="float">
            <text:p>0.037979</text:p>
          </table:table-cell>
          <table:table-cell table:style-name="ce3" office:value-type="float" office:value="2.62384" calcext:value-type="float">
            <text:p>2.62384</text:p>
          </table:table-cell>
          <table:table-cell table:style-name="ce3" office:value-type="float" office:value="0.056499" calcext:value-type="float">
            <text:p>0.056499</text:p>
          </table:table-cell>
          <table:table-cell table:style-name="ce10" table:formula="of:=[.D14]" office:value-type="float" office:value="2" calcext:value-type="float">
            <text:p>2</text:p>
          </table:table-cell>
          <table:table-cell table:formula="of:=[.$B$31]/[.D21]" office:value-type="float" office:value="2.12636900408176" calcext:value-type="float">
            <text:p>2.1263690041</text:p>
          </table:table-cell>
          <table:table-cell table:style-name="ce32" table:formula="of:=[.$B$31]/[.E21]" office:value-type="float" office:value="593.743395700684" calcext:value-type="float">
            <text:p>593.7433957007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37.325962" calcext:value-type="float">
            <text:p>37.325962</text:p>
          </table:table-cell>
          <table:table-cell office:value-type="float" office:value="0.060539" calcext:value-type="float">
            <text:p>0.060539</text:p>
          </table:table-cell>
          <table:table-cell office:value-type="float" office:value="18.830727" calcext:value-type="float">
            <text:p>18.830727</text:p>
          </table:table-cell>
          <table:table-cell table:style-name="ce3" office:value-type="float" office:value="0.061298" calcext:value-type="float">
            <text:p>0.061298</text:p>
          </table:table-cell>
          <table:table-cell table:style-name="ce3" office:value-type="float" office:value="9.734536" calcext:value-type="float">
            <text:p>9.734536</text:p>
          </table:table-cell>
          <table:table-cell table:style-name="ce3" office:value-type="float" office:value="0.053826" calcext:value-type="float">
            <text:p>0.053826</text:p>
          </table:table-cell>
          <table:table-cell table:style-name="ce3" office:value-type="float" office:value="5.191336" calcext:value-type="float">
            <text:p>5.191336</text:p>
          </table:table-cell>
          <table:table-cell table:style-name="ce3" office:value-type="float" office:value="0.045107" calcext:value-type="float">
            <text:p>0.045107</text:p>
          </table:table-cell>
          <table:table-cell table:style-name="ce3" office:value-type="float" office:value="2.618763" calcext:value-type="float">
            <text:p>2.618763</text:p>
          </table:table-cell>
          <table:table-cell table:style-name="ce3" office:value-type="float" office:value="0.056972" calcext:value-type="float">
            <text:p>0.056972</text:p>
          </table:table-cell>
          <table:table-cell table:style-name="ce10" table:formula="of:=[.F14]" office:value-type="float" office:value="4" calcext:value-type="float">
            <text:p>4</text:p>
          </table:table-cell>
          <table:table-cell table:formula="of:=[.$B$31]/[.F21]" office:value-type="float" office:value="4.12477388205418" calcext:value-type="float">
            <text:p>4.1247738821</text:p>
          </table:table-cell>
          <table:table-cell table:style-name="ce32" table:formula="of:=[.$B$31]/[.G21]" office:value-type="float" office:value="866.264593947047" calcext:value-type="float">
            <text:p>866.264593947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37.274164" calcext:value-type="float">
            <text:p>37.274164</text:p>
          </table:table-cell>
          <table:table-cell office:value-type="float" office:value="0.059607" calcext:value-type="float">
            <text:p>0.059607</text:p>
          </table:table-cell>
          <table:table-cell office:value-type="float" office:value="18.833209" calcext:value-type="float">
            <text:p>18.833209</text:p>
          </table:table-cell>
          <table:table-cell table:style-name="ce3" office:value-type="float" office:value="0.067105" calcext:value-type="float">
            <text:p>0.067105</text:p>
          </table:table-cell>
          <table:table-cell table:style-name="ce3" office:value-type="float" office:value="9.708105" calcext:value-type="float">
            <text:p>9.708105</text:p>
          </table:table-cell>
          <table:table-cell table:style-name="ce3" office:value-type="float" office:value="0.039677" calcext:value-type="float">
            <text:p>0.039677</text:p>
          </table:table-cell>
          <table:table-cell table:style-name="ce3" office:value-type="float" office:value="5.176132" calcext:value-type="float">
            <text:p>5.176132</text:p>
          </table:table-cell>
          <table:table-cell table:style-name="ce3" office:value-type="float" office:value="0.047513" calcext:value-type="float">
            <text:p>0.047513</text:p>
          </table:table-cell>
          <table:table-cell table:style-name="ce3" office:value-type="float" office:value="2.620717" calcext:value-type="float">
            <text:p>2.620717</text:p>
          </table:table-cell>
          <table:table-cell table:style-name="ce3" office:value-type="float" office:value="0.04761" calcext:value-type="float">
            <text:p>0.04761</text:p>
          </table:table-cell>
          <table:table-cell table:style-name="ce10" table:formula="of:=[.H14]" office:value-type="float" office:value="8" calcext:value-type="float">
            <text:p>8</text:p>
          </table:table-cell>
          <table:table-cell table:formula="of:=[.$B$31]/[.H21]" office:value-type="float" office:value="7.73694881941392" calcext:value-type="float">
            <text:p>7.7369488194</text:p>
          </table:table-cell>
          <table:table-cell table:style-name="ce32" table:formula="of:=[.$B$31]/[.I21]" office:value-type="float" office:value="843.824737230121" calcext:value-type="float">
            <text:p>843.8247372301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37.274841" calcext:value-type="float">
            <text:p>37.274841</text:p>
          </table:table-cell>
          <table:table-cell office:value-type="float" office:value="0.060737" calcext:value-type="float">
            <text:p>0.060737</text:p>
          </table:table-cell>
          <table:table-cell office:value-type="float" office:value="18.828159" calcext:value-type="float">
            <text:p>18.828159</text:p>
          </table:table-cell>
          <table:table-cell table:style-name="ce3" office:value-type="float" office:value="0.069251" calcext:value-type="float">
            <text:p>0.069251</text:p>
          </table:table-cell>
          <table:table-cell table:style-name="ce21" office:value-type="float" office:value="9.702116" calcext:value-type="float">
            <text:p>9.702116</text:p>
          </table:table-cell>
          <table:table-cell table:style-name="ce21" office:value-type="float" office:value="0.046636" calcext:value-type="float">
            <text:p>0.046636</text:p>
          </table:table-cell>
          <table:table-cell table:style-name="ce21" office:value-type="float" office:value="5.171732" calcext:value-type="float">
            <text:p>5.171732</text:p>
          </table:table-cell>
          <table:table-cell table:style-name="ce21" office:value-type="float" office:value="0.055267" calcext:value-type="float">
            <text:p>0.055267</text:p>
          </table:table-cell>
          <table:table-cell table:style-name="ce21" office:value-type="float" office:value="2.621576" calcext:value-type="float">
            <text:p>2.621576</text:p>
          </table:table-cell>
          <table:table-cell table:style-name="ce21" office:value-type="float" office:value="0.064957" calcext:value-type="float">
            <text:p>0.064957</text:p>
          </table:table-cell>
          <table:table-cell table:style-name="ce10" table:formula="of:=[.J14]" office:value-type="float" office:value="16" calcext:value-type="float">
            <text:p>16</text:p>
          </table:table-cell>
          <table:table-cell table:formula="of:=[.$B$31]/[.J21]" office:value-type="float" office:value="15.285780591094" calcext:value-type="float">
            <text:p>15.2857805911</text:p>
          </table:table-cell>
          <table:table-cell table:style-name="ce32" table:formula="of:=[.$B$31]/[.K21]" office:value-type="float" office:value="711.27006565748" calcext:value-type="float">
            <text:p>711.2700656575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37.352096" calcext:value-type="float">
            <text:p>37.352096</text:p>
          </table:table-cell>
          <table:table-cell office:value-type="float" office:value="0.060586" calcext:value-type="float">
            <text:p>0.060586</text:p>
          </table:table-cell>
          <table:table-cell office:value-type="float" office:value="18.84723" calcext:value-type="float">
            <text:p>18.84723</text:p>
          </table:table-cell>
          <table:table-cell table:style-name="ce21" office:value-type="float" office:value="0.067439" calcext:value-type="float">
            <text:p>0.067439</text:p>
          </table:table-cell>
          <table:table-cell table:style-name="ce21" office:value-type="float" office:value="9.704092" calcext:value-type="float">
            <text:p>9.704092</text:p>
          </table:table-cell>
          <table:table-cell table:style-name="ce21" office:value-type="float" office:value="0.045578" calcext:value-type="float">
            <text:p>0.045578</text:p>
          </table:table-cell>
          <table:table-cell table:style-name="ce21" office:value-type="float" office:value="5.176817" calcext:value-type="float">
            <text:p>5.176817</text:p>
          </table:table-cell>
          <table:table-cell table:style-name="ce21" office:value-type="float" office:value="0.051509" calcext:value-type="float">
            <text:p>0.051509</text:p>
          </table:table-cell>
          <table:table-cell table:style-name="ce21" office:value-type="float" office:value="2.618975" calcext:value-type="float">
            <text:p>2.618975</text:p>
          </table:table-cell>
          <table:table-cell table:style-name="ce21" office:value-type="float" office:value="0.055575" calcext:value-type="float">
            <text:p>0.055575</text:p>
          </table:table-cell>
          <table:table-cell table:number-columns-repeated="2"/>
          <table:table-cell table:style-name="ce32"/>
          <table:table-cell table:number-columns-repeated="10"/>
        </table:table-row>
        <table:table-row table:style-name="ro1">
          <table:table-cell/>
          <table:table-cell table:style-name="ce8" table:formula="of:=AVERAGE([.B16:.B20])" office:value-type="float" office:value="37.3137416" calcext:value-type="float">
            <text:p>37.3137416</text:p>
          </table:table-cell>
          <table:table-cell table:style-name="ce15" table:formula="of:=AVERAGE([.C16:.C20])" office:value-type="float" office:value="0.0602636" calcext:value-type="float">
            <text:p>0.0602636</text:p>
          </table:table-cell>
          <table:table-cell table:style-name="ce15" table:formula="of:=AVERAGE([.D16:.D20])" office:value-type="float" office:value="18.8399" calcext:value-type="float">
            <text:p>18.8399</text:p>
          </table:table-cell>
          <table:table-cell table:style-name="ce15" table:formula="of:=AVERAGE([.E16:.E20])" office:value-type="float" office:value="0.0674712" calcext:value-type="float">
            <text:p>0.0674712</text:p>
          </table:table-cell>
          <table:table-cell table:style-name="ce15" table:formula="of:=AVERAGE([.F16:.F20])" office:value-type="float" office:value="9.712188" calcext:value-type="float">
            <text:p>9.712188</text:p>
          </table:table-cell>
          <table:table-cell table:style-name="ce15" table:formula="of:=AVERAGE([.G16:.G20])" office:value-type="float" office:value="0.0462452" calcext:value-type="float">
            <text:p>0.0462452</text:p>
          </table:table-cell>
          <table:table-cell table:style-name="ce15" table:formula="of:=AVERAGE([.H16:.H20])" office:value-type="float" office:value="5.1778266" calcext:value-type="float">
            <text:p>5.1778266</text:p>
          </table:table-cell>
          <table:table-cell table:style-name="ce15" table:formula="of:=AVERAGE([.I16:.I20])" office:value-type="float" office:value="0.047475" calcext:value-type="float">
            <text:p>0.047475</text:p>
          </table:table-cell>
          <table:table-cell table:style-name="ce15" table:formula="of:=AVERAGE([.J16:.J20])" office:value-type="float" office:value="2.6207742" calcext:value-type="float">
            <text:p>2.6207742</text:p>
          </table:table-cell>
          <table:table-cell table:style-name="ce15" table:formula="of:=AVERAGE([.K16:.K20])" office:value-type="float" office:value="0.0563226" calcext:value-type="float">
            <text:p>0.0563226</text:p>
          </table:table-cell>
          <table:table-cell table:style-name="ce29" table:number-columns-repeated="2"/>
          <table:table-cell table:style-name="ce33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9" office:value-type="string" calcext:value-type="string">
            <text:p>THREADS</text:p>
          </table:table-cell>
          <table:table-cell table:style-name="ce16" office:value-type="string" calcext:value-type="string">
            <text:p>OMP_F</text:p>
          </table:table-cell>
          <table:table-cell table:style-name="ce16" office:value-type="string" calcext:value-type="string">
            <text:p>OMP_MF</text:p>
          </table:table-cell>
          <table:table-cell table:style-name="ce16" office:value-type="string" calcext:value-type="string">
            <text:p>OMP_MEMO_F</text:p>
          </table:table-cell>
          <table:table-cell table:style-name="ce24" office:value-type="string" calcext:value-type="string">
            <text:p>OMP_MEMO_MF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B4]" office:value-type="float" office:value="1" calcext:value-type="float">
            <text:p>1</text:p>
          </table:table-cell>
          <table:table-cell table:formula="of:=[.M5]" office:value-type="float" office:value="0.487446029760839" calcext:value-type="float">
            <text:p>0.4874460298</text:p>
          </table:table-cell>
          <table:table-cell table:style-name="Default" table:formula="of:=[.M15]" office:value-type="float" office:value="1.07361464388766" calcext:value-type="float">
            <text:p>1.0736146439</text:p>
          </table:table-cell>
          <table:table-cell table:formula="of:=[.N5]" office:value-type="float" office:value="493.978620875042" calcext:value-type="float">
            <text:p>493.978620875</text:p>
          </table:table-cell>
          <table:table-cell table:style-name="ce25" table:formula="of:=[.N15]" office:value-type="float" office:value="664.755829389549" calcext:value-type="float">
            <text:p>664.7558293895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D4]" office:value-type="float" office:value="2" calcext:value-type="float">
            <text:p>2</text:p>
          </table:table-cell>
          <table:table-cell table:formula="of:=[.M6]" office:value-type="float" office:value="0.968120181348762" calcext:value-type="float">
            <text:p>0.9681201813</text:p>
          </table:table-cell>
          <table:table-cell table:style-name="Default" table:formula="of:=[.M16]" office:value-type="float" office:value="2.12636900408176" calcext:value-type="float">
            <text:p>2.1263690041</text:p>
          </table:table-cell>
          <table:table-cell table:formula="of:=[.N6]" office:value-type="float" office:value="550.033355759065" calcext:value-type="float">
            <text:p>550.0333557591</text:p>
          </table:table-cell>
          <table:table-cell table:style-name="ce25" table:formula="of:=[.N16]" office:value-type="float" office:value="593.743395700684" calcext:value-type="float">
            <text:p>593.7433957007</text:p>
          </table:table-cell>
          <table:table-cell table:number-columns-repeated="18"/>
        </table:table-row>
        <table:table-row table:style-name="ro1">
          <table:table-cell table:style-name="ce1"/>
          <table:table-cell table:style-name="ce10" table:formula="of:=[.F4]" office:value-type="float" office:value="4" calcext:value-type="float">
            <text:p>4</text:p>
          </table:table-cell>
          <table:table-cell table:formula="of:=[.M7]" office:value-type="float" office:value="1.87542475111212" calcext:value-type="float">
            <text:p>1.8754247511</text:p>
          </table:table-cell>
          <table:table-cell table:style-name="Default" table:formula="of:=[.M17]" office:value-type="float" office:value="4.12477388205418" calcext:value-type="float">
            <text:p>4.1247738821</text:p>
          </table:table-cell>
          <table:table-cell table:formula="of:=[.N7]" office:value-type="float" office:value="631.706930699314" calcext:value-type="float">
            <text:p>631.7069306993</text:p>
          </table:table-cell>
          <table:table-cell table:style-name="ce25" table:formula="of:=[.N17]" office:value-type="float" office:value="866.264593947047" calcext:value-type="float">
            <text:p>866.264593947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H4]" office:value-type="float" office:value="8" calcext:value-type="float">
            <text:p>8</text:p>
          </table:table-cell>
          <table:table-cell table:formula="of:=[.M8]" office:value-type="float" office:value="3.49208041438801" calcext:value-type="float">
            <text:p>3.4920804144</text:p>
          </table:table-cell>
          <table:table-cell table:style-name="Default" table:formula="of:=[.M18]" office:value-type="float" office:value="7.73694881941392" calcext:value-type="float">
            <text:p>7.7369488194</text:p>
          </table:table-cell>
          <table:table-cell table:formula="of:=[.N8]" office:value-type="float" office:value="675.826794474698" calcext:value-type="float">
            <text:p>675.8267944747</text:p>
          </table:table-cell>
          <table:table-cell table:style-name="ce25" table:formula="of:=[.N18]" office:value-type="float" office:value="843.824737230121" calcext:value-type="float">
            <text:p>843.8247372301</text:p>
          </table:table-cell>
          <table:table-cell table:number-columns-repeated="18"/>
        </table:table-row>
        <table:table-row table:style-name="ro1">
          <table:table-cell/>
          <table:table-cell table:style-name="ce11" table:formula="of:=[.J4]" office:value-type="float" office:value="16" calcext:value-type="float">
            <text:p>16</text:p>
          </table:table-cell>
          <table:table-cell table:style-name="ce17" table:formula="of:=[.M9]" office:value-type="float" office:value="6.91514129245263" calcext:value-type="float">
            <text:p>6.9151412925</text:p>
          </table:table-cell>
          <table:table-cell table:style-name="ce17" table:formula="of:=[.M19]" office:value-type="float" office:value="15.285780591094" calcext:value-type="float">
            <text:p>15.2857805911</text:p>
          </table:table-cell>
          <table:table-cell table:style-name="ce17" table:formula="of:=[.N9]" office:value-type="float" office:value="544.995924153337" calcext:value-type="float">
            <text:p>544.9959241533</text:p>
          </table:table-cell>
          <table:table-cell table:style-name="ce26" table:formula="of:=[.N19]" office:value-type="float" office:value="711.27006565748" calcext:value-type="float">
            <text:p>711.2700656575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2" office:value-type="string" calcext:value-type="string">
            <text:p>Serial time</text:p>
          </table:table-cell>
          <table:table-cell table:style-name="ce18" office:value-type="string" calcext:value-type="string">
            <text:p>Problem size</text:p>
          </table:table-cell>
          <table:table-cell table:style-name="ce18" office:value-type="string" calcext:value-type="string">
            <text:p>Final omp</text:p>
          </table:table-cell>
          <table:table-cell table:style-name="ce22" office:value-type="string" calcext:value-type="string">
            <text:p>Final omp memo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float" office:value="40.0605794" calcext:value-type="float">
            <text:p>40.0605794</text:p>
          </table:table-cell>
          <table:table-cell table:style-name="ce35" office:value-type="float" office:value="32" calcext:value-type="float">
            <text:p>32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There is a big difference between OmpSs final and manual final due to the reduction.</text:p>
          </table:table-cell>
          <table:table-cell/>
          <table:table-cell table:style-name="Default"/>
          <table:table-cell table:number-columns-repeated="20"/>
        </table:table-row>
      </table:table>
      <table:table table:name="Egg_dropping_puzzle" table:style-name="ta1">
        <table:shapes>
          <draw:frame draw:z-index="0" draw:style-name="gr1" draw:text-style-name="P1" svg:width="4.9783in" svg:height="2.552in" svg:x="7.5433in" svg:y="3.8484in">
            <draw:object draw:notify-on-update-of-ranges="Egg_dropping_puzzle.B24:Egg_dropping_puzzle.B28 Egg_dropping_puzzle.C23:Egg_dropping_puzzle.C23 Egg_dropping_puzzle.C24:Egg_dropping_puzzle.C28 Egg_dropping_puzzle.D23:Egg_dropping_puzzle.D23 Egg_dropping_puzzle.D24:Egg_dropping_puzzle.D28 Egg_dropping_puzzle.E23:Egg_dropping_puzzle.E23 Egg_dropping_puzzle.E24:Egg_dropping_puzzle.E28 Egg_dropping_puzzle.F23:Egg_dropping_puzzle.F23 Egg_dropping_puzzle.F24:Egg_dropping_puzzle.F2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WITH OMPSS FINAL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1"/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10" table:formula="of:=[.B4]" office:value-type="float" office:value="1" calcext:value-type="float">
            <text:p>1</text:p>
          </table:table-cell>
          <table:table-cell table:formula="of:=[.$B$31]/[.B11]" office:value-type="float" office:value="0.455233046360175" calcext:value-type="float">
            <text:p>0.4552330464</text:p>
          </table:table-cell>
          <table:table-cell table:style-name="ce32" table:formula="of:=[.$B$31]/[.C11]" office:value-type="float" office:value="78.1248959458786" calcext:value-type="float">
            <text:p>78.124895945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7.536134" calcext:value-type="float">
            <text:p>67.536134</text:p>
          </table:table-cell>
          <table:table-cell office:value-type="float" office:value="0.396008" calcext:value-type="float">
            <text:p>0.396008</text:p>
          </table:table-cell>
          <table:table-cell office:value-type="float" office:value="34.11183" calcext:value-type="float">
            <text:p>34.11183</text:p>
          </table:table-cell>
          <table:table-cell table:style-name="ce3" office:value-type="float" office:value="0.297139" calcext:value-type="float">
            <text:p>0.297139</text:p>
          </table:table-cell>
          <table:table-cell table:style-name="ce3" office:value-type="float" office:value="17.50808" calcext:value-type="float">
            <text:p>17.50808</text:p>
          </table:table-cell>
          <table:table-cell table:style-name="ce3" office:value-type="float" office:value="0.311544" calcext:value-type="float">
            <text:p>0.311544</text:p>
          </table:table-cell>
          <table:table-cell table:style-name="ce3" office:value-type="float" office:value="9.330323" calcext:value-type="float">
            <text:p>9.330323</text:p>
          </table:table-cell>
          <table:table-cell table:style-name="ce3" office:value-type="float" office:value="0.24855" calcext:value-type="float">
            <text:p>0.24855</text:p>
          </table:table-cell>
          <table:table-cell table:style-name="ce3" office:value-type="float" office:value="4.742805" calcext:value-type="float">
            <text:p>4.742805</text:p>
          </table:table-cell>
          <table:table-cell table:style-name="ce3" office:value-type="float" office:value="0.262487" calcext:value-type="float">
            <text:p>0.262487</text:p>
          </table:table-cell>
          <table:table-cell table:style-name="ce10" table:formula="of:=[.D4]" office:value-type="float" office:value="2" calcext:value-type="float">
            <text:p>2</text:p>
          </table:table-cell>
          <table:table-cell table:formula="of:=[.$B$31]/[.D11]" office:value-type="float" office:value="0.902461334838543" calcext:value-type="float">
            <text:p>0.9024613348</text:p>
          </table:table-cell>
          <table:table-cell table:style-name="ce32" table:formula="of:=[.$B$31]/[.E11]" office:value-type="float" office:value="96.3470642761297" calcext:value-type="float">
            <text:p>96.34706427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7.540996" calcext:value-type="float">
            <text:p>67.540996</text:p>
          </table:table-cell>
          <table:table-cell office:value-type="float" office:value="0.392793" calcext:value-type="float">
            <text:p>0.392793</text:p>
          </table:table-cell>
          <table:table-cell office:value-type="float" office:value="34.11046" calcext:value-type="float">
            <text:p>34.11046</text:p>
          </table:table-cell>
          <table:table-cell table:style-name="ce3" office:value-type="float" office:value="0.323835" calcext:value-type="float">
            <text:p>0.323835</text:p>
          </table:table-cell>
          <table:table-cell table:style-name="ce3" office:value-type="float" office:value="17.60757" calcext:value-type="float">
            <text:p>17.60757</text:p>
          </table:table-cell>
          <table:table-cell table:style-name="ce3" office:value-type="float" office:value="0.289668" calcext:value-type="float">
            <text:p>0.289668</text:p>
          </table:table-cell>
          <table:table-cell table:style-name="ce3" office:value-type="float" office:value="9.328072" calcext:value-type="float">
            <text:p>9.328072</text:p>
          </table:table-cell>
          <table:table-cell table:style-name="ce3" office:value-type="float" office:value="0.282917" calcext:value-type="float">
            <text:p>0.282917</text:p>
          </table:table-cell>
          <table:table-cell table:style-name="ce3" office:value-type="float" office:value="4.743911" calcext:value-type="float">
            <text:p>4.743911</text:p>
          </table:table-cell>
          <table:table-cell table:style-name="ce3" office:value-type="float" office:value="0.270787" calcext:value-type="float">
            <text:p>0.270787</text:p>
          </table:table-cell>
          <table:table-cell table:style-name="ce10" table:formula="of:=[.F4]" office:value-type="float" office:value="4" calcext:value-type="float">
            <text:p>4</text:p>
          </table:table-cell>
          <table:table-cell table:formula="of:=[.$B$31]/[.F11]" office:value-type="float" office:value="1.75611784383618" calcext:value-type="float">
            <text:p>1.7561178438</text:p>
          </table:table-cell>
          <table:table-cell table:style-name="ce32" table:formula="of:=[.$B$31]/[.G11]" office:value-type="float" office:value="103.059911198472" calcext:value-type="float">
            <text:p>103.059911198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7.566194" calcext:value-type="float">
            <text:p>67.566194</text:p>
          </table:table-cell>
          <table:table-cell office:value-type="float" office:value="0.393491" calcext:value-type="float">
            <text:p>0.393491</text:p>
          </table:table-cell>
          <table:table-cell office:value-type="float" office:value="33.988314" calcext:value-type="float">
            <text:p>33.988314</text:p>
          </table:table-cell>
          <table:table-cell table:style-name="ce3" office:value-type="float" office:value="0.324376" calcext:value-type="float">
            <text:p>0.324376</text:p>
          </table:table-cell>
          <table:table-cell table:style-name="ce3" office:value-type="float" office:value="17.479019" calcext:value-type="float">
            <text:p>17.479019</text:p>
          </table:table-cell>
          <table:table-cell table:style-name="ce3" office:value-type="float" office:value="0.293628" calcext:value-type="float">
            <text:p>0.293628</text:p>
          </table:table-cell>
          <table:table-cell table:style-name="ce3" office:value-type="float" office:value="9.328483" calcext:value-type="float">
            <text:p>9.328483</text:p>
          </table:table-cell>
          <table:table-cell table:style-name="ce3" office:value-type="float" office:value="0.287258" calcext:value-type="float">
            <text:p>0.287258</text:p>
          </table:table-cell>
          <table:table-cell table:style-name="ce3" office:value-type="float" office:value="4.74434" calcext:value-type="float">
            <text:p>4.74434</text:p>
          </table:table-cell>
          <table:table-cell table:style-name="ce3" office:value-type="float" office:value="0.2532" calcext:value-type="float">
            <text:p>0.2532</text:p>
          </table:table-cell>
          <table:table-cell table:style-name="ce10" table:formula="of:=[.H4]" office:value-type="float" office:value="8" calcext:value-type="float">
            <text:p>8</text:p>
          </table:table-cell>
          <table:table-cell table:formula="of:=[.$B$31]/[.H11]" office:value-type="float" office:value="3.29566914779508" calcext:value-type="float">
            <text:p>3.2956691478</text:p>
          </table:table-cell>
          <table:table-cell table:style-name="ce32" table:formula="of:=[.$B$31]/[.I11]" office:value-type="float" office:value="111.045257213358" calcext:value-type="float">
            <text:p>111.045257213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7.519596" calcext:value-type="float">
            <text:p>67.519596</text:p>
          </table:table-cell>
          <table:table-cell office:value-type="float" office:value="0.393153" calcext:value-type="float">
            <text:p>0.393153</text:p>
          </table:table-cell>
          <table:table-cell office:value-type="float" office:value="34.066263" calcext:value-type="float">
            <text:p>34.066263</text:p>
          </table:table-cell>
          <table:table-cell table:style-name="ce3" office:value-type="float" office:value="0.32183" calcext:value-type="float">
            <text:p>0.32183</text:p>
          </table:table-cell>
          <table:table-cell table:style-name="ce21" office:value-type="float" office:value="17.482516" calcext:value-type="float">
            <text:p>17.482516</text:p>
          </table:table-cell>
          <table:table-cell table:style-name="ce21" office:value-type="float" office:value="0.295953" calcext:value-type="float">
            <text:p>0.295953</text:p>
          </table:table-cell>
          <table:table-cell table:style-name="ce21" office:value-type="float" office:value="9.330693" calcext:value-type="float">
            <text:p>9.330693</text:p>
          </table:table-cell>
          <table:table-cell table:style-name="ce21" office:value-type="float" office:value="0.281851" calcext:value-type="float">
            <text:p>0.281851</text:p>
          </table:table-cell>
          <table:table-cell table:style-name="ce21" office:value-type="float" office:value="4.744312" calcext:value-type="float">
            <text:p>4.744312</text:p>
          </table:table-cell>
          <table:table-cell table:style-name="ce3" office:value-type="float" office:value="0.273947" calcext:value-type="float">
            <text:p>0.273947</text:p>
          </table:table-cell>
          <table:table-cell table:style-name="ce10" table:formula="of:=[.J4]" office:value-type="float" office:value="16" calcext:value-type="float">
            <text:p>16</text:p>
          </table:table-cell>
          <table:table-cell table:formula="of:=[.$B$31]/[.J11]" office:value-type="float" office:value="6.48143756781433" calcext:value-type="float">
            <text:p>6.4814375678</text:p>
          </table:table-cell>
          <table:table-cell table:style-name="ce32" table:formula="of:=[.$B$31]/[.K11]" office:value-type="float" office:value="115.134498995287" calcext:value-type="float">
            <text:p>115.1344989953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67.528709" calcext:value-type="float">
            <text:p>67.528709</text:p>
          </table:table-cell>
          <table:table-cell office:value-type="float" office:value="0.392281" calcext:value-type="float">
            <text:p>0.392281</text:p>
          </table:table-cell>
          <table:table-cell office:value-type="float" office:value="34.066596" calcext:value-type="float">
            <text:p>34.066596</text:p>
          </table:table-cell>
          <table:table-cell table:style-name="ce21" office:value-type="float" office:value="0.328389" calcext:value-type="float">
            <text:p>0.328389</text:p>
          </table:table-cell>
          <table:table-cell table:style-name="ce21" office:value-type="float" office:value="17.461581" calcext:value-type="float">
            <text:p>17.461581</text:p>
          </table:table-cell>
          <table:table-cell table:style-name="ce21" office:value-type="float" office:value="0.300848" calcext:value-type="float">
            <text:p>0.300848</text:p>
          </table:table-cell>
          <table:table-cell table:style-name="ce21" office:value-type="float" office:value="9.328006" calcext:value-type="float">
            <text:p>9.328006</text:p>
          </table:table-cell>
          <table:table-cell table:style-name="ce21" office:value-type="float" office:value="0.2838" calcext:value-type="float">
            <text:p>0.2838</text:p>
          </table:table-cell>
          <table:table-cell table:style-name="ce21" office:value-type="float" office:value="4.742887" calcext:value-type="float">
            <text:p>4.742887</text:p>
          </table:table-cell>
          <table:table-cell table:style-name="ce21" office:value-type="float" office:value="0.274786" calcext:value-type="float">
            <text:p>0.274786</text:p>
          </table:table-cell>
          <table:table-cell table:number-columns-repeated="2"/>
          <table:table-cell table:style-name="ce32"/>
          <table:table-cell table:number-columns-repeated="10"/>
        </table:table-row>
        <table:table-row table:style-name="ro1">
          <table:table-cell table:style-name="ce1"/>
          <table:table-cell table:style-name="ce8" table:formula="of:=AVERAGE([.B6:.B10])" office:value-type="float" office:value="67.5383258" calcext:value-type="float">
            <text:p>67.5383258</text:p>
          </table:table-cell>
          <table:table-cell table:style-name="ce15" table:formula="of:=AVERAGE([.C6:.C10])" office:value-type="float" office:value="0.3935452" calcext:value-type="float">
            <text:p>0.3935452</text:p>
          </table:table-cell>
          <table:table-cell table:style-name="ce15" table:formula="of:=AVERAGE([.D6:.D10])" office:value-type="float" office:value="34.0686926" calcext:value-type="float">
            <text:p>34.0686926</text:p>
          </table:table-cell>
          <table:table-cell table:style-name="ce15" table:formula="of:=AVERAGE([.E6:.E10])" office:value-type="float" office:value="0.3191138" calcext:value-type="float">
            <text:p>0.3191138</text:p>
          </table:table-cell>
          <table:table-cell table:style-name="ce15" table:formula="of:=AVERAGE([.F6:.F10])" office:value-type="float" office:value="17.5077532" calcext:value-type="float">
            <text:p>17.5077532</text:p>
          </table:table-cell>
          <table:table-cell table:style-name="ce15" table:formula="of:=AVERAGE([.G6:.G10])" office:value-type="float" office:value="0.2983282" calcext:value-type="float">
            <text:p>0.2983282</text:p>
          </table:table-cell>
          <table:table-cell table:style-name="ce15" table:formula="of:=AVERAGE([.H6:.H10])" office:value-type="float" office:value="9.3291154" calcext:value-type="float">
            <text:p>9.3291154</text:p>
          </table:table-cell>
          <table:table-cell table:style-name="ce15" table:formula="of:=AVERAGE([.I6:.I10])" office:value-type="float" office:value="0.2768752" calcext:value-type="float">
            <text:p>0.2768752</text:p>
          </table:table-cell>
          <table:table-cell table:style-name="ce15" table:formula="of:=AVERAGE([.J6:.J10])" office:value-type="float" office:value="4.743651" calcext:value-type="float">
            <text:p>4.743651</text:p>
          </table:table-cell>
          <table:table-cell table:style-name="ce15" table:formula="of:=AVERAGE([.K6:.K10])" office:value-type="float" office:value="0.2670414" calcext:value-type="float">
            <text:p>0.2670414</text:p>
          </table:table-cell>
          <table:table-cell table:number-columns-repeated="2"/>
          <table:table-cell table:style-name="ce33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MANUAL FINAL</text:p>
          </table:table-cell>
          <table:table-cell table:style-name="ce14" table:number-columns-repeated="5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float" office:value="1" calcext:value-type="float">
            <text:p>1</text:p>
          </table:table-cell>
          <table:table-cell/>
          <table:table-cell table:style-name="ce2" table:formula="of:=[.D4]" office:value-type="float" office:value="2" calcext:value-type="float">
            <text:p>2</text:p>
          </table:table-cell>
          <table:table-cell table:style-name="ce21"/>
          <table:table-cell table:style-name="ce2" table:formula="of:=[.F4]" office:value-type="float" office:value="4" calcext:value-type="float">
            <text:p>4</text:p>
          </table:table-cell>
          <table:table-cell table:style-name="ce3"/>
          <table:table-cell table:style-name="ce2" table:formula="of:=[.H4]" office:value-type="float" office:value="8" calcext:value-type="float">
            <text:p>8</text:p>
          </table:table-cell>
          <table:table-cell table:style-name="ce3"/>
          <table:table-cell table:style-name="ce2" table:formula="of:=[.J4]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10" table:formula="of:=[.B14]" office:value-type="float" office:value="1" calcext:value-type="float">
            <text:p>1</text:p>
          </table:table-cell>
          <table:table-cell table:formula="of:=[.$B$31]/[.B21]" office:value-type="float" office:value="1.052769946332" calcext:value-type="float">
            <text:p>1.0527699463</text:p>
          </table:table-cell>
          <table:table-cell table:style-name="ce32" table:formula="of:=[.$B$31]/[.C21]" office:value-type="float" office:value="134.574884052363" calcext:value-type="float">
            <text:p>134.5748840524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29.207761" calcext:value-type="float">
            <text:p>29.207761</text:p>
          </table:table-cell>
          <table:table-cell office:value-type="float" office:value="0.22934" calcext:value-type="float">
            <text:p>0.22934</text:p>
          </table:table-cell>
          <table:table-cell office:value-type="float" office:value="14.712535" calcext:value-type="float">
            <text:p>14.712535</text:p>
          </table:table-cell>
          <table:table-cell table:style-name="ce3" office:value-type="float" office:value="0.19162" calcext:value-type="float">
            <text:p>0.19162</text:p>
          </table:table-cell>
          <table:table-cell table:style-name="ce3" office:value-type="float" office:value="7.575949" calcext:value-type="float">
            <text:p>7.575949</text:p>
          </table:table-cell>
          <table:table-cell table:style-name="ce3" office:value-type="float" office:value="0.160533" calcext:value-type="float">
            <text:p>0.160533</text:p>
          </table:table-cell>
          <table:table-cell table:style-name="ce3" office:value-type="float" office:value="4.036391" calcext:value-type="float">
            <text:p>4.036391</text:p>
          </table:table-cell>
          <table:table-cell table:style-name="ce3" office:value-type="float" office:value="0.145517" calcext:value-type="float">
            <text:p>0.145517</text:p>
          </table:table-cell>
          <table:table-cell table:style-name="ce3" office:value-type="float" office:value="2.053966" calcext:value-type="float">
            <text:p>2.053966</text:p>
          </table:table-cell>
          <table:table-cell table:style-name="ce3" office:value-type="float" office:value="0.127171" calcext:value-type="float">
            <text:p>0.127171</text:p>
          </table:table-cell>
          <table:table-cell table:style-name="ce10" table:formula="of:=[.D14]" office:value-type="float" office:value="2" calcext:value-type="float">
            <text:p>2</text:p>
          </table:table-cell>
          <table:table-cell table:formula="of:=[.$B$31]/[.D21]" office:value-type="float" office:value="2.09398454987442" calcext:value-type="float">
            <text:p>2.0939845499</text:p>
          </table:table-cell>
          <table:table-cell table:style-name="ce32" table:formula="of:=[.$B$31]/[.E21]" office:value-type="float" office:value="162.328727301142" calcext:value-type="float">
            <text:p>162.3287273011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29.202896" calcext:value-type="float">
            <text:p>29.202896</text:p>
          </table:table-cell>
          <table:table-cell office:value-type="float" office:value="0.229485" calcext:value-type="float">
            <text:p>0.229485</text:p>
          </table:table-cell>
          <table:table-cell office:value-type="float" office:value="14.670235" calcext:value-type="float">
            <text:p>14.670235</text:p>
          </table:table-cell>
          <table:table-cell table:style-name="ce3" office:value-type="float" office:value="0.191163" calcext:value-type="float">
            <text:p>0.191163</text:p>
          </table:table-cell>
          <table:table-cell table:style-name="ce3" office:value-type="float" office:value="7.584349" calcext:value-type="float">
            <text:p>7.584349</text:p>
          </table:table-cell>
          <table:table-cell table:style-name="ce3" office:value-type="float" office:value="0.16452" calcext:value-type="float">
            <text:p>0.16452</text:p>
          </table:table-cell>
          <table:table-cell table:style-name="ce3" office:value-type="float" office:value="4.036228" calcext:value-type="float">
            <text:p>4.036228</text:p>
          </table:table-cell>
          <table:table-cell table:style-name="ce3" office:value-type="float" office:value="0.145885" calcext:value-type="float">
            <text:p>0.145885</text:p>
          </table:table-cell>
          <table:table-cell table:style-name="ce3" office:value-type="float" office:value="2.053564" calcext:value-type="float">
            <text:p>2.053564</text:p>
          </table:table-cell>
          <table:table-cell table:style-name="ce3" office:value-type="float" office:value="0.137796" calcext:value-type="float">
            <text:p>0.137796</text:p>
          </table:table-cell>
          <table:table-cell table:style-name="ce10" table:formula="of:=[.F14]" office:value-type="float" office:value="4" calcext:value-type="float">
            <text:p>4</text:p>
          </table:table-cell>
          <table:table-cell table:formula="of:=[.$B$31]/[.F21]" office:value-type="float" office:value="4.05992142901436" calcext:value-type="float">
            <text:p>4.059921429</text:p>
          </table:table-cell>
          <table:table-cell table:style-name="ce32" table:formula="of:=[.$B$31]/[.G21]" office:value-type="float" office:value="185.81086448344" calcext:value-type="float">
            <text:p>185.8108644834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29.207248" calcext:value-type="float">
            <text:p>29.207248</text:p>
          </table:table-cell>
          <table:table-cell office:value-type="float" office:value="0.227743" calcext:value-type="float">
            <text:p>0.227743</text:p>
          </table:table-cell>
          <table:table-cell office:value-type="float" office:value="14.675218" calcext:value-type="float">
            <text:p>14.675218</text:p>
          </table:table-cell>
          <table:table-cell table:style-name="ce3" office:value-type="float" office:value="0.189401" calcext:value-type="float">
            <text:p>0.189401</text:p>
          </table:table-cell>
          <table:table-cell table:style-name="ce3" office:value-type="float" office:value="7.554299" calcext:value-type="float">
            <text:p>7.554299</text:p>
          </table:table-cell>
          <table:table-cell table:style-name="ce3" office:value-type="float" office:value="0.164324" calcext:value-type="float">
            <text:p>0.164324</text:p>
          </table:table-cell>
          <table:table-cell table:style-name="ce3" office:value-type="float" office:value="4.036564" calcext:value-type="float">
            <text:p>4.036564</text:p>
          </table:table-cell>
          <table:table-cell table:style-name="ce3" office:value-type="float" office:value="0.147688" calcext:value-type="float">
            <text:p>0.147688</text:p>
          </table:table-cell>
          <table:table-cell table:style-name="ce3" office:value-type="float" office:value="2.055387" calcext:value-type="float">
            <text:p>2.055387</text:p>
          </table:table-cell>
          <table:table-cell table:style-name="ce3" office:value-type="float" office:value="0.141187" calcext:value-type="float">
            <text:p>0.141187</text:p>
          </table:table-cell>
          <table:table-cell table:style-name="ce10" table:formula="of:=[.H14]" office:value-type="float" office:value="8" calcext:value-type="float">
            <text:p>8</text:p>
          </table:table-cell>
          <table:table-cell table:formula="of:=[.$B$31]/[.H21]" office:value-type="float" office:value="7.61675508464482" calcext:value-type="float">
            <text:p>7.6167550846</text:p>
          </table:table-cell>
          <table:table-cell table:style-name="ce32" table:formula="of:=[.$B$31]/[.I21]" office:value-type="float" office:value="209.703780245923" calcext:value-type="float">
            <text:p>209.7037802459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29.202444" calcext:value-type="float">
            <text:p>29.202444</text:p>
          </table:table-cell>
          <table:table-cell office:value-type="float" office:value="0.227668" calcext:value-type="float">
            <text:p>0.227668</text:p>
          </table:table-cell>
          <table:table-cell office:value-type="float" office:value="14.702081" calcext:value-type="float">
            <text:p>14.702081</text:p>
          </table:table-cell>
          <table:table-cell table:style-name="ce3" office:value-type="float" office:value="0.187036" calcext:value-type="float">
            <text:p>0.187036</text:p>
          </table:table-cell>
          <table:table-cell table:style-name="ce21" office:value-type="float" office:value="7.578389" calcext:value-type="float">
            <text:p>7.578389</text:p>
          </table:table-cell>
          <table:table-cell table:style-name="ce21" office:value-type="float" office:value="0.167448" calcext:value-type="float">
            <text:p>0.167448</text:p>
          </table:table-cell>
          <table:table-cell table:style-name="ce21" office:value-type="float" office:value="4.03682" calcext:value-type="float">
            <text:p>4.03682</text:p>
          </table:table-cell>
          <table:table-cell table:style-name="ce21" office:value-type="float" office:value="0.14985" calcext:value-type="float">
            <text:p>0.14985</text:p>
          </table:table-cell>
          <table:table-cell table:style-name="ce21" office:value-type="float" office:value="2.054819" calcext:value-type="float">
            <text:p>2.054819</text:p>
          </table:table-cell>
          <table:table-cell table:style-name="ce21" office:value-type="float" office:value="0.142202" calcext:value-type="float">
            <text:p>0.142202</text:p>
          </table:table-cell>
          <table:table-cell table:style-name="ce10" table:formula="of:=[.J14]" office:value-type="float" office:value="16" calcext:value-type="float">
            <text:p>16</text:p>
          </table:table-cell>
          <table:table-cell table:formula="of:=[.$B$31]/[.J21]" office:value-type="float" office:value="14.9654989697422" calcext:value-type="float">
            <text:p>14.9654989697</text:p>
          </table:table-cell>
          <table:table-cell table:style-name="ce32" table:formula="of:=[.$B$31]/[.K21]" office:value-type="float" office:value="224.22100724755" calcext:value-type="float">
            <text:p>224.2210072476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29.202426" calcext:value-type="float">
            <text:p>29.202426</text:p>
          </table:table-cell>
          <table:table-cell office:value-type="float" office:value="0.22809" calcext:value-type="float">
            <text:p>0.22809</text:p>
          </table:table-cell>
          <table:table-cell office:value-type="float" office:value="14.654221" calcext:value-type="float">
            <text:p>14.654221</text:p>
          </table:table-cell>
          <table:table-cell table:style-name="ce21" office:value-type="float" office:value="0.187799" calcext:value-type="float">
            <text:p>0.187799</text:p>
          </table:table-cell>
          <table:table-cell table:style-name="ce21" office:value-type="float" office:value="7.571882" calcext:value-type="float">
            <text:p>7.571882</text:p>
          </table:table-cell>
          <table:table-cell table:style-name="ce21" office:value-type="float" office:value="0.170513" calcext:value-type="float">
            <text:p>0.170513</text:p>
          </table:table-cell>
          <table:table-cell table:style-name="ce21" office:value-type="float" office:value="4.036921" calcext:value-type="float">
            <text:p>4.036921</text:p>
          </table:table-cell>
          <table:table-cell table:style-name="ce21" office:value-type="float" office:value="0.144134" calcext:value-type="float">
            <text:p>0.144134</text:p>
          </table:table-cell>
          <table:table-cell table:style-name="ce21" office:value-type="float" office:value="2.05445" calcext:value-type="float">
            <text:p>2.05445</text:p>
          </table:table-cell>
          <table:table-cell table:style-name="ce21" office:value-type="float" office:value="0.137255" calcext:value-type="float">
            <text:p>0.137255</text:p>
          </table:table-cell>
          <table:table-cell table:number-columns-repeated="2"/>
          <table:table-cell table:style-name="ce32"/>
          <table:table-cell table:number-columns-repeated="10"/>
        </table:table-row>
        <table:table-row table:style-name="ro1">
          <table:table-cell/>
          <table:table-cell table:style-name="ce8" table:formula="of:=AVERAGE([.B16:.B20])" office:value-type="float" office:value="29.204555" calcext:value-type="float">
            <text:p>29.204555</text:p>
          </table:table-cell>
          <table:table-cell table:style-name="ce15" table:formula="of:=AVERAGE([.C16:.C20])" office:value-type="float" office:value="0.2284652" calcext:value-type="float">
            <text:p>0.2284652</text:p>
          </table:table-cell>
          <table:table-cell table:style-name="ce15" table:formula="of:=AVERAGE([.D16:.D20])" office:value-type="float" office:value="14.682858" calcext:value-type="float">
            <text:p>14.682858</text:p>
          </table:table-cell>
          <table:table-cell table:style-name="ce15" table:formula="of:=AVERAGE([.E16:.E20])" office:value-type="float" office:value="0.1894038" calcext:value-type="float">
            <text:p>0.1894038</text:p>
          </table:table-cell>
          <table:table-cell table:style-name="ce15" table:formula="of:=AVERAGE([.F16:.F20])" office:value-type="float" office:value="7.5729736" calcext:value-type="float">
            <text:p>7.5729736</text:p>
          </table:table-cell>
          <table:table-cell table:style-name="ce15" table:formula="of:=AVERAGE([.G16:.G20])" office:value-type="float" office:value="0.1654676" calcext:value-type="float">
            <text:p>0.1654676</text:p>
          </table:table-cell>
          <table:table-cell table:style-name="ce15" table:formula="of:=AVERAGE([.H16:.H20])" office:value-type="float" office:value="4.0365848" calcext:value-type="float">
            <text:p>4.0365848</text:p>
          </table:table-cell>
          <table:table-cell table:style-name="ce15" table:formula="of:=AVERAGE([.I16:.I20])" office:value-type="float" office:value="0.1466148" calcext:value-type="float">
            <text:p>0.1466148</text:p>
          </table:table-cell>
          <table:table-cell table:style-name="ce15" table:formula="of:=AVERAGE([.J16:.J20])" office:value-type="float" office:value="2.0544372" calcext:value-type="float">
            <text:p>2.0544372</text:p>
          </table:table-cell>
          <table:table-cell table:style-name="ce15" table:formula="of:=AVERAGE([.K16:.K20])" office:value-type="float" office:value="0.1371222" calcext:value-type="float">
            <text:p>0.1371222</text:p>
          </table:table-cell>
          <table:table-cell table:style-name="ce29" table:number-columns-repeated="2"/>
          <table:table-cell table:style-name="ce33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9" office:value-type="string" calcext:value-type="string">
            <text:p>THREADS</text:p>
          </table:table-cell>
          <table:table-cell table:style-name="ce16" office:value-type="string" calcext:value-type="string">
            <text:p>OMP_F</text:p>
          </table:table-cell>
          <table:table-cell table:style-name="ce16" office:value-type="string" calcext:value-type="string">
            <text:p>OMP_MF</text:p>
          </table:table-cell>
          <table:table-cell table:style-name="ce16" office:value-type="string" calcext:value-type="string">
            <text:p>OMP_MEMO_F</text:p>
          </table:table-cell>
          <table:table-cell table:style-name="ce24" office:value-type="string" calcext:value-type="string">
            <text:p>OMP_MEMO_MF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B4]" office:value-type="float" office:value="1" calcext:value-type="float">
            <text:p>1</text:p>
          </table:table-cell>
          <table:table-cell table:formula="of:=[.M5]" office:value-type="float" office:value="0.455233046360175" calcext:value-type="float">
            <text:p>0.4552330464</text:p>
          </table:table-cell>
          <table:table-cell table:style-name="Default" table:formula="of:=[.M15]" office:value-type="float" office:value="1.052769946332" calcext:value-type="float">
            <text:p>1.0527699463</text:p>
          </table:table-cell>
          <table:table-cell table:formula="of:=[.N5]" office:value-type="float" office:value="78.1248959458786" calcext:value-type="float">
            <text:p>78.1248959459</text:p>
          </table:table-cell>
          <table:table-cell table:style-name="ce25" table:formula="of:=[.N15]" office:value-type="float" office:value="134.574884052363" calcext:value-type="float">
            <text:p>134.5748840524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D4]" office:value-type="float" office:value="2" calcext:value-type="float">
            <text:p>2</text:p>
          </table:table-cell>
          <table:table-cell table:formula="of:=[.M6]" office:value-type="float" office:value="0.902461334838543" calcext:value-type="float">
            <text:p>0.9024613348</text:p>
          </table:table-cell>
          <table:table-cell table:style-name="Default" table:formula="of:=[.M16]" office:value-type="float" office:value="2.09398454987442" calcext:value-type="float">
            <text:p>2.0939845499</text:p>
          </table:table-cell>
          <table:table-cell table:formula="of:=[.N6]" office:value-type="float" office:value="96.3470642761297" calcext:value-type="float">
            <text:p>96.3470642761</text:p>
          </table:table-cell>
          <table:table-cell table:style-name="ce25" table:formula="of:=[.N16]" office:value-type="float" office:value="162.328727301142" calcext:value-type="float">
            <text:p>162.3287273011</text:p>
          </table:table-cell>
          <table:table-cell table:number-columns-repeated="18"/>
        </table:table-row>
        <table:table-row table:style-name="ro1">
          <table:table-cell table:style-name="ce1"/>
          <table:table-cell table:style-name="ce10" table:formula="of:=[.F4]" office:value-type="float" office:value="4" calcext:value-type="float">
            <text:p>4</text:p>
          </table:table-cell>
          <table:table-cell table:formula="of:=[.M7]" office:value-type="float" office:value="1.75611784383618" calcext:value-type="float">
            <text:p>1.7561178438</text:p>
          </table:table-cell>
          <table:table-cell table:style-name="Default" table:formula="of:=[.M17]" office:value-type="float" office:value="4.05992142901436" calcext:value-type="float">
            <text:p>4.059921429</text:p>
          </table:table-cell>
          <table:table-cell table:formula="of:=[.N7]" office:value-type="float" office:value="103.059911198472" calcext:value-type="float">
            <text:p>103.0599111985</text:p>
          </table:table-cell>
          <table:table-cell table:style-name="ce25" table:formula="of:=[.N17]" office:value-type="float" office:value="185.81086448344" calcext:value-type="float">
            <text:p>185.8108644834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H4]" office:value-type="float" office:value="8" calcext:value-type="float">
            <text:p>8</text:p>
          </table:table-cell>
          <table:table-cell table:formula="of:=[.M8]" office:value-type="float" office:value="3.29566914779508" calcext:value-type="float">
            <text:p>3.2956691478</text:p>
          </table:table-cell>
          <table:table-cell table:style-name="Default" table:formula="of:=[.M18]" office:value-type="float" office:value="7.61675508464482" calcext:value-type="float">
            <text:p>7.6167550846</text:p>
          </table:table-cell>
          <table:table-cell table:formula="of:=[.N8]" office:value-type="float" office:value="111.045257213358" calcext:value-type="float">
            <text:p>111.0452572134</text:p>
          </table:table-cell>
          <table:table-cell table:style-name="ce25" table:formula="of:=[.N18]" office:value-type="float" office:value="209.703780245923" calcext:value-type="float">
            <text:p>209.7037802459</text:p>
          </table:table-cell>
          <table:table-cell table:number-columns-repeated="18"/>
        </table:table-row>
        <table:table-row table:style-name="ro1">
          <table:table-cell/>
          <table:table-cell table:style-name="ce11" table:formula="of:=[.J4]" office:value-type="float" office:value="16" calcext:value-type="float">
            <text:p>16</text:p>
          </table:table-cell>
          <table:table-cell table:style-name="ce17" table:formula="of:=[.M9]" office:value-type="float" office:value="6.48143756781433" calcext:value-type="float">
            <text:p>6.4814375678</text:p>
          </table:table-cell>
          <table:table-cell table:style-name="ce17" table:formula="of:=[.M19]" office:value-type="float" office:value="14.9654989697422" calcext:value-type="float">
            <text:p>14.9654989697</text:p>
          </table:table-cell>
          <table:table-cell table:style-name="ce17" table:formula="of:=[.N9]" office:value-type="float" office:value="115.134498995287" calcext:value-type="float">
            <text:p>115.1344989953</text:p>
          </table:table-cell>
          <table:table-cell table:style-name="ce26" table:formula="of:=[.N19]" office:value-type="float" office:value="224.22100724755" calcext:value-type="float">
            <text:p>224.2210072476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2" office:value-type="string" calcext:value-type="string">
            <text:p>Serial time</text:p>
          </table:table-cell>
          <table:table-cell table:style-name="ce18" office:value-type="string" calcext:value-type="string">
            <text:p>Problem size</text:p>
          </table:table-cell>
          <table:table-cell table:style-name="ce18" office:value-type="string" calcext:value-type="string">
            <text:p>Final omp</text:p>
          </table:table-cell>
          <table:table-cell table:style-name="ce22" office:value-type="string" calcext:value-type="string">
            <text:p>Final omp memo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float" office:value="30.7456778" calcext:value-type="float">
            <text:p>30.7456778</text:p>
          </table:table-cell>
          <table:table-cell table:style-name="ce34" office:value-type="string" calcext:value-type="string">
            <text:p>(10, 21)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There is a big difference between OmpSs final and manual final due to the reduction.</text:p>
          </table:table-cell>
          <table:table-cell/>
          <table:table-cell table:style-name="Default"/>
          <table:table-cell table:number-columns-repeated="20"/>
        </table:table-row>
      </table:table>
      <table:table table:name="Fibonacci" table:style-name="ta1">
        <table:shapes>
          <draw:frame draw:z-index="0" draw:style-name="gr1" draw:text-style-name="P1" svg:width="4.9783in" svg:height="2.552in" svg:x="7.5433in" svg:y="3.8484in">
            <draw:object draw:notify-on-update-of-ranges="Fibonacci.B24:Fibonacci.B28 Fibonacci.C23:Fibonacci.C23 Fibonacci.C24:Fibonacci.C28 Fibonacci.D23:Fibonacci.D23 Fibonacci.D24:Fibonacci.D28 Fibonacci.E23:Fibonacci.E23 Fibonacci.E24:Fibonacci.E28 Fibonacci.F23:Fibonacci.F23 Fibonacci.F24:Fibonacci.F2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ce32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 OMPSS FINAL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1"/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10" table:formula="of:=[.B4]" office:value-type="float" office:value="1" calcext:value-type="float">
            <text:p>1</text:p>
          </table:table-cell>
          <table:table-cell table:formula="of:=[.$B$31]/[.B11]" office:value-type="float" office:value="1.00149663030855" calcext:value-type="float">
            <text:p>1.0014966303</text:p>
          </table:table-cell>
          <table:table-cell table:formula="of:=[.$B$31]/[.C11]" office:value-type="float" office:value="448.380728362898" calcext:value-type="float">
            <text:p>448.380728362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.38873" calcext:value-type="float">
            <text:p>32.38873</text:p>
          </table:table-cell>
          <table:table-cell office:value-type="float" office:value="0.072134" calcext:value-type="float">
            <text:p>0.072134</text:p>
          </table:table-cell>
          <table:table-cell office:value-type="float" office:value="16.318389" calcext:value-type="float">
            <text:p>16.318389</text:p>
          </table:table-cell>
          <table:table-cell office:value-type="float" office:value="0.067463" calcext:value-type="float">
            <text:p>0.067463</text:p>
          </table:table-cell>
          <table:table-cell office:value-type="float" office:value="8.42091" calcext:value-type="float">
            <text:p>8.42091</text:p>
          </table:table-cell>
          <table:table-cell table:style-name="ce3" office:value-type="float" office:value="0.0509" calcext:value-type="float">
            <text:p>0.0509</text:p>
          </table:table-cell>
          <table:table-cell table:style-name="ce3" office:value-type="float" office:value="4.479097" calcext:value-type="float">
            <text:p>4.479097</text:p>
          </table:table-cell>
          <table:table-cell table:style-name="ce3" office:value-type="float" office:value="0.048141" calcext:value-type="float">
            <text:p>0.048141</text:p>
          </table:table-cell>
          <table:table-cell table:style-name="ce3" office:value-type="float" office:value="2.255341" calcext:value-type="float">
            <text:p>2.255341</text:p>
          </table:table-cell>
          <table:table-cell table:style-name="ce3" office:value-type="float" office:value="0.052951" calcext:value-type="float">
            <text:p>0.052951</text:p>
          </table:table-cell>
          <table:table-cell table:style-name="ce10" table:formula="of:=[.D4]" office:value-type="float" office:value="2" calcext:value-type="float">
            <text:p>2</text:p>
          </table:table-cell>
          <table:table-cell table:formula="of:=[.$B$31]/[.D11]" office:value-type="float" office:value="1.9871803665491" calcext:value-type="float">
            <text:p>1.9871803665</text:p>
          </table:table-cell>
          <table:table-cell table:formula="of:=[.$B$31]/[.E11]" office:value-type="float" office:value="494.603529121045" calcext:value-type="float">
            <text:p>494.6035291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.374795" calcext:value-type="float">
            <text:p>32.374795</text:p>
          </table:table-cell>
          <table:table-cell office:value-type="float" office:value="0.072077" calcext:value-type="float">
            <text:p>0.072077</text:p>
          </table:table-cell>
          <table:table-cell office:value-type="float" office:value="16.275437" calcext:value-type="float">
            <text:p>16.275437</text:p>
          </table:table-cell>
          <table:table-cell office:value-type="float" office:value="0.067007" calcext:value-type="float">
            <text:p>0.067007</text:p>
          </table:table-cell>
          <table:table-cell office:value-type="float" office:value="8.396478" calcext:value-type="float">
            <text:p>8.396478</text:p>
          </table:table-cell>
          <table:table-cell table:style-name="ce3" office:value-type="float" office:value="0.054926" calcext:value-type="float">
            <text:p>0.054926</text:p>
          </table:table-cell>
          <table:table-cell table:style-name="ce3" office:value-type="float" office:value="4.475425" calcext:value-type="float">
            <text:p>4.475425</text:p>
          </table:table-cell>
          <table:table-cell table:style-name="ce3" office:value-type="float" office:value="0.054081" calcext:value-type="float">
            <text:p>0.054081</text:p>
          </table:table-cell>
          <table:table-cell table:style-name="ce3" office:value-type="float" office:value="2.255387" calcext:value-type="float">
            <text:p>2.255387</text:p>
          </table:table-cell>
          <table:table-cell table:style-name="ce3" office:value-type="float" office:value="0.049216" calcext:value-type="float">
            <text:p>0.049216</text:p>
          </table:table-cell>
          <table:table-cell table:style-name="ce10" table:formula="of:=[.F4]" office:value-type="float" office:value="4" calcext:value-type="float">
            <text:p>4</text:p>
          </table:table-cell>
          <table:table-cell table:formula="of:=[.$B$31]/[.F11]" office:value-type="float" office:value="3.85611026145002" calcext:value-type="float">
            <text:p>3.8561102615</text:p>
          </table:table-cell>
          <table:table-cell table:formula="of:=[.$B$31]/[.G11]" office:value-type="float" office:value="562.097324115551" calcext:value-type="float">
            <text:p>562.09732411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.380976" calcext:value-type="float">
            <text:p>32.380976</text:p>
          </table:table-cell>
          <table:table-cell office:value-type="float" office:value="0.072264" calcext:value-type="float">
            <text:p>0.072264</text:p>
          </table:table-cell>
          <table:table-cell office:value-type="float" office:value="16.295985" calcext:value-type="float">
            <text:p>16.295985</text:p>
          </table:table-cell>
          <table:table-cell office:value-type="float" office:value="0.065534" calcext:value-type="float">
            <text:p>0.065534</text:p>
          </table:table-cell>
          <table:table-cell office:value-type="float" office:value="8.404633" calcext:value-type="float">
            <text:p>8.404633</text:p>
          </table:table-cell>
          <table:table-cell table:style-name="ce3" office:value-type="float" office:value="0.061867" calcext:value-type="float">
            <text:p>0.061867</text:p>
          </table:table-cell>
          <table:table-cell table:style-name="ce3" office:value-type="float" office:value="4.472935" calcext:value-type="float">
            <text:p>4.472935</text:p>
          </table:table-cell>
          <table:table-cell table:style-name="ce3" office:value-type="float" office:value="0.047831" calcext:value-type="float">
            <text:p>0.047831</text:p>
          </table:table-cell>
          <table:table-cell table:style-name="ce3" office:value-type="float" office:value="2.253948" calcext:value-type="float">
            <text:p>2.253948</text:p>
          </table:table-cell>
          <table:table-cell table:style-name="ce3" office:value-type="float" office:value="0.053215" calcext:value-type="float">
            <text:p>0.053215</text:p>
          </table:table-cell>
          <table:table-cell table:style-name="ce10" table:formula="of:=[.H4]" office:value-type="float" office:value="8" calcext:value-type="float">
            <text:p>8</text:p>
          </table:table-cell>
          <table:table-cell table:formula="of:=[.$B$31]/[.H11]" office:value-type="float" office:value="7.24620799485396" calcext:value-type="float">
            <text:p>7.2462079949</text:p>
          </table:table-cell>
          <table:table-cell table:formula="of:=[.$B$31]/[.I11]" office:value-type="float" office:value="612.373302159034" calcext:value-type="float">
            <text:p>612.37330215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.37048" calcext:value-type="float">
            <text:p>32.37048</text:p>
          </table:table-cell>
          <table:table-cell office:value-type="float" office:value="0.072796" calcext:value-type="float">
            <text:p>0.072796</text:p>
          </table:table-cell>
          <table:table-cell office:value-type="float" office:value="16.338359" calcext:value-type="float">
            <text:p>16.338359</text:p>
          </table:table-cell>
          <table:table-cell office:value-type="float" office:value="0.064311" calcext:value-type="float">
            <text:p>0.064311</text:p>
          </table:table-cell>
          <table:table-cell table:style-name="ce21" office:value-type="float" office:value="8.406684" calcext:value-type="float">
            <text:p>8.406684</text:p>
          </table:table-cell>
          <table:table-cell table:style-name="ce21" office:value-type="float" office:value="0.059587" calcext:value-type="float">
            <text:p>0.059587</text:p>
          </table:table-cell>
          <table:table-cell table:style-name="ce21" office:value-type="float" office:value="4.471548" calcext:value-type="float">
            <text:p>4.471548</text:p>
          </table:table-cell>
          <table:table-cell table:style-name="ce21" office:value-type="float" office:value="0.057283" calcext:value-type="float">
            <text:p>0.057283</text:p>
          </table:table-cell>
          <table:table-cell table:style-name="ce21" office:value-type="float" office:value="2.256478" calcext:value-type="float">
            <text:p>2.256478</text:p>
          </table:table-cell>
          <table:table-cell table:style-name="ce3" office:value-type="float" office:value="0.049364" calcext:value-type="float">
            <text:p>0.049364</text:p>
          </table:table-cell>
          <table:table-cell table:style-name="ce10" table:formula="of:=[.J4]" office:value-type="float" office:value="16" calcext:value-type="float">
            <text:p>16</text:p>
          </table:table-cell>
          <table:table-cell table:formula="of:=[.$B$31]/[.J11]" office:value-type="float" office:value="14.3778397244556" calcext:value-type="float">
            <text:p>14.3778397245</text:p>
          </table:table-cell>
          <table:table-cell table:formula="of:=[.$B$31]/[.K11]" office:value-type="float" office:value="632.965455716712" calcext:value-type="float">
            <text:p>632.9654557167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32.367348" calcext:value-type="float">
            <text:p>32.367348</text:p>
          </table:table-cell>
          <table:table-cell office:value-type="float" office:value="0.072307" calcext:value-type="float">
            <text:p>0.072307</text:p>
          </table:table-cell>
          <table:table-cell office:value-type="float" office:value="16.35708" calcext:value-type="float">
            <text:p>16.35708</text:p>
          </table:table-cell>
          <table:table-cell table:style-name="ce21" office:value-type="float" office:value="0.063472" calcext:value-type="float">
            <text:p>0.063472</text:p>
          </table:table-cell>
          <table:table-cell table:style-name="ce21" office:value-type="float" office:value="8.414856" calcext:value-type="float">
            <text:p>8.414856</text:p>
          </table:table-cell>
          <table:table-cell table:style-name="ce21" office:value-type="float" office:value="0.061148" calcext:value-type="float">
            <text:p>0.061148</text:p>
          </table:table-cell>
          <table:table-cell table:style-name="ce21" office:value-type="float" office:value="4.474712" calcext:value-type="float">
            <text:p>4.474712</text:p>
          </table:table-cell>
          <table:table-cell table:style-name="ce21" office:value-type="float" office:value="0.057412" calcext:value-type="float">
            <text:p>0.057412</text:p>
          </table:table-cell>
          <table:table-cell table:style-name="ce21" office:value-type="float" office:value="2.254852" calcext:value-type="float">
            <text:p>2.254852</text:p>
          </table:table-cell>
          <table:table-cell table:style-name="ce21" office:value-type="float" office:value="0.051389" calcext:value-type="float">
            <text:p>0.051389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8" table:formula="of:=AVERAGE([.B6:.B10])" office:value-type="float" office:value="32.3764658" calcext:value-type="float">
            <text:p>32.3764658</text:p>
          </table:table-cell>
          <table:table-cell table:style-name="ce15" table:formula="of:=AVERAGE([.C6:.C10])" office:value-type="float" office:value="0.0723156" calcext:value-type="float">
            <text:p>0.0723156</text:p>
          </table:table-cell>
          <table:table-cell table:style-name="ce15" table:formula="of:=AVERAGE([.D6:.D10])" office:value-type="float" office:value="16.31705" calcext:value-type="float">
            <text:p>16.31705</text:p>
          </table:table-cell>
          <table:table-cell table:style-name="ce15" table:formula="of:=AVERAGE([.E6:.E10])" office:value-type="float" office:value="0.0655574" calcext:value-type="float">
            <text:p>0.0655574</text:p>
          </table:table-cell>
          <table:table-cell table:style-name="ce15" table:formula="of:=AVERAGE([.F6:.F10])" office:value-type="float" office:value="8.4087122" calcext:value-type="float">
            <text:p>8.4087122</text:p>
          </table:table-cell>
          <table:table-cell table:style-name="ce15" table:formula="of:=AVERAGE([.G6:.G10])" office:value-type="float" office:value="0.0576856" calcext:value-type="float">
            <text:p>0.0576856</text:p>
          </table:table-cell>
          <table:table-cell table:style-name="ce15" table:formula="of:=AVERAGE([.H6:.H10])" office:value-type="float" office:value="4.4747434" calcext:value-type="float">
            <text:p>4.4747434</text:p>
          </table:table-cell>
          <table:table-cell table:style-name="ce15" table:formula="of:=AVERAGE([.I6:.I10])" office:value-type="float" office:value="0.0529496" calcext:value-type="float">
            <text:p>0.0529496</text:p>
          </table:table-cell>
          <table:table-cell table:style-name="ce15" table:formula="of:=AVERAGE([.J6:.J10])" office:value-type="float" office:value="2.2552012" calcext:value-type="float">
            <text:p>2.2552012</text:p>
          </table:table-cell>
          <table:table-cell table:style-name="ce15" table:formula="of:=AVERAGE([.K6:.K10])" office:value-type="float" office:value="0.051227" calcext:value-type="float">
            <text:p>0.051227</text:p>
          </table:table-cell>
          <table:table-cell table:number-columns-repeated="2"/>
          <table:table-cell table:style-name="ce33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MANUAL FINAL</text:p>
          </table:table-cell>
          <table:table-cell table:style-name="ce14" table:number-columns-repeated="5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float" office:value="1" calcext:value-type="float">
            <text:p>1</text:p>
          </table:table-cell>
          <table:table-cell/>
          <table:table-cell table:style-name="ce2" table:formula="of:=[.D4]" office:value-type="float" office:value="2" calcext:value-type="float">
            <text:p>2</text:p>
          </table:table-cell>
          <table:table-cell table:style-name="ce21"/>
          <table:table-cell table:style-name="ce2" table:formula="of:=[.F4]" office:value-type="float" office:value="4" calcext:value-type="float">
            <text:p>4</text:p>
          </table:table-cell>
          <table:table-cell table:style-name="ce3"/>
          <table:table-cell table:style-name="ce2" table:formula="of:=[.H4]" office:value-type="float" office:value="8" calcext:value-type="float">
            <text:p>8</text:p>
          </table:table-cell>
          <table:table-cell table:style-name="ce3"/>
          <table:table-cell table:style-name="ce2" table:formula="of:=[.J4]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10" table:formula="of:=[.B14]" office:value-type="float" office:value="1" calcext:value-type="float">
            <text:p>1</text:p>
          </table:table-cell>
          <table:table-cell table:formula="of:=[.$B$31]/[.B21]" office:value-type="float" office:value="1.00903429728494" calcext:value-type="float">
            <text:p>1.0090342973</text:p>
          </table:table-cell>
          <table:table-cell table:formula="of:=[.$B$31]/[.C21]" office:value-type="float" office:value="451.99591564767" calcext:value-type="float">
            <text:p>451.9959156477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32.145139" calcext:value-type="float">
            <text:p>32.145139</text:p>
          </table:table-cell>
          <table:table-cell office:value-type="float" office:value="0.072793" calcext:value-type="float">
            <text:p>0.072793</text:p>
          </table:table-cell>
          <table:table-cell office:value-type="float" office:value="16.113542" calcext:value-type="float">
            <text:p>16.113542</text:p>
          </table:table-cell>
          <table:table-cell office:value-type="float" office:value="0.068298" calcext:value-type="float">
            <text:p>0.068298</text:p>
          </table:table-cell>
          <table:table-cell office:value-type="float" office:value="8.308872" calcext:value-type="float">
            <text:p>8.308872</text:p>
          </table:table-cell>
          <table:table-cell table:style-name="ce3" office:value-type="float" office:value="0.059987" calcext:value-type="float">
            <text:p>0.059987</text:p>
          </table:table-cell>
          <table:table-cell table:style-name="ce3" office:value-type="float" office:value="4.437585" calcext:value-type="float">
            <text:p>4.437585</text:p>
          </table:table-cell>
          <table:table-cell table:style-name="ce3" office:value-type="float" office:value="0.050467" calcext:value-type="float">
            <text:p>0.050467</text:p>
          </table:table-cell>
          <table:table-cell table:style-name="ce3" office:value-type="float" office:value="2.233275" calcext:value-type="float">
            <text:p>2.233275</text:p>
          </table:table-cell>
          <table:table-cell table:style-name="ce3" office:value-type="float" office:value="0.054181" calcext:value-type="float">
            <text:p>0.054181</text:p>
          </table:table-cell>
          <table:table-cell table:style-name="ce10" table:formula="of:=[.D14]" office:value-type="float" office:value="2" calcext:value-type="float">
            <text:p>2</text:p>
          </table:table-cell>
          <table:table-cell table:formula="of:=[.$B$31]/[.D21]" office:value-type="float" office:value="2.0110519745657" calcext:value-type="float">
            <text:p>2.0110519746</text:p>
          </table:table-cell>
          <table:table-cell table:formula="of:=[.$B$31]/[.E21]" office:value-type="float" office:value="495.630210817223" calcext:value-type="float">
            <text:p>495.6302108172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32.122458" calcext:value-type="float">
            <text:p>32.122458</text:p>
          </table:table-cell>
          <table:table-cell office:value-type="float" office:value="0.071687" calcext:value-type="float">
            <text:p>0.071687</text:p>
          </table:table-cell>
          <table:table-cell office:value-type="float" office:value="16.134459" calcext:value-type="float">
            <text:p>16.134459</text:p>
          </table:table-cell>
          <table:table-cell office:value-type="float" office:value="0.064215" calcext:value-type="float">
            <text:p>0.064215</text:p>
          </table:table-cell>
          <table:table-cell office:value-type="float" office:value="8.301395" calcext:value-type="float">
            <text:p>8.301395</text:p>
          </table:table-cell>
          <table:table-cell table:style-name="ce3" office:value-type="float" office:value="0.061669" calcext:value-type="float">
            <text:p>0.061669</text:p>
          </table:table-cell>
          <table:table-cell table:style-name="ce3" office:value-type="float" office:value="4.439426" calcext:value-type="float">
            <text:p>4.439426</text:p>
          </table:table-cell>
          <table:table-cell table:style-name="ce3" office:value-type="float" office:value="0.055381" calcext:value-type="float">
            <text:p>0.055381</text:p>
          </table:table-cell>
          <table:table-cell table:style-name="ce3" office:value-type="float" office:value="2.230977" calcext:value-type="float">
            <text:p>2.230977</text:p>
          </table:table-cell>
          <table:table-cell table:style-name="ce3" office:value-type="float" office:value="0.047364" calcext:value-type="float">
            <text:p>0.047364</text:p>
          </table:table-cell>
          <table:table-cell table:style-name="ce10" table:formula="of:=[.F14]" office:value-type="float" office:value="4" calcext:value-type="float">
            <text:p>4</text:p>
          </table:table-cell>
          <table:table-cell table:formula="of:=[.$B$31]/[.F21]" office:value-type="float" office:value="3.90120498377528" calcext:value-type="float">
            <text:p>3.9012049838</text:p>
          </table:table-cell>
          <table:table-cell table:formula="of:=[.$B$31]/[.G21]" office:value-type="float" office:value="536.245156830382" calcext:value-type="float">
            <text:p>536.2451568304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32.137188" calcext:value-type="float">
            <text:p>32.137188</text:p>
          </table:table-cell>
          <table:table-cell office:value-type="float" office:value="0.071791" calcext:value-type="float">
            <text:p>0.071791</text:p>
          </table:table-cell>
          <table:table-cell office:value-type="float" office:value="16.129464" calcext:value-type="float">
            <text:p>16.129464</text:p>
          </table:table-cell>
          <table:table-cell office:value-type="float" office:value="0.064952" calcext:value-type="float">
            <text:p>0.064952</text:p>
          </table:table-cell>
          <table:table-cell office:value-type="float" office:value="8.334875" calcext:value-type="float">
            <text:p>8.334875</text:p>
          </table:table-cell>
          <table:table-cell table:style-name="ce3" office:value-type="float" office:value="0.060535" calcext:value-type="float">
            <text:p>0.060535</text:p>
          </table:table-cell>
          <table:table-cell table:style-name="ce3" office:value-type="float" office:value="4.439835" calcext:value-type="float">
            <text:p>4.439835</text:p>
          </table:table-cell>
          <table:table-cell table:style-name="ce3" office:value-type="float" office:value="0.04703" calcext:value-type="float">
            <text:p>0.04703</text:p>
          </table:table-cell>
          <table:table-cell table:style-name="ce3" office:value-type="float" office:value="2.237358" calcext:value-type="float">
            <text:p>2.237358</text:p>
          </table:table-cell>
          <table:table-cell table:style-name="ce3" office:value-type="float" office:value="0.051714" calcext:value-type="float">
            <text:p>0.051714</text:p>
          </table:table-cell>
          <table:table-cell table:style-name="ce10" table:formula="of:=[.H14]" office:value-type="float" office:value="8" calcext:value-type="float">
            <text:p>8</text:p>
          </table:table-cell>
          <table:table-cell table:formula="of:=[.$B$31]/[.H21]" office:value-type="float" office:value="7.30469428163942" calcext:value-type="float">
            <text:p>7.3046942816</text:p>
          </table:table-cell>
          <table:table-cell table:formula="of:=[.$B$31]/[.I21]" office:value-type="float" office:value="612.757508069332" calcext:value-type="float">
            <text:p>612.7575080693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32.144191" calcext:value-type="float">
            <text:p>32.144191</text:p>
          </table:table-cell>
          <table:table-cell office:value-type="float" office:value="0.071389" calcext:value-type="float">
            <text:p>0.071389</text:p>
          </table:table-cell>
          <table:table-cell office:value-type="float" office:value="16.120964" calcext:value-type="float">
            <text:p>16.120964</text:p>
          </table:table-cell>
          <table:table-cell office:value-type="float" office:value="0.064662" calcext:value-type="float">
            <text:p>0.064662</text:p>
          </table:table-cell>
          <table:table-cell table:style-name="ce21" office:value-type="float" office:value="8.312183" calcext:value-type="float">
            <text:p>8.312183</text:p>
          </table:table-cell>
          <table:table-cell table:style-name="ce21" office:value-type="float" office:value="0.060461" calcext:value-type="float">
            <text:p>0.060461</text:p>
          </table:table-cell>
          <table:table-cell table:style-name="ce21" office:value-type="float" office:value="4.439394" calcext:value-type="float">
            <text:p>4.439394</text:p>
          </table:table-cell>
          <table:table-cell table:style-name="ce21" office:value-type="float" office:value="0.052077" calcext:value-type="float">
            <text:p>0.052077</text:p>
          </table:table-cell>
          <table:table-cell table:style-name="ce21" office:value-type="float" office:value="2.233542" calcext:value-type="float">
            <text:p>2.233542</text:p>
          </table:table-cell>
          <table:table-cell table:style-name="ce21" office:value-type="float" office:value="0.050534" calcext:value-type="float">
            <text:p>0.050534</text:p>
          </table:table-cell>
          <table:table-cell table:style-name="ce10" table:formula="of:=[.J14]" office:value-type="float" office:value="16" calcext:value-type="float">
            <text:p>16</text:p>
          </table:table-cell>
          <table:table-cell table:formula="of:=[.$B$31]/[.J21]" office:value-type="float" office:value="14.5098930637307" calcext:value-type="float">
            <text:p>14.5098930637</text:p>
          </table:table-cell>
          <table:table-cell table:formula="of:=[.$B$31]/[.K21]" office:value-type="float" office:value="630.587228365506" calcext:value-type="float">
            <text:p>630.5872283655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32.124063" calcext:value-type="float">
            <text:p>32.124063</text:p>
          </table:table-cell>
          <table:table-cell office:value-type="float" office:value="0.071026" calcext:value-type="float">
            <text:p>0.071026</text:p>
          </table:table-cell>
          <table:table-cell office:value-type="float" office:value="16.118387" calcext:value-type="float">
            <text:p>16.118387</text:p>
          </table:table-cell>
          <table:table-cell table:style-name="ce21" office:value-type="float" office:value="0.064981" calcext:value-type="float">
            <text:p>0.064981</text:p>
          </table:table-cell>
          <table:table-cell table:style-name="ce21" office:value-type="float" office:value="8.300247" calcext:value-type="float">
            <text:p>8.300247</text:p>
          </table:table-cell>
          <table:table-cell table:style-name="ce21" office:value-type="float" office:value="0.059681" calcext:value-type="float">
            <text:p>0.059681</text:p>
          </table:table-cell>
          <table:table-cell table:style-name="ce21" office:value-type="float" office:value="4.438338" calcext:value-type="float">
            <text:p>4.438338</text:p>
          </table:table-cell>
          <table:table-cell table:style-name="ce21" office:value-type="float" office:value="0.059627" calcext:value-type="float">
            <text:p>0.059627</text:p>
          </table:table-cell>
          <table:table-cell table:style-name="ce21" office:value-type="float" office:value="2.238232" calcext:value-type="float">
            <text:p>2.238232</text:p>
          </table:table-cell>
          <table:table-cell table:style-name="ce21" office:value-type="float" office:value="0.053308" calcext:value-type="float">
            <text:p>0.053308</text:p>
          </table:table-cell>
          <table:table-cell table:number-columns-repeated="13"/>
        </table:table-row>
        <table:table-row table:style-name="ro1">
          <table:table-cell/>
          <table:table-cell table:style-name="ce8" table:formula="of:=AVERAGE([.B16:.B20])" office:value-type="float" office:value="32.1346078" calcext:value-type="float">
            <text:p>32.1346078</text:p>
          </table:table-cell>
          <table:table-cell table:style-name="ce15" table:formula="of:=AVERAGE([.C16:.C20])" office:value-type="float" office:value="0.0717372" calcext:value-type="float">
            <text:p>0.0717372</text:p>
          </table:table-cell>
          <table:table-cell table:style-name="ce15" table:formula="of:=AVERAGE([.D16:.D20])" office:value-type="float" office:value="16.1233632" calcext:value-type="float">
            <text:p>16.1233632</text:p>
          </table:table-cell>
          <table:table-cell table:style-name="ce15" table:formula="of:=AVERAGE([.E16:.E20])" office:value-type="float" office:value="0.0654216" calcext:value-type="float">
            <text:p>0.0654216</text:p>
          </table:table-cell>
          <table:table-cell table:style-name="ce15" table:formula="of:=AVERAGE([.F16:.F20])" office:value-type="float" office:value="8.3115144" calcext:value-type="float">
            <text:p>8.3115144</text:p>
          </table:table-cell>
          <table:table-cell table:style-name="ce15" table:formula="of:=AVERAGE([.G16:.G20])" office:value-type="float" office:value="0.0604666" calcext:value-type="float">
            <text:p>0.0604666</text:p>
          </table:table-cell>
          <table:table-cell table:style-name="ce15" table:formula="of:=AVERAGE([.H16:.H20])" office:value-type="float" office:value="4.4389156" calcext:value-type="float">
            <text:p>4.4389156</text:p>
          </table:table-cell>
          <table:table-cell table:style-name="ce15" table:formula="of:=AVERAGE([.I16:.I20])" office:value-type="float" office:value="0.0529164" calcext:value-type="float">
            <text:p>0.0529164</text:p>
          </table:table-cell>
          <table:table-cell table:style-name="ce15" table:formula="of:=AVERAGE([.J16:.J20])" office:value-type="float" office:value="2.2346768" calcext:value-type="float">
            <text:p>2.2346768</text:p>
          </table:table-cell>
          <table:table-cell table:style-name="ce15" table:formula="of:=AVERAGE([.K16:.K20])" office:value-type="float" office:value="0.0514202" calcext:value-type="float">
            <text:p>0.0514202</text:p>
          </table:table-cell>
          <table:table-cell table:style-name="ce29" table:number-columns-repeated="2"/>
          <table:table-cell table:style-name="ce33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THREADS</text:p>
          </table:table-cell>
          <table:table-cell table:style-name="ce16" office:value-type="string" calcext:value-type="string">
            <text:p>OMP_F</text:p>
          </table:table-cell>
          <table:table-cell table:style-name="ce16" office:value-type="string" calcext:value-type="string">
            <text:p>OMP_MF</text:p>
          </table:table-cell>
          <table:table-cell table:style-name="ce16" office:value-type="string" calcext:value-type="string">
            <text:p>OMP_MEMO_F</text:p>
          </table:table-cell>
          <table:table-cell table:style-name="ce24" office:value-type="string" calcext:value-type="string">
            <text:p>OMP_MEMO_MF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B4]" office:value-type="float" office:value="1" calcext:value-type="float">
            <text:p>1</text:p>
          </table:table-cell>
          <table:table-cell table:formula="of:=[.M5]" office:value-type="float" office:value="1.00149663030855" calcext:value-type="float">
            <text:p>1.0014966303</text:p>
          </table:table-cell>
          <table:table-cell table:style-name="Default" table:formula="of:=[.M15]" office:value-type="float" office:value="1.00903429728494" calcext:value-type="float">
            <text:p>1.0090342973</text:p>
          </table:table-cell>
          <table:table-cell table:style-name="Default" table:formula="of:=[.N5]" office:value-type="float" office:value="448.380728362898" calcext:value-type="float">
            <text:p>448.3807283629</text:p>
          </table:table-cell>
          <table:table-cell table:style-name="ce25" table:formula="of:=[.N15]" office:value-type="float" office:value="451.99591564767" calcext:value-type="float">
            <text:p>451.9959156477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D4]" office:value-type="float" office:value="2" calcext:value-type="float">
            <text:p>2</text:p>
          </table:table-cell>
          <table:table-cell table:formula="of:=[.M6]" office:value-type="float" office:value="1.9871803665491" calcext:value-type="float">
            <text:p>1.9871803665</text:p>
          </table:table-cell>
          <table:table-cell table:style-name="Default" table:formula="of:=[.M16]" office:value-type="float" office:value="2.0110519745657" calcext:value-type="float">
            <text:p>2.0110519746</text:p>
          </table:table-cell>
          <table:table-cell table:style-name="Default" table:formula="of:=[.N6]" office:value-type="float" office:value="494.603529121045" calcext:value-type="float">
            <text:p>494.603529121</text:p>
          </table:table-cell>
          <table:table-cell table:style-name="ce25" table:formula="of:=[.N16]" office:value-type="float" office:value="495.630210817223" calcext:value-type="float">
            <text:p>495.6302108172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table:style-name="ce1"/>
          <table:table-cell table:style-name="ce10" table:formula="of:=[.F4]" office:value-type="float" office:value="4" calcext:value-type="float">
            <text:p>4</text:p>
          </table:table-cell>
          <table:table-cell table:formula="of:=[.M7]" office:value-type="float" office:value="3.85611026145002" calcext:value-type="float">
            <text:p>3.8561102615</text:p>
          </table:table-cell>
          <table:table-cell table:style-name="Default" table:formula="of:=[.M17]" office:value-type="float" office:value="3.90120498377528" calcext:value-type="float">
            <text:p>3.9012049838</text:p>
          </table:table-cell>
          <table:table-cell table:style-name="Default" table:formula="of:=[.N7]" office:value-type="float" office:value="562.097324115551" calcext:value-type="float">
            <text:p>562.0973241156</text:p>
          </table:table-cell>
          <table:table-cell table:style-name="ce25" table:formula="of:=[.N17]" office:value-type="float" office:value="536.245156830382" calcext:value-type="float">
            <text:p>536.2451568304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H4]" office:value-type="float" office:value="8" calcext:value-type="float">
            <text:p>8</text:p>
          </table:table-cell>
          <table:table-cell table:formula="of:=[.M8]" office:value-type="float" office:value="7.24620799485396" calcext:value-type="float">
            <text:p>7.2462079949</text:p>
          </table:table-cell>
          <table:table-cell table:style-name="Default" table:formula="of:=[.M18]" office:value-type="float" office:value="7.30469428163942" calcext:value-type="float">
            <text:p>7.3046942816</text:p>
          </table:table-cell>
          <table:table-cell table:style-name="Default" table:formula="of:=[.N8]" office:value-type="float" office:value="612.373302159034" calcext:value-type="float">
            <text:p>612.373302159</text:p>
          </table:table-cell>
          <table:table-cell table:style-name="ce25" table:formula="of:=[.N18]" office:value-type="float" office:value="612.757508069332" calcext:value-type="float">
            <text:p>612.7575080693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1" table:formula="of:=[.J4]" office:value-type="float" office:value="16" calcext:value-type="float">
            <text:p>16</text:p>
          </table:table-cell>
          <table:table-cell table:style-name="ce17" table:formula="of:=[.M9]" office:value-type="float" office:value="14.3778397244556" calcext:value-type="float">
            <text:p>14.3778397245</text:p>
          </table:table-cell>
          <table:table-cell table:style-name="ce17" table:formula="of:=[.M19]" office:value-type="float" office:value="14.5098930637307" calcext:value-type="float">
            <text:p>14.5098930637</text:p>
          </table:table-cell>
          <table:table-cell table:style-name="ce17" table:formula="of:=[.N9]" office:value-type="float" office:value="632.965455716712" calcext:value-type="float">
            <text:p>632.9654557167</text:p>
          </table:table-cell>
          <table:table-cell table:style-name="ce26" table:formula="of:=[.N19]" office:value-type="float" office:value="630.587228365506" calcext:value-type="float">
            <text:p>630.5872283655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Serial time</text:p>
          </table:table-cell>
          <table:table-cell table:style-name="ce18" office:value-type="string" calcext:value-type="string">
            <text:p>Problem size</text:p>
          </table:table-cell>
          <table:table-cell table:style-name="ce18" office:value-type="string" calcext:value-type="string">
            <text:p>Final omp</text:p>
          </table:table-cell>
          <table:table-cell table:style-name="ce22" office:value-type="string" calcext:value-type="string">
            <text:p>Final omp memo</text:p>
          </table:table-cell>
          <table:table-cell table:style-name="Default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3" office:value-type="float" office:value="32.4249214" calcext:value-type="float">
            <text:p>32.4249214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Default"/>
          <table:table-cell table:number-columns-repeated="7"/>
          <table:table-cell table:style-name="Default"/>
          <table:table-cell table:number-columns-repeated="10"/>
        </table:table-row>
      </table:table>
      <table:table table:name="Knapsack" table:style-name="ta1">
        <table:shapes>
          <draw:frame draw:z-index="0" draw:style-name="gr1" draw:text-style-name="P1" svg:width="4.9783in" svg:height="2.552in" svg:x="7.5433in" svg:y="3.8484in">
            <draw:object draw:notify-on-update-of-ranges="Knapsack.B23:Knapsack.B23 Knapsack.B24:Knapsack.B28 Knapsack.C23:Knapsack.C23 Knapsack.C24:Knapsack.C28 Knapsack.D23:Knapsack.D23 Knapsack.D24:Knapsack.D28 Knapsack.E23:Knapsack.E23 Knapsack.E24:Knapsack.E28 Knapsack.F23:Knapsack.F23 Knapsack.F24:Knapsack.F2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ce32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 OMPSS FINAL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1"/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10" table:formula="of:=[.B4]" office:value-type="float" office:value="1" calcext:value-type="float">
            <text:p>1</text:p>
          </table:table-cell>
          <table:table-cell table:formula="of:=[.$B$31]/[.B11]" office:value-type="float" office:value="1.26882296367943" calcext:value-type="float">
            <text:p>1.2688229637</text:p>
          </table:table-cell>
          <table:table-cell table:formula="of:=[.$B$31]/[.C11]" office:value-type="float" office:value="6.55208954708381" calcext:value-type="float">
            <text:p>6.552089547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.204635" calcext:value-type="float">
            <text:p>21.204635</text:p>
          </table:table-cell>
          <table:table-cell office:value-type="float" office:value="4.10614" calcext:value-type="float">
            <text:p>4.10614</text:p>
          </table:table-cell>
          <table:table-cell office:value-type="float" office:value="10.686256" calcext:value-type="float">
            <text:p>10.686256</text:p>
          </table:table-cell>
          <table:table-cell office:value-type="float" office:value="2.151457" calcext:value-type="float">
            <text:p>2.151457</text:p>
          </table:table-cell>
          <table:table-cell office:value-type="float" office:value="5.524541" calcext:value-type="float">
            <text:p>5.524541</text:p>
          </table:table-cell>
          <table:table-cell table:style-name="ce3" office:value-type="float" office:value="1.260962" calcext:value-type="float">
            <text:p>1.260962</text:p>
          </table:table-cell>
          <table:table-cell table:style-name="ce3" office:value-type="float" office:value="2.913018" calcext:value-type="float">
            <text:p>2.913018</text:p>
          </table:table-cell>
          <table:table-cell table:style-name="ce3" office:value-type="float" office:value="0.601395" calcext:value-type="float">
            <text:p>0.601395</text:p>
          </table:table-cell>
          <table:table-cell table:style-name="ce3" office:value-type="float" office:value="1.474653" calcext:value-type="float">
            <text:p>1.474653</text:p>
          </table:table-cell>
          <table:table-cell table:style-name="ce3" office:value-type="float" office:value="0.357844" calcext:value-type="float">
            <text:p>0.357844</text:p>
          </table:table-cell>
          <table:table-cell table:style-name="ce10" table:formula="of:=[.D4]" office:value-type="float" office:value="2" calcext:value-type="float">
            <text:p>2</text:p>
          </table:table-cell>
          <table:table-cell table:formula="of:=[.$B$31]/[.D11]" office:value-type="float" office:value="2.51642250453356" calcext:value-type="float">
            <text:p>2.5164225045</text:p>
          </table:table-cell>
          <table:table-cell table:formula="of:=[.$B$31]/[.E11]" office:value-type="float" office:value="12.1203277807713" calcext:value-type="float">
            <text:p>12.120327780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.163443" calcext:value-type="float">
            <text:p>21.163443</text:p>
          </table:table-cell>
          <table:table-cell office:value-type="float" office:value="4.105215" calcext:value-type="float">
            <text:p>4.105215</text:p>
          </table:table-cell>
          <table:table-cell office:value-type="float" office:value="10.674496" calcext:value-type="float">
            <text:p>10.674496</text:p>
          </table:table-cell>
          <table:table-cell office:value-type="float" office:value="2.241573" calcext:value-type="float">
            <text:p>2.241573</text:p>
          </table:table-cell>
          <table:table-cell office:value-type="float" office:value="5.501526" calcext:value-type="float">
            <text:p>5.501526</text:p>
          </table:table-cell>
          <table:table-cell table:style-name="ce3" office:value-type="float" office:value="1.153058" calcext:value-type="float">
            <text:p>1.153058</text:p>
          </table:table-cell>
          <table:table-cell table:style-name="ce3" office:value-type="float" office:value="2.925605" calcext:value-type="float">
            <text:p>2.925605</text:p>
          </table:table-cell>
          <table:table-cell table:style-name="ce3" office:value-type="float" office:value="0.560622" calcext:value-type="float">
            <text:p>0.560622</text:p>
          </table:table-cell>
          <table:table-cell table:style-name="ce3" office:value-type="float" office:value="1.497498" calcext:value-type="float">
            <text:p>1.497498</text:p>
          </table:table-cell>
          <table:table-cell table:style-name="ce3" office:value-type="float" office:value="0.382367" calcext:value-type="float">
            <text:p>0.382367</text:p>
          </table:table-cell>
          <table:table-cell table:style-name="ce10" table:formula="of:=[.F4]" office:value-type="float" office:value="4" calcext:value-type="float">
            <text:p>4</text:p>
          </table:table-cell>
          <table:table-cell table:formula="of:=[.$B$31]/[.F11]" office:value-type="float" office:value="4.88800760445674" calcext:value-type="float">
            <text:p>4.8880076045</text:p>
          </table:table-cell>
          <table:table-cell table:formula="of:=[.$B$31]/[.G11]" office:value-type="float" office:value="22.7037737360843" calcext:value-type="float">
            <text:p>22.70377373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.159795" calcext:value-type="float">
            <text:p>21.159795</text:p>
          </table:table-cell>
          <table:table-cell office:value-type="float" office:value="4.094682" calcext:value-type="float">
            <text:p>4.094682</text:p>
          </table:table-cell>
          <table:table-cell office:value-type="float" office:value="10.639483" calcext:value-type="float">
            <text:p>10.639483</text:p>
          </table:table-cell>
          <table:table-cell office:value-type="float" office:value="2.227151" calcext:value-type="float">
            <text:p>2.227151</text:p>
          </table:table-cell>
          <table:table-cell office:value-type="float" office:value="5.473185" calcext:value-type="float">
            <text:p>5.473185</text:p>
          </table:table-cell>
          <table:table-cell table:style-name="ce3" office:value-type="float" office:value="1.117054" calcext:value-type="float">
            <text:p>1.117054</text:p>
          </table:table-cell>
          <table:table-cell table:style-name="ce3" office:value-type="float" office:value="2.921734" calcext:value-type="float">
            <text:p>2.921734</text:p>
          </table:table-cell>
          <table:table-cell table:style-name="ce3" office:value-type="float" office:value="0.620534" calcext:value-type="float">
            <text:p>0.620534</text:p>
          </table:table-cell>
          <table:table-cell table:style-name="ce3" office:value-type="float" office:value="1.538605" calcext:value-type="float">
            <text:p>1.538605</text:p>
          </table:table-cell>
          <table:table-cell table:style-name="ce3" office:value-type="float" office:value="0.328438" calcext:value-type="float">
            <text:p>0.328438</text:p>
          </table:table-cell>
          <table:table-cell table:style-name="ce10" table:formula="of:=[.H4]" office:value-type="float" office:value="8" calcext:value-type="float">
            <text:p>8</text:p>
          </table:table-cell>
          <table:table-cell table:formula="of:=[.$B$31]/[.H11]" office:value-type="float" office:value="9.2090315727664" calcext:value-type="float">
            <text:p>9.2090315728</text:p>
          </table:table-cell>
          <table:table-cell table:formula="of:=[.$B$31]/[.I11]" office:value-type="float" office:value="43.8368470766095" calcext:value-type="float">
            <text:p>43.836847076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.165823" calcext:value-type="float">
            <text:p>21.165823</text:p>
          </table:table-cell>
          <table:table-cell office:value-type="float" office:value="4.092587" calcext:value-type="float">
            <text:p>4.092587</text:p>
          </table:table-cell>
          <table:table-cell office:value-type="float" office:value="10.683437" calcext:value-type="float">
            <text:p>10.683437</text:p>
          </table:table-cell>
          <table:table-cell office:value-type="float" office:value="2.211462" calcext:value-type="float">
            <text:p>2.211462</text:p>
          </table:table-cell>
          <table:table-cell table:style-name="ce21" office:value-type="float" office:value="5.505954" calcext:value-type="float">
            <text:p>5.505954</text:p>
          </table:table-cell>
          <table:table-cell table:style-name="ce21" office:value-type="float" office:value="1.177707" calcext:value-type="float">
            <text:p>1.177707</text:p>
          </table:table-cell>
          <table:table-cell table:style-name="ce21" office:value-type="float" office:value="2.909762" calcext:value-type="float">
            <text:p>2.909762</text:p>
          </table:table-cell>
          <table:table-cell table:style-name="ce21" office:value-type="float" office:value="0.615513" calcext:value-type="float">
            <text:p>0.615513</text:p>
          </table:table-cell>
          <table:table-cell table:style-name="ce21" office:value-type="float" office:value="1.497987" calcext:value-type="float">
            <text:p>1.497987</text:p>
          </table:table-cell>
          <table:table-cell table:style-name="ce3" office:value-type="float" office:value="0.368562" calcext:value-type="float">
            <text:p>0.368562</text:p>
          </table:table-cell>
          <table:table-cell table:style-name="ce10" table:formula="of:=[.J4]" office:value-type="float" office:value="16" calcext:value-type="float">
            <text:p>16</text:p>
          </table:table-cell>
          <table:table-cell table:formula="of:=[.$B$31]/[.J11]" office:value-type="float" office:value="17.9375613675385" calcext:value-type="float">
            <text:p>17.9375613675</text:p>
          </table:table-cell>
          <table:table-cell table:formula="of:=[.$B$31]/[.K11]" office:value-type="float" office:value="73.1240375663536" calcext:value-type="float">
            <text:p>73.1240375664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21.160769" calcext:value-type="float">
            <text:p>21.160769</text:p>
          </table:table-cell>
          <table:table-cell office:value-type="float" office:value="4.100268" calcext:value-type="float">
            <text:p>4.100268</text:p>
          </table:table-cell>
          <table:table-cell office:value-type="float" office:value="10.689947" calcext:value-type="float">
            <text:p>10.689947</text:p>
          </table:table-cell>
          <table:table-cell table:style-name="ce21" office:value-type="float" office:value="2.249788" calcext:value-type="float">
            <text:p>2.249788</text:p>
          </table:table-cell>
          <table:table-cell table:style-name="ce21" office:value-type="float" office:value="5.472365" calcext:value-type="float">
            <text:p>5.472365</text:p>
          </table:table-cell>
          <table:table-cell table:style-name="ce21" office:value-type="float" office:value="1.207001" calcext:value-type="float">
            <text:p>1.207001</text:p>
          </table:table-cell>
          <table:table-cell table:style-name="ce21" office:value-type="float" office:value="2.914539" calcext:value-type="float">
            <text:p>2.914539</text:p>
          </table:table-cell>
          <table:table-cell table:style-name="ce21" office:value-type="float" office:value="0.66581" calcext:value-type="float">
            <text:p>0.66581</text:p>
          </table:table-cell>
          <table:table-cell table:style-name="ce21" office:value-type="float" office:value="1.478929" calcext:value-type="float">
            <text:p>1.478929</text:p>
          </table:table-cell>
          <table:table-cell table:style-name="ce21" office:value-type="float" office:value="0.399539" calcext:value-type="float">
            <text:p>0.399539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8" table:formula="of:=AVERAGE([.B6:.B10])" office:value-type="float" office:value="21.170893" calcext:value-type="float">
            <text:p>21.170893</text:p>
          </table:table-cell>
          <table:table-cell table:style-name="ce15" table:formula="of:=AVERAGE([.C6:.C10])" office:value-type="float" office:value="4.0997784" calcext:value-type="float">
            <text:p>4.0997784</text:p>
          </table:table-cell>
          <table:table-cell table:style-name="ce15" table:formula="of:=AVERAGE([.D6:.D10])" office:value-type="float" office:value="10.6747238" calcext:value-type="float">
            <text:p>10.6747238</text:p>
          </table:table-cell>
          <table:table-cell table:style-name="ce15" table:formula="of:=AVERAGE([.E6:.E10])" office:value-type="float" office:value="2.2162862" calcext:value-type="float">
            <text:p>2.2162862</text:p>
          </table:table-cell>
          <table:table-cell table:style-name="ce15" table:formula="of:=AVERAGE([.F6:.F10])" office:value-type="float" office:value="5.4955142" calcext:value-type="float">
            <text:p>5.4955142</text:p>
          </table:table-cell>
          <table:table-cell table:style-name="ce15" table:formula="of:=AVERAGE([.G6:.G10])" office:value-type="float" office:value="1.1831564" calcext:value-type="float">
            <text:p>1.1831564</text:p>
          </table:table-cell>
          <table:table-cell table:style-name="ce15" table:formula="of:=AVERAGE([.H6:.H10])" office:value-type="float" office:value="2.9169316" calcext:value-type="float">
            <text:p>2.9169316</text:p>
          </table:table-cell>
          <table:table-cell table:style-name="ce15" table:formula="of:=AVERAGE([.I6:.I10])" office:value-type="float" office:value="0.6127748" calcext:value-type="float">
            <text:p>0.6127748</text:p>
          </table:table-cell>
          <table:table-cell table:style-name="ce15" table:formula="of:=AVERAGE([.J6:.J10])" office:value-type="float" office:value="1.4975344" calcext:value-type="float">
            <text:p>1.4975344</text:p>
          </table:table-cell>
          <table:table-cell table:style-name="ce15" table:formula="of:=AVERAGE([.K6:.K10])" office:value-type="float" office:value="0.36735" calcext:value-type="float">
            <text:p>0.36735</text:p>
          </table:table-cell>
          <table:table-cell table:number-columns-repeated="2"/>
          <table:table-cell table:style-name="ce33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MANUAL FINAL</text:p>
          </table:table-cell>
          <table:table-cell table:style-name="ce14" table:number-columns-repeated="5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float" office:value="1" calcext:value-type="float">
            <text:p>1</text:p>
          </table:table-cell>
          <table:table-cell/>
          <table:table-cell table:style-name="ce2" table:formula="of:=[.D4]" office:value-type="float" office:value="2" calcext:value-type="float">
            <text:p>2</text:p>
          </table:table-cell>
          <table:table-cell table:style-name="ce21"/>
          <table:table-cell table:style-name="ce2" table:formula="of:=[.F4]" office:value-type="float" office:value="4" calcext:value-type="float">
            <text:p>4</text:p>
          </table:table-cell>
          <table:table-cell table:style-name="ce3"/>
          <table:table-cell table:style-name="ce2" table:formula="of:=[.H4]" office:value-type="float" office:value="8" calcext:value-type="float">
            <text:p>8</text:p>
          </table:table-cell>
          <table:table-cell table:style-name="ce3"/>
          <table:table-cell table:style-name="ce2" table:formula="of:=[.J4]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10" table:formula="of:=[.B14]" office:value-type="float" office:value="1" calcext:value-type="float">
            <text:p>1</text:p>
          </table:table-cell>
          <table:table-cell table:formula="of:=[.$B$31]/[.B21]" office:value-type="float" office:value="1.26824278355388" calcext:value-type="float">
            <text:p>1.2682427836</text:p>
          </table:table-cell>
          <table:table-cell table:formula="of:=[.$B$31]/[.C21]" office:value-type="float" office:value="6.54469428134756" calcext:value-type="float">
            <text:p>6.5446942813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21.171406" calcext:value-type="float">
            <text:p>21.171406</text:p>
          </table:table-cell>
          <table:table-cell office:value-type="float" office:value="4.114986" calcext:value-type="float">
            <text:p>4.114986</text:p>
          </table:table-cell>
          <table:table-cell office:value-type="float" office:value="10.676916" calcext:value-type="float">
            <text:p>10.676916</text:p>
          </table:table-cell>
          <table:table-cell office:value-type="float" office:value="2.156472" calcext:value-type="float">
            <text:p>2.156472</text:p>
          </table:table-cell>
          <table:table-cell office:value-type="float" office:value="5.465714" calcext:value-type="float">
            <text:p>5.465714</text:p>
          </table:table-cell>
          <table:table-cell table:style-name="ce3" office:value-type="float" office:value="1.100398" calcext:value-type="float">
            <text:p>1.100398</text:p>
          </table:table-cell>
          <table:table-cell table:style-name="ce3" office:value-type="float" office:value="2.908848" calcext:value-type="float">
            <text:p>2.908848</text:p>
          </table:table-cell>
          <table:table-cell table:style-name="ce3" office:value-type="float" office:value="0.635287" calcext:value-type="float">
            <text:p>0.635287</text:p>
          </table:table-cell>
          <table:table-cell table:style-name="ce3" office:value-type="float" office:value="1.474138" calcext:value-type="float">
            <text:p>1.474138</text:p>
          </table:table-cell>
          <table:table-cell table:style-name="ce3" office:value-type="float" office:value="0.305894" calcext:value-type="float">
            <text:p>0.305894</text:p>
          </table:table-cell>
          <table:table-cell table:style-name="ce10" table:formula="of:=[.D14]" office:value-type="float" office:value="2" calcext:value-type="float">
            <text:p>2</text:p>
          </table:table-cell>
          <table:table-cell table:formula="of:=[.$B$31]/[.D21]" office:value-type="float" office:value="2.52118271513376" calcext:value-type="float">
            <text:p>2.5211827151</text:p>
          </table:table-cell>
          <table:table-cell table:formula="of:=[.$B$31]/[.E21]" office:value-type="float" office:value="12.2683056246437" calcext:value-type="float">
            <text:p>12.2683056246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21.152492" calcext:value-type="float">
            <text:p>21.152492</text:p>
          </table:table-cell>
          <table:table-cell office:value-type="float" office:value="4.097695" calcext:value-type="float">
            <text:p>4.097695</text:p>
          </table:table-cell>
          <table:table-cell office:value-type="float" office:value="10.648743" calcext:value-type="float">
            <text:p>10.648743</text:p>
          </table:table-cell>
          <table:table-cell office:value-type="float" office:value="2.189312" calcext:value-type="float">
            <text:p>2.189312</text:p>
          </table:table-cell>
          <table:table-cell office:value-type="float" office:value="5.4911" calcext:value-type="float">
            <text:p>5.4911</text:p>
          </table:table-cell>
          <table:table-cell table:style-name="ce3" office:value-type="float" office:value="1.130881" calcext:value-type="float">
            <text:p>1.130881</text:p>
          </table:table-cell>
          <table:table-cell table:style-name="ce3" office:value-type="float" office:value="2.912402" calcext:value-type="float">
            <text:p>2.912402</text:p>
          </table:table-cell>
          <table:table-cell table:style-name="ce3" office:value-type="float" office:value="0.635313" calcext:value-type="float">
            <text:p>0.635313</text:p>
          </table:table-cell>
          <table:table-cell table:style-name="ce3" office:value-type="float" office:value="1.503524" calcext:value-type="float">
            <text:p>1.503524</text:p>
          </table:table-cell>
          <table:table-cell table:style-name="ce3" office:value-type="float" office:value="0.368883" calcext:value-type="float">
            <text:p>0.368883</text:p>
          </table:table-cell>
          <table:table-cell table:style-name="ce10" table:formula="of:=[.F14]" office:value-type="float" office:value="4" calcext:value-type="float">
            <text:p>4</text:p>
          </table:table-cell>
          <table:table-cell table:formula="of:=[.$B$31]/[.F21]" office:value-type="float" office:value="4.90788092087106" calcext:value-type="float">
            <text:p>4.9078809209</text:p>
          </table:table-cell>
          <table:table-cell table:formula="of:=[.$B$31]/[.G21]" office:value-type="float" office:value="22.3202964593292" calcext:value-type="float">
            <text:p>22.3202964593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21.157564" calcext:value-type="float">
            <text:p>21.157564</text:p>
          </table:table-cell>
          <table:table-cell office:value-type="float" office:value="4.092109" calcext:value-type="float">
            <text:p>4.092109</text:p>
          </table:table-cell>
          <table:table-cell office:value-type="float" office:value="10.643997" calcext:value-type="float">
            <text:p>10.643997</text:p>
          </table:table-cell>
          <table:table-cell office:value-type="float" office:value="2.219401" calcext:value-type="float">
            <text:p>2.219401</text:p>
          </table:table-cell>
          <table:table-cell office:value-type="float" office:value="5.463909" calcext:value-type="float">
            <text:p>5.463909</text:p>
          </table:table-cell>
          <table:table-cell table:style-name="ce3" office:value-type="float" office:value="1.234846" calcext:value-type="float">
            <text:p>1.234846</text:p>
          </table:table-cell>
          <table:table-cell table:style-name="ce3" office:value-type="float" office:value="2.912945" calcext:value-type="float">
            <text:p>2.912945</text:p>
          </table:table-cell>
          <table:table-cell table:style-name="ce3" office:value-type="float" office:value="0.644849" calcext:value-type="float">
            <text:p>0.644849</text:p>
          </table:table-cell>
          <table:table-cell table:style-name="ce3" office:value-type="float" office:value="1.501004" calcext:value-type="float">
            <text:p>1.501004</text:p>
          </table:table-cell>
          <table:table-cell table:style-name="ce3" office:value-type="float" office:value="0.373299" calcext:value-type="float">
            <text:p>0.373299</text:p>
          </table:table-cell>
          <table:table-cell table:style-name="ce10" table:formula="of:=[.H14]" office:value-type="float" office:value="8" calcext:value-type="float">
            <text:p>8</text:p>
          </table:table-cell>
          <table:table-cell table:formula="of:=[.$B$31]/[.H21]" office:value-type="float" office:value="9.19993109157184" calcext:value-type="float">
            <text:p>9.1999310916</text:p>
          </table:table-cell>
          <table:table-cell table:formula="of:=[.$B$31]/[.I21]" office:value-type="float" office:value="42.4412161184292" calcext:value-type="float">
            <text:p>42.4412161184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21.151226" calcext:value-type="float">
            <text:p>21.151226</text:p>
          </table:table-cell>
          <table:table-cell office:value-type="float" office:value="4.106751" calcext:value-type="float">
            <text:p>4.106751</text:p>
          </table:table-cell>
          <table:table-cell office:value-type="float" office:value="10.663575" calcext:value-type="float">
            <text:p>10.663575</text:p>
          </table:table-cell>
          <table:table-cell office:value-type="float" office:value="2.165738" calcext:value-type="float">
            <text:p>2.165738</text:p>
          </table:table-cell>
          <table:table-cell table:style-name="ce21" office:value-type="float" office:value="5.478943" calcext:value-type="float">
            <text:p>5.478943</text:p>
          </table:table-cell>
          <table:table-cell table:style-name="ce21" office:value-type="float" office:value="1.313361" calcext:value-type="float">
            <text:p>1.313361</text:p>
          </table:table-cell>
          <table:table-cell table:style-name="ce21" office:value-type="float" office:value="2.952112" calcext:value-type="float">
            <text:p>2.952112</text:p>
          </table:table-cell>
          <table:table-cell table:style-name="ce21" office:value-type="float" office:value="0.650858" calcext:value-type="float">
            <text:p>0.650858</text:p>
          </table:table-cell>
          <table:table-cell table:style-name="ce21" office:value-type="float" office:value="1.485278" calcext:value-type="float">
            <text:p>1.485278</text:p>
          </table:table-cell>
          <table:table-cell table:style-name="ce21" office:value-type="float" office:value="0.368623" calcext:value-type="float">
            <text:p>0.368623</text:p>
          </table:table-cell>
          <table:table-cell table:style-name="ce10" table:formula="of:=[.J14]" office:value-type="float" office:value="16" calcext:value-type="float">
            <text:p>16</text:p>
          </table:table-cell>
          <table:table-cell table:formula="of:=[.$B$31]/[.J21]" office:value-type="float" office:value="18.006444807554" calcext:value-type="float">
            <text:p>18.0064448076</text:p>
          </table:table-cell>
          <table:table-cell table:formula="of:=[.$B$31]/[.K21]" office:value-type="float" office:value="75.6691237946289" calcext:value-type="float">
            <text:p>75.6691237946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21.270202" calcext:value-type="float">
            <text:p>21.270202</text:p>
          </table:table-cell>
          <table:table-cell office:value-type="float" office:value="4.110514" calcext:value-type="float">
            <text:p>4.110514</text:p>
          </table:table-cell>
          <table:table-cell office:value-type="float" office:value="10.639614" calcext:value-type="float">
            <text:p>10.639614</text:p>
          </table:table-cell>
          <table:table-cell table:style-name="ce21" office:value-type="float" office:value="2.216846" calcext:value-type="float">
            <text:p>2.216846</text:p>
          </table:table-cell>
          <table:table-cell table:style-name="ce21" office:value-type="float" office:value="5.466641" calcext:value-type="float">
            <text:p>5.466641</text:p>
          </table:table-cell>
          <table:table-cell table:style-name="ce21" office:value-type="float" office:value="1.237933" calcext:value-type="float">
            <text:p>1.237933</text:p>
          </table:table-cell>
          <table:table-cell table:style-name="ce21" office:value-type="float" office:value="2.912778" calcext:value-type="float">
            <text:p>2.912778</text:p>
          </table:table-cell>
          <table:table-cell table:style-name="ce21" office:value-type="float" office:value="0.598319" calcext:value-type="float">
            <text:p>0.598319</text:p>
          </table:table-cell>
          <table:table-cell table:style-name="ce21" office:value-type="float" office:value="1.495084" calcext:value-type="float">
            <text:p>1.495084</text:p>
          </table:table-cell>
          <table:table-cell table:style-name="ce21" office:value-type="float" office:value="0.358273" calcext:value-type="float">
            <text:p>0.358273</text:p>
          </table:table-cell>
          <table:table-cell table:number-columns-repeated="13"/>
        </table:table-row>
        <table:table-row table:style-name="ro1">
          <table:table-cell/>
          <table:table-cell table:style-name="ce8" table:formula="of:=AVERAGE([.B16:.B20])" office:value-type="float" office:value="21.180578" calcext:value-type="float">
            <text:p>21.180578</text:p>
          </table:table-cell>
          <table:table-cell table:style-name="ce15" table:formula="of:=AVERAGE([.C16:.C20])" office:value-type="float" office:value="4.104411" calcext:value-type="float">
            <text:p>4.104411</text:p>
          </table:table-cell>
          <table:table-cell table:style-name="ce15" table:formula="of:=AVERAGE([.D16:.D20])" office:value-type="float" office:value="10.654569" calcext:value-type="float">
            <text:p>10.654569</text:p>
          </table:table-cell>
          <table:table-cell table:style-name="ce15" table:formula="of:=AVERAGE([.E16:.E20])" office:value-type="float" office:value="2.1895538" calcext:value-type="float">
            <text:p>2.1895538</text:p>
          </table:table-cell>
          <table:table-cell table:style-name="ce15" table:formula="of:=AVERAGE([.F16:.F20])" office:value-type="float" office:value="5.4732614" calcext:value-type="float">
            <text:p>5.4732614</text:p>
          </table:table-cell>
          <table:table-cell table:style-name="ce15" table:formula="of:=AVERAGE([.G16:.G20])" office:value-type="float" office:value="1.2034838" calcext:value-type="float">
            <text:p>1.2034838</text:p>
          </table:table-cell>
          <table:table-cell table:style-name="ce15" table:formula="of:=AVERAGE([.H16:.H20])" office:value-type="float" office:value="2.919817" calcext:value-type="float">
            <text:p>2.919817</text:p>
          </table:table-cell>
          <table:table-cell table:style-name="ce15" table:formula="of:=AVERAGE([.I16:.I20])" office:value-type="float" office:value="0.6329252" calcext:value-type="float">
            <text:p>0.6329252</text:p>
          </table:table-cell>
          <table:table-cell table:style-name="ce15" table:formula="of:=AVERAGE([.J16:.J20])" office:value-type="float" office:value="1.4918056" calcext:value-type="float">
            <text:p>1.4918056</text:p>
          </table:table-cell>
          <table:table-cell table:style-name="ce15" table:formula="of:=AVERAGE([.K16:.K20])" office:value-type="float" office:value="0.3549944" calcext:value-type="float">
            <text:p>0.3549944</text:p>
          </table:table-cell>
          <table:table-cell table:style-name="ce29" table:number-columns-repeated="2"/>
          <table:table-cell table:style-name="ce33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THREADS</text:p>
          </table:table-cell>
          <table:table-cell table:style-name="ce16" office:value-type="string" calcext:value-type="string">
            <text:p>OMP_F</text:p>
          </table:table-cell>
          <table:table-cell table:style-name="ce16" office:value-type="string" calcext:value-type="string">
            <text:p>OMP_MF</text:p>
          </table:table-cell>
          <table:table-cell table:style-name="ce16" office:value-type="string" calcext:value-type="string">
            <text:p>OMP_MEMO_F</text:p>
          </table:table-cell>
          <table:table-cell table:style-name="ce24" office:value-type="string" calcext:value-type="string">
            <text:p>OMP_MEMO_MF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B4]" office:value-type="float" office:value="1" calcext:value-type="float">
            <text:p>1</text:p>
          </table:table-cell>
          <table:table-cell table:formula="of:=[.M5]" office:value-type="float" office:value="1.26882296367943" calcext:value-type="float">
            <text:p>1.2688229637</text:p>
          </table:table-cell>
          <table:table-cell table:style-name="Default" table:formula="of:=[.M15]" office:value-type="float" office:value="1.26824278355388" calcext:value-type="float">
            <text:p>1.2682427836</text:p>
          </table:table-cell>
          <table:table-cell table:style-name="Default" table:formula="of:=[.N5]" office:value-type="float" office:value="6.55208954708381" calcext:value-type="float">
            <text:p>6.5520895471</text:p>
          </table:table-cell>
          <table:table-cell table:style-name="ce25" table:formula="of:=[.N15]" office:value-type="float" office:value="6.54469428134756" calcext:value-type="float">
            <text:p>6.5446942813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D4]" office:value-type="float" office:value="2" calcext:value-type="float">
            <text:p>2</text:p>
          </table:table-cell>
          <table:table-cell table:formula="of:=[.M6]" office:value-type="float" office:value="2.51642250453356" calcext:value-type="float">
            <text:p>2.5164225045</text:p>
          </table:table-cell>
          <table:table-cell table:style-name="Default" table:formula="of:=[.M16]" office:value-type="float" office:value="2.52118271513376" calcext:value-type="float">
            <text:p>2.5211827151</text:p>
          </table:table-cell>
          <table:table-cell table:style-name="Default" table:formula="of:=[.N6]" office:value-type="float" office:value="12.1203277807713" calcext:value-type="float">
            <text:p>12.1203277808</text:p>
          </table:table-cell>
          <table:table-cell table:style-name="ce25" table:formula="of:=[.N16]" office:value-type="float" office:value="12.2683056246437" calcext:value-type="float">
            <text:p>12.2683056246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table:style-name="ce1"/>
          <table:table-cell table:style-name="ce10" table:formula="of:=[.F4]" office:value-type="float" office:value="4" calcext:value-type="float">
            <text:p>4</text:p>
          </table:table-cell>
          <table:table-cell table:formula="of:=[.M7]" office:value-type="float" office:value="4.88800760445674" calcext:value-type="float">
            <text:p>4.8880076045</text:p>
          </table:table-cell>
          <table:table-cell table:style-name="Default" table:formula="of:=[.M17]" office:value-type="float" office:value="4.90788092087106" calcext:value-type="float">
            <text:p>4.9078809209</text:p>
          </table:table-cell>
          <table:table-cell table:style-name="Default" table:formula="of:=[.N7]" office:value-type="float" office:value="22.7037737360843" calcext:value-type="float">
            <text:p>22.7037737361</text:p>
          </table:table-cell>
          <table:table-cell table:style-name="ce25" table:formula="of:=[.N17]" office:value-type="float" office:value="22.3202964593292" calcext:value-type="float">
            <text:p>22.3202964593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H4]" office:value-type="float" office:value="8" calcext:value-type="float">
            <text:p>8</text:p>
          </table:table-cell>
          <table:table-cell table:formula="of:=[.M8]" office:value-type="float" office:value="9.2090315727664" calcext:value-type="float">
            <text:p>9.2090315728</text:p>
          </table:table-cell>
          <table:table-cell table:style-name="Default" table:formula="of:=[.M18]" office:value-type="float" office:value="9.19993109157184" calcext:value-type="float">
            <text:p>9.1999310916</text:p>
          </table:table-cell>
          <table:table-cell table:style-name="Default" table:formula="of:=[.N8]" office:value-type="float" office:value="43.8368470766095" calcext:value-type="float">
            <text:p>43.8368470766</text:p>
          </table:table-cell>
          <table:table-cell table:style-name="ce25" table:formula="of:=[.N18]" office:value-type="float" office:value="42.4412161184292" calcext:value-type="float">
            <text:p>42.4412161184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1" table:formula="of:=[.J4]" office:value-type="float" office:value="16" calcext:value-type="float">
            <text:p>16</text:p>
          </table:table-cell>
          <table:table-cell table:style-name="ce17" table:formula="of:=[.M9]" office:value-type="float" office:value="17.9375613675385" calcext:value-type="float">
            <text:p>17.9375613675</text:p>
          </table:table-cell>
          <table:table-cell table:style-name="ce17" table:formula="of:=[.M19]" office:value-type="float" office:value="18.006444807554" calcext:value-type="float">
            <text:p>18.0064448076</text:p>
          </table:table-cell>
          <table:table-cell table:style-name="ce17" table:formula="of:=[.N9]" office:value-type="float" office:value="73.1240375663536" calcext:value-type="float">
            <text:p>73.1240375664</text:p>
          </table:table-cell>
          <table:table-cell table:style-name="ce26" table:formula="of:=[.N19]" office:value-type="float" office:value="75.6691237946289" calcext:value-type="float">
            <text:p>75.6691237946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Serial time</text:p>
          </table:table-cell>
          <table:table-cell table:style-name="ce18" office:value-type="string" calcext:value-type="string">
            <text:p>Problem size</text:p>
          </table:table-cell>
          <table:table-cell table:style-name="ce18" office:value-type="string" calcext:value-type="string">
            <text:p>Final omp</text:p>
          </table:table-cell>
          <table:table-cell table:style-name="ce22" office:value-type="string" calcext:value-type="string">
            <text:p>Final omp memo</text:p>
          </table:table-cell>
          <table:table-cell table:style-name="Default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3" office:value-type="float" office:value="26.8621152" calcext:value-type="float">
            <text:p>26.8621152</text:p>
          </table:table-cell>
          <table:table-cell table:style-name="ce35" office:value-type="float" office:value="36" calcext:value-type="float">
            <text:p>36</text:p>
          </table:table-cell>
          <table:table-cell table:style-name="ce19" office:value-type="float" office:value="9" calcext:value-type="float">
            <text:p>9</text:p>
          </table:table-cell>
          <table:table-cell table:style-name="ce23" office:value-type="float" office:value="12" calcext:value-type="float">
            <text:p>12</text:p>
          </table:table-cell>
          <table:table-cell table:style-name="Default"/>
          <table:table-cell table:number-columns-repeated="7"/>
          <table:table-cell table:style-name="Default"/>
          <table:table-cell table:number-columns-repeated="10"/>
        </table:table-row>
      </table:table>
      <table:table table:name="Levenshtein_distance" table:style-name="ta1">
        <table:shapes>
          <draw:frame draw:z-index="0" draw:style-name="gr1" draw:text-style-name="P1" svg:width="4.9783in" svg:height="2.552in" svg:x="7.5433in" svg:y="3.8484in">
            <draw:object draw:notify-on-update-of-ranges="Levenshtein_distance.B23:Levenshtein_distance.B23 Levenshtein_distance.B24:Levenshtein_distance.B28 Levenshtein_distance.C23:Levenshtein_distance.C23 Levenshtein_distance.C24:Levenshtein_distance.C28 Levenshtein_distance.D23:Levenshtein_distance.D23 Levenshtein_distance.D24:Levenshtein_distance.D28 Levenshtein_distance.E23:Levenshtein_distance.E23 Levenshtein_distance.E24:Levenshtein_distance.E28 Levenshtein_distance.F23:Levenshtein_distance.F23 Levenshtein_distance.F24:Levenshtein_distance.F2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ce32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 OMPSS FINAL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1"/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10" table:formula="of:=[.B4]" office:value-type="float" office:value="1" calcext:value-type="float">
            <text:p>1</text:p>
          </table:table-cell>
          <table:table-cell table:formula="of:=[.$B$31]/[.B11]" office:value-type="float" office:value="1.05857722868888" calcext:value-type="float">
            <text:p>1.0585772287</text:p>
          </table:table-cell>
          <table:table-cell table:formula="of:=[.$B$31]/[.C11]" office:value-type="float" office:value="12.715224732155" calcext:value-type="float">
            <text:p>12.71522473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.105354" calcext:value-type="float">
            <text:p>26.105354</text:p>
          </table:table-cell>
          <table:table-cell office:value-type="float" office:value="2.172963" calcext:value-type="float">
            <text:p>2.172963</text:p>
          </table:table-cell>
          <table:table-cell office:value-type="float" office:value="13.088992" calcext:value-type="float">
            <text:p>13.088992</text:p>
          </table:table-cell>
          <table:table-cell office:value-type="float" office:value="1.309505" calcext:value-type="float">
            <text:p>1.309505</text:p>
          </table:table-cell>
          <table:table-cell office:value-type="float" office:value="6.774886" calcext:value-type="float">
            <text:p>6.774886</text:p>
          </table:table-cell>
          <table:table-cell table:style-name="ce3" office:value-type="float" office:value="0.706074" calcext:value-type="float">
            <text:p>0.706074</text:p>
          </table:table-cell>
          <table:table-cell table:style-name="ce3" office:value-type="float" office:value="3.620791" calcext:value-type="float">
            <text:p>3.620791</text:p>
          </table:table-cell>
          <table:table-cell table:style-name="ce3" office:value-type="float" office:value="0.499709" calcext:value-type="float">
            <text:p>0.499709</text:p>
          </table:table-cell>
          <table:table-cell table:style-name="ce3" office:value-type="float" office:value="3.620245" calcext:value-type="float">
            <text:p>3.620245</text:p>
          </table:table-cell>
          <table:table-cell table:style-name="ce3" office:value-type="float" office:value="0.505058" calcext:value-type="float">
            <text:p>0.505058</text:p>
          </table:table-cell>
          <table:table-cell table:style-name="ce10" table:formula="of:=[.D4]" office:value-type="float" office:value="2" calcext:value-type="float">
            <text:p>2</text:p>
          </table:table-cell>
          <table:table-cell table:formula="of:=[.$B$31]/[.D11]" office:value-type="float" office:value="2.10802210066397" calcext:value-type="float">
            <text:p>2.1080221007</text:p>
          </table:table-cell>
          <table:table-cell table:formula="of:=[.$B$31]/[.E11]" office:value-type="float" office:value="21.1640187797684" calcext:value-type="float">
            <text:p>21.164018779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.109631" calcext:value-type="float">
            <text:p>26.109631</text:p>
          </table:table-cell>
          <table:table-cell office:value-type="float" office:value="2.167159" calcext:value-type="float">
            <text:p>2.167159</text:p>
          </table:table-cell>
          <table:table-cell office:value-type="float" office:value="13.080163" calcext:value-type="float">
            <text:p>13.080163</text:p>
          </table:table-cell>
          <table:table-cell office:value-type="float" office:value="1.281858" calcext:value-type="float">
            <text:p>1.281858</text:p>
          </table:table-cell>
          <table:table-cell office:value-type="float" office:value="6.774407" calcext:value-type="float">
            <text:p>6.774407</text:p>
          </table:table-cell>
          <table:table-cell table:style-name="ce3" office:value-type="float" office:value="0.652789" calcext:value-type="float">
            <text:p>0.652789</text:p>
          </table:table-cell>
          <table:table-cell table:style-name="ce3" office:value-type="float" office:value="3.713305" calcext:value-type="float">
            <text:p>3.713305</text:p>
          </table:table-cell>
          <table:table-cell table:style-name="ce3" office:value-type="float" office:value="0.645816" calcext:value-type="float">
            <text:p>0.645816</text:p>
          </table:table-cell>
          <table:table-cell table:style-name="ce3" office:value-type="float" office:value="3.173129" calcext:value-type="float">
            <text:p>3.173129</text:p>
          </table:table-cell>
          <table:table-cell table:style-name="ce3" office:value-type="float" office:value="0.441916" calcext:value-type="float">
            <text:p>0.441916</text:p>
          </table:table-cell>
          <table:table-cell table:style-name="ce10" table:formula="of:=[.F4]" office:value-type="float" office:value="4" calcext:value-type="float">
            <text:p>4</text:p>
          </table:table-cell>
          <table:table-cell table:formula="of:=[.$B$31]/[.F11]" office:value-type="float" office:value="4.08062865499883" calcext:value-type="float">
            <text:p>4.080628655</text:p>
          </table:table-cell>
          <table:table-cell table:formula="of:=[.$B$31]/[.G11]" office:value-type="float" office:value="38.7410995841141" calcext:value-type="float">
            <text:p>38.74109958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.103807" calcext:value-type="float">
            <text:p>26.103807</text:p>
          </table:table-cell>
          <table:table-cell office:value-type="float" office:value="2.170214" calcext:value-type="float">
            <text:p>2.170214</text:p>
          </table:table-cell>
          <table:table-cell office:value-type="float" office:value="13.10454" calcext:value-type="float">
            <text:p>13.10454</text:p>
          </table:table-cell>
          <table:table-cell office:value-type="float" office:value="1.313063" calcext:value-type="float">
            <text:p>1.313063</text:p>
          </table:table-cell>
          <table:table-cell office:value-type="float" office:value="6.765821" calcext:value-type="float">
            <text:p>6.765821</text:p>
          </table:table-cell>
          <table:table-cell table:style-name="ce3" office:value-type="float" office:value="0.70077" calcext:value-type="float">
            <text:p>0.70077</text:p>
          </table:table-cell>
          <table:table-cell table:style-name="ce3" office:value-type="float" office:value="3.624257" calcext:value-type="float">
            <text:p>3.624257</text:p>
          </table:table-cell>
          <table:table-cell table:style-name="ce3" office:value-type="float" office:value="0.613651" calcext:value-type="float">
            <text:p>0.613651</text:p>
          </table:table-cell>
          <table:table-cell table:style-name="ce3" office:value-type="float" office:value="3.173037" calcext:value-type="float">
            <text:p>3.173037</text:p>
          </table:table-cell>
          <table:table-cell table:style-name="ce3" office:value-type="float" office:value="0.545345" calcext:value-type="float">
            <text:p>0.545345</text:p>
          </table:table-cell>
          <table:table-cell table:style-name="ce10" table:formula="of:=[.H4]" office:value-type="float" office:value="8" calcext:value-type="float">
            <text:p>8</text:p>
          </table:table-cell>
          <table:table-cell table:formula="of:=[.$B$31]/[.H11]" office:value-type="float" office:value="7.58990125567729" calcext:value-type="float">
            <text:p>7.5899012557</text:p>
          </table:table-cell>
          <table:table-cell table:formula="of:=[.$B$31]/[.I11]" office:value-type="float" office:value="48.8792015420703" calcext:value-type="float">
            <text:p>48.87920154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.106356" calcext:value-type="float">
            <text:p>26.106356</text:p>
          </table:table-cell>
          <table:table-cell office:value-type="float" office:value="2.178838" calcext:value-type="float">
            <text:p>2.178838</text:p>
          </table:table-cell>
          <table:table-cell office:value-type="float" office:value="13.155417" calcext:value-type="float">
            <text:p>13.155417</text:p>
          </table:table-cell>
          <table:table-cell office:value-type="float" office:value="1.370254" calcext:value-type="float">
            <text:p>1.370254</text:p>
          </table:table-cell>
          <table:table-cell table:style-name="ce21" office:value-type="float" office:value="6.76278" calcext:value-type="float">
            <text:p>6.76278</text:p>
          </table:table-cell>
          <table:table-cell table:style-name="ce21" office:value-type="float" office:value="0.907743" calcext:value-type="float">
            <text:p>0.907743</text:p>
          </table:table-cell>
          <table:table-cell table:style-name="ce21" office:value-type="float" office:value="3.624714" calcext:value-type="float">
            <text:p>3.624714</text:p>
          </table:table-cell>
          <table:table-cell table:style-name="ce21" office:value-type="float" office:value="0.558386" calcext:value-type="float">
            <text:p>0.558386</text:p>
          </table:table-cell>
          <table:table-cell table:style-name="ce21" office:value-type="float" office:value="3.544151" calcext:value-type="float">
            <text:p>3.544151</text:p>
          </table:table-cell>
          <table:table-cell table:style-name="ce3" office:value-type="float" office:value="0.469477" calcext:value-type="float">
            <text:p>0.469477</text:p>
          </table:table-cell>
          <table:table-cell table:style-name="ce10" table:formula="of:=[.J4]" office:value-type="float" office:value="16" calcext:value-type="float">
            <text:p>16</text:p>
          </table:table-cell>
          <table:table-cell table:formula="of:=[.$B$31]/[.J11]" office:value-type="float" office:value="8.19724643146842" calcext:value-type="float">
            <text:p>8.1972464315</text:p>
          </table:table-cell>
          <table:table-cell table:formula="of:=[.$B$31]/[.K11]" office:value-type="float" office:value="56.6563468837889" calcext:value-type="float">
            <text:p>56.6563468838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26.102997" calcext:value-type="float">
            <text:p>26.102997</text:p>
          </table:table-cell>
          <table:table-cell office:value-type="float" office:value="2.177651" calcext:value-type="float">
            <text:p>2.177651</text:p>
          </table:table-cell>
          <table:table-cell office:value-type="float" office:value="13.117697" calcext:value-type="float">
            <text:p>13.117697</text:p>
          </table:table-cell>
          <table:table-cell table:style-name="ce21" office:value-type="float" office:value="1.254048" calcext:value-type="float">
            <text:p>1.254048</text:p>
          </table:table-cell>
          <table:table-cell table:style-name="ce21" office:value-type="float" office:value="6.783095" calcext:value-type="float">
            <text:p>6.783095</text:p>
          </table:table-cell>
          <table:table-cell table:style-name="ce21" office:value-type="float" office:value="0.599227" calcext:value-type="float">
            <text:p>0.599227</text:p>
          </table:table-cell>
          <table:table-cell table:style-name="ce21" office:value-type="float" office:value="3.621929" calcext:value-type="float">
            <text:p>3.621929</text:p>
          </table:table-cell>
          <table:table-cell table:style-name="ce21" office:value-type="float" office:value="0.509287" calcext:value-type="float">
            <text:p>0.509287</text:p>
          </table:table-cell>
          <table:table-cell table:style-name="ce21" office:value-type="float" office:value="3.345601" calcext:value-type="float">
            <text:p>3.345601</text:p>
          </table:table-cell>
          <table:table-cell table:style-name="ce21" office:value-type="float" office:value="0.477015" calcext:value-type="float">
            <text:p>0.477015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8" table:formula="of:=AVERAGE([.B6:.B10])" office:value-type="float" office:value="26.105629" calcext:value-type="float">
            <text:p>26.105629</text:p>
          </table:table-cell>
          <table:table-cell table:style-name="ce15" table:formula="of:=AVERAGE([.C6:.C10])" office:value-type="float" office:value="2.173365" calcext:value-type="float">
            <text:p>2.173365</text:p>
          </table:table-cell>
          <table:table-cell table:style-name="ce15" table:formula="of:=AVERAGE([.D6:.D10])" office:value-type="float" office:value="13.1093618" calcext:value-type="float">
            <text:p>13.1093618</text:p>
          </table:table-cell>
          <table:table-cell table:style-name="ce15" table:formula="of:=AVERAGE([.E6:.E10])" office:value-type="float" office:value="1.3057456" calcext:value-type="float">
            <text:p>1.3057456</text:p>
          </table:table-cell>
          <table:table-cell table:style-name="ce15" table:formula="of:=AVERAGE([.F6:.F10])" office:value-type="float" office:value="6.7721978" calcext:value-type="float">
            <text:p>6.7721978</text:p>
          </table:table-cell>
          <table:table-cell table:style-name="ce15" table:formula="of:=AVERAGE([.G6:.G10])" office:value-type="float" office:value="0.7133206" calcext:value-type="float">
            <text:p>0.7133206</text:p>
          </table:table-cell>
          <table:table-cell table:style-name="ce15" table:formula="of:=AVERAGE([.H6:.H10])" office:value-type="float" office:value="3.6409992" calcext:value-type="float">
            <text:p>3.6409992</text:p>
          </table:table-cell>
          <table:table-cell table:style-name="ce15" table:formula="of:=AVERAGE([.I6:.I10])" office:value-type="float" office:value="0.5653698" calcext:value-type="float">
            <text:p>0.5653698</text:p>
          </table:table-cell>
          <table:table-cell table:style-name="ce15" table:formula="of:=AVERAGE([.J6:.J10])" office:value-type="float" office:value="3.3712326" calcext:value-type="float">
            <text:p>3.3712326</text:p>
          </table:table-cell>
          <table:table-cell table:style-name="ce15" table:formula="of:=AVERAGE([.K6:.K10])" office:value-type="float" office:value="0.4877622" calcext:value-type="float">
            <text:p>0.4877622</text:p>
          </table:table-cell>
          <table:table-cell table:number-columns-repeated="2"/>
          <table:table-cell table:style-name="ce33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MANUAL FINAL</text:p>
          </table:table-cell>
          <table:table-cell table:style-name="ce14" table:number-columns-repeated="5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float" office:value="1" calcext:value-type="float">
            <text:p>1</text:p>
          </table:table-cell>
          <table:table-cell/>
          <table:table-cell table:style-name="ce2" table:formula="of:=[.D4]" office:value-type="float" office:value="2" calcext:value-type="float">
            <text:p>2</text:p>
          </table:table-cell>
          <table:table-cell table:style-name="ce21"/>
          <table:table-cell table:style-name="ce2" table:formula="of:=[.F4]" office:value-type="float" office:value="4" calcext:value-type="float">
            <text:p>4</text:p>
          </table:table-cell>
          <table:table-cell table:style-name="ce3"/>
          <table:table-cell table:style-name="ce2" table:formula="of:=[.H4]" office:value-type="float" office:value="8" calcext:value-type="float">
            <text:p>8</text:p>
          </table:table-cell>
          <table:table-cell table:style-name="ce3"/>
          <table:table-cell table:style-name="ce2" table:formula="of:=[.J4]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10" table:formula="of:=[.B14]" office:value-type="float" office:value="1" calcext:value-type="float">
            <text:p>1</text:p>
          </table:table-cell>
          <table:table-cell table:formula="of:=[.$B$31]/[.B21]" office:value-type="float" office:value="1.03022259480882" calcext:value-type="float">
            <text:p>1.0302225948</text:p>
          </table:table-cell>
          <table:table-cell table:formula="of:=[.$B$31]/[.C21]" office:value-type="float" office:value="12.655898162307" calcext:value-type="float">
            <text:p>12.6558981623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26.828089" calcext:value-type="float">
            <text:p>26.828089</text:p>
          </table:table-cell>
          <table:table-cell office:value-type="float" office:value="2.194123" calcext:value-type="float">
            <text:p>2.194123</text:p>
          </table:table-cell>
          <table:table-cell office:value-type="float" office:value="13.519371" calcext:value-type="float">
            <text:p>13.519371</text:p>
          </table:table-cell>
          <table:table-cell office:value-type="float" office:value="1.232814" calcext:value-type="float">
            <text:p>1.232814</text:p>
          </table:table-cell>
          <table:table-cell office:value-type="float" office:value="6.956523" calcext:value-type="float">
            <text:p>6.956523</text:p>
          </table:table-cell>
          <table:table-cell table:style-name="ce3" office:value-type="float" office:value="0.704676" calcext:value-type="float">
            <text:p>0.704676</text:p>
          </table:table-cell>
          <table:table-cell table:style-name="ce3" office:value-type="float" office:value="3.720736" calcext:value-type="float">
            <text:p>3.720736</text:p>
          </table:table-cell>
          <table:table-cell table:style-name="ce3" office:value-type="float" office:value="0.653638" calcext:value-type="float">
            <text:p>0.653638</text:p>
          </table:table-cell>
          <table:table-cell table:style-name="ce3" office:value-type="float" office:value="3.301825" calcext:value-type="float">
            <text:p>3.301825</text:p>
          </table:table-cell>
          <table:table-cell table:style-name="ce3" office:value-type="float" office:value="0.603109" calcext:value-type="float">
            <text:p>0.603109</text:p>
          </table:table-cell>
          <table:table-cell table:style-name="ce10" table:formula="of:=[.D14]" office:value-type="float" office:value="2" calcext:value-type="float">
            <text:p>2</text:p>
          </table:table-cell>
          <table:table-cell table:formula="of:=[.$B$31]/[.D21]" office:value-type="float" office:value="2.0442089268031" calcext:value-type="float">
            <text:p>2.0442089268</text:p>
          </table:table-cell>
          <table:table-cell table:formula="of:=[.$B$31]/[.E21]" office:value-type="float" office:value="24.488953803269" calcext:value-type="float">
            <text:p>24.4889538033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26.815966" calcext:value-type="float">
            <text:p>26.815966</text:p>
          </table:table-cell>
          <table:table-cell office:value-type="float" office:value="2.181963" calcext:value-type="float">
            <text:p>2.181963</text:p>
          </table:table-cell>
          <table:table-cell office:value-type="float" office:value="13.531061" calcext:value-type="float">
            <text:p>13.531061</text:p>
          </table:table-cell>
          <table:table-cell office:value-type="float" office:value="1.184212" calcext:value-type="float">
            <text:p>1.184212</text:p>
          </table:table-cell>
          <table:table-cell office:value-type="float" office:value="6.95061" calcext:value-type="float">
            <text:p>6.95061</text:p>
          </table:table-cell>
          <table:table-cell table:style-name="ce3" office:value-type="float" office:value="0.61072" calcext:value-type="float">
            <text:p>0.61072</text:p>
          </table:table-cell>
          <table:table-cell table:style-name="ce3" office:value-type="float" office:value="3.724681" calcext:value-type="float">
            <text:p>3.724681</text:p>
          </table:table-cell>
          <table:table-cell table:style-name="ce3" office:value-type="float" office:value="0.484067" calcext:value-type="float">
            <text:p>0.484067</text:p>
          </table:table-cell>
          <table:table-cell table:style-name="ce3" office:value-type="float" office:value="3.27895" calcext:value-type="float">
            <text:p>3.27895</text:p>
          </table:table-cell>
          <table:table-cell table:style-name="ce3" office:value-type="float" office:value="0.559146" calcext:value-type="float">
            <text:p>0.559146</text:p>
          </table:table-cell>
          <table:table-cell table:style-name="ce10" table:formula="of:=[.F14]" office:value-type="float" office:value="4" calcext:value-type="float">
            <text:p>4</text:p>
          </table:table-cell>
          <table:table-cell table:formula="of:=[.$B$31]/[.F21]" office:value-type="float" office:value="3.9727764393582" calcext:value-type="float">
            <text:p>3.9727764394</text:p>
          </table:table-cell>
          <table:table-cell table:formula="of:=[.$B$31]/[.G21]" office:value-type="float" office:value="37.3608869653952" calcext:value-type="float">
            <text:p>37.3608869654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26.815574" calcext:value-type="float">
            <text:p>26.815574</text:p>
          </table:table-cell>
          <table:table-cell office:value-type="float" office:value="2.179206" calcext:value-type="float">
            <text:p>2.179206</text:p>
          </table:table-cell>
          <table:table-cell office:value-type="float" office:value="13.533518" calcext:value-type="float">
            <text:p>13.533518</text:p>
          </table:table-cell>
          <table:table-cell office:value-type="float" office:value="1.052677" calcext:value-type="float">
            <text:p>1.052677</text:p>
          </table:table-cell>
          <table:table-cell office:value-type="float" office:value="6.948324" calcext:value-type="float">
            <text:p>6.948324</text:p>
          </table:table-cell>
          <table:table-cell table:style-name="ce3" office:value-type="float" office:value="0.797246" calcext:value-type="float">
            <text:p>0.797246</text:p>
          </table:table-cell>
          <table:table-cell table:style-name="ce3" office:value-type="float" office:value="3.720206" calcext:value-type="float">
            <text:p>3.720206</text:p>
          </table:table-cell>
          <table:table-cell table:style-name="ce3" office:value-type="float" office:value="0.481169" calcext:value-type="float">
            <text:p>0.481169</text:p>
          </table:table-cell>
          <table:table-cell table:style-name="ce3" office:value-type="float" office:value="3.252378" calcext:value-type="float">
            <text:p>3.252378</text:p>
          </table:table-cell>
          <table:table-cell table:style-name="ce3" office:value-type="float" office:value="0.526128" calcext:value-type="float">
            <text:p>0.526128</text:p>
          </table:table-cell>
          <table:table-cell table:style-name="ce10" table:formula="of:=[.H14]" office:value-type="float" office:value="8" calcext:value-type="float">
            <text:p>8</text:p>
          </table:table-cell>
          <table:table-cell table:formula="of:=[.$B$31]/[.H21]" office:value-type="float" office:value="7.42479586450617" calcext:value-type="float">
            <text:p>7.4247958645</text:p>
          </table:table-cell>
          <table:table-cell table:formula="of:=[.$B$31]/[.I21]" office:value-type="float" office:value="46.7081243412482" calcext:value-type="float">
            <text:p>46.7081243412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26.812049" calcext:value-type="float">
            <text:p>26.812049</text:p>
          </table:table-cell>
          <table:table-cell office:value-type="float" office:value="2.184056" calcext:value-type="float">
            <text:p>2.184056</text:p>
          </table:table-cell>
          <table:table-cell office:value-type="float" office:value="13.510242" calcext:value-type="float">
            <text:p>13.510242</text:p>
          </table:table-cell>
          <table:table-cell office:value-type="float" office:value="1.103469" calcext:value-type="float">
            <text:p>1.103469</text:p>
          </table:table-cell>
          <table:table-cell table:style-name="ce21" office:value-type="float" office:value="6.964492" calcext:value-type="float">
            <text:p>6.964492</text:p>
          </table:table-cell>
          <table:table-cell table:style-name="ce21" office:value-type="float" office:value="0.743758" calcext:value-type="float">
            <text:p>0.743758</text:p>
          </table:table-cell>
          <table:table-cell table:style-name="ce21" office:value-type="float" office:value="3.721481" calcext:value-type="float">
            <text:p>3.721481</text:p>
          </table:table-cell>
          <table:table-cell table:style-name="ce21" office:value-type="float" office:value="0.822291" calcext:value-type="float">
            <text:p>0.822291</text:p>
          </table:table-cell>
          <table:table-cell table:style-name="ce21" office:value-type="float" office:value="3.332698" calcext:value-type="float">
            <text:p>3.332698</text:p>
          </table:table-cell>
          <table:table-cell table:style-name="ce21" office:value-type="float" office:value="0.496894" calcext:value-type="float">
            <text:p>0.496894</text:p>
          </table:table-cell>
          <table:table-cell table:style-name="ce10" table:formula="of:=[.J14]" office:value-type="float" office:value="16" calcext:value-type="float">
            <text:p>16</text:p>
          </table:table-cell>
          <table:table-cell table:formula="of:=[.$B$31]/[.J21]" office:value-type="float" office:value="8.4170467737972" calcext:value-type="float">
            <text:p>8.4170467738</text:p>
          </table:table-cell>
          <table:table-cell table:formula="of:=[.$B$31]/[.K21]" office:value-type="float" office:value="51.8675133690843" calcext:value-type="float">
            <text:p>51.8675133691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26.84897" calcext:value-type="float">
            <text:p>26.84897</text:p>
          </table:table-cell>
          <table:table-cell office:value-type="float" office:value="2.178417" calcext:value-type="float">
            <text:p>2.178417</text:p>
          </table:table-cell>
          <table:table-cell office:value-type="float" office:value="13.498763" calcext:value-type="float">
            <text:p>13.498763</text:p>
          </table:table-cell>
          <table:table-cell table:style-name="ce21" office:value-type="float" office:value="1.069132" calcext:value-type="float">
            <text:p>1.069132</text:p>
          </table:table-cell>
          <table:table-cell table:style-name="ce21" office:value-type="float" office:value="6.960292" calcext:value-type="float">
            <text:p>6.960292</text:p>
          </table:table-cell>
          <table:table-cell table:style-name="ce21" office:value-type="float" office:value="0.841963" calcext:value-type="float">
            <text:p>0.841963</text:p>
          </table:table-cell>
          <table:table-cell table:style-name="ce21" office:value-type="float" office:value="3.722717" calcext:value-type="float">
            <text:p>3.722717</text:p>
          </table:table-cell>
          <table:table-cell table:style-name="ce21" office:value-type="float" office:value="0.517081" calcext:value-type="float">
            <text:p>0.517081</text:p>
          </table:table-cell>
          <table:table-cell table:style-name="ce21" office:value-type="float" office:value="3.250135" calcext:value-type="float">
            <text:p>3.250135</text:p>
          </table:table-cell>
          <table:table-cell table:style-name="ce21" office:value-type="float" office:value="0.478705" calcext:value-type="float">
            <text:p>0.478705</text:p>
          </table:table-cell>
          <table:table-cell table:number-columns-repeated="13"/>
        </table:table-row>
        <table:table-row table:style-name="ro1">
          <table:table-cell/>
          <table:table-cell table:style-name="ce8" table:formula="of:=AVERAGE([.B16:.B20])" office:value-type="float" office:value="26.8241296" calcext:value-type="float">
            <text:p>26.8241296</text:p>
          </table:table-cell>
          <table:table-cell table:style-name="ce15" table:formula="of:=AVERAGE([.C16:.C20])" office:value-type="float" office:value="2.183553" calcext:value-type="float">
            <text:p>2.183553</text:p>
          </table:table-cell>
          <table:table-cell table:style-name="ce15" table:formula="of:=AVERAGE([.D16:.D20])" office:value-type="float" office:value="13.518591" calcext:value-type="float">
            <text:p>13.518591</text:p>
          </table:table-cell>
          <table:table-cell table:style-name="ce15" table:formula="of:=AVERAGE([.E16:.E20])" office:value-type="float" office:value="1.1284608" calcext:value-type="float">
            <text:p>1.1284608</text:p>
          </table:table-cell>
          <table:table-cell table:style-name="ce15" table:formula="of:=AVERAGE([.F16:.F20])" office:value-type="float" office:value="6.9560482" calcext:value-type="float">
            <text:p>6.9560482</text:p>
          </table:table-cell>
          <table:table-cell table:style-name="ce15" table:formula="of:=AVERAGE([.G16:.G20])" office:value-type="float" office:value="0.7396726" calcext:value-type="float">
            <text:p>0.7396726</text:p>
          </table:table-cell>
          <table:table-cell table:style-name="ce15" table:formula="of:=AVERAGE([.H16:.H20])" office:value-type="float" office:value="3.7219642" calcext:value-type="float">
            <text:p>3.7219642</text:p>
          </table:table-cell>
          <table:table-cell table:style-name="ce15" table:formula="of:=AVERAGE([.I16:.I20])" office:value-type="float" office:value="0.5916492" calcext:value-type="float">
            <text:p>0.5916492</text:p>
          </table:table-cell>
          <table:table-cell table:style-name="ce15" table:formula="of:=AVERAGE([.J16:.J20])" office:value-type="float" office:value="3.2831972" calcext:value-type="float">
            <text:p>3.2831972</text:p>
          </table:table-cell>
          <table:table-cell table:style-name="ce15" table:formula="of:=AVERAGE([.K16:.K20])" office:value-type="float" office:value="0.5327964" calcext:value-type="float">
            <text:p>0.5327964</text:p>
          </table:table-cell>
          <table:table-cell table:style-name="ce29" table:number-columns-repeated="2"/>
          <table:table-cell table:style-name="ce33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THREADS</text:p>
          </table:table-cell>
          <table:table-cell table:style-name="ce16" office:value-type="string" calcext:value-type="string">
            <text:p>OMP_F</text:p>
          </table:table-cell>
          <table:table-cell table:style-name="ce16" office:value-type="string" calcext:value-type="string">
            <text:p>OMP_MF</text:p>
          </table:table-cell>
          <table:table-cell table:style-name="ce16" office:value-type="string" calcext:value-type="string">
            <text:p>OMP_MEMO_F</text:p>
          </table:table-cell>
          <table:table-cell table:style-name="ce24" office:value-type="string" calcext:value-type="string">
            <text:p>OMP_MEMO_MF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B4]" office:value-type="float" office:value="1" calcext:value-type="float">
            <text:p>1</text:p>
          </table:table-cell>
          <table:table-cell table:formula="of:=[.M5]" office:value-type="float" office:value="1.05857722868888" calcext:value-type="float">
            <text:p>1.0585772287</text:p>
          </table:table-cell>
          <table:table-cell table:style-name="Default" table:formula="of:=[.M15]" office:value-type="float" office:value="1.03022259480882" calcext:value-type="float">
            <text:p>1.0302225948</text:p>
          </table:table-cell>
          <table:table-cell table:style-name="Default" table:formula="of:=[.N5]" office:value-type="float" office:value="12.715224732155" calcext:value-type="float">
            <text:p>12.7152247322</text:p>
          </table:table-cell>
          <table:table-cell table:style-name="ce25" table:formula="of:=[.N15]" office:value-type="float" office:value="12.655898162307" calcext:value-type="float">
            <text:p>12.6558981623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D4]" office:value-type="float" office:value="2" calcext:value-type="float">
            <text:p>2</text:p>
          </table:table-cell>
          <table:table-cell table:formula="of:=[.M6]" office:value-type="float" office:value="2.10802210066397" calcext:value-type="float">
            <text:p>2.1080221007</text:p>
          </table:table-cell>
          <table:table-cell table:style-name="Default" table:formula="of:=[.M16]" office:value-type="float" office:value="2.0442089268031" calcext:value-type="float">
            <text:p>2.0442089268</text:p>
          </table:table-cell>
          <table:table-cell table:style-name="Default" table:formula="of:=[.N6]" office:value-type="float" office:value="21.1640187797684" calcext:value-type="float">
            <text:p>21.1640187798</text:p>
          </table:table-cell>
          <table:table-cell table:style-name="ce25" table:formula="of:=[.N16]" office:value-type="float" office:value="24.488953803269" calcext:value-type="float">
            <text:p>24.4889538033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table:style-name="ce1"/>
          <table:table-cell table:style-name="ce10" table:formula="of:=[.F4]" office:value-type="float" office:value="4" calcext:value-type="float">
            <text:p>4</text:p>
          </table:table-cell>
          <table:table-cell table:formula="of:=[.M7]" office:value-type="float" office:value="4.08062865499883" calcext:value-type="float">
            <text:p>4.080628655</text:p>
          </table:table-cell>
          <table:table-cell table:style-name="Default" table:formula="of:=[.M17]" office:value-type="float" office:value="3.9727764393582" calcext:value-type="float">
            <text:p>3.9727764394</text:p>
          </table:table-cell>
          <table:table-cell table:style-name="Default" table:formula="of:=[.N7]" office:value-type="float" office:value="38.7410995841141" calcext:value-type="float">
            <text:p>38.7410995841</text:p>
          </table:table-cell>
          <table:table-cell table:style-name="ce25" table:formula="of:=[.N17]" office:value-type="float" office:value="37.3608869653952" calcext:value-type="float">
            <text:p>37.3608869654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H4]" office:value-type="float" office:value="8" calcext:value-type="float">
            <text:p>8</text:p>
          </table:table-cell>
          <table:table-cell table:formula="of:=[.M8]" office:value-type="float" office:value="7.58990125567729" calcext:value-type="float">
            <text:p>7.5899012557</text:p>
          </table:table-cell>
          <table:table-cell table:style-name="Default" table:formula="of:=[.M18]" office:value-type="float" office:value="7.42479586450617" calcext:value-type="float">
            <text:p>7.4247958645</text:p>
          </table:table-cell>
          <table:table-cell table:style-name="Default" table:formula="of:=[.N8]" office:value-type="float" office:value="48.8792015420703" calcext:value-type="float">
            <text:p>48.8792015421</text:p>
          </table:table-cell>
          <table:table-cell table:style-name="ce25" table:formula="of:=[.N18]" office:value-type="float" office:value="46.7081243412482" calcext:value-type="float">
            <text:p>46.7081243412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1" table:formula="of:=[.J4]" office:value-type="float" office:value="16" calcext:value-type="float">
            <text:p>16</text:p>
          </table:table-cell>
          <table:table-cell table:style-name="ce17" table:formula="of:=[.M9]" office:value-type="float" office:value="8.19724643146842" calcext:value-type="float">
            <text:p>8.1972464315</text:p>
          </table:table-cell>
          <table:table-cell table:style-name="ce17" table:formula="of:=[.M19]" office:value-type="float" office:value="8.4170467737972" calcext:value-type="float">
            <text:p>8.4170467738</text:p>
          </table:table-cell>
          <table:table-cell table:style-name="ce17" table:formula="of:=[.N9]" office:value-type="float" office:value="56.6563468837889" calcext:value-type="float">
            <text:p>56.6563468838</text:p>
          </table:table-cell>
          <table:table-cell table:style-name="ce26" table:formula="of:=[.N19]" office:value-type="float" office:value="51.8675133690843" calcext:value-type="float">
            <text:p>51.8675133691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Serial time</text:p>
          </table:table-cell>
          <table:table-cell table:style-name="ce18" office:value-type="string" calcext:value-type="string">
            <text:p>Problem size</text:p>
          </table:table-cell>
          <table:table-cell table:style-name="ce18" office:value-type="string" calcext:value-type="string">
            <text:p>Final omp</text:p>
          </table:table-cell>
          <table:table-cell table:style-name="ce22" office:value-type="string" calcext:value-type="string">
            <text:p>Final omp memo</text:p>
          </table:table-cell>
          <table:table-cell table:style-name="Default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3" office:value-type="float" office:value="27.6348244" calcext:value-type="float">
            <text:p>27.6348244</text:p>
          </table:table-cell>
          <table:table-cell table:style-name="ce34" office:value-type="string" calcext:value-type="string">
            <text:p>(10, 19)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Default"/>
          <table:table-cell table:number-columns-repeated="7"/>
          <table:table-cell table:style-name="Default"/>
          <table:table-cell table:number-columns-repeated="10"/>
        </table:table-row>
      </table:table>
      <table:table table:name="Longest_common_subseq" table:style-name="ta1">
        <table:shapes>
          <draw:frame draw:z-index="0" draw:style-name="gr1" draw:text-style-name="P1" svg:width="4.9783in" svg:height="2.552in" svg:x="7.5433in" svg:y="3.8484in">
            <draw:object draw:notify-on-update-of-ranges="Longest_common_subseq.B24:Longest_common_subseq.B28 Longest_common_subseq.C23:Longest_common_subseq.C23 Longest_common_subseq.C24:Longest_common_subseq.C28 Longest_common_subseq.D23:Longest_common_subseq.D23 Longest_common_subseq.D24:Longest_common_subseq.D28 Longest_common_subseq.E23:Longest_common_subseq.E23 Longest_common_subseq.E24:Longest_common_subseq.E28 Longest_common_subseq.F23:Longest_common_subseq.F23 Longest_common_subseq.F24:Longest_common_subseq.F2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ce32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 OMPSS FINAL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1"/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10" table:formula="of:=[.B4]" office:value-type="float" office:value="1" calcext:value-type="float">
            <text:p>1</text:p>
          </table:table-cell>
          <table:table-cell table:formula="of:=[.$B$31]/[.B11]" office:value-type="float" office:value="1.07220472636705" calcext:value-type="float">
            <text:p>1.0722047264</text:p>
          </table:table-cell>
          <table:table-cell table:formula="of:=[.$B$31]/[.C11]" office:value-type="float" office:value="41.1540348813729" calcext:value-type="float">
            <text:p>41.154034881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.883453" calcext:value-type="float">
            <text:p>26.883453</text:p>
          </table:table-cell>
          <table:table-cell office:value-type="float" office:value="0.701084" calcext:value-type="float">
            <text:p>0.701084</text:p>
          </table:table-cell>
          <table:table-cell office:value-type="float" office:value="13.582819" calcext:value-type="float">
            <text:p>13.582819</text:p>
          </table:table-cell>
          <table:table-cell office:value-type="float" office:value="0.49291" calcext:value-type="float">
            <text:p>0.49291</text:p>
          </table:table-cell>
          <table:table-cell office:value-type="float" office:value="6.993232" calcext:value-type="float">
            <text:p>6.993232</text:p>
          </table:table-cell>
          <table:table-cell table:style-name="ce3" office:value-type="float" office:value="0.382659" calcext:value-type="float">
            <text:p>0.382659</text:p>
          </table:table-cell>
          <table:table-cell table:style-name="ce3" office:value-type="float" office:value="3.725543" calcext:value-type="float">
            <text:p>3.725543</text:p>
          </table:table-cell>
          <table:table-cell table:style-name="ce3" office:value-type="float" office:value="0.282659" calcext:value-type="float">
            <text:p>0.282659</text:p>
          </table:table-cell>
          <table:table-cell table:style-name="ce3" office:value-type="float" office:value="1.872728" calcext:value-type="float">
            <text:p>1.872728</text:p>
          </table:table-cell>
          <table:table-cell table:style-name="ce3" office:value-type="float" office:value="0.217302" calcext:value-type="float">
            <text:p>0.217302</text:p>
          </table:table-cell>
          <table:table-cell table:style-name="ce10" table:formula="of:=[.D4]" office:value-type="float" office:value="2" calcext:value-type="float">
            <text:p>2</text:p>
          </table:table-cell>
          <table:table-cell table:formula="of:=[.$B$31]/[.D11]" office:value-type="float" office:value="2.12391064393347" calcext:value-type="float">
            <text:p>2.1239106439</text:p>
          </table:table-cell>
          <table:table-cell table:formula="of:=[.$B$31]/[.E11]" office:value-type="float" office:value="58.7580263940214" calcext:value-type="float">
            <text:p>58.7580263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.870341" calcext:value-type="float">
            <text:p>26.870341</text:p>
          </table:table-cell>
          <table:table-cell office:value-type="float" office:value="0.700025" calcext:value-type="float">
            <text:p>0.700025</text:p>
          </table:table-cell>
          <table:table-cell office:value-type="float" office:value="13.61016" calcext:value-type="float">
            <text:p>13.61016</text:p>
          </table:table-cell>
          <table:table-cell office:value-type="float" office:value="0.488816" calcext:value-type="float">
            <text:p>0.488816</text:p>
          </table:table-cell>
          <table:table-cell office:value-type="float" office:value="6.967143" calcext:value-type="float">
            <text:p>6.967143</text:p>
          </table:table-cell>
          <table:table-cell table:style-name="ce3" office:value-type="float" office:value="0.375624" calcext:value-type="float">
            <text:p>0.375624</text:p>
          </table:table-cell>
          <table:table-cell table:style-name="ce3" office:value-type="float" office:value="3.729249" calcext:value-type="float">
            <text:p>3.729249</text:p>
          </table:table-cell>
          <table:table-cell table:style-name="ce3" office:value-type="float" office:value="0.275624" calcext:value-type="float">
            <text:p>0.275624</text:p>
          </table:table-cell>
          <table:table-cell table:style-name="ce3" office:value-type="float" office:value="1.878774" calcext:value-type="float">
            <text:p>1.878774</text:p>
          </table:table-cell>
          <table:table-cell table:style-name="ce3" office:value-type="float" office:value="0.17815" calcext:value-type="float">
            <text:p>0.17815</text:p>
          </table:table-cell>
          <table:table-cell table:style-name="ce10" table:formula="of:=[.F4]" office:value-type="float" office:value="4" calcext:value-type="float">
            <text:p>4</text:p>
          </table:table-cell>
          <table:table-cell table:formula="of:=[.$B$31]/[.F11]" office:value-type="float" office:value="4.13195891123673" calcext:value-type="float">
            <text:p>4.1319589112</text:p>
          </table:table-cell>
          <table:table-cell table:formula="of:=[.$B$31]/[.G11]" office:value-type="float" office:value="78.8571174474606" calcext:value-type="float">
            <text:p>78.857117447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.885679" calcext:value-type="float">
            <text:p>26.885679</text:p>
          </table:table-cell>
          <table:table-cell office:value-type="float" office:value="0.698972" calcext:value-type="float">
            <text:p>0.698972</text:p>
          </table:table-cell>
          <table:table-cell office:value-type="float" office:value="13.556315" calcext:value-type="float">
            <text:p>13.556315</text:p>
          </table:table-cell>
          <table:table-cell office:value-type="float" office:value="0.493464" calcext:value-type="float">
            <text:p>0.493464</text:p>
          </table:table-cell>
          <table:table-cell office:value-type="float" office:value="6.943831" calcext:value-type="float">
            <text:p>6.943831</text:p>
          </table:table-cell>
          <table:table-cell table:style-name="ce3" office:value-type="float" office:value="0.380117" calcext:value-type="float">
            <text:p>0.380117</text:p>
          </table:table-cell>
          <table:table-cell table:style-name="ce3" office:value-type="float" office:value="3.720603" calcext:value-type="float">
            <text:p>3.720603</text:p>
          </table:table-cell>
          <table:table-cell table:style-name="ce3" office:value-type="float" office:value="0.280117" calcext:value-type="float">
            <text:p>0.280117</text:p>
          </table:table-cell>
          <table:table-cell table:style-name="ce3" office:value-type="float" office:value="1.888102" calcext:value-type="float">
            <text:p>1.888102</text:p>
          </table:table-cell>
          <table:table-cell table:style-name="ce3" office:value-type="float" office:value="0.235479" calcext:value-type="float">
            <text:p>0.235479</text:p>
          </table:table-cell>
          <table:table-cell table:style-name="ce10" table:formula="of:=[.H4]" office:value-type="float" office:value="8" calcext:value-type="float">
            <text:p>8</text:p>
          </table:table-cell>
          <table:table-cell table:formula="of:=[.$B$31]/[.H11]" office:value-type="float" office:value="7.73703217172026" calcext:value-type="float">
            <text:p>7.7370321717</text:p>
          </table:table-cell>
          <table:table-cell table:formula="of:=[.$B$31]/[.I11]" office:value-type="float" office:value="108.565193640747" calcext:value-type="float">
            <text:p>108.565193640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.875927" calcext:value-type="float">
            <text:p>26.875927</text:p>
          </table:table-cell>
          <table:table-cell office:value-type="float" office:value="0.698974" calcext:value-type="float">
            <text:p>0.698974</text:p>
          </table:table-cell>
          <table:table-cell office:value-type="float" office:value="13.534165" calcext:value-type="float">
            <text:p>13.534165</text:p>
          </table:table-cell>
          <table:table-cell office:value-type="float" office:value="0.491335" calcext:value-type="float">
            <text:p>0.491335</text:p>
          </table:table-cell>
          <table:table-cell table:style-name="ce21" office:value-type="float" office:value="6.975293" calcext:value-type="float">
            <text:p>6.975293</text:p>
          </table:table-cell>
          <table:table-cell table:style-name="ce21" office:value-type="float" office:value="0.361586" calcext:value-type="float">
            <text:p>0.361586</text:p>
          </table:table-cell>
          <table:table-cell table:style-name="ce21" office:value-type="float" office:value="3.712058" calcext:value-type="float">
            <text:p>3.712058</text:p>
          </table:table-cell>
          <table:table-cell table:style-name="ce21" office:value-type="float" office:value="0.261586" calcext:value-type="float">
            <text:p>0.261586</text:p>
          </table:table-cell>
          <table:table-cell table:style-name="ce21" office:value-type="float" office:value="1.884326" calcext:value-type="float">
            <text:p>1.884326</text:p>
          </table:table-cell>
          <table:table-cell table:style-name="ce3" office:value-type="float" office:value="0.181394" calcext:value-type="float">
            <text:p>0.181394</text:p>
          </table:table-cell>
          <table:table-cell table:style-name="ce10" table:formula="of:=[.J4]" office:value-type="float" office:value="16" calcext:value-type="float">
            <text:p>16</text:p>
          </table:table-cell>
          <table:table-cell table:formula="of:=[.$B$31]/[.J11]" office:value-type="float" office:value="15.3245393897612" calcext:value-type="float">
            <text:p>15.3245393898</text:p>
          </table:table-cell>
          <table:table-cell table:formula="of:=[.$B$31]/[.K11]" office:value-type="float" office:value="140.693769205457" calcext:value-type="float">
            <text:p>140.6937692055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26.869127" calcext:value-type="float">
            <text:p>26.869127</text:p>
          </table:table-cell>
          <table:table-cell office:value-type="float" office:value="0.702126" calcext:value-type="float">
            <text:p>0.702126</text:p>
          </table:table-cell>
          <table:table-cell office:value-type="float" office:value="13.557307" calcext:value-type="float">
            <text:p>13.557307</text:p>
          </table:table-cell>
          <table:table-cell table:style-name="ce21" office:value-type="float" office:value="0.485697" calcext:value-type="float">
            <text:p>0.485697</text:p>
          </table:table-cell>
          <table:table-cell table:style-name="ce21" office:value-type="float" office:value="6.99203" calcext:value-type="float">
            <text:p>6.99203</text:p>
          </table:table-cell>
          <table:table-cell table:style-name="ce21" office:value-type="float" office:value="0.327214" calcext:value-type="float">
            <text:p>0.327214</text:p>
          </table:table-cell>
          <table:table-cell table:style-name="ce21" office:value-type="float" office:value="3.735673" calcext:value-type="float">
            <text:p>3.735673</text:p>
          </table:table-cell>
          <table:table-cell table:style-name="ce21" office:value-type="float" office:value="0.227214" calcext:value-type="float">
            <text:p>0.227214</text:p>
          </table:table-cell>
          <table:table-cell table:style-name="ce21" office:value-type="float" office:value="1.878488" calcext:value-type="float">
            <text:p>1.878488</text:p>
          </table:table-cell>
          <table:table-cell table:style-name="ce21" office:value-type="float" office:value="0.211798" calcext:value-type="float">
            <text:p>0.211798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8" table:formula="of:=AVERAGE([.B6:.B10])" office:value-type="float" office:value="26.8769054" calcext:value-type="float">
            <text:p>26.8769054</text:p>
          </table:table-cell>
          <table:table-cell table:style-name="ce15" table:formula="of:=AVERAGE([.C6:.C10])" office:value-type="float" office:value="0.7002362" calcext:value-type="float">
            <text:p>0.7002362</text:p>
          </table:table-cell>
          <table:table-cell table:style-name="ce15" table:formula="of:=AVERAGE([.D6:.D10])" office:value-type="float" office:value="13.5681532" calcext:value-type="float">
            <text:p>13.5681532</text:p>
          </table:table-cell>
          <table:table-cell table:style-name="ce15" table:formula="of:=AVERAGE([.E6:.E10])" office:value-type="float" office:value="0.4904444" calcext:value-type="float">
            <text:p>0.4904444</text:p>
          </table:table-cell>
          <table:table-cell table:style-name="ce15" table:formula="of:=AVERAGE([.F6:.F10])" office:value-type="float" office:value="6.9743058" calcext:value-type="float">
            <text:p>6.9743058</text:p>
          </table:table-cell>
          <table:table-cell table:style-name="ce15" table:formula="of:=AVERAGE([.G6:.G10])" office:value-type="float" office:value="0.36544" calcext:value-type="float">
            <text:p>0.36544</text:p>
          </table:table-cell>
          <table:table-cell table:style-name="ce15" table:formula="of:=AVERAGE([.H6:.H10])" office:value-type="float" office:value="3.7246252" calcext:value-type="float">
            <text:p>3.7246252</text:p>
          </table:table-cell>
          <table:table-cell table:style-name="ce15" table:formula="of:=AVERAGE([.I6:.I10])" office:value-type="float" office:value="0.26544" calcext:value-type="float">
            <text:p>0.26544</text:p>
          </table:table-cell>
          <table:table-cell table:style-name="ce15" table:formula="of:=AVERAGE([.J6:.J10])" office:value-type="float" office:value="1.8804836" calcext:value-type="float">
            <text:p>1.8804836</text:p>
          </table:table-cell>
          <table:table-cell table:style-name="ce15" table:formula="of:=AVERAGE([.K6:.K10])" office:value-type="float" office:value="0.2048246" calcext:value-type="float">
            <text:p>0.2048246</text:p>
          </table:table-cell>
          <table:table-cell table:number-columns-repeated="2"/>
          <table:table-cell table:style-name="ce33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MANUAL FINAL</text:p>
          </table:table-cell>
          <table:table-cell table:style-name="ce14" table:number-columns-repeated="5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float" office:value="1" calcext:value-type="float">
            <text:p>1</text:p>
          </table:table-cell>
          <table:table-cell/>
          <table:table-cell table:style-name="ce2" table:formula="of:=[.D4]" office:value-type="float" office:value="2" calcext:value-type="float">
            <text:p>2</text:p>
          </table:table-cell>
          <table:table-cell table:style-name="ce21"/>
          <table:table-cell table:style-name="ce2" table:formula="of:=[.F4]" office:value-type="float" office:value="4" calcext:value-type="float">
            <text:p>4</text:p>
          </table:table-cell>
          <table:table-cell table:style-name="ce3"/>
          <table:table-cell table:style-name="ce2" table:formula="of:=[.H4]" office:value-type="float" office:value="8" calcext:value-type="float">
            <text:p>8</text:p>
          </table:table-cell>
          <table:table-cell table:style-name="ce3"/>
          <table:table-cell table:style-name="ce2" table:formula="of:=[.J4]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10" table:formula="of:=[.B14]" office:value-type="float" office:value="1" calcext:value-type="float">
            <text:p>1</text:p>
          </table:table-cell>
          <table:table-cell table:formula="of:=[.$B$31]/[.B21]" office:value-type="float" office:value="1.08625082302195" calcext:value-type="float">
            <text:p>1.086250823</text:p>
          </table:table-cell>
          <table:table-cell table:formula="of:=[.$B$31]/[.C21]" office:value-type="float" office:value="40.713983774618" calcext:value-type="float">
            <text:p>40.7139837746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26.530448" calcext:value-type="float">
            <text:p>26.530448</text:p>
          </table:table-cell>
          <table:table-cell office:value-type="float" office:value="0.708606" calcext:value-type="float">
            <text:p>0.708606</text:p>
          </table:table-cell>
          <table:table-cell office:value-type="float" office:value="13.368965" calcext:value-type="float">
            <text:p>13.368965</text:p>
          </table:table-cell>
          <table:table-cell office:value-type="float" office:value="0.469909" calcext:value-type="float">
            <text:p>0.469909</text:p>
          </table:table-cell>
          <table:table-cell office:value-type="float" office:value="6.87622" calcext:value-type="float">
            <text:p>6.87622</text:p>
          </table:table-cell>
          <table:table-cell table:style-name="ce3" office:value-type="float" office:value="0.403924" calcext:value-type="float">
            <text:p>0.403924</text:p>
          </table:table-cell>
          <table:table-cell table:style-name="ce3" office:value-type="float" office:value="3.67818" calcext:value-type="float">
            <text:p>3.67818</text:p>
          </table:table-cell>
          <table:table-cell table:style-name="ce3" office:value-type="float" office:value="0.235643" calcext:value-type="float">
            <text:p>0.235643</text:p>
          </table:table-cell>
          <table:table-cell table:style-name="ce3" office:value-type="float" office:value="1.846986" calcext:value-type="float">
            <text:p>1.846986</text:p>
          </table:table-cell>
          <table:table-cell table:style-name="ce3" office:value-type="float" office:value="0.187582" calcext:value-type="float">
            <text:p>0.187582</text:p>
          </table:table-cell>
          <table:table-cell table:style-name="ce10" table:formula="of:=[.D14]" office:value-type="float" office:value="2" calcext:value-type="float">
            <text:p>2</text:p>
          </table:table-cell>
          <table:table-cell table:formula="of:=[.$B$31]/[.D21]" office:value-type="float" office:value="2.16273389310435" calcext:value-type="float">
            <text:p>2.1627338931</text:p>
          </table:table-cell>
          <table:table-cell table:formula="of:=[.$B$31]/[.E21]" office:value-type="float" office:value="57.9161687501784" calcext:value-type="float">
            <text:p>57.9161687502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26.528276" calcext:value-type="float">
            <text:p>26.528276</text:p>
          </table:table-cell>
          <table:table-cell office:value-type="float" office:value="0.707126" calcext:value-type="float">
            <text:p>0.707126</text:p>
          </table:table-cell>
          <table:table-cell office:value-type="float" office:value="13.313107" calcext:value-type="float">
            <text:p>13.313107</text:p>
          </table:table-cell>
          <table:table-cell office:value-type="float" office:value="0.486897" calcext:value-type="float">
            <text:p>0.486897</text:p>
          </table:table-cell>
          <table:table-cell office:value-type="float" office:value="6.906797" calcext:value-type="float">
            <text:p>6.906797</text:p>
          </table:table-cell>
          <table:table-cell table:style-name="ce3" office:value-type="float" office:value="0.367296" calcext:value-type="float">
            <text:p>0.367296</text:p>
          </table:table-cell>
          <table:table-cell table:style-name="ce3" office:value-type="float" office:value="3.672831" calcext:value-type="float">
            <text:p>3.672831</text:p>
          </table:table-cell>
          <table:table-cell table:style-name="ce3" office:value-type="float" office:value="0.280156" calcext:value-type="float">
            <text:p>0.280156</text:p>
          </table:table-cell>
          <table:table-cell table:style-name="ce3" office:value-type="float" office:value="1.852198" calcext:value-type="float">
            <text:p>1.852198</text:p>
          </table:table-cell>
          <table:table-cell table:style-name="ce3" office:value-type="float" office:value="0.232669" calcext:value-type="float">
            <text:p>0.232669</text:p>
          </table:table-cell>
          <table:table-cell table:style-name="ce10" table:formula="of:=[.F14]" office:value-type="float" office:value="4" calcext:value-type="float">
            <text:p>4</text:p>
          </table:table-cell>
          <table:table-cell table:formula="of:=[.$B$31]/[.F21]" office:value-type="float" office:value="4.18079158092678" calcext:value-type="float">
            <text:p>4.1807915809</text:p>
          </table:table-cell>
          <table:table-cell table:formula="of:=[.$B$31]/[.G21]" office:value-type="float" office:value="74.6832817002079" calcext:value-type="float">
            <text:p>74.6832817002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26.531561" calcext:value-type="float">
            <text:p>26.531561</text:p>
          </table:table-cell>
          <table:table-cell office:value-type="float" office:value="0.70834" calcext:value-type="float">
            <text:p>0.70834</text:p>
          </table:table-cell>
          <table:table-cell office:value-type="float" office:value="13.305955" calcext:value-type="float">
            <text:p>13.305955</text:p>
          </table:table-cell>
          <table:table-cell office:value-type="float" office:value="0.549183" calcext:value-type="float">
            <text:p>0.549183</text:p>
          </table:table-cell>
          <table:table-cell office:value-type="float" office:value="6.885168" calcext:value-type="float">
            <text:p>6.885168</text:p>
          </table:table-cell>
          <table:table-cell table:style-name="ce3" office:value-type="float" office:value="0.389603" calcext:value-type="float">
            <text:p>0.389603</text:p>
          </table:table-cell>
          <table:table-cell table:style-name="ce3" office:value-type="float" office:value="3.676713" calcext:value-type="float">
            <text:p>3.676713</text:p>
          </table:table-cell>
          <table:table-cell table:style-name="ce3" office:value-type="float" office:value="0.236475" calcext:value-type="float">
            <text:p>0.236475</text:p>
          </table:table-cell>
          <table:table-cell table:style-name="ce3" office:value-type="float" office:value="1.860642" calcext:value-type="float">
            <text:p>1.860642</text:p>
          </table:table-cell>
          <table:table-cell table:style-name="ce3" office:value-type="float" office:value="0.225408" calcext:value-type="float">
            <text:p>0.225408</text:p>
          </table:table-cell>
          <table:table-cell table:style-name="ce10" table:formula="of:=[.H14]" office:value-type="float" office:value="8" calcext:value-type="float">
            <text:p>8</text:p>
          </table:table-cell>
          <table:table-cell table:formula="of:=[.$B$31]/[.H21]" office:value-type="float" office:value="7.84079154445789" calcext:value-type="float">
            <text:p>7.8407915445</text:p>
          </table:table-cell>
          <table:table-cell table:formula="of:=[.$B$31]/[.I21]" office:value-type="float" office:value="113.270458025829" calcext:value-type="float">
            <text:p>113.2704580258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26.526743" calcext:value-type="float">
            <text:p>26.526743</text:p>
          </table:table-cell>
          <table:table-cell office:value-type="float" office:value="0.70726" calcext:value-type="float">
            <text:p>0.70726</text:p>
          </table:table-cell>
          <table:table-cell office:value-type="float" office:value="13.323563" calcext:value-type="float">
            <text:p>13.323563</text:p>
          </table:table-cell>
          <table:table-cell office:value-type="float" office:value="0.491646" calcext:value-type="float">
            <text:p>0.491646</text:p>
          </table:table-cell>
          <table:table-cell table:style-name="ce21" office:value-type="float" office:value="6.884105" calcext:value-type="float">
            <text:p>6.884105</text:p>
          </table:table-cell>
          <table:table-cell table:style-name="ce21" office:value-type="float" office:value="0.385112" calcext:value-type="float">
            <text:p>0.385112</text:p>
          </table:table-cell>
          <table:table-cell table:style-name="ce21" office:value-type="float" office:value="3.666744" calcext:value-type="float">
            <text:p>3.666744</text:p>
          </table:table-cell>
          <table:table-cell table:style-name="ce21" office:value-type="float" office:value="0.260767" calcext:value-type="float">
            <text:p>0.260767</text:p>
          </table:table-cell>
          <table:table-cell table:style-name="ce21" office:value-type="float" office:value="1.856341" calcext:value-type="float">
            <text:p>1.856341</text:p>
          </table:table-cell>
          <table:table-cell table:style-name="ce21" office:value-type="float" office:value="0.210269" calcext:value-type="float">
            <text:p>0.210269</text:p>
          </table:table-cell>
          <table:table-cell table:style-name="ce10" table:formula="of:=[.J14]" office:value-type="float" office:value="16" calcext:value-type="float">
            <text:p>16</text:p>
          </table:table-cell>
          <table:table-cell table:formula="of:=[.$B$31]/[.J21]" office:value-type="float" office:value="15.5309504533408" calcext:value-type="float">
            <text:p>15.5309504533</text:p>
          </table:table-cell>
          <table:table-cell table:formula="of:=[.$B$31]/[.K21]" office:value-type="float" office:value="135.112093515661" calcext:value-type="float">
            <text:p>135.1120935157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26.529799" calcext:value-type="float">
            <text:p>26.529799</text:p>
          </table:table-cell>
          <table:table-cell office:value-type="float" office:value="0.707691" calcext:value-type="float">
            <text:p>0.707691</text:p>
          </table:table-cell>
          <table:table-cell office:value-type="float" office:value="13.311366" calcext:value-type="float">
            <text:p>13.311366</text:p>
          </table:table-cell>
          <table:table-cell table:style-name="ce21" office:value-type="float" office:value="0.490232" calcext:value-type="float">
            <text:p>0.490232</text:p>
          </table:table-cell>
          <table:table-cell table:style-name="ce21" office:value-type="float" office:value="6.911931" calcext:value-type="float">
            <text:p>6.911931</text:p>
          </table:table-cell>
          <table:table-cell table:style-name="ce21" office:value-type="float" office:value="0.383382" calcext:value-type="float">
            <text:p>0.383382</text:p>
          </table:table-cell>
          <table:table-cell table:style-name="ce21" office:value-type="float" office:value="3.682213" calcext:value-type="float">
            <text:p>3.682213</text:p>
          </table:table-cell>
          <table:table-cell table:style-name="ce21" office:value-type="float" office:value="0.259027" calcext:value-type="float">
            <text:p>0.259027</text:p>
          </table:table-cell>
          <table:table-cell table:style-name="ce21" office:value-type="float" office:value="1.86129" calcext:value-type="float">
            <text:p>1.86129</text:p>
          </table:table-cell>
          <table:table-cell table:style-name="ce21" office:value-type="float" office:value="0.210503" calcext:value-type="float">
            <text:p>0.210503</text:p>
          </table:table-cell>
          <table:table-cell table:number-columns-repeated="13"/>
        </table:table-row>
        <table:table-row table:style-name="ro1">
          <table:table-cell/>
          <table:table-cell table:style-name="ce8" table:formula="of:=AVERAGE([.B16:.B20])" office:value-type="float" office:value="26.5293654" calcext:value-type="float">
            <text:p>26.5293654</text:p>
          </table:table-cell>
          <table:table-cell table:style-name="ce15" table:formula="of:=AVERAGE([.C16:.C20])" office:value-type="float" office:value="0.7078046" calcext:value-type="float">
            <text:p>0.7078046</text:p>
          </table:table-cell>
          <table:table-cell table:style-name="ce15" table:formula="of:=AVERAGE([.D16:.D20])" office:value-type="float" office:value="13.3245912" calcext:value-type="float">
            <text:p>13.3245912</text:p>
          </table:table-cell>
          <table:table-cell table:style-name="ce15" table:formula="of:=AVERAGE([.E16:.E20])" office:value-type="float" office:value="0.4975734" calcext:value-type="float">
            <text:p>0.4975734</text:p>
          </table:table-cell>
          <table:table-cell table:style-name="ce15" table:formula="of:=AVERAGE([.F16:.F20])" office:value-type="float" office:value="6.8928442" calcext:value-type="float">
            <text:p>6.8928442</text:p>
          </table:table-cell>
          <table:table-cell table:style-name="ce15" table:formula="of:=AVERAGE([.G16:.G20])" office:value-type="float" office:value="0.3858634" calcext:value-type="float">
            <text:p>0.3858634</text:p>
          </table:table-cell>
          <table:table-cell table:style-name="ce15" table:formula="of:=AVERAGE([.H16:.H20])" office:value-type="float" office:value="3.6753362" calcext:value-type="float">
            <text:p>3.6753362</text:p>
          </table:table-cell>
          <table:table-cell table:style-name="ce15" table:formula="of:=AVERAGE([.I16:.I20])" office:value-type="float" office:value="0.2544136" calcext:value-type="float">
            <text:p>0.2544136</text:p>
          </table:table-cell>
          <table:table-cell table:style-name="ce15" table:formula="of:=AVERAGE([.J16:.J20])" office:value-type="float" office:value="1.8554914" calcext:value-type="float">
            <text:p>1.8554914</text:p>
          </table:table-cell>
          <table:table-cell table:style-name="ce15" table:formula="of:=AVERAGE([.K16:.K20])" office:value-type="float" office:value="0.2132862" calcext:value-type="float">
            <text:p>0.2132862</text:p>
          </table:table-cell>
          <table:table-cell table:style-name="ce29" table:number-columns-repeated="2"/>
          <table:table-cell table:style-name="ce33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THREADS</text:p>
          </table:table-cell>
          <table:table-cell table:style-name="ce16" office:value-type="string" calcext:value-type="string">
            <text:p>OMP_F</text:p>
          </table:table-cell>
          <table:table-cell table:style-name="ce16" office:value-type="string" calcext:value-type="string">
            <text:p>OMP_MF</text:p>
          </table:table-cell>
          <table:table-cell table:style-name="ce16" office:value-type="string" calcext:value-type="string">
            <text:p>OMP_MEMO_F</text:p>
          </table:table-cell>
          <table:table-cell table:style-name="ce24" office:value-type="string" calcext:value-type="string">
            <text:p>OMP_MEMO_MF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B4]" office:value-type="float" office:value="1" calcext:value-type="float">
            <text:p>1</text:p>
          </table:table-cell>
          <table:table-cell table:formula="of:=[.M5]" office:value-type="float" office:value="1.07220472636705" calcext:value-type="float">
            <text:p>1.0722047264</text:p>
          </table:table-cell>
          <table:table-cell table:style-name="Default" table:formula="of:=[.M15]" office:value-type="float" office:value="1.08625082302195" calcext:value-type="float">
            <text:p>1.086250823</text:p>
          </table:table-cell>
          <table:table-cell table:style-name="Default" table:formula="of:=[.N5]" office:value-type="float" office:value="41.1540348813729" calcext:value-type="float">
            <text:p>41.1540348814</text:p>
          </table:table-cell>
          <table:table-cell table:style-name="ce25" table:formula="of:=[.N15]" office:value-type="float" office:value="40.713983774618" calcext:value-type="float">
            <text:p>40.7139837746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D4]" office:value-type="float" office:value="2" calcext:value-type="float">
            <text:p>2</text:p>
          </table:table-cell>
          <table:table-cell table:formula="of:=[.M6]" office:value-type="float" office:value="2.12391064393347" calcext:value-type="float">
            <text:p>2.1239106439</text:p>
          </table:table-cell>
          <table:table-cell table:style-name="Default" table:formula="of:=[.M16]" office:value-type="float" office:value="2.16273389310435" calcext:value-type="float">
            <text:p>2.1627338931</text:p>
          </table:table-cell>
          <table:table-cell table:style-name="Default" table:formula="of:=[.N6]" office:value-type="float" office:value="58.7580263940214" calcext:value-type="float">
            <text:p>58.758026394</text:p>
          </table:table-cell>
          <table:table-cell table:style-name="ce25" table:formula="of:=[.N16]" office:value-type="float" office:value="57.9161687501784" calcext:value-type="float">
            <text:p>57.9161687502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table:style-name="ce1"/>
          <table:table-cell table:style-name="ce10" table:formula="of:=[.F4]" office:value-type="float" office:value="4" calcext:value-type="float">
            <text:p>4</text:p>
          </table:table-cell>
          <table:table-cell table:formula="of:=[.M7]" office:value-type="float" office:value="4.13195891123673" calcext:value-type="float">
            <text:p>4.1319589112</text:p>
          </table:table-cell>
          <table:table-cell table:style-name="Default" table:formula="of:=[.M17]" office:value-type="float" office:value="4.18079158092678" calcext:value-type="float">
            <text:p>4.1807915809</text:p>
          </table:table-cell>
          <table:table-cell table:style-name="Default" table:formula="of:=[.N7]" office:value-type="float" office:value="78.8571174474606" calcext:value-type="float">
            <text:p>78.8571174475</text:p>
          </table:table-cell>
          <table:table-cell table:style-name="ce25" table:formula="of:=[.N17]" office:value-type="float" office:value="74.6832817002079" calcext:value-type="float">
            <text:p>74.6832817002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H4]" office:value-type="float" office:value="8" calcext:value-type="float">
            <text:p>8</text:p>
          </table:table-cell>
          <table:table-cell table:formula="of:=[.M8]" office:value-type="float" office:value="7.73703217172026" calcext:value-type="float">
            <text:p>7.7370321717</text:p>
          </table:table-cell>
          <table:table-cell table:style-name="Default" table:formula="of:=[.M18]" office:value-type="float" office:value="7.84079154445789" calcext:value-type="float">
            <text:p>7.8407915445</text:p>
          </table:table-cell>
          <table:table-cell table:style-name="Default" table:formula="of:=[.N8]" office:value-type="float" office:value="108.565193640747" calcext:value-type="float">
            <text:p>108.5651936407</text:p>
          </table:table-cell>
          <table:table-cell table:style-name="ce25" table:formula="of:=[.N18]" office:value-type="float" office:value="113.270458025829" calcext:value-type="float">
            <text:p>113.2704580258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1" table:formula="of:=[.J4]" office:value-type="float" office:value="16" calcext:value-type="float">
            <text:p>16</text:p>
          </table:table-cell>
          <table:table-cell table:style-name="ce17" table:formula="of:=[.M9]" office:value-type="float" office:value="15.3245393897612" calcext:value-type="float">
            <text:p>15.3245393898</text:p>
          </table:table-cell>
          <table:table-cell table:style-name="ce17" table:formula="of:=[.M19]" office:value-type="float" office:value="15.5309504533408" calcext:value-type="float">
            <text:p>15.5309504533</text:p>
          </table:table-cell>
          <table:table-cell table:style-name="ce17" table:formula="of:=[.N9]" office:value-type="float" office:value="140.693769205457" calcext:value-type="float">
            <text:p>140.6937692055</text:p>
          </table:table-cell>
          <table:table-cell table:style-name="ce26" table:formula="of:=[.N19]" office:value-type="float" office:value="135.112093515661" calcext:value-type="float">
            <text:p>135.1120935157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Serial time</text:p>
          </table:table-cell>
          <table:table-cell table:style-name="ce18" office:value-type="string" calcext:value-type="string">
            <text:p>Problem size</text:p>
          </table:table-cell>
          <table:table-cell table:style-name="ce18" office:value-type="string" calcext:value-type="string">
            <text:p>Final omp</text:p>
          </table:table-cell>
          <table:table-cell table:style-name="ce22" office:value-type="string" calcext:value-type="string">
            <text:p>Final omp memo</text:p>
          </table:table-cell>
          <table:table-cell table:style-name="Default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3" office:value-type="float" office:value="28.817545" calcext:value-type="float">
            <text:p>28.817545</text:p>
          </table:table-cell>
          <table:table-cell table:style-name="ce34" office:value-type="string" calcext:value-type="string">
            <text:p>(18, 18)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Default"/>
          <table:table-cell table:number-columns-repeated="7"/>
          <table:table-cell table:style-name="Default"/>
          <table:table-cell table:number-columns-repeated="10"/>
        </table:table-row>
      </table:table>
      <table:table table:name="Longest_increasing_subseq" table:style-name="ta1">
        <table:shapes>
          <draw:frame draw:z-index="0" draw:style-name="gr1" draw:text-style-name="P1" svg:width="4.9783in" svg:height="2.552in" svg:x="7.5433in" svg:y="3.8484in">
            <draw:object draw:notify-on-update-of-ranges="Longest_increasing_subseq.B24:Longest_increasing_subseq.B28 Longest_increasing_subseq.C23:Longest_increasing_subseq.C23 Longest_increasing_subseq.C24:Longest_increasing_subseq.C28 Longest_increasing_subseq.D23:Longest_increasing_subseq.D23 Longest_increasing_subseq.D24:Longest_increasing_subseq.D28 Longest_increasing_subseq.E23:Longest_increasing_subseq.E23 Longest_increasing_subseq.E24:Longest_increasing_subseq.E28 Longest_increasing_subseq.F23:Longest_increasing_subseq.F23 Longest_increasing_subseq.F24:Longest_increasing_subseq.F28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WITH OMPSS FINAL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1"/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10" table:formula="of:=[.B4]" office:value-type="float" office:value="1" calcext:value-type="float">
            <text:p>1</text:p>
          </table:table-cell>
          <table:table-cell table:formula="of:=[.$B$31]/[.B11]" office:value-type="float" office:value="0.816441626856701" calcext:value-type="float">
            <text:p>0.8164416269</text:p>
          </table:table-cell>
          <table:table-cell table:style-name="ce32" table:formula="of:=[.$B$31]/[.C11]" office:value-type="float" office:value="2.56042153507058" calcext:value-type="float">
            <text:p>2.560421535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.876474" calcext:value-type="float">
            <text:p>40.876474</text:p>
          </table:table-cell>
          <table:table-cell office:value-type="float" office:value="13.209161" calcext:value-type="float">
            <text:p>13.209161</text:p>
          </table:table-cell>
          <table:table-cell office:value-type="float" office:value="20.710621" calcext:value-type="float">
            <text:p>20.710621</text:p>
          </table:table-cell>
          <table:table-cell table:style-name="ce3" office:value-type="float" office:value="7.037122" calcext:value-type="float">
            <text:p>7.037122</text:p>
          </table:table-cell>
          <table:table-cell table:style-name="ce3" office:value-type="float" office:value="10.809795" calcext:value-type="float">
            <text:p>10.809795</text:p>
          </table:table-cell>
          <table:table-cell table:style-name="ce3" office:value-type="float" office:value="4.113008" calcext:value-type="float">
            <text:p>4.113008</text:p>
          </table:table-cell>
          <table:table-cell table:style-name="ce3" office:value-type="float" office:value="6.878906" calcext:value-type="float">
            <text:p>6.878906</text:p>
          </table:table-cell>
          <table:table-cell table:style-name="ce3" office:value-type="float" office:value="2.420157" calcext:value-type="float">
            <text:p>2.420157</text:p>
          </table:table-cell>
          <table:table-cell table:style-name="ce3" office:value-type="float" office:value="4.940633" calcext:value-type="float">
            <text:p>4.940633</text:p>
          </table:table-cell>
          <table:table-cell table:style-name="ce3" office:value-type="float" office:value="1.765016" calcext:value-type="float">
            <text:p>1.765016</text:p>
          </table:table-cell>
          <table:table-cell table:style-name="ce10" table:formula="of:=[.D4]" office:value-type="float" office:value="2" calcext:value-type="float">
            <text:p>2</text:p>
          </table:table-cell>
          <table:table-cell table:formula="of:=[.$B$31]/[.D11]" office:value-type="float" office:value="1.61903400886092" calcext:value-type="float">
            <text:p>1.6190340089</text:p>
          </table:table-cell>
          <table:table-cell table:style-name="ce32" table:formula="of:=[.$B$31]/[.E11]" office:value-type="float" office:value="4.77305931712165" calcext:value-type="float">
            <text:p>4.773059317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.613376" calcext:value-type="float">
            <text:p>41.613376</text:p>
          </table:table-cell>
          <table:table-cell office:value-type="float" office:value="13.187383" calcext:value-type="float">
            <text:p>13.187383</text:p>
          </table:table-cell>
          <table:table-cell office:value-type="float" office:value="20.774828" calcext:value-type="float">
            <text:p>20.774828</text:p>
          </table:table-cell>
          <table:table-cell table:style-name="ce3" office:value-type="float" office:value="6.995299" calcext:value-type="float">
            <text:p>6.995299</text:p>
          </table:table-cell>
          <table:table-cell table:style-name="ce3" office:value-type="float" office:value="10.838104" calcext:value-type="float">
            <text:p>10.838104</text:p>
          </table:table-cell>
          <table:table-cell table:style-name="ce3" office:value-type="float" office:value="4.010681" calcext:value-type="float">
            <text:p>4.010681</text:p>
          </table:table-cell>
          <table:table-cell table:style-name="ce3" office:value-type="float" office:value="6.827672" calcext:value-type="float">
            <text:p>6.827672</text:p>
          </table:table-cell>
          <table:table-cell table:style-name="ce3" office:value-type="float" office:value="2.763842" calcext:value-type="float">
            <text:p>2.763842</text:p>
          </table:table-cell>
          <table:table-cell table:style-name="ce3" office:value-type="float" office:value="4.552642" calcext:value-type="float">
            <text:p>4.552642</text:p>
          </table:table-cell>
          <table:table-cell table:style-name="ce3" office:value-type="float" office:value="1.905608" calcext:value-type="float">
            <text:p>1.905608</text:p>
          </table:table-cell>
          <table:table-cell table:style-name="ce10" table:formula="of:=[.F4]" office:value-type="float" office:value="4" calcext:value-type="float">
            <text:p>4</text:p>
          </table:table-cell>
          <table:table-cell table:formula="of:=[.$B$31]/[.F11]" office:value-type="float" office:value="3.02902008584322" calcext:value-type="float">
            <text:p>3.0290200858</text:p>
          </table:table-cell>
          <table:table-cell table:style-name="ce32" table:formula="of:=[.$B$31]/[.G11]" office:value-type="float" office:value="8.3421233488667" calcext:value-type="float">
            <text:p>8.342123348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.28476" calcext:value-type="float">
            <text:p>41.28476</text:p>
          </table:table-cell>
          <table:table-cell office:value-type="float" office:value="13.13505" calcext:value-type="float">
            <text:p>13.13505</text:p>
          </table:table-cell>
          <table:table-cell office:value-type="float" office:value="20.917743" calcext:value-type="float">
            <text:p>20.917743</text:p>
          </table:table-cell>
          <table:table-cell table:style-name="ce3" office:value-type="float" office:value="7.140951" calcext:value-type="float">
            <text:p>7.140951</text:p>
          </table:table-cell>
          <table:table-cell table:style-name="ce3" office:value-type="float" office:value="11.089193" calcext:value-type="float">
            <text:p>11.089193</text:p>
          </table:table-cell>
          <table:table-cell table:style-name="ce3" office:value-type="float" office:value="4.206942" calcext:value-type="float">
            <text:p>4.206942</text:p>
          </table:table-cell>
          <table:table-cell table:style-name="ce3" office:value-type="float" office:value="7.092124" calcext:value-type="float">
            <text:p>7.092124</text:p>
          </table:table-cell>
          <table:table-cell table:style-name="ce3" office:value-type="float" office:value="2.738816" calcext:value-type="float">
            <text:p>2.738816</text:p>
          </table:table-cell>
          <table:table-cell table:style-name="ce3" office:value-type="float" office:value="5.124667" calcext:value-type="float">
            <text:p>5.124667</text:p>
          </table:table-cell>
          <table:table-cell table:style-name="ce3" office:value-type="float" office:value="1.851363" calcext:value-type="float">
            <text:p>1.851363</text:p>
          </table:table-cell>
          <table:table-cell table:style-name="ce10" table:formula="of:=[.H4]" office:value-type="float" office:value="8" calcext:value-type="float">
            <text:p>8</text:p>
          </table:table-cell>
          <table:table-cell table:formula="of:=[.$B$31]/[.H11]" office:value-type="float" office:value="4.754267397978" calcext:value-type="float">
            <text:p>4.754267398</text:p>
          </table:table-cell>
          <table:table-cell table:style-name="ce32" table:formula="of:=[.$B$31]/[.I11]" office:value-type="float" office:value="12.8592297904136" calcext:value-type="float">
            <text:p>12.859229790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.474533" calcext:value-type="float">
            <text:p>41.474533</text:p>
          </table:table-cell>
          <table:table-cell office:value-type="float" office:value="13.176806" calcext:value-type="float">
            <text:p>13.176806</text:p>
          </table:table-cell>
          <table:table-cell office:value-type="float" office:value="20.799279" calcext:value-type="float">
            <text:p>20.799279</text:p>
          </table:table-cell>
          <table:table-cell table:style-name="ce3" office:value-type="float" office:value="7.088754" calcext:value-type="float">
            <text:p>7.088754</text:p>
          </table:table-cell>
          <table:table-cell table:style-name="ce21" office:value-type="float" office:value="11.25523" calcext:value-type="float">
            <text:p>11.25523</text:p>
          </table:table-cell>
          <table:table-cell table:style-name="ce21" office:value-type="float" office:value="3.917298" calcext:value-type="float">
            <text:p>3.917298</text:p>
          </table:table-cell>
          <table:table-cell table:style-name="ce21" office:value-type="float" office:value="8.263845" calcext:value-type="float">
            <text:p>8.263845</text:p>
          </table:table-cell>
          <table:table-cell table:style-name="ce21" office:value-type="float" office:value="2.577233" calcext:value-type="float">
            <text:p>2.577233</text:p>
          </table:table-cell>
          <table:table-cell table:style-name="ce21" office:value-type="float" office:value="4.669737" calcext:value-type="float">
            <text:p>4.669737</text:p>
          </table:table-cell>
          <table:table-cell table:style-name="ce3" office:value-type="float" office:value="2.122611" calcext:value-type="float">
            <text:p>2.122611</text:p>
          </table:table-cell>
          <table:table-cell table:style-name="ce10" table:formula="of:=[.J4]" office:value-type="float" office:value="16" calcext:value-type="float">
            <text:p>16</text:p>
          </table:table-cell>
          <table:table-cell table:formula="of:=[.$B$31]/[.J11]" office:value-type="float" office:value="6.94288903704036" calcext:value-type="float">
            <text:p>6.942889037</text:p>
          </table:table-cell>
          <table:table-cell table:style-name="ce32" table:formula="of:=[.$B$31]/[.K11]" office:value-type="float" office:value="17.5434368966765" calcext:value-type="float">
            <text:p>17.5434368967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41.287499" calcext:value-type="float">
            <text:p>41.287499</text:p>
          </table:table-cell>
          <table:table-cell office:value-type="float" office:value="13.14994" calcext:value-type="float">
            <text:p>13.14994</text:p>
          </table:table-cell>
          <table:table-cell office:value-type="float" office:value="20.949209" calcext:value-type="float">
            <text:p>20.949209</text:p>
          </table:table-cell>
          <table:table-cell table:style-name="ce21" office:value-type="float" office:value="7.066392" calcext:value-type="float">
            <text:p>7.066392</text:p>
          </table:table-cell>
          <table:table-cell table:style-name="ce21" office:value-type="float" office:value="11.677534" calcext:value-type="float">
            <text:p>11.677534</text:p>
          </table:table-cell>
          <table:table-cell table:style-name="ce21" office:value-type="float" office:value="3.965763" calcext:value-type="float">
            <text:p>3.965763</text:p>
          </table:table-cell>
          <table:table-cell table:style-name="ce21" office:value-type="float" office:value="6.405612" calcext:value-type="float">
            <text:p>6.405612</text:p>
          </table:table-cell>
          <table:table-cell table:style-name="ce21" office:value-type="float" office:value="2.61311" calcext:value-type="float">
            <text:p>2.61311</text:p>
          </table:table-cell>
          <table:table-cell table:style-name="ce21" office:value-type="float" office:value="4.999777" calcext:value-type="float">
            <text:p>4.999777</text:p>
          </table:table-cell>
          <table:table-cell table:style-name="ce21" office:value-type="float" office:value="1.967265" calcext:value-type="float">
            <text:p>1.967265</text:p>
          </table:table-cell>
          <table:table-cell table:number-columns-repeated="2"/>
          <table:table-cell table:style-name="ce32"/>
          <table:table-cell table:number-columns-repeated="10"/>
        </table:table-row>
        <table:table-row table:style-name="ro1">
          <table:table-cell table:style-name="ce1"/>
          <table:table-cell table:style-name="ce8" table:formula="of:=AVERAGE([.B6:.B10])" office:value-type="float" office:value="41.3073284" calcext:value-type="float">
            <text:p>41.3073284</text:p>
          </table:table-cell>
          <table:table-cell table:style-name="ce15" table:formula="of:=AVERAGE([.C6:.C10])" office:value-type="float" office:value="13.171668" calcext:value-type="float">
            <text:p>13.171668</text:p>
          </table:table-cell>
          <table:table-cell table:style-name="ce15" table:formula="of:=AVERAGE([.D6:.D10])" office:value-type="float" office:value="20.830336" calcext:value-type="float">
            <text:p>20.830336</text:p>
          </table:table-cell>
          <table:table-cell table:style-name="ce15" table:formula="of:=AVERAGE([.E6:.E10])" office:value-type="float" office:value="7.0657036" calcext:value-type="float">
            <text:p>7.0657036</text:p>
          </table:table-cell>
          <table:table-cell table:style-name="ce15" table:formula="of:=AVERAGE([.F6:.F10])" office:value-type="float" office:value="11.1339712" calcext:value-type="float">
            <text:p>11.1339712</text:p>
          </table:table-cell>
          <table:table-cell table:style-name="ce15" table:formula="of:=AVERAGE([.G6:.G10])" office:value-type="float" office:value="4.0427384" calcext:value-type="float">
            <text:p>4.0427384</text:p>
          </table:table-cell>
          <table:table-cell table:style-name="ce15" table:formula="of:=AVERAGE([.H6:.H10])" office:value-type="float" office:value="7.0936318" calcext:value-type="float">
            <text:p>7.0936318</text:p>
          </table:table-cell>
          <table:table-cell table:style-name="ce15" table:formula="of:=AVERAGE([.I6:.I10])" office:value-type="float" office:value="2.6226316" calcext:value-type="float">
            <text:p>2.6226316</text:p>
          </table:table-cell>
          <table:table-cell table:style-name="ce15" table:formula="of:=AVERAGE([.J6:.J10])" office:value-type="float" office:value="4.8574912" calcext:value-type="float">
            <text:p>4.8574912</text:p>
          </table:table-cell>
          <table:table-cell table:style-name="ce15" table:formula="of:=AVERAGE([.K6:.K10])" office:value-type="float" office:value="1.9223726" calcext:value-type="float">
            <text:p>1.9223726</text:p>
          </table:table-cell>
          <table:table-cell table:number-columns-repeated="2"/>
          <table:table-cell table:style-name="ce33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MANUAL FINAL</text:p>
          </table:table-cell>
          <table:table-cell table:style-name="ce14" table:number-columns-repeated="5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float" office:value="1" calcext:value-type="float">
            <text:p>1</text:p>
          </table:table-cell>
          <table:table-cell/>
          <table:table-cell table:style-name="ce2" table:formula="of:=[.D4]" office:value-type="float" office:value="2" calcext:value-type="float">
            <text:p>2</text:p>
          </table:table-cell>
          <table:table-cell table:style-name="ce21"/>
          <table:table-cell table:style-name="ce2" table:formula="of:=[.F4]" office:value-type="float" office:value="4" calcext:value-type="float">
            <text:p>4</text:p>
          </table:table-cell>
          <table:table-cell table:style-name="ce3"/>
          <table:table-cell table:style-name="ce2" table:formula="of:=[.H4]" office:value-type="float" office:value="8" calcext:value-type="float">
            <text:p>8</text:p>
          </table:table-cell>
          <table:table-cell table:style-name="ce3"/>
          <table:table-cell table:style-name="ce2" table:formula="of:=[.J4]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10" table:formula="of:=[.B14]" office:value-type="float" office:value="1" calcext:value-type="float">
            <text:p>1</text:p>
          </table:table-cell>
          <table:table-cell table:formula="of:=[.$B$31]/[.B21]" office:value-type="float" office:value="1.08858995670833" calcext:value-type="float">
            <text:p>1.0885899567</text:p>
          </table:table-cell>
          <table:table-cell table:style-name="ce32" table:formula="of:=[.$B$31]/[.C21]" office:value-type="float" office:value="2.97602027261016" calcext:value-type="float">
            <text:p>2.9760202726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30.931871" calcext:value-type="float">
            <text:p>30.931871</text:p>
          </table:table-cell>
          <table:table-cell office:value-type="float" office:value="11.304476" calcext:value-type="float">
            <text:p>11.304476</text:p>
          </table:table-cell>
          <table:table-cell office:value-type="float" office:value="15.614799" calcext:value-type="float">
            <text:p>15.614799</text:p>
          </table:table-cell>
          <table:table-cell table:style-name="ce3" office:value-type="float" office:value="6.024953" calcext:value-type="float">
            <text:p>6.024953</text:p>
          </table:table-cell>
          <table:table-cell table:style-name="ce3" office:value-type="float" office:value="8.322467" calcext:value-type="float">
            <text:p>8.322467</text:p>
          </table:table-cell>
          <table:table-cell table:style-name="ce3" office:value-type="float" office:value="3.327444" calcext:value-type="float">
            <text:p>3.327444</text:p>
          </table:table-cell>
          <table:table-cell table:style-name="ce3" office:value-type="float" office:value="6.311667" calcext:value-type="float">
            <text:p>6.311667</text:p>
          </table:table-cell>
          <table:table-cell table:style-name="ce3" office:value-type="float" office:value="2.244958" calcext:value-type="float">
            <text:p>2.244958</text:p>
          </table:table-cell>
          <table:table-cell table:style-name="ce3" office:value-type="float" office:value="3.758109" calcext:value-type="float">
            <text:p>3.758109</text:p>
          </table:table-cell>
          <table:table-cell table:style-name="ce3" office:value-type="float" office:value="1.479167" calcext:value-type="float">
            <text:p>1.479167</text:p>
          </table:table-cell>
          <table:table-cell table:style-name="ce10" table:formula="of:=[.D14]" office:value-type="float" office:value="2" calcext:value-type="float">
            <text:p>2</text:p>
          </table:table-cell>
          <table:table-cell table:formula="of:=[.$B$31]/[.D21]" office:value-type="float" office:value="2.15974867445633" calcext:value-type="float">
            <text:p>2.1597486745</text:p>
          </table:table-cell>
          <table:table-cell table:style-name="ce32" table:formula="of:=[.$B$31]/[.E21]" office:value-type="float" office:value="5.5814312319307" calcext:value-type="float">
            <text:p>5.5814312319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31.035698" calcext:value-type="float">
            <text:p>31.035698</text:p>
          </table:table-cell>
          <table:table-cell office:value-type="float" office:value="11.318646" calcext:value-type="float">
            <text:p>11.318646</text:p>
          </table:table-cell>
          <table:table-cell office:value-type="float" office:value="15.608718" calcext:value-type="float">
            <text:p>15.608718</text:p>
          </table:table-cell>
          <table:table-cell table:style-name="ce3" office:value-type="float" office:value="6.107289" calcext:value-type="float">
            <text:p>6.107289</text:p>
          </table:table-cell>
          <table:table-cell table:style-name="ce3" office:value-type="float" office:value="8.057974" calcext:value-type="float">
            <text:p>8.057974</text:p>
          </table:table-cell>
          <table:table-cell table:style-name="ce3" office:value-type="float" office:value="3.367508" calcext:value-type="float">
            <text:p>3.367508</text:p>
          </table:table-cell>
          <table:table-cell table:style-name="ce3" office:value-type="float" office:value="5.092399" calcext:value-type="float">
            <text:p>5.092399</text:p>
          </table:table-cell>
          <table:table-cell table:style-name="ce3" office:value-type="float" office:value="2.287393" calcext:value-type="float">
            <text:p>2.287393</text:p>
          </table:table-cell>
          <table:table-cell table:style-name="ce3" office:value-type="float" office:value="3.483671" calcext:value-type="float">
            <text:p>3.483671</text:p>
          </table:table-cell>
          <table:table-cell table:style-name="ce3" office:value-type="float" office:value="1.554804" calcext:value-type="float">
            <text:p>1.554804</text:p>
          </table:table-cell>
          <table:table-cell table:style-name="ce10" table:formula="of:=[.F14]" office:value-type="float" office:value="4" calcext:value-type="float">
            <text:p>4</text:p>
          </table:table-cell>
          <table:table-cell table:formula="of:=[.$B$31]/[.F21]" office:value-type="float" office:value="4.12014216625093" calcext:value-type="float">
            <text:p>4.1201421663</text:p>
          </table:table-cell>
          <table:table-cell table:style-name="ce32" table:formula="of:=[.$B$31]/[.G21]" office:value-type="float" office:value="10.0430651110612" calcext:value-type="float">
            <text:p>10.0430651111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30.97523" calcext:value-type="float">
            <text:p>30.97523</text:p>
          </table:table-cell>
          <table:table-cell office:value-type="float" office:value="11.385965" calcext:value-type="float">
            <text:p>11.385965</text:p>
          </table:table-cell>
          <table:table-cell office:value-type="float" office:value="15.562856" calcext:value-type="float">
            <text:p>15.562856</text:p>
          </table:table-cell>
          <table:table-cell table:style-name="ce3" office:value-type="float" office:value="6.029997" calcext:value-type="float">
            <text:p>6.029997</text:p>
          </table:table-cell>
          <table:table-cell table:style-name="ce3" office:value-type="float" office:value="8.049213" calcext:value-type="float">
            <text:p>8.049213</text:p>
          </table:table-cell>
          <table:table-cell table:style-name="ce3" office:value-type="float" office:value="3.241128" calcext:value-type="float">
            <text:p>3.241128</text:p>
          </table:table-cell>
          <table:table-cell table:style-name="ce3" office:value-type="float" office:value="5.265918" calcext:value-type="float">
            <text:p>5.265918</text:p>
          </table:table-cell>
          <table:table-cell table:style-name="ce3" office:value-type="float" office:value="2.355145" calcext:value-type="float">
            <text:p>2.355145</text:p>
          </table:table-cell>
          <table:table-cell table:style-name="ce3" office:value-type="float" office:value="3.620883" calcext:value-type="float">
            <text:p>3.620883</text:p>
          </table:table-cell>
          <table:table-cell table:style-name="ce3" office:value-type="float" office:value="1.428454" calcext:value-type="float">
            <text:p>1.428454</text:p>
          </table:table-cell>
          <table:table-cell table:style-name="ce10" table:formula="of:=[.H14]" office:value-type="float" office:value="8" calcext:value-type="float">
            <text:p>8</text:p>
          </table:table-cell>
          <table:table-cell table:formula="of:=[.$B$31]/[.H21]" office:value-type="float" office:value="6.06149546169082" calcext:value-type="float">
            <text:p>6.0614954617</text:p>
          </table:table-cell>
          <table:table-cell table:style-name="ce32" table:formula="of:=[.$B$31]/[.I21]" office:value-type="float" office:value="14.7196624793456" calcext:value-type="float">
            <text:p>14.7196624793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30.962141" calcext:value-type="float">
            <text:p>30.962141</text:p>
          </table:table-cell>
          <table:table-cell office:value-type="float" office:value="11.305204" calcext:value-type="float">
            <text:p>11.305204</text:p>
          </table:table-cell>
          <table:table-cell office:value-type="float" office:value="15.545707" calcext:value-type="float">
            <text:p>15.545707</text:p>
          </table:table-cell>
          <table:table-cell table:style-name="ce3" office:value-type="float" office:value="5.991976" calcext:value-type="float">
            <text:p>5.991976</text:p>
          </table:table-cell>
          <table:table-cell table:style-name="ce21" office:value-type="float" office:value="8.343631" calcext:value-type="float">
            <text:p>8.343631</text:p>
          </table:table-cell>
          <table:table-cell table:style-name="ce21" office:value-type="float" office:value="3.388305" calcext:value-type="float">
            <text:p>3.388305</text:p>
          </table:table-cell>
          <table:table-cell table:style-name="ce21" office:value-type="float" office:value="5.860034" calcext:value-type="float">
            <text:p>5.860034</text:p>
          </table:table-cell>
          <table:table-cell table:style-name="ce21" office:value-type="float" office:value="2.246715" calcext:value-type="float">
            <text:p>2.246715</text:p>
          </table:table-cell>
          <table:table-cell table:style-name="ce21" office:value-type="float" office:value="3.67735" calcext:value-type="float">
            <text:p>3.67735</text:p>
          </table:table-cell>
          <table:table-cell table:style-name="ce21" office:value-type="float" office:value="1.553686" calcext:value-type="float">
            <text:p>1.553686</text:p>
          </table:table-cell>
          <table:table-cell table:style-name="ce10" table:formula="of:=[.J14]" office:value-type="float" office:value="16" calcext:value-type="float">
            <text:p>16</text:p>
          </table:table-cell>
          <table:table-cell table:formula="of:=[.$B$31]/[.J21]" office:value-type="float" office:value="9.23774187391516" calcext:value-type="float">
            <text:p>9.2377418739</text:p>
          </table:table-cell>
          <table:table-cell table:style-name="ce32" table:formula="of:=[.$B$31]/[.K21]" office:value-type="float" office:value="21.8728507546826" calcext:value-type="float">
            <text:p>21.8728507547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30.997382" calcext:value-type="float">
            <text:p>30.997382</text:p>
          </table:table-cell>
          <table:table-cell office:value-type="float" office:value="11.346987" calcext:value-type="float">
            <text:p>11.346987</text:p>
          </table:table-cell>
          <table:table-cell office:value-type="float" office:value="15.744186" calcext:value-type="float">
            <text:p>15.744186</text:p>
          </table:table-cell>
          <table:table-cell table:style-name="ce21" office:value-type="float" office:value="6.05759" calcext:value-type="float">
            <text:p>6.05759</text:p>
          </table:table-cell>
          <table:table-cell table:style-name="ce21" office:value-type="float" office:value="8.153728" calcext:value-type="float">
            <text:p>8.153728</text:p>
          </table:table-cell>
          <table:table-cell table:style-name="ce21" office:value-type="float" office:value="3.465819" calcext:value-type="float">
            <text:p>3.465819</text:p>
          </table:table-cell>
          <table:table-cell table:style-name="ce21" office:value-type="float" office:value="5.289043" calcext:value-type="float">
            <text:p>5.289043</text:p>
          </table:table-cell>
          <table:table-cell table:style-name="ce21" office:value-type="float" office:value="2.321562" calcext:value-type="float">
            <text:p>2.321562</text:p>
          </table:table-cell>
          <table:table-cell table:style-name="ce21" office:value-type="float" office:value="3.713919" calcext:value-type="float">
            <text:p>3.713919</text:p>
          </table:table-cell>
          <table:table-cell table:style-name="ce21" office:value-type="float" office:value="1.693223" calcext:value-type="float">
            <text:p>1.693223</text:p>
          </table:table-cell>
          <table:table-cell table:number-columns-repeated="2"/>
          <table:table-cell table:style-name="ce32"/>
          <table:table-cell table:number-columns-repeated="10"/>
        </table:table-row>
        <table:table-row table:style-name="ro1">
          <table:table-cell/>
          <table:table-cell table:style-name="ce8" table:formula="of:=AVERAGE([.B16:.B20])" office:value-type="float" office:value="30.9804644" calcext:value-type="float">
            <text:p>30.9804644</text:p>
          </table:table-cell>
          <table:table-cell table:style-name="ce15" table:formula="of:=AVERAGE([.C16:.C20])" office:value-type="float" office:value="11.3322556" calcext:value-type="float">
            <text:p>11.3322556</text:p>
          </table:table-cell>
          <table:table-cell table:style-name="ce15" table:formula="of:=AVERAGE([.D16:.D20])" office:value-type="float" office:value="15.6152532" calcext:value-type="float">
            <text:p>15.6152532</text:p>
          </table:table-cell>
          <table:table-cell table:style-name="ce15" table:formula="of:=AVERAGE([.E16:.E20])" office:value-type="float" office:value="6.042361" calcext:value-type="float">
            <text:p>6.042361</text:p>
          </table:table-cell>
          <table:table-cell table:style-name="ce15" table:formula="of:=AVERAGE([.F16:.F20])" office:value-type="float" office:value="8.1854026" calcext:value-type="float">
            <text:p>8.1854026</text:p>
          </table:table-cell>
          <table:table-cell table:style-name="ce15" table:formula="of:=AVERAGE([.G16:.G20])" office:value-type="float" office:value="3.3580408" calcext:value-type="float">
            <text:p>3.3580408</text:p>
          </table:table-cell>
          <table:table-cell table:style-name="ce15" table:formula="of:=AVERAGE([.H16:.H20])" office:value-type="float" office:value="5.5638122" calcext:value-type="float">
            <text:p>5.5638122</text:p>
          </table:table-cell>
          <table:table-cell table:style-name="ce15" table:formula="of:=AVERAGE([.I16:.I20])" office:value-type="float" office:value="2.2911546" calcext:value-type="float">
            <text:p>2.2911546</text:p>
          </table:table-cell>
          <table:table-cell table:style-name="ce15" table:formula="of:=AVERAGE([.J16:.J20])" office:value-type="float" office:value="3.6507864" calcext:value-type="float">
            <text:p>3.6507864</text:p>
          </table:table-cell>
          <table:table-cell table:style-name="ce15" table:formula="of:=AVERAGE([.K16:.K20])" office:value-type="float" office:value="1.5418668" calcext:value-type="float">
            <text:p>1.5418668</text:p>
          </table:table-cell>
          <table:table-cell table:style-name="ce29" table:number-columns-repeated="2"/>
          <table:table-cell table:style-name="ce33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9" office:value-type="string" calcext:value-type="string">
            <text:p>THREADS</text:p>
          </table:table-cell>
          <table:table-cell table:style-name="ce16" office:value-type="string" calcext:value-type="string">
            <text:p>OMP_F</text:p>
          </table:table-cell>
          <table:table-cell table:style-name="ce16" office:value-type="string" calcext:value-type="string">
            <text:p>OMP_MF</text:p>
          </table:table-cell>
          <table:table-cell table:style-name="ce16" office:value-type="string" calcext:value-type="string">
            <text:p>OMP_MEMO_F</text:p>
          </table:table-cell>
          <table:table-cell table:style-name="ce24" office:value-type="string" calcext:value-type="string">
            <text:p>OMP_MEMO_MF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B4]" office:value-type="float" office:value="1" calcext:value-type="float">
            <text:p>1</text:p>
          </table:table-cell>
          <table:table-cell table:formula="of:=[.M5]" office:value-type="float" office:value="0.816441626856701" calcext:value-type="float">
            <text:p>0.8164416269</text:p>
          </table:table-cell>
          <table:table-cell table:style-name="Default" table:formula="of:=[.M15]" office:value-type="float" office:value="1.08858995670833" calcext:value-type="float">
            <text:p>1.0885899567</text:p>
          </table:table-cell>
          <table:table-cell table:formula="of:=[.N5]" office:value-type="float" office:value="2.56042153507058" calcext:value-type="float">
            <text:p>2.5604215351</text:p>
          </table:table-cell>
          <table:table-cell table:style-name="ce25" table:formula="of:=[.N15]" office:value-type="float" office:value="2.97602027261016" calcext:value-type="float">
            <text:p>2.9760202726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D4]" office:value-type="float" office:value="2" calcext:value-type="float">
            <text:p>2</text:p>
          </table:table-cell>
          <table:table-cell table:formula="of:=[.M6]" office:value-type="float" office:value="1.61903400886092" calcext:value-type="float">
            <text:p>1.6190340089</text:p>
          </table:table-cell>
          <table:table-cell table:style-name="Default" table:formula="of:=[.M16]" office:value-type="float" office:value="2.15974867445633" calcext:value-type="float">
            <text:p>2.1597486745</text:p>
          </table:table-cell>
          <table:table-cell table:formula="of:=[.N6]" office:value-type="float" office:value="4.77305931712165" calcext:value-type="float">
            <text:p>4.7730593171</text:p>
          </table:table-cell>
          <table:table-cell table:style-name="ce25" table:formula="of:=[.N16]" office:value-type="float" office:value="5.5814312319307" calcext:value-type="float">
            <text:p>5.5814312319</text:p>
          </table:table-cell>
          <table:table-cell table:number-columns-repeated="18"/>
        </table:table-row>
        <table:table-row table:style-name="ro1">
          <table:table-cell table:style-name="ce1"/>
          <table:table-cell table:style-name="ce10" table:formula="of:=[.F4]" office:value-type="float" office:value="4" calcext:value-type="float">
            <text:p>4</text:p>
          </table:table-cell>
          <table:table-cell table:formula="of:=[.M7]" office:value-type="float" office:value="3.02902008584322" calcext:value-type="float">
            <text:p>3.0290200858</text:p>
          </table:table-cell>
          <table:table-cell table:style-name="Default" table:formula="of:=[.M17]" office:value-type="float" office:value="4.12014216625093" calcext:value-type="float">
            <text:p>4.1201421663</text:p>
          </table:table-cell>
          <table:table-cell table:formula="of:=[.N7]" office:value-type="float" office:value="8.3421233488667" calcext:value-type="float">
            <text:p>8.3421233489</text:p>
          </table:table-cell>
          <table:table-cell table:style-name="ce25" table:formula="of:=[.N17]" office:value-type="float" office:value="10.0430651110612" calcext:value-type="float">
            <text:p>10.0430651111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H4]" office:value-type="float" office:value="8" calcext:value-type="float">
            <text:p>8</text:p>
          </table:table-cell>
          <table:table-cell table:formula="of:=[.M8]" office:value-type="float" office:value="4.754267397978" calcext:value-type="float">
            <text:p>4.754267398</text:p>
          </table:table-cell>
          <table:table-cell table:style-name="Default" table:formula="of:=[.M18]" office:value-type="float" office:value="6.06149546169082" calcext:value-type="float">
            <text:p>6.0614954617</text:p>
          </table:table-cell>
          <table:table-cell table:formula="of:=[.N8]" office:value-type="float" office:value="12.8592297904136" calcext:value-type="float">
            <text:p>12.8592297904</text:p>
          </table:table-cell>
          <table:table-cell table:style-name="ce25" table:formula="of:=[.N18]" office:value-type="float" office:value="14.7196624793456" calcext:value-type="float">
            <text:p>14.7196624793</text:p>
          </table:table-cell>
          <table:table-cell table:number-columns-repeated="18"/>
        </table:table-row>
        <table:table-row table:style-name="ro1">
          <table:table-cell/>
          <table:table-cell table:style-name="ce11" table:formula="of:=[.J4]" office:value-type="float" office:value="16" calcext:value-type="float">
            <text:p>16</text:p>
          </table:table-cell>
          <table:table-cell table:style-name="ce17" table:formula="of:=[.M9]" office:value-type="float" office:value="6.94288903704036" calcext:value-type="float">
            <text:p>6.942889037</text:p>
          </table:table-cell>
          <table:table-cell table:style-name="ce17" table:formula="of:=[.M19]" office:value-type="float" office:value="9.23774187391516" calcext:value-type="float">
            <text:p>9.2377418739</text:p>
          </table:table-cell>
          <table:table-cell table:style-name="ce17" table:formula="of:=[.N9]" office:value-type="float" office:value="17.5434368966765" calcext:value-type="float">
            <text:p>17.5434368967</text:p>
          </table:table-cell>
          <table:table-cell table:style-name="ce26" table:formula="of:=[.N19]" office:value-type="float" office:value="21.8728507546826" calcext:value-type="float">
            <text:p>21.8728507547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2" office:value-type="string" calcext:value-type="string">
            <text:p>Serial time</text:p>
          </table:table-cell>
          <table:table-cell table:style-name="ce18" office:value-type="string" calcext:value-type="string">
            <text:p>Problem size</text:p>
          </table:table-cell>
          <table:table-cell table:style-name="ce18" office:value-type="string" calcext:value-type="string">
            <text:p>Final omp</text:p>
          </table:table-cell>
          <table:table-cell table:style-name="ce22" office:value-type="string" calcext:value-type="string">
            <text:p>Final omp memo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float" office:value="33.7250224" calcext:value-type="float">
            <text:p>33.7250224</text:p>
          </table:table-cell>
          <table:table-cell table:style-name="ce35" office:value-type="float" office:value="150" calcext:value-type="float">
            <text:p>150</text:p>
          </table:table-cell>
          <table:table-cell table:style-name="ce19" office:value-type="float" office:value="19" calcext:value-type="float">
            <text:p>19</text:p>
          </table:table-cell>
          <table:table-cell table:style-name="ce23"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I don't understand the big difference between OmpSs final and manual final.</text:p>
          </table:table-cell>
          <table:table-cell/>
          <table:table-cell table:style-name="Default"/>
          <table:table-cell table:number-columns-repeated="20"/>
        </table:table-row>
      </table:table>
      <table:table table:name="Matrix_chain_multiplication" table:style-name="ta1">
        <table:shapes>
          <draw:frame draw:z-index="0" draw:style-name="gr1" draw:text-style-name="P1" svg:width="4.9783in" svg:height="2.552in" svg:x="7.5433in" svg:y="3.8484in">
            <draw:object draw:notify-on-update-of-ranges="Matrix_chain_multiplication.B24:Matrix_chain_multiplication.B28 Matrix_chain_multiplication.C23:Matrix_chain_multiplication.C23 Matrix_chain_multiplication.C24:Matrix_chain_multiplication.C28 Matrix_chain_multiplication.D23:Matrix_chain_multiplication.D23 Matrix_chain_multiplication.D24:Matrix_chain_multiplication.D28 Matrix_chain_multiplication.E23:Matrix_chain_multiplication.E23 Matrix_chain_multiplication.E24:Matrix_chain_multiplication.E28 Matrix_chain_multiplication.F23:Matrix_chain_multiplication.F23 Matrix_chain_multiplication.F24:Matrix_chain_multiplication.F28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WITH OMPSS FINAL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1"/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10" table:formula="of:=[.B4]" office:value-type="float" office:value="1" calcext:value-type="float">
            <text:p>1</text:p>
          </table:table-cell>
          <table:table-cell table:formula="of:=[.$B$31]/[.B11]" office:value-type="float" office:value="0.440831975601899" calcext:value-type="float">
            <text:p>0.4408319756</text:p>
          </table:table-cell>
          <table:table-cell table:style-name="ce32" table:formula="of:=[.$B$31]/[.C11]" office:value-type="float" office:value="44.2287460031372" calcext:value-type="float">
            <text:p>44.22874600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.976406" calcext:value-type="float">
            <text:p>54.976406</text:p>
          </table:table-cell>
          <table:table-cell office:value-type="float" office:value="0.55461" calcext:value-type="float">
            <text:p>0.55461</text:p>
          </table:table-cell>
          <table:table-cell office:value-type="float" office:value="27.775889" calcext:value-type="float">
            <text:p>27.775889</text:p>
          </table:table-cell>
          <table:table-cell table:style-name="ce3" office:value-type="float" office:value="0.404583" calcext:value-type="float">
            <text:p>0.404583</text:p>
          </table:table-cell>
          <table:table-cell table:style-name="ce3" office:value-type="float" office:value="14.287979" calcext:value-type="float">
            <text:p>14.287979</text:p>
          </table:table-cell>
          <table:table-cell table:style-name="ce3" office:value-type="float" office:value="0.261261" calcext:value-type="float">
            <text:p>0.261261</text:p>
          </table:table-cell>
          <table:table-cell table:style-name="ce3" office:value-type="float" office:value="7.584636" calcext:value-type="float">
            <text:p>7.584636</text:p>
          </table:table-cell>
          <table:table-cell table:style-name="ce3" office:value-type="float" office:value="0.232884" calcext:value-type="float">
            <text:p>0.232884</text:p>
          </table:table-cell>
          <table:table-cell table:style-name="ce3" office:value-type="float" office:value="3.804109" calcext:value-type="float">
            <text:p>3.804109</text:p>
          </table:table-cell>
          <table:table-cell table:style-name="ce3" office:value-type="float" office:value="0.256353" calcext:value-type="float">
            <text:p>0.256353</text:p>
          </table:table-cell>
          <table:table-cell table:style-name="ce10" table:formula="of:=[.D4]" office:value-type="float" office:value="2" calcext:value-type="float">
            <text:p>2</text:p>
          </table:table-cell>
          <table:table-cell table:formula="of:=[.$B$31]/[.D11]" office:value-type="float" office:value="0.874626862631838" calcext:value-type="float">
            <text:p>0.8746268626</text:p>
          </table:table-cell>
          <table:table-cell table:style-name="ce32" table:formula="of:=[.$B$31]/[.E11]" office:value-type="float" office:value="58.84222535459" calcext:value-type="float">
            <text:p>58.842225354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.958624" calcext:value-type="float">
            <text:p>54.958624</text:p>
          </table:table-cell>
          <table:table-cell office:value-type="float" office:value="0.545326" calcext:value-type="float">
            <text:p>0.545326</text:p>
          </table:table-cell>
          <table:table-cell office:value-type="float" office:value="27.72163" calcext:value-type="float">
            <text:p>27.72163</text:p>
          </table:table-cell>
          <table:table-cell table:style-name="ce3" office:value-type="float" office:value="0.429548" calcext:value-type="float">
            <text:p>0.429548</text:p>
          </table:table-cell>
          <table:table-cell table:style-name="ce3" office:value-type="float" office:value="14.280644" calcext:value-type="float">
            <text:p>14.280644</text:p>
          </table:table-cell>
          <table:table-cell table:style-name="ce3" office:value-type="float" office:value="0.303041" calcext:value-type="float">
            <text:p>0.303041</text:p>
          </table:table-cell>
          <table:table-cell table:style-name="ce3" office:value-type="float" office:value="7.577771" calcext:value-type="float">
            <text:p>7.577771</text:p>
          </table:table-cell>
          <table:table-cell table:style-name="ce3" office:value-type="float" office:value="0.24291" calcext:value-type="float">
            <text:p>0.24291</text:p>
          </table:table-cell>
          <table:table-cell table:style-name="ce3" office:value-type="float" office:value="3.798363" calcext:value-type="float">
            <text:p>3.798363</text:p>
          </table:table-cell>
          <table:table-cell table:style-name="ce3" office:value-type="float" office:value="0.247968" calcext:value-type="float">
            <text:p>0.247968</text:p>
          </table:table-cell>
          <table:table-cell table:style-name="ce10" table:formula="of:=[.F4]" office:value-type="float" office:value="4" calcext:value-type="float">
            <text:p>4</text:p>
          </table:table-cell>
          <table:table-cell table:formula="of:=[.$B$31]/[.F11]" office:value-type="float" office:value="1.69438360453409" calcext:value-type="float">
            <text:p>1.6943836045</text:p>
          </table:table-cell>
          <table:table-cell table:style-name="ce32" table:formula="of:=[.$B$31]/[.G11]" office:value-type="float" office:value="79.9769028531653" calcext:value-type="float">
            <text:p>79.976902853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.932616" calcext:value-type="float">
            <text:p>54.932616</text:p>
          </table:table-cell>
          <table:table-cell office:value-type="float" office:value="0.545186" calcext:value-type="float">
            <text:p>0.545186</text:p>
          </table:table-cell>
          <table:table-cell office:value-type="float" office:value="27.691486" calcext:value-type="float">
            <text:p>27.691486</text:p>
          </table:table-cell>
          <table:table-cell table:style-name="ce3" office:value-type="float" office:value="0.36952" calcext:value-type="float">
            <text:p>0.36952</text:p>
          </table:table-cell>
          <table:table-cell table:style-name="ce3" office:value-type="float" office:value="14.27434" calcext:value-type="float">
            <text:p>14.27434</text:p>
          </table:table-cell>
          <table:table-cell table:style-name="ce3" office:value-type="float" office:value="0.298577" calcext:value-type="float">
            <text:p>0.298577</text:p>
          </table:table-cell>
          <table:table-cell table:style-name="ce3" office:value-type="float" office:value="7.571852" calcext:value-type="float">
            <text:p>7.571852</text:p>
          </table:table-cell>
          <table:table-cell table:style-name="ce3" office:value-type="float" office:value="0.248494" calcext:value-type="float">
            <text:p>0.248494</text:p>
          </table:table-cell>
          <table:table-cell table:style-name="ce3" office:value-type="float" office:value="3.801812" calcext:value-type="float">
            <text:p>3.801812</text:p>
          </table:table-cell>
          <table:table-cell table:style-name="ce3" office:value-type="float" office:value="0.25015" calcext:value-type="float">
            <text:p>0.25015</text:p>
          </table:table-cell>
          <table:table-cell table:style-name="ce10" table:formula="of:=[.H4]" office:value-type="float" office:value="8" calcext:value-type="float">
            <text:p>8</text:p>
          </table:table-cell>
          <table:table-cell table:formula="of:=[.$B$31]/[.H11]" office:value-type="float" office:value="3.19692919466451" calcext:value-type="float">
            <text:p>3.1969291947</text:p>
          </table:table-cell>
          <table:table-cell table:style-name="ce32" table:formula="of:=[.$B$31]/[.I11]" office:value-type="float" office:value="99.8919156566977" calcext:value-type="float">
            <text:p>99.891915656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.923536" calcext:value-type="float">
            <text:p>54.923536</text:p>
          </table:table-cell>
          <table:table-cell office:value-type="float" office:value="0.546919" calcext:value-type="float">
            <text:p>0.546919</text:p>
          </table:table-cell>
          <table:table-cell office:value-type="float" office:value="27.630639" calcext:value-type="float">
            <text:p>27.630639</text:p>
          </table:table-cell>
          <table:table-cell table:style-name="ce3" office:value-type="float" office:value="0.425537" calcext:value-type="float">
            <text:p>0.425537</text:p>
          </table:table-cell>
          <table:table-cell table:style-name="ce21" office:value-type="float" office:value="14.285961" calcext:value-type="float">
            <text:p>14.285961</text:p>
          </table:table-cell>
          <table:table-cell table:style-name="ce21" office:value-type="float" office:value="0.317334" calcext:value-type="float">
            <text:p>0.317334</text:p>
          </table:table-cell>
          <table:table-cell table:style-name="ce21" office:value-type="float" office:value="7.574227" calcext:value-type="float">
            <text:p>7.574227</text:p>
          </table:table-cell>
          <table:table-cell table:style-name="ce21" office:value-type="float" office:value="0.253679" calcext:value-type="float">
            <text:p>0.253679</text:p>
          </table:table-cell>
          <table:table-cell table:style-name="ce21" office:value-type="float" office:value="3.796262" calcext:value-type="float">
            <text:p>3.796262</text:p>
          </table:table-cell>
          <table:table-cell table:style-name="ce3" office:value-type="float" office:value="0.197419" calcext:value-type="float">
            <text:p>0.197419</text:p>
          </table:table-cell>
          <table:table-cell table:style-name="ce10" table:formula="of:=[.J4]" office:value-type="float" office:value="16" calcext:value-type="float">
            <text:p>16</text:p>
          </table:table-cell>
          <table:table-cell table:formula="of:=[.$B$31]/[.J11]" office:value-type="float" office:value="6.37173420651085" calcext:value-type="float">
            <text:p>6.3717342065</text:p>
          </table:table-cell>
          <table:table-cell table:style-name="ce32" table:formula="of:=[.$B$31]/[.K11]" office:value-type="float" office:value="100.077900763422" calcext:value-type="float">
            <text:p>100.0779007634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54.921345" calcext:value-type="float">
            <text:p>54.921345</text:p>
          </table:table-cell>
          <table:table-cell office:value-type="float" office:value="0.546044" calcext:value-type="float">
            <text:p>0.546044</text:p>
          </table:table-cell>
          <table:table-cell office:value-type="float" office:value="27.641763" calcext:value-type="float">
            <text:p>27.641763</text:p>
          </table:table-cell>
          <table:table-cell table:style-name="ce21" office:value-type="float" office:value="0.428893" calcext:value-type="float">
            <text:p>0.428893</text:p>
          </table:table-cell>
          <table:table-cell table:style-name="ce21" office:value-type="float" office:value="14.343714" calcext:value-type="float">
            <text:p>14.343714</text:p>
          </table:table-cell>
          <table:table-cell table:style-name="ce21" office:value-type="float" office:value="0.334" calcext:value-type="float">
            <text:p>0.334</text:p>
          </table:table-cell>
          <table:table-cell table:style-name="ce21" office:value-type="float" office:value="7.572261" calcext:value-type="float">
            <text:p>7.572261</text:p>
          </table:table-cell>
          <table:table-cell table:style-name="ce21" office:value-type="float" office:value="0.234364" calcext:value-type="float">
            <text:p>0.234364</text:p>
          </table:table-cell>
          <table:table-cell table:style-name="ce21" office:value-type="float" office:value="3.805593" calcext:value-type="float">
            <text:p>3.805593</text:p>
          </table:table-cell>
          <table:table-cell table:style-name="ce21" office:value-type="float" office:value="0.258188" calcext:value-type="float">
            <text:p>0.258188</text:p>
          </table:table-cell>
          <table:table-cell table:number-columns-repeated="2"/>
          <table:table-cell table:style-name="ce32"/>
          <table:table-cell table:number-columns-repeated="10"/>
        </table:table-row>
        <table:table-row table:style-name="ro1">
          <table:table-cell table:style-name="ce1"/>
          <table:table-cell table:style-name="ce8" table:formula="of:=AVERAGE([.B6:.B10])" office:value-type="float" office:value="54.9425054" calcext:value-type="float">
            <text:p>54.9425054</text:p>
          </table:table-cell>
          <table:table-cell table:style-name="ce15" table:formula="of:=AVERAGE([.C6:.C10])" office:value-type="float" office:value="0.547617" calcext:value-type="float">
            <text:p>0.547617</text:p>
          </table:table-cell>
          <table:table-cell table:style-name="ce15" table:formula="of:=AVERAGE([.D6:.D10])" office:value-type="float" office:value="27.6922814" calcext:value-type="float">
            <text:p>27.6922814</text:p>
          </table:table-cell>
          <table:table-cell table:style-name="ce15" table:formula="of:=AVERAGE([.E6:.E10])" office:value-type="float" office:value="0.4116162" calcext:value-type="float">
            <text:p>0.4116162</text:p>
          </table:table-cell>
          <table:table-cell table:style-name="ce15" table:formula="of:=AVERAGE([.F6:.F10])" office:value-type="float" office:value="14.2945276" calcext:value-type="float">
            <text:p>14.2945276</text:p>
          </table:table-cell>
          <table:table-cell table:style-name="ce15" table:formula="of:=AVERAGE([.G6:.G10])" office:value-type="float" office:value="0.3028426" calcext:value-type="float">
            <text:p>0.3028426</text:p>
          </table:table-cell>
          <table:table-cell table:style-name="ce15" table:formula="of:=AVERAGE([.H6:.H10])" office:value-type="float" office:value="7.5761494" calcext:value-type="float">
            <text:p>7.5761494</text:p>
          </table:table-cell>
          <table:table-cell table:style-name="ce15" table:formula="of:=AVERAGE([.I6:.I10])" office:value-type="float" office:value="0.2424662" calcext:value-type="float">
            <text:p>0.2424662</text:p>
          </table:table-cell>
          <table:table-cell table:style-name="ce15" table:formula="of:=AVERAGE([.J6:.J10])" office:value-type="float" office:value="3.8012278" calcext:value-type="float">
            <text:p>3.8012278</text:p>
          </table:table-cell>
          <table:table-cell table:style-name="ce15" table:formula="of:=AVERAGE([.K6:.K10])" office:value-type="float" office:value="0.2420156" calcext:value-type="float">
            <text:p>0.2420156</text:p>
          </table:table-cell>
          <table:table-cell table:number-columns-repeated="2"/>
          <table:table-cell table:style-name="ce33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MANUAL FINAL</text:p>
          </table:table-cell>
          <table:table-cell table:style-name="ce14" table:number-columns-repeated="5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float" office:value="1" calcext:value-type="float">
            <text:p>1</text:p>
          </table:table-cell>
          <table:table-cell/>
          <table:table-cell table:style-name="ce2" table:formula="of:=[.D4]" office:value-type="float" office:value="2" calcext:value-type="float">
            <text:p>2</text:p>
          </table:table-cell>
          <table:table-cell table:style-name="ce21"/>
          <table:table-cell table:style-name="ce2" table:formula="of:=[.F4]" office:value-type="float" office:value="4" calcext:value-type="float">
            <text:p>4</text:p>
          </table:table-cell>
          <table:table-cell table:style-name="ce3"/>
          <table:table-cell table:style-name="ce2" table:formula="of:=[.H4]" office:value-type="float" office:value="8" calcext:value-type="float">
            <text:p>8</text:p>
          </table:table-cell>
          <table:table-cell table:style-name="ce3"/>
          <table:table-cell table:style-name="ce2" table:formula="of:=[.J4]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10" table:formula="of:=[.B14]" office:value-type="float" office:value="1" calcext:value-type="float">
            <text:p>1</text:p>
          </table:table-cell>
          <table:table-cell table:formula="of:=[.$B$31]/[.B21]" office:value-type="float" office:value="1.08529256591129" calcext:value-type="float">
            <text:p>1.0852925659</text:p>
          </table:table-cell>
          <table:table-cell table:style-name="ce32" table:formula="of:=[.$B$31]/[.C21]" office:value-type="float" office:value="70.1637469930336" calcext:value-type="float">
            <text:p>70.163746993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22.330444" calcext:value-type="float">
            <text:p>22.330444</text:p>
          </table:table-cell>
          <table:table-cell office:value-type="float" office:value="0.346301" calcext:value-type="float">
            <text:p>0.346301</text:p>
          </table:table-cell>
          <table:table-cell office:value-type="float" office:value="11.270345" calcext:value-type="float">
            <text:p>11.270345</text:p>
          </table:table-cell>
          <table:table-cell table:style-name="ce3" office:value-type="float" office:value="0.252453" calcext:value-type="float">
            <text:p>0.252453</text:p>
          </table:table-cell>
          <table:table-cell table:style-name="ce3" office:value-type="float" office:value="5.817313" calcext:value-type="float">
            <text:p>5.817313</text:p>
          </table:table-cell>
          <table:table-cell table:style-name="ce3" office:value-type="float" office:value="0.183888" calcext:value-type="float">
            <text:p>0.183888</text:p>
          </table:table-cell>
          <table:table-cell table:style-name="ce3" office:value-type="float" office:value="3.076473" calcext:value-type="float">
            <text:p>3.076473</text:p>
          </table:table-cell>
          <table:table-cell table:style-name="ce3" office:value-type="float" office:value="0.144174" calcext:value-type="float">
            <text:p>0.144174</text:p>
          </table:table-cell>
          <table:table-cell table:style-name="ce3" office:value-type="float" office:value="1.54631" calcext:value-type="float">
            <text:p>1.54631</text:p>
          </table:table-cell>
          <table:table-cell table:style-name="ce3" office:value-type="float" office:value="0.105361" calcext:value-type="float">
            <text:p>0.105361</text:p>
          </table:table-cell>
          <table:table-cell table:style-name="ce10" table:formula="of:=[.D14]" office:value-type="float" office:value="2" calcext:value-type="float">
            <text:p>2</text:p>
          </table:table-cell>
          <table:table-cell table:formula="of:=[.$B$31]/[.D21]" office:value-type="float" office:value="2.1483756827252" calcext:value-type="float">
            <text:p>2.1483756827</text:p>
          </table:table-cell>
          <table:table-cell table:style-name="ce32" table:formula="of:=[.$B$31]/[.E21]" office:value-type="float" office:value="94.5793640876332" calcext:value-type="float">
            <text:p>94.5793640876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22.326223" calcext:value-type="float">
            <text:p>22.326223</text:p>
          </table:table-cell>
          <table:table-cell office:value-type="float" office:value="0.344463" calcext:value-type="float">
            <text:p>0.344463</text:p>
          </table:table-cell>
          <table:table-cell office:value-type="float" office:value="11.265757" calcext:value-type="float">
            <text:p>11.265757</text:p>
          </table:table-cell>
          <table:table-cell table:style-name="ce3" office:value-type="float" office:value="0.260376" calcext:value-type="float">
            <text:p>0.260376</text:p>
          </table:table-cell>
          <table:table-cell table:style-name="ce3" office:value-type="float" office:value="5.795065" calcext:value-type="float">
            <text:p>5.795065</text:p>
          </table:table-cell>
          <table:table-cell table:style-name="ce3" office:value-type="float" office:value="0.192586" calcext:value-type="float">
            <text:p>0.192586</text:p>
          </table:table-cell>
          <table:table-cell table:style-name="ce3" office:value-type="float" office:value="3.077156" calcext:value-type="float">
            <text:p>3.077156</text:p>
          </table:table-cell>
          <table:table-cell table:style-name="ce3" office:value-type="float" office:value="0.134747" calcext:value-type="float">
            <text:p>0.134747</text:p>
          </table:table-cell>
          <table:table-cell table:style-name="ce3" office:value-type="float" office:value="1.547409" calcext:value-type="float">
            <text:p>1.547409</text:p>
          </table:table-cell>
          <table:table-cell table:style-name="ce3" office:value-type="float" office:value="0.092501" calcext:value-type="float">
            <text:p>0.092501</text:p>
          </table:table-cell>
          <table:table-cell table:style-name="ce10" table:formula="of:=[.F14]" office:value-type="float" office:value="4" calcext:value-type="float">
            <text:p>4</text:p>
          </table:table-cell>
          <table:table-cell table:formula="of:=[.$B$31]/[.F21]" office:value-type="float" office:value="4.17056837747167" calcext:value-type="float">
            <text:p>4.1705683775</text:p>
          </table:table-cell>
          <table:table-cell table:style-name="ce32" table:formula="of:=[.$B$31]/[.G21]" office:value-type="float" office:value="125.989972992206" calcext:value-type="float">
            <text:p>125.9899729922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22.292179" calcext:value-type="float">
            <text:p>22.292179</text:p>
          </table:table-cell>
          <table:table-cell office:value-type="float" office:value="0.345173" calcext:value-type="float">
            <text:p>0.345173</text:p>
          </table:table-cell>
          <table:table-cell office:value-type="float" office:value="11.270402" calcext:value-type="float">
            <text:p>11.270402</text:p>
          </table:table-cell>
          <table:table-cell table:style-name="ce3" office:value-type="float" office:value="0.236987" calcext:value-type="float">
            <text:p>0.236987</text:p>
          </table:table-cell>
          <table:table-cell table:style-name="ce3" office:value-type="float" office:value="5.808888" calcext:value-type="float">
            <text:p>5.808888</text:p>
          </table:table-cell>
          <table:table-cell table:style-name="ce3" office:value-type="float" office:value="0.190302" calcext:value-type="float">
            <text:p>0.190302</text:p>
          </table:table-cell>
          <table:table-cell table:style-name="ce3" office:value-type="float" office:value="3.078957" calcext:value-type="float">
            <text:p>3.078957</text:p>
          </table:table-cell>
          <table:table-cell table:style-name="ce3" office:value-type="float" office:value="0.128519" calcext:value-type="float">
            <text:p>0.128519</text:p>
          </table:table-cell>
          <table:table-cell table:style-name="ce3" office:value-type="float" office:value="1.54592" calcext:value-type="float">
            <text:p>1.54592</text:p>
          </table:table-cell>
          <table:table-cell table:style-name="ce3" office:value-type="float" office:value="0.095537" calcext:value-type="float">
            <text:p>0.095537</text:p>
          </table:table-cell>
          <table:table-cell table:style-name="ce10" table:formula="of:=[.H14]" office:value-type="float" office:value="8" calcext:value-type="float">
            <text:p>8</text:p>
          </table:table-cell>
          <table:table-cell table:formula="of:=[.$B$31]/[.H21]" office:value-type="float" office:value="7.87030747421446" calcext:value-type="float">
            <text:p>7.8703074742</text:p>
          </table:table-cell>
          <table:table-cell table:style-name="ce32" table:formula="of:=[.$B$31]/[.I21]" office:value-type="float" office:value="179.382829904726" calcext:value-type="float">
            <text:p>179.3828299047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22.307046" calcext:value-type="float">
            <text:p>22.307046</text:p>
          </table:table-cell>
          <table:table-cell office:value-type="float" office:value="0.344299" calcext:value-type="float">
            <text:p>0.344299</text:p>
          </table:table-cell>
          <table:table-cell office:value-type="float" office:value="11.266802" calcext:value-type="float">
            <text:p>11.266802</text:p>
          </table:table-cell>
          <table:table-cell table:style-name="ce3" office:value-type="float" office:value="0.224952" calcext:value-type="float">
            <text:p>0.224952</text:p>
          </table:table-cell>
          <table:table-cell table:style-name="ce21" office:value-type="float" office:value="5.793583" calcext:value-type="float">
            <text:p>5.793583</text:p>
          </table:table-cell>
          <table:table-cell table:style-name="ce21" office:value-type="float" office:value="0.22313" calcext:value-type="float">
            <text:p>0.22313</text:p>
          </table:table-cell>
          <table:table-cell table:style-name="ce21" office:value-type="float" office:value="3.077737" calcext:value-type="float">
            <text:p>3.077737</text:p>
          </table:table-cell>
          <table:table-cell table:style-name="ce21" office:value-type="float" office:value="0.145248" calcext:value-type="float">
            <text:p>0.145248</text:p>
          </table:table-cell>
          <table:table-cell table:style-name="ce21" office:value-type="float" office:value="1.545975" calcext:value-type="float">
            <text:p>1.545975</text:p>
          </table:table-cell>
          <table:table-cell table:style-name="ce21" office:value-type="float" office:value="0.11341" calcext:value-type="float">
            <text:p>0.11341</text:p>
          </table:table-cell>
          <table:table-cell table:style-name="ce10" table:formula="of:=[.J14]" office:value-type="float" office:value="16" calcext:value-type="float">
            <text:p>16</text:p>
          </table:table-cell>
          <table:table-cell table:formula="of:=[.$B$31]/[.J21]" office:value-type="float" office:value="15.6604715105192" calcext:value-type="float">
            <text:p>15.6604715105</text:p>
          </table:table-cell>
          <table:table-cell table:style-name="ce32" table:formula="of:=[.$B$31]/[.K21]" office:value-type="float" office:value="239.552762029854" calcext:value-type="float">
            <text:p>239.5527620299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22.328827" calcext:value-type="float">
            <text:p>22.328827</text:p>
          </table:table-cell>
          <table:table-cell office:value-type="float" office:value="0.345756" calcext:value-type="float">
            <text:p>0.345756</text:p>
          </table:table-cell>
          <table:table-cell office:value-type="float" office:value="11.295823" calcext:value-type="float">
            <text:p>11.295823</text:p>
          </table:table-cell>
          <table:table-cell table:style-name="ce21" office:value-type="float" office:value="0.30566" calcext:value-type="float">
            <text:p>0.30566</text:p>
          </table:table-cell>
          <table:table-cell table:style-name="ce21" office:value-type="float" office:value="5.822456" calcext:value-type="float">
            <text:p>5.822456</text:p>
          </table:table-cell>
          <table:table-cell table:style-name="ce21" office:value-type="float" office:value="0.171298" calcext:value-type="float">
            <text:p>0.171298</text:p>
          </table:table-cell>
          <table:table-cell table:style-name="ce21" office:value-type="float" office:value="3.076886" calcext:value-type="float">
            <text:p>3.076886</text:p>
          </table:table-cell>
          <table:table-cell table:style-name="ce21" office:value-type="float" office:value="0.122416" calcext:value-type="float">
            <text:p>0.122416</text:p>
          </table:table-cell>
          <table:table-cell table:style-name="ce21" office:value-type="float" office:value="1.547363" calcext:value-type="float">
            <text:p>1.547363</text:p>
          </table:table-cell>
          <table:table-cell table:style-name="ce21" office:value-type="float" office:value="0.098725" calcext:value-type="float">
            <text:p>0.098725</text:p>
          </table:table-cell>
          <table:table-cell table:number-columns-repeated="2"/>
          <table:table-cell table:style-name="ce32"/>
          <table:table-cell table:number-columns-repeated="10"/>
        </table:table-row>
        <table:table-row table:style-name="ro1">
          <table:table-cell/>
          <table:table-cell table:style-name="ce8" table:formula="of:=AVERAGE([.B16:.B20])" office:value-type="float" office:value="22.3169438" calcext:value-type="float">
            <text:p>22.3169438</text:p>
          </table:table-cell>
          <table:table-cell table:style-name="ce15" table:formula="of:=AVERAGE([.C16:.C20])" office:value-type="float" office:value="0.3451984" calcext:value-type="float">
            <text:p>0.3451984</text:p>
          </table:table-cell>
          <table:table-cell table:style-name="ce15" table:formula="of:=AVERAGE([.D16:.D20])" office:value-type="float" office:value="11.2738258" calcext:value-type="float">
            <text:p>11.2738258</text:p>
          </table:table-cell>
          <table:table-cell table:style-name="ce15" table:formula="of:=AVERAGE([.E16:.E20])" office:value-type="float" office:value="0.2560856" calcext:value-type="float">
            <text:p>0.2560856</text:p>
          </table:table-cell>
          <table:table-cell table:style-name="ce15" table:formula="of:=AVERAGE([.F16:.F20])" office:value-type="float" office:value="5.807461" calcext:value-type="float">
            <text:p>5.807461</text:p>
          </table:table-cell>
          <table:table-cell table:style-name="ce15" table:formula="of:=AVERAGE([.G16:.G20])" office:value-type="float" office:value="0.1922408" calcext:value-type="float">
            <text:p>0.1922408</text:p>
          </table:table-cell>
          <table:table-cell table:style-name="ce15" table:formula="of:=AVERAGE([.H16:.H20])" office:value-type="float" office:value="3.0774418" calcext:value-type="float">
            <text:p>3.0774418</text:p>
          </table:table-cell>
          <table:table-cell table:style-name="ce15" table:formula="of:=AVERAGE([.I16:.I20])" office:value-type="float" office:value="0.1350208" calcext:value-type="float">
            <text:p>0.1350208</text:p>
          </table:table-cell>
          <table:table-cell table:style-name="ce15" table:formula="of:=AVERAGE([.J16:.J20])" office:value-type="float" office:value="1.5465954" calcext:value-type="float">
            <text:p>1.5465954</text:p>
          </table:table-cell>
          <table:table-cell table:style-name="ce15" table:formula="of:=AVERAGE([.K16:.K20])" office:value-type="float" office:value="0.1011068" calcext:value-type="float">
            <text:p>0.1011068</text:p>
          </table:table-cell>
          <table:table-cell table:style-name="ce29" table:number-columns-repeated="2"/>
          <table:table-cell table:style-name="ce33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9" office:value-type="string" calcext:value-type="string">
            <text:p>THREADS</text:p>
          </table:table-cell>
          <table:table-cell table:style-name="ce16" office:value-type="string" calcext:value-type="string">
            <text:p>OMP_F</text:p>
          </table:table-cell>
          <table:table-cell table:style-name="ce16" office:value-type="string" calcext:value-type="string">
            <text:p>OMP_MF</text:p>
          </table:table-cell>
          <table:table-cell table:style-name="ce16" office:value-type="string" calcext:value-type="string">
            <text:p>OMP_MEMO_F</text:p>
          </table:table-cell>
          <table:table-cell table:style-name="ce24" office:value-type="string" calcext:value-type="string">
            <text:p>OMP_MEMO_MF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B4]" office:value-type="float" office:value="1" calcext:value-type="float">
            <text:p>1</text:p>
          </table:table-cell>
          <table:table-cell table:formula="of:=[.M5]" office:value-type="float" office:value="0.440831975601899" calcext:value-type="float">
            <text:p>0.4408319756</text:p>
          </table:table-cell>
          <table:table-cell table:style-name="Default" table:formula="of:=[.M15]" office:value-type="float" office:value="1.08529256591129" calcext:value-type="float">
            <text:p>1.0852925659</text:p>
          </table:table-cell>
          <table:table-cell table:formula="of:=[.N5]" office:value-type="float" office:value="44.2287460031372" calcext:value-type="float">
            <text:p>44.2287460031</text:p>
          </table:table-cell>
          <table:table-cell table:style-name="ce25" table:formula="of:=[.N15]" office:value-type="float" office:value="70.1637469930336" calcext:value-type="float">
            <text:p>70.163746993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D4]" office:value-type="float" office:value="2" calcext:value-type="float">
            <text:p>2</text:p>
          </table:table-cell>
          <table:table-cell table:formula="of:=[.M6]" office:value-type="float" office:value="0.874626862631838" calcext:value-type="float">
            <text:p>0.8746268626</text:p>
          </table:table-cell>
          <table:table-cell table:style-name="Default" table:formula="of:=[.M16]" office:value-type="float" office:value="2.1483756827252" calcext:value-type="float">
            <text:p>2.1483756827</text:p>
          </table:table-cell>
          <table:table-cell table:formula="of:=[.N6]" office:value-type="float" office:value="58.84222535459" calcext:value-type="float">
            <text:p>58.8422253546</text:p>
          </table:table-cell>
          <table:table-cell table:style-name="ce25" table:formula="of:=[.N16]" office:value-type="float" office:value="94.5793640876332" calcext:value-type="float">
            <text:p>94.5793640876</text:p>
          </table:table-cell>
          <table:table-cell table:number-columns-repeated="18"/>
        </table:table-row>
        <table:table-row table:style-name="ro1">
          <table:table-cell table:style-name="ce1"/>
          <table:table-cell table:style-name="ce10" table:formula="of:=[.F4]" office:value-type="float" office:value="4" calcext:value-type="float">
            <text:p>4</text:p>
          </table:table-cell>
          <table:table-cell table:formula="of:=[.M7]" office:value-type="float" office:value="1.69438360453409" calcext:value-type="float">
            <text:p>1.6943836045</text:p>
          </table:table-cell>
          <table:table-cell table:style-name="Default" table:formula="of:=[.M17]" office:value-type="float" office:value="4.17056837747167" calcext:value-type="float">
            <text:p>4.1705683775</text:p>
          </table:table-cell>
          <table:table-cell table:formula="of:=[.N7]" office:value-type="float" office:value="79.9769028531653" calcext:value-type="float">
            <text:p>79.9769028532</text:p>
          </table:table-cell>
          <table:table-cell table:style-name="ce25" table:formula="of:=[.N17]" office:value-type="float" office:value="125.989972992206" calcext:value-type="float">
            <text:p>125.9899729922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H4]" office:value-type="float" office:value="8" calcext:value-type="float">
            <text:p>8</text:p>
          </table:table-cell>
          <table:table-cell table:formula="of:=[.M8]" office:value-type="float" office:value="3.19692919466451" calcext:value-type="float">
            <text:p>3.1969291947</text:p>
          </table:table-cell>
          <table:table-cell table:style-name="Default" table:formula="of:=[.M18]" office:value-type="float" office:value="7.87030747421446" calcext:value-type="float">
            <text:p>7.8703074742</text:p>
          </table:table-cell>
          <table:table-cell table:formula="of:=[.N8]" office:value-type="float" office:value="99.8919156566977" calcext:value-type="float">
            <text:p>99.8919156567</text:p>
          </table:table-cell>
          <table:table-cell table:style-name="ce25" table:formula="of:=[.N18]" office:value-type="float" office:value="179.382829904726" calcext:value-type="float">
            <text:p>179.3828299047</text:p>
          </table:table-cell>
          <table:table-cell table:number-columns-repeated="18"/>
        </table:table-row>
        <table:table-row table:style-name="ro1">
          <table:table-cell/>
          <table:table-cell table:style-name="ce11" table:formula="of:=[.J4]" office:value-type="float" office:value="16" calcext:value-type="float">
            <text:p>16</text:p>
          </table:table-cell>
          <table:table-cell table:style-name="ce17" table:formula="of:=[.M9]" office:value-type="float" office:value="6.37173420651085" calcext:value-type="float">
            <text:p>6.3717342065</text:p>
          </table:table-cell>
          <table:table-cell table:style-name="ce17" table:formula="of:=[.M19]" office:value-type="float" office:value="15.6604715105192" calcext:value-type="float">
            <text:p>15.6604715105</text:p>
          </table:table-cell>
          <table:table-cell table:style-name="ce17" table:formula="of:=[.N9]" office:value-type="float" office:value="100.077900763422" calcext:value-type="float">
            <text:p>100.0779007634</text:p>
          </table:table-cell>
          <table:table-cell table:style-name="ce26" table:formula="of:=[.N19]" office:value-type="float" office:value="239.552762029854" calcext:value-type="float">
            <text:p>239.5527620299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2" office:value-type="string" calcext:value-type="string">
            <text:p>Serial time</text:p>
          </table:table-cell>
          <table:table-cell table:style-name="ce18" office:value-type="string" calcext:value-type="string">
            <text:p>Problem size</text:p>
          </table:table-cell>
          <table:table-cell table:style-name="ce18" office:value-type="string" calcext:value-type="string">
            <text:p>Final omp</text:p>
          </table:table-cell>
          <table:table-cell table:style-name="ce22" office:value-type="string" calcext:value-type="string">
            <text:p>Final omp memo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float" office:value="24.2204132" calcext:value-type="float">
            <text:p>24.2204132</text:p>
          </table:table-cell>
          <table:table-cell table:style-name="ce35" office:value-type="float" office:value="22" calcext:value-type="float">
            <text:p>22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There is a big difference between OmpSs final and manual final due to the reduction.</text:p>
          </table:table-cell>
          <table:table-cell/>
          <table:table-cell table:style-name="Default"/>
          <table:table-cell table:number-columns-repeated="20"/>
        </table:table-row>
      </table:table>
      <table:table table:name="Max_product_cutting" table:style-name="ta1">
        <table:shapes>
          <draw:frame draw:z-index="0" draw:style-name="gr1" draw:text-style-name="P1" svg:width="4.9783in" svg:height="2.552in" svg:x="7.5433in" svg:y="3.8484in">
            <draw:object draw:notify-on-update-of-ranges="Max_product_cutting.B24:Max_product_cutting.B28 Max_product_cutting.C23:Max_product_cutting.C23 Max_product_cutting.C24:Max_product_cutting.C28 Max_product_cutting.D23:Max_product_cutting.D23 Max_product_cutting.D24:Max_product_cutting.D28 Max_product_cutting.E23:Max_product_cutting.E23 Max_product_cutting.E24:Max_product_cutting.E28 Max_product_cutting.F23:Max_product_cutting.F23 Max_product_cutting.F24:Max_product_cutting.F2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WITH OMPSS FINAL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1"/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10" table:formula="of:=[.B4]" office:value-type="float" office:value="1" calcext:value-type="float">
            <text:p>1</text:p>
          </table:table-cell>
          <table:table-cell table:formula="of:=[.$B$31]/[.B11]" office:value-type="float" office:value="0.629461520697978" calcext:value-type="float">
            <text:p>0.6294615207</text:p>
          </table:table-cell>
          <table:table-cell table:style-name="ce32" table:formula="of:=[.$B$31]/[.C11]" office:value-type="float" office:value="385.803639257264" calcext:value-type="float">
            <text:p>385.803639257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.711129" calcext:value-type="float">
            <text:p>42.711129</text:p>
          </table:table-cell>
          <table:table-cell office:value-type="float" office:value="0.068244" calcext:value-type="float">
            <text:p>0.068244</text:p>
          </table:table-cell>
          <table:table-cell office:value-type="float" office:value="21.623959" calcext:value-type="float">
            <text:p>21.623959</text:p>
          </table:table-cell>
          <table:table-cell table:style-name="ce3" office:value-type="float" office:value="0.066586" calcext:value-type="float">
            <text:p>0.066586</text:p>
          </table:table-cell>
          <table:table-cell table:style-name="ce3" office:value-type="float" office:value="11.149876" calcext:value-type="float">
            <text:p>11.149876</text:p>
          </table:table-cell>
          <table:table-cell table:style-name="ce3" office:value-type="float" office:value="0.045075" calcext:value-type="float">
            <text:p>0.045075</text:p>
          </table:table-cell>
          <table:table-cell table:style-name="ce3" office:value-type="float" office:value="5.98917" calcext:value-type="float">
            <text:p>5.98917</text:p>
          </table:table-cell>
          <table:table-cell table:style-name="ce3" office:value-type="float" office:value="0.047929" calcext:value-type="float">
            <text:p>0.047929</text:p>
          </table:table-cell>
          <table:table-cell table:style-name="ce3" office:value-type="float" office:value="3.040212" calcext:value-type="float">
            <text:p>3.040212</text:p>
          </table:table-cell>
          <table:table-cell table:style-name="ce3" office:value-type="float" office:value="0.054922" calcext:value-type="float">
            <text:p>0.054922</text:p>
          </table:table-cell>
          <table:table-cell table:style-name="ce10" table:formula="of:=[.D4]" office:value-type="float" office:value="2" calcext:value-type="float">
            <text:p>2</text:p>
          </table:table-cell>
          <table:table-cell table:formula="of:=[.$B$31]/[.D11]" office:value-type="float" office:value="1.24436575732662" calcext:value-type="float">
            <text:p>1.2443657573</text:p>
          </table:table-cell>
          <table:table-cell table:style-name="ce32" table:formula="of:=[.$B$31]/[.E11]" office:value-type="float" office:value="398.966352998985" calcext:value-type="float">
            <text:p>398.96635299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.00448" calcext:value-type="float">
            <text:p>43.00448</text:p>
          </table:table-cell>
          <table:table-cell office:value-type="float" office:value="0.067357" calcext:value-type="float">
            <text:p>0.067357</text:p>
          </table:table-cell>
          <table:table-cell office:value-type="float" office:value="21.689091" calcext:value-type="float">
            <text:p>21.689091</text:p>
          </table:table-cell>
          <table:table-cell table:style-name="ce3" office:value-type="float" office:value="0.065103" calcext:value-type="float">
            <text:p>0.065103</text:p>
          </table:table-cell>
          <table:table-cell table:style-name="ce3" office:value-type="float" office:value="11.181846" calcext:value-type="float">
            <text:p>11.181846</text:p>
          </table:table-cell>
          <table:table-cell table:style-name="ce3" office:value-type="float" office:value="0.046581" calcext:value-type="float">
            <text:p>0.046581</text:p>
          </table:table-cell>
          <table:table-cell table:style-name="ce3" office:value-type="float" office:value="5.990361" calcext:value-type="float">
            <text:p>5.990361</text:p>
          </table:table-cell>
          <table:table-cell table:style-name="ce3" office:value-type="float" office:value="0.050018" calcext:value-type="float">
            <text:p>0.050018</text:p>
          </table:table-cell>
          <table:table-cell table:style-name="ce3" office:value-type="float" office:value="3.027481" calcext:value-type="float">
            <text:p>3.027481</text:p>
          </table:table-cell>
          <table:table-cell table:style-name="ce3" office:value-type="float" office:value="0.061397" calcext:value-type="float">
            <text:p>0.061397</text:p>
          </table:table-cell>
          <table:table-cell table:style-name="ce10" table:formula="of:=[.F4]" office:value-type="float" office:value="4" calcext:value-type="float">
            <text:p>4</text:p>
          </table:table-cell>
          <table:table-cell table:formula="of:=[.$B$31]/[.F11]" office:value-type="float" office:value="2.41250305583024" calcext:value-type="float">
            <text:p>2.4125030558</text:p>
          </table:table-cell>
          <table:table-cell table:style-name="ce32" table:formula="of:=[.$B$31]/[.G11]" office:value-type="float" office:value="555.804726578447" calcext:value-type="float">
            <text:p>555.804726578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.728431" calcext:value-type="float">
            <text:p>42.728431</text:p>
          </table:table-cell>
          <table:table-cell office:value-type="float" office:value="0.071494" calcext:value-type="float">
            <text:p>0.071494</text:p>
          </table:table-cell>
          <table:table-cell office:value-type="float" office:value="21.692777" calcext:value-type="float">
            <text:p>21.692777</text:p>
          </table:table-cell>
          <table:table-cell table:style-name="ce3" office:value-type="float" office:value="0.075675" calcext:value-type="float">
            <text:p>0.075675</text:p>
          </table:table-cell>
          <table:table-cell table:style-name="ce3" office:value-type="float" office:value="11.160447" calcext:value-type="float">
            <text:p>11.160447</text:p>
          </table:table-cell>
          <table:table-cell table:style-name="ce3" office:value-type="float" office:value="0.051328" calcext:value-type="float">
            <text:p>0.051328</text:p>
          </table:table-cell>
          <table:table-cell table:style-name="ce3" office:value-type="float" office:value="5.956274" calcext:value-type="float">
            <text:p>5.956274</text:p>
          </table:table-cell>
          <table:table-cell table:style-name="ce3" office:value-type="float" office:value="0.05261" calcext:value-type="float">
            <text:p>0.05261</text:p>
          </table:table-cell>
          <table:table-cell table:style-name="ce3" office:value-type="float" office:value="3.040403" calcext:value-type="float">
            <text:p>3.040403</text:p>
          </table:table-cell>
          <table:table-cell table:style-name="ce3" office:value-type="float" office:value="0.070675" calcext:value-type="float">
            <text:p>0.070675</text:p>
          </table:table-cell>
          <table:table-cell table:style-name="ce10" table:formula="of:=[.H4]" office:value-type="float" office:value="8" calcext:value-type="float">
            <text:p>8</text:p>
          </table:table-cell>
          <table:table-cell table:formula="of:=[.$B$31]/[.H11]" office:value-type="float" office:value="4.51594592278204" calcext:value-type="float">
            <text:p>4.5159459228</text:p>
          </table:table-cell>
          <table:table-cell table:style-name="ce32" table:formula="of:=[.$B$31]/[.I11]" office:value-type="float" office:value="526.883813112755" calcext:value-type="float">
            <text:p>526.883813112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2.921729" calcext:value-type="float">
            <text:p>42.921729</text:p>
          </table:table-cell>
          <table:table-cell office:value-type="float" office:value="0.071452" calcext:value-type="float">
            <text:p>0.071452</text:p>
          </table:table-cell>
          <table:table-cell office:value-type="float" office:value="21.736379" calcext:value-type="float">
            <text:p>21.736379</text:p>
          </table:table-cell>
          <table:table-cell table:style-name="ce3" office:value-type="float" office:value="0.051975" calcext:value-type="float">
            <text:p>0.051975</text:p>
          </table:table-cell>
          <table:table-cell table:style-name="ce21" office:value-type="float" office:value="11.191701" calcext:value-type="float">
            <text:p>11.191701</text:p>
          </table:table-cell>
          <table:table-cell table:style-name="ce21" office:value-type="float" office:value="0.049146" calcext:value-type="float">
            <text:p>0.049146</text:p>
          </table:table-cell>
          <table:table-cell table:style-name="ce21" office:value-type="float" office:value="5.925039" calcext:value-type="float">
            <text:p>5.925039</text:p>
          </table:table-cell>
          <table:table-cell table:style-name="ce21" office:value-type="float" office:value="0.050019" calcext:value-type="float">
            <text:p>0.050019</text:p>
          </table:table-cell>
          <table:table-cell table:style-name="ce21" office:value-type="float" office:value="3.035563" calcext:value-type="float">
            <text:p>3.035563</text:p>
          </table:table-cell>
          <table:table-cell table:style-name="ce3" office:value-type="float" office:value="0.066336" calcext:value-type="float">
            <text:p>0.066336</text:p>
          </table:table-cell>
          <table:table-cell table:style-name="ce10" table:formula="of:=[.J4]" office:value-type="float" office:value="16" calcext:value-type="float">
            <text:p>16</text:p>
          </table:table-cell>
          <table:table-cell table:formula="of:=[.$B$31]/[.J11]" office:value-type="float" office:value="8.87733387552414" calcext:value-type="float">
            <text:p>8.8773338755</text:p>
          </table:table-cell>
          <table:table-cell table:style-name="ce32" table:formula="of:=[.$B$31]/[.K11]" office:value-type="float" office:value="420.063335244839" calcext:value-type="float">
            <text:p>420.0633352448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42.75884" calcext:value-type="float">
            <text:p>42.75884</text:p>
          </table:table-cell>
          <table:table-cell office:value-type="float" office:value="0.07081" calcext:value-type="float">
            <text:p>0.07081</text:p>
          </table:table-cell>
          <table:table-cell office:value-type="float" office:value="21.572573" calcext:value-type="float">
            <text:p>21.572573</text:p>
          </table:table-cell>
          <table:table-cell table:style-name="ce21" office:value-type="float" office:value="0.078492" calcext:value-type="float">
            <text:p>0.078492</text:p>
          </table:table-cell>
          <table:table-cell table:style-name="ce21" office:value-type="float" office:value="11.184744" calcext:value-type="float">
            <text:p>11.184744</text:p>
          </table:table-cell>
          <table:table-cell table:style-name="ce21" office:value-type="float" office:value="0.050371" calcext:value-type="float">
            <text:p>0.050371</text:p>
          </table:table-cell>
          <table:table-cell table:style-name="ce21" office:value-type="float" office:value="5.985218" calcext:value-type="float">
            <text:p>5.985218</text:p>
          </table:table-cell>
          <table:table-cell table:style-name="ce21" office:value-type="float" office:value="0.055236" calcext:value-type="float">
            <text:p>0.055236</text:p>
          </table:table-cell>
          <table:table-cell table:style-name="ce21" office:value-type="float" office:value="3.039188" calcext:value-type="float">
            <text:p>3.039188</text:p>
          </table:table-cell>
          <table:table-cell table:style-name="ce21" office:value-type="float" office:value="0.067534" calcext:value-type="float">
            <text:p>0.067534</text:p>
          </table:table-cell>
          <table:table-cell table:number-columns-repeated="2"/>
          <table:table-cell table:style-name="ce32"/>
          <table:table-cell table:number-columns-repeated="10"/>
        </table:table-row>
        <table:table-row table:style-name="ro1">
          <table:table-cell table:style-name="ce1"/>
          <table:table-cell table:style-name="ce8" table:formula="of:=AVERAGE([.B6:.B10])" office:value-type="float" office:value="42.8249218" calcext:value-type="float">
            <text:p>42.8249218</text:p>
          </table:table-cell>
          <table:table-cell table:style-name="ce15" table:formula="of:=AVERAGE([.C6:.C10])" office:value-type="float" office:value="0.0698714" calcext:value-type="float">
            <text:p>0.0698714</text:p>
          </table:table-cell>
          <table:table-cell table:style-name="ce15" table:formula="of:=AVERAGE([.D6:.D10])" office:value-type="float" office:value="21.6629558" calcext:value-type="float">
            <text:p>21.6629558</text:p>
          </table:table-cell>
          <table:table-cell table:style-name="ce15" table:formula="of:=AVERAGE([.E6:.E10])" office:value-type="float" office:value="0.0675662" calcext:value-type="float">
            <text:p>0.0675662</text:p>
          </table:table-cell>
          <table:table-cell table:style-name="ce15" table:formula="of:=AVERAGE([.F6:.F10])" office:value-type="float" office:value="11.1737228" calcext:value-type="float">
            <text:p>11.1737228</text:p>
          </table:table-cell>
          <table:table-cell table:style-name="ce15" table:formula="of:=AVERAGE([.G6:.G10])" office:value-type="float" office:value="0.0485002" calcext:value-type="float">
            <text:p>0.0485002</text:p>
          </table:table-cell>
          <table:table-cell table:style-name="ce15" table:formula="of:=AVERAGE([.H6:.H10])" office:value-type="float" office:value="5.9692124" calcext:value-type="float">
            <text:p>5.9692124</text:p>
          </table:table-cell>
          <table:table-cell table:style-name="ce15" table:formula="of:=AVERAGE([.I6:.I10])" office:value-type="float" office:value="0.0511624" calcext:value-type="float">
            <text:p>0.0511624</text:p>
          </table:table-cell>
          <table:table-cell table:style-name="ce15" table:formula="of:=AVERAGE([.J6:.J10])" office:value-type="float" office:value="3.0365694" calcext:value-type="float">
            <text:p>3.0365694</text:p>
          </table:table-cell>
          <table:table-cell table:style-name="ce15" table:formula="of:=AVERAGE([.K6:.K10])" office:value-type="float" office:value="0.0641728" calcext:value-type="float">
            <text:p>0.0641728</text:p>
          </table:table-cell>
          <table:table-cell table:number-columns-repeated="2"/>
          <table:table-cell table:style-name="ce33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MANUAL FINAL</text:p>
          </table:table-cell>
          <table:table-cell table:style-name="ce14" table:number-columns-repeated="5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float" office:value="1" calcext:value-type="float">
            <text:p>1</text:p>
          </table:table-cell>
          <table:table-cell/>
          <table:table-cell table:style-name="ce2" table:formula="of:=[.D4]" office:value-type="float" office:value="2" calcext:value-type="float">
            <text:p>2</text:p>
          </table:table-cell>
          <table:table-cell table:style-name="ce21"/>
          <table:table-cell table:style-name="ce2" table:formula="of:=[.F4]" office:value-type="float" office:value="4" calcext:value-type="float">
            <text:p>4</text:p>
          </table:table-cell>
          <table:table-cell table:style-name="ce3"/>
          <table:table-cell table:style-name="ce2" table:formula="of:=[.H4]" office:value-type="float" office:value="8" calcext:value-type="float">
            <text:p>8</text:p>
          </table:table-cell>
          <table:table-cell table:style-name="ce3"/>
          <table:table-cell table:style-name="ce2" table:formula="of:=[.J4]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10" table:formula="of:=[.B14]" office:value-type="float" office:value="1" calcext:value-type="float">
            <text:p>1</text:p>
          </table:table-cell>
          <table:table-cell table:formula="of:=[.$B$31]/[.B21]" office:value-type="float" office:value="1.05077528347104" calcext:value-type="float">
            <text:p>1.0507752835</text:p>
          </table:table-cell>
          <table:table-cell table:style-name="ce32" table:formula="of:=[.$B$31]/[.C21]" office:value-type="float" office:value="475.04705948697" calcext:value-type="float">
            <text:p>475.047059487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25.684999" calcext:value-type="float">
            <text:p>25.684999</text:p>
          </table:table-cell>
          <table:table-cell office:value-type="float" office:value="0.056866" calcext:value-type="float">
            <text:p>0.056866</text:p>
          </table:table-cell>
          <table:table-cell office:value-type="float" office:value="12.933023" calcext:value-type="float">
            <text:p>12.933023</text:p>
          </table:table-cell>
          <table:table-cell table:style-name="ce3" office:value-type="float" office:value="0.05542" calcext:value-type="float">
            <text:p>0.05542</text:p>
          </table:table-cell>
          <table:table-cell table:style-name="ce3" office:value-type="float" office:value="6.67677" calcext:value-type="float">
            <text:p>6.67677</text:p>
          </table:table-cell>
          <table:table-cell table:style-name="ce3" office:value-type="float" office:value="0.039725" calcext:value-type="float">
            <text:p>0.039725</text:p>
          </table:table-cell>
          <table:table-cell table:style-name="ce3" office:value-type="float" office:value="3.561463" calcext:value-type="float">
            <text:p>3.561463</text:p>
          </table:table-cell>
          <table:table-cell table:style-name="ce3" office:value-type="float" office:value="0.036366" calcext:value-type="float">
            <text:p>0.036366</text:p>
          </table:table-cell>
          <table:table-cell table:style-name="ce3" office:value-type="float" office:value="1.808981" calcext:value-type="float">
            <text:p>1.808981</text:p>
          </table:table-cell>
          <table:table-cell table:style-name="ce3" office:value-type="float" office:value="0.053823" calcext:value-type="float">
            <text:p>0.053823</text:p>
          </table:table-cell>
          <table:table-cell table:style-name="ce10" table:formula="of:=[.D14]" office:value-type="float" office:value="2" calcext:value-type="float">
            <text:p>2</text:p>
          </table:table-cell>
          <table:table-cell table:formula="of:=[.$B$31]/[.D21]" office:value-type="float" office:value="2.08555408697538" calcext:value-type="float">
            <text:p>2.085554087</text:p>
          </table:table-cell>
          <table:table-cell table:style-name="ce32" table:formula="of:=[.$B$31]/[.E21]" office:value-type="float" office:value="518.416869879611" calcext:value-type="float">
            <text:p>518.4168698796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25.651691" calcext:value-type="float">
            <text:p>25.651691</text:p>
          </table:table-cell>
          <table:table-cell office:value-type="float" office:value="0.057112" calcext:value-type="float">
            <text:p>0.057112</text:p>
          </table:table-cell>
          <table:table-cell office:value-type="float" office:value="12.96931" calcext:value-type="float">
            <text:p>12.96931</text:p>
          </table:table-cell>
          <table:table-cell table:style-name="ce3" office:value-type="float" office:value="0.060283" calcext:value-type="float">
            <text:p>0.060283</text:p>
          </table:table-cell>
          <table:table-cell table:style-name="ce3" office:value-type="float" office:value="6.656105" calcext:value-type="float">
            <text:p>6.656105</text:p>
          </table:table-cell>
          <table:table-cell table:style-name="ce3" office:value-type="float" office:value="0.037563" calcext:value-type="float">
            <text:p>0.037563</text:p>
          </table:table-cell>
          <table:table-cell table:style-name="ce3" office:value-type="float" office:value="3.560234" calcext:value-type="float">
            <text:p>3.560234</text:p>
          </table:table-cell>
          <table:table-cell table:style-name="ce3" office:value-type="float" office:value="0.048423" calcext:value-type="float">
            <text:p>0.048423</text:p>
          </table:table-cell>
          <table:table-cell table:style-name="ce3" office:value-type="float" office:value="1.804655" calcext:value-type="float">
            <text:p>1.804655</text:p>
          </table:table-cell>
          <table:table-cell table:style-name="ce3" office:value-type="float" office:value="0.042332" calcext:value-type="float">
            <text:p>0.042332</text:p>
          </table:table-cell>
          <table:table-cell table:style-name="ce10" table:formula="of:=[.F14]" office:value-type="float" office:value="4" calcext:value-type="float">
            <text:p>4</text:p>
          </table:table-cell>
          <table:table-cell table:formula="of:=[.$B$31]/[.F21]" office:value-type="float" office:value="4.04900087914524" calcext:value-type="float">
            <text:p>4.0490008791</text:p>
          </table:table-cell>
          <table:table-cell table:style-name="ce32" table:formula="of:=[.$B$31]/[.G21]" office:value-type="float" office:value="671.776402159123" calcext:value-type="float">
            <text:p>671.7764021591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25.64466" calcext:value-type="float">
            <text:p>25.64466</text:p>
          </table:table-cell>
          <table:table-cell office:value-type="float" office:value="0.057333" calcext:value-type="float">
            <text:p>0.057333</text:p>
          </table:table-cell>
          <table:table-cell office:value-type="float" office:value="12.93646" calcext:value-type="float">
            <text:p>12.93646</text:p>
          </table:table-cell>
          <table:table-cell table:style-name="ce3" office:value-type="float" office:value="0.057042" calcext:value-type="float">
            <text:p>0.057042</text:p>
          </table:table-cell>
          <table:table-cell table:style-name="ce3" office:value-type="float" office:value="6.648563" calcext:value-type="float">
            <text:p>6.648563</text:p>
          </table:table-cell>
          <table:table-cell table:style-name="ce3" office:value-type="float" office:value="0.040528" calcext:value-type="float">
            <text:p>0.040528</text:p>
          </table:table-cell>
          <table:table-cell table:style-name="ce3" office:value-type="float" office:value="3.561721" calcext:value-type="float">
            <text:p>3.561721</text:p>
          </table:table-cell>
          <table:table-cell table:style-name="ce3" office:value-type="float" office:value="0.04805" calcext:value-type="float">
            <text:p>0.04805</text:p>
          </table:table-cell>
          <table:table-cell table:style-name="ce3" office:value-type="float" office:value="1.807944" calcext:value-type="float">
            <text:p>1.807944</text:p>
          </table:table-cell>
          <table:table-cell table:style-name="ce3" office:value-type="float" office:value="0.057732" calcext:value-type="float">
            <text:p>0.057732</text:p>
          </table:table-cell>
          <table:table-cell table:style-name="ce10" table:formula="of:=[.H14]" office:value-type="float" office:value="8" calcext:value-type="float">
            <text:p>8</text:p>
          </table:table-cell>
          <table:table-cell table:formula="of:=[.$B$31]/[.H21]" office:value-type="float" office:value="7.57089056677538" calcext:value-type="float">
            <text:p>7.5708905668</text:p>
          </table:table-cell>
          <table:table-cell table:style-name="ce32" table:formula="of:=[.$B$31]/[.I21]" office:value-type="float" office:value="637.221603937272" calcext:value-type="float">
            <text:p>637.2216039373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25.642701" calcext:value-type="float">
            <text:p>25.642701</text:p>
          </table:table-cell>
          <table:table-cell office:value-type="float" office:value="0.056436" calcext:value-type="float">
            <text:p>0.056436</text:p>
          </table:table-cell>
          <table:table-cell office:value-type="float" office:value="12.852349" calcext:value-type="float">
            <text:p>12.852349</text:p>
          </table:table-cell>
          <table:table-cell table:style-name="ce3" office:value-type="float" office:value="0.043849" calcext:value-type="float">
            <text:p>0.043849</text:p>
          </table:table-cell>
          <table:table-cell table:style-name="ce21" office:value-type="float" office:value="6.65441" calcext:value-type="float">
            <text:p>6.65441</text:p>
          </table:table-cell>
          <table:table-cell table:style-name="ce21" office:value-type="float" office:value="0.041476" calcext:value-type="float">
            <text:p>0.041476</text:p>
          </table:table-cell>
          <table:table-cell table:style-name="ce21" office:value-type="float" office:value="3.558414" calcext:value-type="float">
            <text:p>3.558414</text:p>
          </table:table-cell>
          <table:table-cell table:style-name="ce21" office:value-type="float" office:value="0.038572" calcext:value-type="float">
            <text:p>0.038572</text:p>
          </table:table-cell>
          <table:table-cell table:style-name="ce21" office:value-type="float" office:value="1.809951" calcext:value-type="float">
            <text:p>1.809951</text:p>
          </table:table-cell>
          <table:table-cell table:style-name="ce21" office:value-type="float" office:value="0.060892" calcext:value-type="float">
            <text:p>0.060892</text:p>
          </table:table-cell>
          <table:table-cell table:style-name="ce10" table:formula="of:=[.J14]" office:value-type="float" office:value="16" calcext:value-type="float">
            <text:p>16</text:p>
          </table:table-cell>
          <table:table-cell table:formula="of:=[.$B$31]/[.J21]" office:value-type="float" office:value="14.9103109353216" calcext:value-type="float">
            <text:p>14.9103109353</text:p>
          </table:table-cell>
          <table:table-cell table:style-name="ce32" table:formula="of:=[.$B$31]/[.K21]" office:value-type="float" office:value="514.970396973981" calcext:value-type="float">
            <text:p>514.970396974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25.646193" calcext:value-type="float">
            <text:p>25.646193</text:p>
          </table:table-cell>
          <table:table-cell office:value-type="float" office:value="0.055979" calcext:value-type="float">
            <text:p>0.055979</text:p>
          </table:table-cell>
          <table:table-cell office:value-type="float" office:value="12.935905" calcext:value-type="float">
            <text:p>12.935905</text:p>
          </table:table-cell>
          <table:table-cell table:style-name="ce21" office:value-type="float" office:value="0.043396" calcext:value-type="float">
            <text:p>0.043396</text:p>
          </table:table-cell>
          <table:table-cell table:style-name="ce21" office:value-type="float" office:value="6.652167" calcext:value-type="float">
            <text:p>6.652167</text:p>
          </table:table-cell>
          <table:table-cell table:style-name="ce21" office:value-type="float" office:value="0.041345" calcext:value-type="float">
            <text:p>0.041345</text:p>
          </table:table-cell>
          <table:table-cell table:style-name="ce21" office:value-type="float" office:value="3.560988" calcext:value-type="float">
            <text:p>3.560988</text:p>
          </table:table-cell>
          <table:table-cell table:style-name="ce21" office:value-type="float" office:value="0.040106" calcext:value-type="float">
            <text:p>0.040106</text:p>
          </table:table-cell>
          <table:table-cell table:style-name="ce21" office:value-type="float" office:value="1.808066" calcext:value-type="float">
            <text:p>1.808066</text:p>
          </table:table-cell>
          <table:table-cell table:style-name="ce21" office:value-type="float" office:value="0.046951" calcext:value-type="float">
            <text:p>0.046951</text:p>
          </table:table-cell>
          <table:table-cell table:number-columns-repeated="2"/>
          <table:table-cell table:style-name="ce32"/>
          <table:table-cell table:number-columns-repeated="10"/>
        </table:table-row>
        <table:table-row table:style-name="ro1">
          <table:table-cell/>
          <table:table-cell table:style-name="ce8" table:formula="of:=AVERAGE([.B16:.B20])" office:value-type="float" office:value="25.6540488" calcext:value-type="float">
            <text:p>25.6540488</text:p>
          </table:table-cell>
          <table:table-cell table:style-name="ce15" table:formula="of:=AVERAGE([.C16:.C20])" office:value-type="float" office:value="0.0567452" calcext:value-type="float">
            <text:p>0.0567452</text:p>
          </table:table-cell>
          <table:table-cell table:style-name="ce15" table:formula="of:=AVERAGE([.D16:.D20])" office:value-type="float" office:value="12.9254094" calcext:value-type="float">
            <text:p>12.9254094</text:p>
          </table:table-cell>
          <table:table-cell table:style-name="ce15" table:formula="of:=AVERAGE([.E16:.E20])" office:value-type="float" office:value="0.051998" calcext:value-type="float">
            <text:p>0.051998</text:p>
          </table:table-cell>
          <table:table-cell table:style-name="ce15" table:formula="of:=AVERAGE([.F16:.F20])" office:value-type="float" office:value="6.657603" calcext:value-type="float">
            <text:p>6.657603</text:p>
          </table:table-cell>
          <table:table-cell table:style-name="ce15" table:formula="of:=AVERAGE([.G16:.G20])" office:value-type="float" office:value="0.0401274" calcext:value-type="float">
            <text:p>0.0401274</text:p>
          </table:table-cell>
          <table:table-cell table:style-name="ce15" table:formula="of:=AVERAGE([.H16:.H20])" office:value-type="float" office:value="3.560564" calcext:value-type="float">
            <text:p>3.560564</text:p>
          </table:table-cell>
          <table:table-cell table:style-name="ce15" table:formula="of:=AVERAGE([.I16:.I20])" office:value-type="float" office:value="0.0423034" calcext:value-type="float">
            <text:p>0.0423034</text:p>
          </table:table-cell>
          <table:table-cell table:style-name="ce15" table:formula="of:=AVERAGE([.J16:.J20])" office:value-type="float" office:value="1.8079194" calcext:value-type="float">
            <text:p>1.8079194</text:p>
          </table:table-cell>
          <table:table-cell table:style-name="ce15" table:formula="of:=AVERAGE([.K16:.K20])" office:value-type="float" office:value="0.052346" calcext:value-type="float">
            <text:p>0.052346</text:p>
          </table:table-cell>
          <table:table-cell table:style-name="ce29" table:number-columns-repeated="2"/>
          <table:table-cell table:style-name="ce33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9" office:value-type="string" calcext:value-type="string">
            <text:p>THREADS</text:p>
          </table:table-cell>
          <table:table-cell table:style-name="ce16" office:value-type="string" calcext:value-type="string">
            <text:p>OMP_F</text:p>
          </table:table-cell>
          <table:table-cell table:style-name="ce16" office:value-type="string" calcext:value-type="string">
            <text:p>OMP_MF</text:p>
          </table:table-cell>
          <table:table-cell table:style-name="ce16" office:value-type="string" calcext:value-type="string">
            <text:p>OMP_MEMO_F</text:p>
          </table:table-cell>
          <table:table-cell table:style-name="ce24" office:value-type="string" calcext:value-type="string">
            <text:p>OMP_MEMO_MF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B4]" office:value-type="float" office:value="1" calcext:value-type="float">
            <text:p>1</text:p>
          </table:table-cell>
          <table:table-cell table:formula="of:=[.M5]" office:value-type="float" office:value="0.629461520697978" calcext:value-type="float">
            <text:p>0.6294615207</text:p>
          </table:table-cell>
          <table:table-cell table:style-name="Default" table:formula="of:=[.M15]" office:value-type="float" office:value="1.05077528347104" calcext:value-type="float">
            <text:p>1.0507752835</text:p>
          </table:table-cell>
          <table:table-cell table:formula="of:=[.N5]" office:value-type="float" office:value="385.803639257264" calcext:value-type="float">
            <text:p>385.8036392573</text:p>
          </table:table-cell>
          <table:table-cell table:style-name="ce25" table:formula="of:=[.N15]" office:value-type="float" office:value="475.04705948697" calcext:value-type="float">
            <text:p>475.047059487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D4]" office:value-type="float" office:value="2" calcext:value-type="float">
            <text:p>2</text:p>
          </table:table-cell>
          <table:table-cell table:formula="of:=[.M6]" office:value-type="float" office:value="1.24436575732662" calcext:value-type="float">
            <text:p>1.2443657573</text:p>
          </table:table-cell>
          <table:table-cell table:style-name="Default" table:formula="of:=[.M16]" office:value-type="float" office:value="2.08555408697538" calcext:value-type="float">
            <text:p>2.085554087</text:p>
          </table:table-cell>
          <table:table-cell table:formula="of:=[.N6]" office:value-type="float" office:value="398.966352998985" calcext:value-type="float">
            <text:p>398.966352999</text:p>
          </table:table-cell>
          <table:table-cell table:style-name="ce25" table:formula="of:=[.N16]" office:value-type="float" office:value="518.416869879611" calcext:value-type="float">
            <text:p>518.4168698796</text:p>
          </table:table-cell>
          <table:table-cell table:number-columns-repeated="18"/>
        </table:table-row>
        <table:table-row table:style-name="ro1">
          <table:table-cell table:style-name="ce1"/>
          <table:table-cell table:style-name="ce10" table:formula="of:=[.F4]" office:value-type="float" office:value="4" calcext:value-type="float">
            <text:p>4</text:p>
          </table:table-cell>
          <table:table-cell table:formula="of:=[.M7]" office:value-type="float" office:value="2.41250305583024" calcext:value-type="float">
            <text:p>2.4125030558</text:p>
          </table:table-cell>
          <table:table-cell table:style-name="Default" table:formula="of:=[.M17]" office:value-type="float" office:value="4.04900087914524" calcext:value-type="float">
            <text:p>4.0490008791</text:p>
          </table:table-cell>
          <table:table-cell table:formula="of:=[.N7]" office:value-type="float" office:value="555.804726578447" calcext:value-type="float">
            <text:p>555.8047265784</text:p>
          </table:table-cell>
          <table:table-cell table:style-name="ce25" table:formula="of:=[.N17]" office:value-type="float" office:value="671.776402159123" calcext:value-type="float">
            <text:p>671.7764021591</text:p>
          </table:table-cell>
          <table:table-cell table:number-columns-repeated="18"/>
        </table:table-row>
        <table:table-row table:style-name="ro1">
          <table:table-cell/>
          <table:table-cell table:style-name="ce10" table:formula="of:=[.H4]" office:value-type="float" office:value="8" calcext:value-type="float">
            <text:p>8</text:p>
          </table:table-cell>
          <table:table-cell table:formula="of:=[.M8]" office:value-type="float" office:value="4.51594592278204" calcext:value-type="float">
            <text:p>4.5159459228</text:p>
          </table:table-cell>
          <table:table-cell table:style-name="Default" table:formula="of:=[.M18]" office:value-type="float" office:value="7.57089056677538" calcext:value-type="float">
            <text:p>7.5708905668</text:p>
          </table:table-cell>
          <table:table-cell table:formula="of:=[.N8]" office:value-type="float" office:value="526.883813112755" calcext:value-type="float">
            <text:p>526.8838131128</text:p>
          </table:table-cell>
          <table:table-cell table:style-name="ce25" table:formula="of:=[.N18]" office:value-type="float" office:value="637.221603937272" calcext:value-type="float">
            <text:p>637.2216039373</text:p>
          </table:table-cell>
          <table:table-cell table:number-columns-repeated="18"/>
        </table:table-row>
        <table:table-row table:style-name="ro1">
          <table:table-cell/>
          <table:table-cell table:style-name="ce11" table:formula="of:=[.J4]" office:value-type="float" office:value="16" calcext:value-type="float">
            <text:p>16</text:p>
          </table:table-cell>
          <table:table-cell table:style-name="ce17" table:formula="of:=[.M9]" office:value-type="float" office:value="8.87733387552414" calcext:value-type="float">
            <text:p>8.8773338755</text:p>
          </table:table-cell>
          <table:table-cell table:style-name="ce17" table:formula="of:=[.M19]" office:value-type="float" office:value="14.9103109353216" calcext:value-type="float">
            <text:p>14.9103109353</text:p>
          </table:table-cell>
          <table:table-cell table:style-name="ce17" table:formula="of:=[.N9]" office:value-type="float" office:value="420.063335244839" calcext:value-type="float">
            <text:p>420.0633352448</text:p>
          </table:table-cell>
          <table:table-cell table:style-name="ce26" table:formula="of:=[.N19]" office:value-type="float" office:value="514.970396973981" calcext:value-type="float">
            <text:p>514.970396974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2" office:value-type="string" calcext:value-type="string">
            <text:p>Serial time</text:p>
          </table:table-cell>
          <table:table-cell table:style-name="ce18" office:value-type="string" calcext:value-type="string">
            <text:p>Problem size</text:p>
          </table:table-cell>
          <table:table-cell table:style-name="ce18" office:value-type="string" calcext:value-type="string">
            <text:p>Final omp</text:p>
          </table:table-cell>
          <table:table-cell table:style-name="ce22" office:value-type="string" calcext:value-type="string">
            <text:p>Final omp memo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float" office:value="26.9566404" calcext:value-type="float">
            <text:p>26.9566404</text:p>
          </table:table-cell>
          <table:table-cell table:style-name="ce35" office:value-type="float" office:value="32" calcext:value-type="float">
            <text:p>32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There is a big difference between OmpSs final and manual final due to the reduction.</text:p>
          </table:table-cell>
          <table:table-cell/>
          <table:table-cell table:style-name="Default"/>
          <table:table-cell table:number-columns-repeated="20"/>
        </table:table-row>
      </table:table>
      <table:table table:name="Min_cost_path" table:style-name="ta1">
        <table:shapes>
          <draw:frame draw:z-index="0" draw:style-name="gr1" draw:text-style-name="P1" svg:width="4.9783in" svg:height="2.552in" svg:x="7.5433in" svg:y="3.8484in">
            <draw:object draw:notify-on-update-of-ranges="Min_cost_path.B24:Min_cost_path.B28 Min_cost_path.C23:Min_cost_path.C23 Min_cost_path.C24:Min_cost_path.C28 Min_cost_path.D23:Min_cost_path.D23 Min_cost_path.D24:Min_cost_path.D28 Min_cost_path.E23:Min_cost_path.E23 Min_cost_path.E24:Min_cost_path.E28 Min_cost_path.F23:Min_cost_path.F23 Min_cost_path.F24:Min_cost_path.F2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ce32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 OMPSS FINAL</text:p>
          </table:table-cell>
          <table:table-cell table:style-name="ce14"/>
          <table:table-cell table:style-name="ce20"/>
          <table:table-cell table:style-name="ce14" table:number-columns-repeated="3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1"/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10" table:formula="of:=[.B4]" office:value-type="float" office:value="1" calcext:value-type="float">
            <text:p>1</text:p>
          </table:table-cell>
          <table:table-cell table:formula="of:=[.$B$31]/[.B11]" office:value-type="float" office:value="1.06802368767632" calcext:value-type="float">
            <text:p>1.0680236877</text:p>
          </table:table-cell>
          <table:table-cell table:formula="of:=[.$B$31]/[.C11]" office:value-type="float" office:value="166.432729893768" calcext:value-type="float">
            <text:p>166.432729893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.192077" calcext:value-type="float">
            <text:p>33.192077</text:p>
          </table:table-cell>
          <table:table-cell office:value-type="float" office:value="0.21607" calcext:value-type="float">
            <text:p>0.21607</text:p>
          </table:table-cell>
          <table:table-cell office:value-type="float" office:value="16.728023" calcext:value-type="float">
            <text:p>16.728023</text:p>
          </table:table-cell>
          <table:table-cell office:value-type="float" office:value="0.085543" calcext:value-type="float">
            <text:p>0.085543</text:p>
          </table:table-cell>
          <table:table-cell office:value-type="float" office:value="8.614468" calcext:value-type="float">
            <text:p>8.614468</text:p>
          </table:table-cell>
          <table:table-cell table:style-name="ce3" office:value-type="float" office:value="0.080121" calcext:value-type="float">
            <text:p>0.080121</text:p>
          </table:table-cell>
          <table:table-cell table:style-name="ce3" office:value-type="float" office:value="4.587131" calcext:value-type="float">
            <text:p>4.587131</text:p>
          </table:table-cell>
          <table:table-cell table:style-name="ce3" office:value-type="float" office:value="0.041617" calcext:value-type="float">
            <text:p>0.041617</text:p>
          </table:table-cell>
          <table:table-cell table:style-name="ce3" office:value-type="float" office:value="2.298786" calcext:value-type="float">
            <text:p>2.298786</text:p>
          </table:table-cell>
          <table:table-cell table:style-name="ce3" office:value-type="float" office:value="0.028406" calcext:value-type="float">
            <text:p>0.028406</text:p>
          </table:table-cell>
          <table:table-cell table:style-name="ce10" table:formula="of:=[.D4]" office:value-type="float" office:value="2" calcext:value-type="float">
            <text:p>2</text:p>
          </table:table-cell>
          <table:table-cell table:formula="of:=[.$B$31]/[.D11]" office:value-type="float" office:value="2.11653970043542" calcext:value-type="float">
            <text:p>2.1165397004</text:p>
          </table:table-cell>
          <table:table-cell table:formula="of:=[.$B$31]/[.E11]" office:value-type="float" office:value="319.492394392587" calcext:value-type="float">
            <text:p>319.492394392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.193697" calcext:value-type="float">
            <text:p>33.193697</text:p>
          </table:table-cell>
          <table:table-cell office:value-type="float" office:value="0.212279" calcext:value-type="float">
            <text:p>0.212279</text:p>
          </table:table-cell>
          <table:table-cell office:value-type="float" office:value="16.774588" calcext:value-type="float">
            <text:p>16.774588</text:p>
          </table:table-cell>
          <table:table-cell office:value-type="float" office:value="0.128862" calcext:value-type="float">
            <text:p>0.128862</text:p>
          </table:table-cell>
          <table:table-cell office:value-type="float" office:value="8.591808" calcext:value-type="float">
            <text:p>8.591808</text:p>
          </table:table-cell>
          <table:table-cell table:style-name="ce3" office:value-type="float" office:value="0.064411" calcext:value-type="float">
            <text:p>0.064411</text:p>
          </table:table-cell>
          <table:table-cell table:style-name="ce3" office:value-type="float" office:value="4.586383" calcext:value-type="float">
            <text:p>4.586383</text:p>
          </table:table-cell>
          <table:table-cell table:style-name="ce3" office:value-type="float" office:value="0.037099" calcext:value-type="float">
            <text:p>0.037099</text:p>
          </table:table-cell>
          <table:table-cell table:style-name="ce3" office:value-type="float" office:value="2.303923" calcext:value-type="float">
            <text:p>2.303923</text:p>
          </table:table-cell>
          <table:table-cell table:style-name="ce3" office:value-type="float" office:value="0.040524" calcext:value-type="float">
            <text:p>0.040524</text:p>
          </table:table-cell>
          <table:table-cell table:style-name="ce10" table:formula="of:=[.F4]" office:value-type="float" office:value="4" calcext:value-type="float">
            <text:p>4</text:p>
          </table:table-cell>
          <table:table-cell table:formula="of:=[.$B$31]/[.F11]" office:value-type="float" office:value="4.12561250667897" calcext:value-type="float">
            <text:p>4.1256125067</text:p>
          </table:table-cell>
          <table:table-cell table:formula="of:=[.$B$31]/[.G11]" office:value-type="float" office:value="527.111596274972" calcext:value-type="float">
            <text:p>527.11159627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.209394" calcext:value-type="float">
            <text:p>33.209394</text:p>
          </table:table-cell>
          <table:table-cell office:value-type="float" office:value="0.211918" calcext:value-type="float">
            <text:p>0.211918</text:p>
          </table:table-cell>
          <table:table-cell office:value-type="float" office:value="16.773589" calcext:value-type="float">
            <text:p>16.773589</text:p>
          </table:table-cell>
          <table:table-cell office:value-type="float" office:value="0.089691" calcext:value-type="float">
            <text:p>0.089691</text:p>
          </table:table-cell>
          <table:table-cell office:value-type="float" office:value="8.614009" calcext:value-type="float">
            <text:p>8.614009</text:p>
          </table:table-cell>
          <table:table-cell table:style-name="ce3" office:value-type="float" office:value="0.045403" calcext:value-type="float">
            <text:p>0.045403</text:p>
          </table:table-cell>
          <table:table-cell table:style-name="ce3" office:value-type="float" office:value="4.583334" calcext:value-type="float">
            <text:p>4.583334</text:p>
          </table:table-cell>
          <table:table-cell table:style-name="ce3" office:value-type="float" office:value="0.046773" calcext:value-type="float">
            <text:p>0.046773</text:p>
          </table:table-cell>
          <table:table-cell table:style-name="ce3" office:value-type="float" office:value="2.299095" calcext:value-type="float">
            <text:p>2.299095</text:p>
          </table:table-cell>
          <table:table-cell table:style-name="ce3" office:value-type="float" office:value="0.027733" calcext:value-type="float">
            <text:p>0.027733</text:p>
          </table:table-cell>
          <table:table-cell table:style-name="ce10" table:formula="of:=[.H4]" office:value-type="float" office:value="8" calcext:value-type="float">
            <text:p>8</text:p>
          </table:table-cell>
          <table:table-cell table:formula="of:=[.$B$31]/[.H11]" office:value-type="float" office:value="7.73800619242707" calcext:value-type="float">
            <text:p>7.7380061924</text:p>
          </table:table-cell>
          <table:table-cell table:formula="of:=[.$B$31]/[.I11]" office:value-type="float" office:value="946.576989799459" calcext:value-type="float">
            <text:p>946.576989799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.21837" calcext:value-type="float">
            <text:p>33.21837</text:p>
          </table:table-cell>
          <table:table-cell office:value-type="float" office:value="0.212514" calcext:value-type="float">
            <text:p>0.212514</text:p>
          </table:table-cell>
          <table:table-cell office:value-type="float" office:value="16.730677" calcext:value-type="float">
            <text:p>16.730677</text:p>
          </table:table-cell>
          <table:table-cell office:value-type="float" office:value="0.132748" calcext:value-type="float">
            <text:p>0.132748</text:p>
          </table:table-cell>
          <table:table-cell table:style-name="ce21" office:value-type="float" office:value="8.571896" calcext:value-type="float">
            <text:p>8.571896</text:p>
          </table:table-cell>
          <table:table-cell table:style-name="ce21" office:value-type="float" office:value="0.067903" calcext:value-type="float">
            <text:p>0.067903</text:p>
          </table:table-cell>
          <table:table-cell table:style-name="ce21" office:value-type="float" office:value="4.577749" calcext:value-type="float">
            <text:p>4.577749</text:p>
          </table:table-cell>
          <table:table-cell table:style-name="ce21" office:value-type="float" office:value="0.033558" calcext:value-type="float">
            <text:p>0.033558</text:p>
          </table:table-cell>
          <table:table-cell table:style-name="ce21" office:value-type="float" office:value="2.29636" calcext:value-type="float">
            <text:p>2.29636</text:p>
          </table:table-cell>
          <table:table-cell table:style-name="ce3" office:value-type="float" office:value="0.022257" calcext:value-type="float">
            <text:p>0.022257</text:p>
          </table:table-cell>
          <table:table-cell table:style-name="ce10" table:formula="of:=[.J4]" office:value-type="float" office:value="16" calcext:value-type="float">
            <text:p>16</text:p>
          </table:table-cell>
          <table:table-cell table:formula="of:=[.$B$31]/[.J11]" office:value-type="float" office:value="15.4234058869047" calcext:value-type="float">
            <text:p>15.4234058869</text:p>
          </table:table-cell>
          <table:table-cell table:formula="of:=[.$B$31]/[.K11]" office:value-type="float" office:value="1190.79628124979" calcext:value-type="float">
            <text:p>1190.7962812498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33.226387" calcext:value-type="float">
            <text:p>33.226387</text:p>
          </table:table-cell>
          <table:table-cell office:value-type="float" office:value="0.212722" calcext:value-type="float">
            <text:p>0.212722</text:p>
          </table:table-cell>
          <table:table-cell office:value-type="float" office:value="16.778262" calcext:value-type="float">
            <text:p>16.778262</text:p>
          </table:table-cell>
          <table:table-cell table:style-name="ce21" office:value-type="float" office:value="0.118207" calcext:value-type="float">
            <text:p>0.118207</text:p>
          </table:table-cell>
          <table:table-cell table:style-name="ce21" office:value-type="float" office:value="8.591636" calcext:value-type="float">
            <text:p>8.591636</text:p>
          </table:table-cell>
          <table:table-cell table:style-name="ce21" office:value-type="float" office:value="0.078589" calcext:value-type="float">
            <text:p>0.078589</text:p>
          </table:table-cell>
          <table:table-cell table:style-name="ce21" office:value-type="float" office:value="4.58275" calcext:value-type="float">
            <text:p>4.58275</text:p>
          </table:table-cell>
          <table:table-cell table:style-name="ce21" office:value-type="float" office:value="0.028296" calcext:value-type="float">
            <text:p>0.028296</text:p>
          </table:table-cell>
          <table:table-cell table:style-name="ce21" office:value-type="float" office:value="2.299593" calcext:value-type="float">
            <text:p>2.299593</text:p>
          </table:table-cell>
          <table:table-cell table:style-name="ce21" office:value-type="float" office:value="0.030001" calcext:value-type="float">
            <text:p>0.030001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8" table:formula="of:=AVERAGE([.B6:.B10])" office:value-type="float" office:value="33.207985" calcext:value-type="float">
            <text:p>33.207985</text:p>
          </table:table-cell>
          <table:table-cell table:style-name="ce15" table:formula="of:=AVERAGE([.C6:.C10])" office:value-type="float" office:value="0.2131006" calcext:value-type="float">
            <text:p>0.2131006</text:p>
          </table:table-cell>
          <table:table-cell table:style-name="ce15" table:formula="of:=AVERAGE([.D6:.D10])" office:value-type="float" office:value="16.7570278" calcext:value-type="float">
            <text:p>16.7570278</text:p>
          </table:table-cell>
          <table:table-cell table:style-name="ce15" table:formula="of:=AVERAGE([.E6:.E10])" office:value-type="float" office:value="0.1110102" calcext:value-type="float">
            <text:p>0.1110102</text:p>
          </table:table-cell>
          <table:table-cell table:style-name="ce15" table:formula="of:=AVERAGE([.F6:.F10])" office:value-type="float" office:value="8.5967634" calcext:value-type="float">
            <text:p>8.5967634</text:p>
          </table:table-cell>
          <table:table-cell table:style-name="ce15" table:formula="of:=AVERAGE([.G6:.G10])" office:value-type="float" office:value="0.0672854" calcext:value-type="float">
            <text:p>0.0672854</text:p>
          </table:table-cell>
          <table:table-cell table:style-name="ce15" table:formula="of:=AVERAGE([.H6:.H10])" office:value-type="float" office:value="4.5834694" calcext:value-type="float">
            <text:p>4.5834694</text:p>
          </table:table-cell>
          <table:table-cell table:style-name="ce15" table:formula="of:=AVERAGE([.I6:.I10])" office:value-type="float" office:value="0.0374686" calcext:value-type="float">
            <text:p>0.0374686</text:p>
          </table:table-cell>
          <table:table-cell table:style-name="ce15" table:formula="of:=AVERAGE([.J6:.J10])" office:value-type="float" office:value="2.2995514" calcext:value-type="float">
            <text:p>2.2995514</text:p>
          </table:table-cell>
          <table:table-cell table:style-name="ce15" table:formula="of:=AVERAGE([.K6:.K10])" office:value-type="float" office:value="0.0297842" calcext:value-type="float">
            <text:p>0.0297842</text:p>
          </table:table-cell>
          <table:table-cell table:number-columns-repeated="2"/>
          <table:table-cell table:style-name="ce33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MANUAL FINAL</text:p>
          </table:table-cell>
          <table:table-cell table:style-name="ce14" table:number-columns-repeated="5"/>
          <table:table-cell table:style-name="ce20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5"/>
          <table:table-cell table:style-name="ce14" table:number-columns-repeated="5"/>
          <table:table-cell table:style-name="ce27"/>
          <table:table-cell table:style-name="ce14"/>
          <table:table-cell table:style-name="ce28" table:number-columns-repeated="4"/>
          <table:table-cell table:style-name="ce30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float" office:value="1" calcext:value-type="float">
            <text:p>1</text:p>
          </table:table-cell>
          <table:table-cell/>
          <table:table-cell table:style-name="ce2" table:formula="of:=[.D4]" office:value-type="float" office:value="2" calcext:value-type="float">
            <text:p>2</text:p>
          </table:table-cell>
          <table:table-cell table:style-name="ce21"/>
          <table:table-cell table:style-name="ce2" table:formula="of:=[.F4]" office:value-type="float" office:value="4" calcext:value-type="float">
            <text:p>4</text:p>
          </table:table-cell>
          <table:table-cell table:style-name="ce3"/>
          <table:table-cell table:style-name="ce2" table:formula="of:=[.H4]" office:value-type="float" office:value="8" calcext:value-type="float">
            <text:p>8</text:p>
          </table:table-cell>
          <table:table-cell table:style-name="ce3"/>
          <table:table-cell table:style-name="ce2" table:formula="of:=[.J4]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1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10" table:formula="of:=[.B14]" office:value-type="float" office:value="1" calcext:value-type="float">
            <text:p>1</text:p>
          </table:table-cell>
          <table:table-cell table:formula="of:=[.$B$31]/[.B21]" office:value-type="float" office:value="1.0750930492592" calcext:value-type="float">
            <text:p>1.0750930493</text:p>
          </table:table-cell>
          <table:table-cell table:formula="of:=[.$B$31]/[.C21]" office:value-type="float" office:value="161.500131142047" calcext:value-type="float">
            <text:p>161.500131142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32.96124" calcext:value-type="float">
            <text:p>32.96124</text:p>
          </table:table-cell>
          <table:table-cell office:value-type="float" office:value="0.220545" calcext:value-type="float">
            <text:p>0.220545</text:p>
          </table:table-cell>
          <table:table-cell office:value-type="float" office:value="16.667878" calcext:value-type="float">
            <text:p>16.667878</text:p>
          </table:table-cell>
          <table:table-cell office:value-type="float" office:value="0.138063" calcext:value-type="float">
            <text:p>0.138063</text:p>
          </table:table-cell>
          <table:table-cell office:value-type="float" office:value="8.557833" calcext:value-type="float">
            <text:p>8.557833</text:p>
          </table:table-cell>
          <table:table-cell table:style-name="ce3" office:value-type="float" office:value="0.070293" calcext:value-type="float">
            <text:p>0.070293</text:p>
          </table:table-cell>
          <table:table-cell table:style-name="ce3" office:value-type="float" office:value="4.532371" calcext:value-type="float">
            <text:p>4.532371</text:p>
          </table:table-cell>
          <table:table-cell table:style-name="ce3" office:value-type="float" office:value="0.040438" calcext:value-type="float">
            <text:p>0.040438</text:p>
          </table:table-cell>
          <table:table-cell table:style-name="ce3" office:value-type="float" office:value="2.290217" calcext:value-type="float">
            <text:p>2.290217</text:p>
          </table:table-cell>
          <table:table-cell table:style-name="ce3" office:value-type="float" office:value="0.04118" calcext:value-type="float">
            <text:p>0.04118</text:p>
          </table:table-cell>
          <table:table-cell table:style-name="ce10" table:formula="of:=[.D14]" office:value-type="float" office:value="2" calcext:value-type="float">
            <text:p>2</text:p>
          </table:table-cell>
          <table:table-cell table:formula="of:=[.$B$31]/[.D21]" office:value-type="float" office:value="2.13318695843568" calcext:value-type="float">
            <text:p>2.1331869584</text:p>
          </table:table-cell>
          <table:table-cell table:formula="of:=[.$B$31]/[.E21]" office:value-type="float" office:value="260.826411431177" calcext:value-type="float">
            <text:p>260.8264114312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32.996926" calcext:value-type="float">
            <text:p>32.996926</text:p>
          </table:table-cell>
          <table:table-cell office:value-type="float" office:value="0.218926" calcext:value-type="float">
            <text:p>0.218926</text:p>
          </table:table-cell>
          <table:table-cell office:value-type="float" office:value="16.582088" calcext:value-type="float">
            <text:p>16.582088</text:p>
          </table:table-cell>
          <table:table-cell office:value-type="float" office:value="0.136435" calcext:value-type="float">
            <text:p>0.136435</text:p>
          </table:table-cell>
          <table:table-cell office:value-type="float" office:value="8.565272" calcext:value-type="float">
            <text:p>8.565272</text:p>
          </table:table-cell>
          <table:table-cell table:style-name="ce3" office:value-type="float" office:value="0.06409" calcext:value-type="float">
            <text:p>0.06409</text:p>
          </table:table-cell>
          <table:table-cell table:style-name="ce3" office:value-type="float" office:value="4.546233" calcext:value-type="float">
            <text:p>4.546233</text:p>
          </table:table-cell>
          <table:table-cell table:style-name="ce3" office:value-type="float" office:value="0.050192" calcext:value-type="float">
            <text:p>0.050192</text:p>
          </table:table-cell>
          <table:table-cell table:style-name="ce3" office:value-type="float" office:value="2.287012" calcext:value-type="float">
            <text:p>2.287012</text:p>
          </table:table-cell>
          <table:table-cell table:style-name="ce3" office:value-type="float" office:value="0.03226" calcext:value-type="float">
            <text:p>0.03226</text:p>
          </table:table-cell>
          <table:table-cell table:style-name="ce10" table:formula="of:=[.F14]" office:value-type="float" office:value="4" calcext:value-type="float">
            <text:p>4</text:p>
          </table:table-cell>
          <table:table-cell table:formula="of:=[.$B$31]/[.F21]" office:value-type="float" office:value="4.14190363970586" calcext:value-type="float">
            <text:p>4.1419036397</text:p>
          </table:table-cell>
          <table:table-cell table:formula="of:=[.$B$31]/[.G21]" office:value-type="float" office:value="483.925700641288" calcext:value-type="float">
            <text:p>483.9257006413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33.030031" calcext:value-type="float">
            <text:p>33.030031</text:p>
          </table:table-cell>
          <table:table-cell office:value-type="float" office:value="0.219113" calcext:value-type="float">
            <text:p>0.219113</text:p>
          </table:table-cell>
          <table:table-cell office:value-type="float" office:value="16.623657" calcext:value-type="float">
            <text:p>16.623657</text:p>
          </table:table-cell>
          <table:table-cell office:value-type="float" office:value="0.13691" calcext:value-type="float">
            <text:p>0.13691</text:p>
          </table:table-cell>
          <table:table-cell office:value-type="float" office:value="8.576722" calcext:value-type="float">
            <text:p>8.576722</text:p>
          </table:table-cell>
          <table:table-cell table:style-name="ce3" office:value-type="float" office:value="0.077174" calcext:value-type="float">
            <text:p>0.077174</text:p>
          </table:table-cell>
          <table:table-cell table:style-name="ce3" office:value-type="float" office:value="4.559646" calcext:value-type="float">
            <text:p>4.559646</text:p>
          </table:table-cell>
          <table:table-cell table:style-name="ce3" office:value-type="float" office:value="0.044534" calcext:value-type="float">
            <text:p>0.044534</text:p>
          </table:table-cell>
          <table:table-cell table:style-name="ce3" office:value-type="float" office:value="2.281877" calcext:value-type="float">
            <text:p>2.281877</text:p>
          </table:table-cell>
          <table:table-cell table:style-name="ce3" office:value-type="float" office:value="0.036803" calcext:value-type="float">
            <text:p>0.036803</text:p>
          </table:table-cell>
          <table:table-cell table:style-name="ce10" table:formula="of:=[.H14]" office:value-type="float" office:value="8" calcext:value-type="float">
            <text:p>8</text:p>
          </table:table-cell>
          <table:table-cell table:formula="of:=[.$B$31]/[.H21]" office:value-type="float" office:value="7.80214060790452" calcext:value-type="float">
            <text:p>7.8021406079</text:p>
          </table:table-cell>
          <table:table-cell table:formula="of:=[.$B$31]/[.I21]" office:value-type="float" office:value="783.951676790183" calcext:value-type="float">
            <text:p>783.9516767902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32.975024" calcext:value-type="float">
            <text:p>32.975024</text:p>
          </table:table-cell>
          <table:table-cell office:value-type="float" office:value="0.219585" calcext:value-type="float">
            <text:p>0.219585</text:p>
          </table:table-cell>
          <table:table-cell office:value-type="float" office:value="16.617734" calcext:value-type="float">
            <text:p>16.617734</text:p>
          </table:table-cell>
          <table:table-cell office:value-type="float" office:value="0.131253" calcext:value-type="float">
            <text:p>0.131253</text:p>
          </table:table-cell>
          <table:table-cell table:style-name="ce21" office:value-type="float" office:value="8.556398" calcext:value-type="float">
            <text:p>8.556398</text:p>
          </table:table-cell>
          <table:table-cell table:style-name="ce21" office:value-type="float" office:value="0.061516" calcext:value-type="float">
            <text:p>0.061516</text:p>
          </table:table-cell>
          <table:table-cell table:style-name="ce21" office:value-type="float" office:value="4.546008" calcext:value-type="float">
            <text:p>4.546008</text:p>
          </table:table-cell>
          <table:table-cell table:style-name="ce21" office:value-type="float" office:value="0.039653" calcext:value-type="float">
            <text:p>0.039653</text:p>
          </table:table-cell>
          <table:table-cell table:style-name="ce21" office:value-type="float" office:value="2.284982" calcext:value-type="float">
            <text:p>2.284982</text:p>
          </table:table-cell>
          <table:table-cell table:style-name="ce21" office:value-type="float" office:value="0.030452" calcext:value-type="float">
            <text:p>0.030452</text:p>
          </table:table-cell>
          <table:table-cell table:style-name="ce10" table:formula="of:=[.J14]" office:value-type="float" office:value="16" calcext:value-type="float">
            <text:p>16</text:p>
          </table:table-cell>
          <table:table-cell table:formula="of:=[.$B$31]/[.J21]" office:value-type="float" office:value="15.531971229852" calcext:value-type="float">
            <text:p>15.5319712299</text:p>
          </table:table-cell>
          <table:table-cell table:formula="of:=[.$B$31]/[.K21]" office:value-type="float" office:value="982.180053391821" calcext:value-type="float">
            <text:p>982.1800533918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32.984895" calcext:value-type="float">
            <text:p>32.984895</text:p>
          </table:table-cell>
          <table:table-cell office:value-type="float" office:value="0.219877" calcext:value-type="float">
            <text:p>0.219877</text:p>
          </table:table-cell>
          <table:table-cell office:value-type="float" office:value="16.639928" calcext:value-type="float">
            <text:p>16.639928</text:p>
          </table:table-cell>
          <table:table-cell table:style-name="ce21" office:value-type="float" office:value="0.137234" calcext:value-type="float">
            <text:p>0.137234</text:p>
          </table:table-cell>
          <table:table-cell table:style-name="ce21" office:value-type="float" office:value="8.558526" calcext:value-type="float">
            <text:p>8.558526</text:p>
          </table:table-cell>
          <table:table-cell table:style-name="ce21" office:value-type="float" office:value="0.093377" calcext:value-type="float">
            <text:p>0.093377</text:p>
          </table:table-cell>
          <table:table-cell table:style-name="ce21" office:value-type="float" office:value="4.544706" calcext:value-type="float">
            <text:p>4.544706</text:p>
          </table:table-cell>
          <table:table-cell table:style-name="ce21" office:value-type="float" office:value="0.051389" calcext:value-type="float">
            <text:p>0.051389</text:p>
          </table:table-cell>
          <table:table-cell table:style-name="ce21" office:value-type="float" office:value="2.273302" calcext:value-type="float">
            <text:p>2.273302</text:p>
          </table:table-cell>
          <table:table-cell table:style-name="ce21" office:value-type="float" office:value="0.039857" calcext:value-type="float">
            <text:p>0.039857</text:p>
          </table:table-cell>
          <table:table-cell table:number-columns-repeated="13"/>
        </table:table-row>
        <table:table-row table:style-name="ro1">
          <table:table-cell/>
          <table:table-cell table:style-name="ce8" table:formula="of:=AVERAGE([.B16:.B20])" office:value-type="float" office:value="32.9896232" calcext:value-type="float">
            <text:p>32.9896232</text:p>
          </table:table-cell>
          <table:table-cell table:style-name="ce15" table:formula="of:=AVERAGE([.C16:.C20])" office:value-type="float" office:value="0.2196092" calcext:value-type="float">
            <text:p>0.2196092</text:p>
          </table:table-cell>
          <table:table-cell table:style-name="ce15" table:formula="of:=AVERAGE([.D16:.D20])" office:value-type="float" office:value="16.626257" calcext:value-type="float">
            <text:p>16.626257</text:p>
          </table:table-cell>
          <table:table-cell table:style-name="ce15" table:formula="of:=AVERAGE([.E16:.E20])" office:value-type="float" office:value="0.135979" calcext:value-type="float">
            <text:p>0.135979</text:p>
          </table:table-cell>
          <table:table-cell table:style-name="ce15" table:formula="of:=AVERAGE([.F16:.F20])" office:value-type="float" office:value="8.5629502" calcext:value-type="float">
            <text:p>8.5629502</text:p>
          </table:table-cell>
          <table:table-cell table:style-name="ce15" table:formula="of:=AVERAGE([.G16:.G20])" office:value-type="float" office:value="0.07329" calcext:value-type="float">
            <text:p>0.07329</text:p>
          </table:table-cell>
          <table:table-cell table:style-name="ce15" table:formula="of:=AVERAGE([.H16:.H20])" office:value-type="float" office:value="4.5457928" calcext:value-type="float">
            <text:p>4.5457928</text:p>
          </table:table-cell>
          <table:table-cell table:style-name="ce15" table:formula="of:=AVERAGE([.I16:.I20])" office:value-type="float" office:value="0.0452412" calcext:value-type="float">
            <text:p>0.0452412</text:p>
          </table:table-cell>
          <table:table-cell table:style-name="ce15" table:formula="of:=AVERAGE([.J16:.J20])" office:value-type="float" office:value="2.283478" calcext:value-type="float">
            <text:p>2.283478</text:p>
          </table:table-cell>
          <table:table-cell table:style-name="ce15" table:formula="of:=AVERAGE([.K16:.K20])" office:value-type="float" office:value="0.0361104" calcext:value-type="float">
            <text:p>0.0361104</text:p>
          </table:table-cell>
          <table:table-cell table:style-name="ce29" table:number-columns-repeated="2"/>
          <table:table-cell table:style-name="ce33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THREADS</text:p>
          </table:table-cell>
          <table:table-cell table:style-name="ce16" office:value-type="string" calcext:value-type="string">
            <text:p>OMP_F</text:p>
          </table:table-cell>
          <table:table-cell table:style-name="ce16" office:value-type="string" calcext:value-type="string">
            <text:p>OMP_MF</text:p>
          </table:table-cell>
          <table:table-cell table:style-name="ce16" office:value-type="string" calcext:value-type="string">
            <text:p>OMP_MEMO_F</text:p>
          </table:table-cell>
          <table:table-cell table:style-name="ce24" office:value-type="string" calcext:value-type="string">
            <text:p>OMP_MEMO_MF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B4]" office:value-type="float" office:value="1" calcext:value-type="float">
            <text:p>1</text:p>
          </table:table-cell>
          <table:table-cell table:formula="of:=[.M5]" office:value-type="float" office:value="1.06802368767632" calcext:value-type="float">
            <text:p>1.0680236877</text:p>
          </table:table-cell>
          <table:table-cell table:style-name="Default" table:formula="of:=[.M15]" office:value-type="float" office:value="1.0750930492592" calcext:value-type="float">
            <text:p>1.0750930493</text:p>
          </table:table-cell>
          <table:table-cell table:style-name="Default" table:formula="of:=[.N5]" office:value-type="float" office:value="166.432729893768" calcext:value-type="float">
            <text:p>166.4327298938</text:p>
          </table:table-cell>
          <table:table-cell table:style-name="ce25" table:formula="of:=[.N15]" office:value-type="float" office:value="161.500131142047" calcext:value-type="float">
            <text:p>161.500131142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D4]" office:value-type="float" office:value="2" calcext:value-type="float">
            <text:p>2</text:p>
          </table:table-cell>
          <table:table-cell table:formula="of:=[.M6]" office:value-type="float" office:value="2.11653970043542" calcext:value-type="float">
            <text:p>2.1165397004</text:p>
          </table:table-cell>
          <table:table-cell table:style-name="Default" table:formula="of:=[.M16]" office:value-type="float" office:value="2.13318695843568" calcext:value-type="float">
            <text:p>2.1331869584</text:p>
          </table:table-cell>
          <table:table-cell table:style-name="Default" table:formula="of:=[.N6]" office:value-type="float" office:value="319.492394392587" calcext:value-type="float">
            <text:p>319.4923943926</text:p>
          </table:table-cell>
          <table:table-cell table:style-name="ce25" table:formula="of:=[.N16]" office:value-type="float" office:value="260.826411431177" calcext:value-type="float">
            <text:p>260.8264114312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table:style-name="ce1"/>
          <table:table-cell table:style-name="ce10" table:formula="of:=[.F4]" office:value-type="float" office:value="4" calcext:value-type="float">
            <text:p>4</text:p>
          </table:table-cell>
          <table:table-cell table:formula="of:=[.M7]" office:value-type="float" office:value="4.12561250667897" calcext:value-type="float">
            <text:p>4.1256125067</text:p>
          </table:table-cell>
          <table:table-cell table:style-name="Default" table:formula="of:=[.M17]" office:value-type="float" office:value="4.14190363970586" calcext:value-type="float">
            <text:p>4.1419036397</text:p>
          </table:table-cell>
          <table:table-cell table:style-name="Default" table:formula="of:=[.N7]" office:value-type="float" office:value="527.111596274972" calcext:value-type="float">
            <text:p>527.111596275</text:p>
          </table:table-cell>
          <table:table-cell table:style-name="ce25" table:formula="of:=[.N17]" office:value-type="float" office:value="483.925700641288" calcext:value-type="float">
            <text:p>483.9257006413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H4]" office:value-type="float" office:value="8" calcext:value-type="float">
            <text:p>8</text:p>
          </table:table-cell>
          <table:table-cell table:formula="of:=[.M8]" office:value-type="float" office:value="7.73800619242707" calcext:value-type="float">
            <text:p>7.7380061924</text:p>
          </table:table-cell>
          <table:table-cell table:style-name="Default" table:formula="of:=[.M18]" office:value-type="float" office:value="7.80214060790452" calcext:value-type="float">
            <text:p>7.8021406079</text:p>
          </table:table-cell>
          <table:table-cell table:style-name="Default" table:formula="of:=[.N8]" office:value-type="float" office:value="946.576989799459" calcext:value-type="float">
            <text:p>946.5769897995</text:p>
          </table:table-cell>
          <table:table-cell table:style-name="ce25" table:formula="of:=[.N18]" office:value-type="float" office:value="783.951676790183" calcext:value-type="float">
            <text:p>783.9516767902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1" table:formula="of:=[.J4]" office:value-type="float" office:value="16" calcext:value-type="float">
            <text:p>16</text:p>
          </table:table-cell>
          <table:table-cell table:style-name="ce17" table:formula="of:=[.M9]" office:value-type="float" office:value="15.4234058869047" calcext:value-type="float">
            <text:p>15.4234058869</text:p>
          </table:table-cell>
          <table:table-cell table:style-name="ce17" table:formula="of:=[.M19]" office:value-type="float" office:value="15.531971229852" calcext:value-type="float">
            <text:p>15.5319712299</text:p>
          </table:table-cell>
          <table:table-cell table:style-name="ce17" table:formula="of:=[.N9]" office:value-type="float" office:value="1190.79628124979" calcext:value-type="float">
            <text:p>1190.7962812498</text:p>
          </table:table-cell>
          <table:table-cell table:style-name="ce26" table:formula="of:=[.N19]" office:value-type="float" office:value="982.180053391821" calcext:value-type="float">
            <text:p>982.1800533918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Serial time</text:p>
          </table:table-cell>
          <table:table-cell table:style-name="ce18" office:value-type="string" calcext:value-type="string">
            <text:p>Problem size</text:p>
          </table:table-cell>
          <table:table-cell table:style-name="ce18" office:value-type="string" calcext:value-type="string">
            <text:p>Final omp</text:p>
          </table:table-cell>
          <table:table-cell table:style-name="ce22" office:value-type="string" calcext:value-type="string">
            <text:p>Final omp memo</text:p>
          </table:table-cell>
          <table:table-cell table:style-name="Default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3" office:value-type="float" office:value="35.4669146" calcext:value-type="float">
            <text:p>35.4669146</text:p>
          </table:table-cell>
          <table:table-cell table:style-name="ce34" office:value-type="string" calcext:value-type="string">
            <text:p>(15, 11)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Default"/>
          <table:table-cell table:number-columns-repeated="7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 style:data-style-name="N2" text:time-value="09:49:52.851552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2:47:31.206793457</meta:creation-date>
    <dc:date>2014-11-07T09:53:17.947667979</dc:date>
    <meta:editing-duration>PT17H28M58S</meta:editing-duration>
    <meta:editing-cycles>9</meta:editing-cycles>
    <meta:generator>LibreOffice/4.2.7.2$Linux_X86_64 LibreOffice_project/420m0$Build-2</meta:generator>
    <meta:document-statistic meta:table-count="12" meta:cell-count="2719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4.269cm" svg:y="0.265cm" chart:style-name="ch2">
          <text:p>STRONG SCALING</text:p>
        </chart:title>
        <chart:legend chart:legend-position="end" svg:x="8.55cm" svg:y="2.195cm" style:legend-expansion="high" chart:style-name="ch3"/>
        <chart:plot-area chart:style-name="ch4" table:cell-range-address="Binary_search_tree.B23:Binary_search_tree.F28" chart:data-source-has-labels="both" svg:x="1.263cm" svg:y="1.199cm" svg:width="7.035cm" svg:height="4.174cm">
          <chartooo:coordinate-region svg:x="2.255cm" svg:y="1.398cm" svg:width="5.856cm" svg:height="3.328cm"/>
          <chart:axis chart:dimension="x" chart:name="primary-x" chart:style-name="ch5" chartooo:axis-type="auto">
            <chartooo:date-scale/>
            <chart:title svg:x="4.127cm" svg:y="5.502cm" chart:style-name="ch6">
              <text:p>Threads</text:p>
            </chart:title>
            <chart:categories table:cell-range-address="Binary_search_tree.B24:Binary_search_tree.B28"/>
          </chart:axis>
          <chart:axis chart:dimension="y" chart:name="primary-y" chart:style-name="ch5">
            <chart:title svg:x="0.451cm" svg:y="4.005cm" chart:style-name="ch7">
              <text:p>Speedup</text:p>
            </chart:title>
            <chart:grid chart:style-name="ch8" chart:class="major"/>
          </chart:axis>
          <chart:series chart:style-name="ch9" chart:values-cell-range-address="Binary_search_tree.C24:Binary_search_tree.C28" chart:label-cell-address="Binary_search_tree.C23:Binary_search_tree.C23" chart:class="chart:line">
            <chart:data-point chart:repeated="5"/>
          </chart:series>
          <chart:series chart:style-name="ch10" chart:values-cell-range-address="Binary_search_tree.D24:Binary_search_tree.D28" chart:label-cell-address="Binary_search_tree.D23:Binary_search_tree.D23" chart:class="chart:line">
            <chart:data-point chart:repeated="5"/>
          </chart:series>
          <chart:series chart:style-name="ch11" chart:values-cell-range-address="Binary_search_tree.E24:Binary_search_tree.E28" chart:label-cell-address="Binary_search_tree.E23:Binary_search_tree.E23" chart:class="chart:line">
            <chart:data-point chart:repeated="5"/>
          </chart:series>
          <chart:series chart:style-name="ch12" chart:values-cell-range-address="Binary_search_tree.F24:Binary_search_tree.F28" chart:label-cell-address="Binary_search_tree.F23:Binary_search_tree.F2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Binary_search_tree.C23:Binary_search_tree.C23</svg:desc>
                </draw:g>
              </table:table-cell>
              <table:table-cell office:value-type="string">
                <text:p>OMP_MF</text:p>
                <draw:g>
                  <svg:desc>Binary_search_tree.D23:Binary_search_tree.D23</svg:desc>
                </draw:g>
              </table:table-cell>
              <table:table-cell office:value-type="string">
                <text:p>OMP_MEMO_F</text:p>
                <draw:g>
                  <svg:desc>Binary_search_tree.E23:Binary_search_tree.E23</svg:desc>
                </draw:g>
              </table:table-cell>
              <table:table-cell office:value-type="string">
                <text:p>OMP_MEMO_MF</text:p>
                <draw:g>
                  <svg:desc>Binary_search_tree.F23:Binary_search_tree.F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Binary_search_tree.B24:Binary_search_tree.B28</svg:desc>
                </draw:g>
              </table:table-cell>
              <table:table-cell office:value-type="float" office:value="0.565711747387867">
                <text:p>0.565711747387867</text:p>
                <draw:g>
                  <svg:desc>Binary_search_tree.C24:Binary_search_tree.C28</svg:desc>
                </draw:g>
              </table:table-cell>
              <table:table-cell office:value-type="float" office:value="1.10411863693817">
                <text:p>1.10411863693817</text:p>
                <draw:g>
                  <svg:desc>Binary_search_tree.D24:Binary_search_tree.D28</svg:desc>
                </draw:g>
              </table:table-cell>
              <table:table-cell office:value-type="float" office:value="1112.39541486735">
                <text:p>1112.39541486735</text:p>
                <draw:g>
                  <svg:desc>Binary_search_tree.E24:Binary_search_tree.E28</svg:desc>
                </draw:g>
              </table:table-cell>
              <table:table-cell office:value-type="float" office:value="1345.76172673824">
                <text:p>1345.76172673824</text:p>
                <draw:g>
                  <svg:desc>Binary_search_tree.F24:Binary_search_tree.F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10790207114191">
                <text:p>1.10790207114191</text:p>
              </table:table-cell>
              <table:table-cell office:value-type="float" office:value="2.19094769985772">
                <text:p>2.19094769985772</text:p>
              </table:table-cell>
              <table:table-cell office:value-type="float" office:value="943.342904818967">
                <text:p>943.342904818967</text:p>
              </table:table-cell>
              <table:table-cell office:value-type="float" office:value="1079.92202564103">
                <text:p>1079.922025641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16478567414922">
                <text:p>2.16478567414922</text:p>
              </table:table-cell>
              <table:table-cell office:value-type="float" office:value="4.26229531257369">
                <text:p>4.26229531257369</text:p>
              </table:table-cell>
              <table:table-cell office:value-type="float" office:value="987.918910677426">
                <text:p>987.918910677426</text:p>
              </table:table-cell>
              <table:table-cell office:value-type="float" office:value="1136.19269730364">
                <text:p>1136.192697303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02805091596358">
                <text:p>4.02805091596358</text:p>
              </table:table-cell>
              <table:table-cell office:value-type="float" office:value="7.98891467537949">
                <text:p>7.98891467537949</text:p>
              </table:table-cell>
              <table:table-cell office:value-type="float" office:value="1064.66187214035">
                <text:p>1064.66187214035</text:p>
              </table:table-cell>
              <table:table-cell office:value-type="float" office:value="1401.27124974007">
                <text:p>1401.2712497400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01820809142636">
                <text:p>8.01820809142636</text:p>
              </table:table-cell>
              <table:table-cell office:value-type="float" office:value="15.8324462651318">
                <text:p>15.8324462651318</text:p>
              </table:table-cell>
              <table:table-cell office:value-type="float" office:value="895.46249235921">
                <text:p>895.46249235921</text:p>
              </table:table-cell>
              <table:table-cell office:value-type="float" office:value="1000.1949476059">
                <text:p>1000.19494760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4.269cm" svg:y="0.265cm" chart:style-name="ch2">
          <text:p>STRONG SCALING</text:p>
        </chart:title>
        <chart:legend chart:legend-position="end" svg:x="8.55cm" svg:y="2.195cm" style:legend-expansion="high" chart:style-name="ch3"/>
        <chart:plot-area chart:style-name="ch4" table:cell-range-address="Matrix_chain_multiplication.B24:Matrix_chain_multiplication.F28 Matrix_chain_multiplication.C23:Matrix_chain_multiplication.F23" chart:data-source-has-labels="both" svg:x="1.263cm" svg:y="1.199cm" svg:width="7.035cm" svg:height="4.174cm">
          <chartooo:coordinate-region svg:x="2.07cm" svg:y="1.399cm" svg:width="6.041cm" svg:height="3.327cm"/>
          <chart:axis chart:dimension="x" chart:name="primary-x" chart:style-name="ch5" chartooo:axis-type="auto">
            <chartooo:date-scale/>
            <chart:title svg:x="4.127cm" svg:y="5.502cm" chart:style-name="ch6">
              <text:p>Threads</text:p>
            </chart:title>
            <chart:categories table:cell-range-address="Matrix_chain_multiplication.B24:Matrix_chain_multiplication.B28"/>
          </chart:axis>
          <chart:axis chart:dimension="y" chart:name="primary-y" chart:style-name="ch5">
            <chart:title svg:x="0.451cm" svg:y="4.005cm" chart:style-name="ch7">
              <text:p>Speedup</text:p>
            </chart:title>
            <chart:grid chart:style-name="ch8" chart:class="major"/>
          </chart:axis>
          <chart:series chart:style-name="ch9" chart:values-cell-range-address="Matrix_chain_multiplication.C24:Matrix_chain_multiplication.C28" chart:label-cell-address="Matrix_chain_multiplication.C23:Matrix_chain_multiplication.C23" chart:class="chart:line">
            <chart:data-point chart:repeated="5"/>
          </chart:series>
          <chart:series chart:style-name="ch10" chart:values-cell-range-address="Matrix_chain_multiplication.D24:Matrix_chain_multiplication.D28" chart:label-cell-address="Matrix_chain_multiplication.D23:Matrix_chain_multiplication.D23" chart:class="chart:line">
            <chart:data-point chart:repeated="5"/>
          </chart:series>
          <chart:series chart:style-name="ch11" chart:values-cell-range-address="Matrix_chain_multiplication.E24:Matrix_chain_multiplication.E28" chart:label-cell-address="Matrix_chain_multiplication.E23:Matrix_chain_multiplication.E23" chart:class="chart:line">
            <chart:data-point chart:repeated="5"/>
          </chart:series>
          <chart:series chart:style-name="ch12" chart:values-cell-range-address="Matrix_chain_multiplication.F24:Matrix_chain_multiplication.F28" chart:label-cell-address="Matrix_chain_multiplication.F23:Matrix_chain_multiplication.F2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Matrix_chain_multiplication.C23:Matrix_chain_multiplication.C23</svg:desc>
                </draw:g>
              </table:table-cell>
              <table:table-cell office:value-type="string">
                <text:p>OMP_MF</text:p>
                <draw:g>
                  <svg:desc>Matrix_chain_multiplication.D23:Matrix_chain_multiplication.D23</svg:desc>
                </draw:g>
              </table:table-cell>
              <table:table-cell office:value-type="string">
                <text:p>OMP_MEMO_F</text:p>
                <draw:g>
                  <svg:desc>Matrix_chain_multiplication.E23:Matrix_chain_multiplication.E23</svg:desc>
                </draw:g>
              </table:table-cell>
              <table:table-cell office:value-type="string">
                <text:p>OMP_MEMO_MF</text:p>
                <draw:g>
                  <svg:desc>Matrix_chain_multiplication.F23:Matrix_chain_multiplication.F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Matrix_chain_multiplication.B24:Matrix_chain_multiplication.B28</svg:desc>
                </draw:g>
              </table:table-cell>
              <table:table-cell office:value-type="float" office:value="0.440831975601899">
                <text:p>0.440831975601899</text:p>
                <draw:g>
                  <svg:desc>Matrix_chain_multiplication.C24:Matrix_chain_multiplication.C28</svg:desc>
                </draw:g>
              </table:table-cell>
              <table:table-cell office:value-type="float" office:value="1.08529256591129">
                <text:p>1.08529256591129</text:p>
                <draw:g>
                  <svg:desc>Matrix_chain_multiplication.D24:Matrix_chain_multiplication.D28</svg:desc>
                </draw:g>
              </table:table-cell>
              <table:table-cell office:value-type="float" office:value="44.2287460031372">
                <text:p>44.2287460031372</text:p>
                <draw:g>
                  <svg:desc>Matrix_chain_multiplication.E24:Matrix_chain_multiplication.E28</svg:desc>
                </draw:g>
              </table:table-cell>
              <table:table-cell office:value-type="float" office:value="70.1637469930336">
                <text:p>70.1637469930336</text:p>
                <draw:g>
                  <svg:desc>Matrix_chain_multiplication.F24:Matrix_chain_multiplication.F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74626862631838">
                <text:p>0.874626862631838</text:p>
              </table:table-cell>
              <table:table-cell office:value-type="float" office:value="2.1483756827252">
                <text:p>2.1483756827252</text:p>
              </table:table-cell>
              <table:table-cell office:value-type="float" office:value="58.84222535459">
                <text:p>58.84222535459</text:p>
              </table:table-cell>
              <table:table-cell office:value-type="float" office:value="94.5793640876332">
                <text:p>94.57936408763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9438360453409">
                <text:p>1.69438360453409</text:p>
              </table:table-cell>
              <table:table-cell office:value-type="float" office:value="4.17056837747167">
                <text:p>4.17056837747167</text:p>
              </table:table-cell>
              <table:table-cell office:value-type="float" office:value="79.9769028531653">
                <text:p>79.9769028531653</text:p>
              </table:table-cell>
              <table:table-cell office:value-type="float" office:value="125.989972992206">
                <text:p>125.9899729922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19692919466451">
                <text:p>3.19692919466451</text:p>
              </table:table-cell>
              <table:table-cell office:value-type="float" office:value="7.87030747421446">
                <text:p>7.87030747421446</text:p>
              </table:table-cell>
              <table:table-cell office:value-type="float" office:value="99.8919156566977">
                <text:p>99.8919156566977</text:p>
              </table:table-cell>
              <table:table-cell office:value-type="float" office:value="179.382829904726">
                <text:p>179.38282990472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37173420651085">
                <text:p>6.37173420651085</text:p>
              </table:table-cell>
              <table:table-cell office:value-type="float" office:value="15.6604715105192">
                <text:p>15.6604715105192</text:p>
              </table:table-cell>
              <table:table-cell office:value-type="float" office:value="100.077900763422">
                <text:p>100.077900763422</text:p>
              </table:table-cell>
              <table:table-cell office:value-type="float" office:value="239.552762029854">
                <text:p>239.55276202985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4.269cm" svg:y="0.265cm" chart:style-name="ch2">
          <text:p>STRONG SCALING</text:p>
        </chart:title>
        <chart:legend chart:legend-position="end" svg:x="8.55cm" svg:y="2.195cm" style:legend-expansion="high" chart:style-name="ch3"/>
        <chart:plot-area chart:style-name="ch4" table:cell-range-address="Max_product_cutting.B24:Max_product_cutting.F28 Max_product_cutting.C23:Max_product_cutting.F23" chart:data-source-has-labels="both" svg:x="1.263cm" svg:y="1.199cm" svg:width="7.035cm" svg:height="4.174cm">
          <chartooo:coordinate-region svg:x="2.07cm" svg:y="1.398cm" svg:width="6.041cm" svg:height="3.328cm"/>
          <chart:axis chart:dimension="x" chart:name="primary-x" chart:style-name="ch5" chartooo:axis-type="auto">
            <chartooo:date-scale/>
            <chart:title svg:x="4.127cm" svg:y="5.502cm" chart:style-name="ch6">
              <text:p>Threads</text:p>
            </chart:title>
            <chart:categories table:cell-range-address="Max_product_cutting.B24:Max_product_cutting.B28"/>
          </chart:axis>
          <chart:axis chart:dimension="y" chart:name="primary-y" chart:style-name="ch5">
            <chart:title svg:x="0.451cm" svg:y="4.005cm" chart:style-name="ch7">
              <text:p>Speedup</text:p>
            </chart:title>
            <chart:grid chart:style-name="ch8" chart:class="major"/>
          </chart:axis>
          <chart:series chart:style-name="ch9" chart:values-cell-range-address="Max_product_cutting.C24:Max_product_cutting.C28" chart:label-cell-address="Max_product_cutting.C23:Max_product_cutting.C23" chart:class="chart:line">
            <chart:data-point chart:repeated="5"/>
          </chart:series>
          <chart:series chart:style-name="ch10" chart:values-cell-range-address="Max_product_cutting.D24:Max_product_cutting.D28" chart:label-cell-address="Max_product_cutting.D23:Max_product_cutting.D23" chart:class="chart:line">
            <chart:data-point chart:repeated="5"/>
          </chart:series>
          <chart:series chart:style-name="ch11" chart:values-cell-range-address="Max_product_cutting.E24:Max_product_cutting.E28" chart:label-cell-address="Max_product_cutting.E23:Max_product_cutting.E23" chart:class="chart:line">
            <chart:data-point chart:repeated="5"/>
          </chart:series>
          <chart:series chart:style-name="ch12" chart:values-cell-range-address="Max_product_cutting.F24:Max_product_cutting.F28" chart:label-cell-address="Max_product_cutting.F23:Max_product_cutting.F2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Max_product_cutting.C23:Max_product_cutting.C23</svg:desc>
                </draw:g>
              </table:table-cell>
              <table:table-cell office:value-type="string">
                <text:p>OMP_MF</text:p>
                <draw:g>
                  <svg:desc>Max_product_cutting.D23:Max_product_cutting.D23</svg:desc>
                </draw:g>
              </table:table-cell>
              <table:table-cell office:value-type="string">
                <text:p>OMP_MEMO_F</text:p>
                <draw:g>
                  <svg:desc>Max_product_cutting.E23:Max_product_cutting.E23</svg:desc>
                </draw:g>
              </table:table-cell>
              <table:table-cell office:value-type="string">
                <text:p>OMP_MEMO_MF</text:p>
                <draw:g>
                  <svg:desc>Max_product_cutting.F23:Max_product_cutting.F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Max_product_cutting.B24:Max_product_cutting.B28</svg:desc>
                </draw:g>
              </table:table-cell>
              <table:table-cell office:value-type="float" office:value="0.629461520697978">
                <text:p>0.629461520697978</text:p>
                <draw:g>
                  <svg:desc>Max_product_cutting.C24:Max_product_cutting.C28</svg:desc>
                </draw:g>
              </table:table-cell>
              <table:table-cell office:value-type="float" office:value="1.05077528347104">
                <text:p>1.05077528347104</text:p>
                <draw:g>
                  <svg:desc>Max_product_cutting.D24:Max_product_cutting.D28</svg:desc>
                </draw:g>
              </table:table-cell>
              <table:table-cell office:value-type="float" office:value="385.803639257264">
                <text:p>385.803639257264</text:p>
                <draw:g>
                  <svg:desc>Max_product_cutting.E24:Max_product_cutting.E28</svg:desc>
                </draw:g>
              </table:table-cell>
              <table:table-cell office:value-type="float" office:value="475.04705948697">
                <text:p>475.04705948697</text:p>
                <draw:g>
                  <svg:desc>Max_product_cutting.F24:Max_product_cutting.F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24436575732662">
                <text:p>1.24436575732662</text:p>
              </table:table-cell>
              <table:table-cell office:value-type="float" office:value="2.08555408697538">
                <text:p>2.08555408697538</text:p>
              </table:table-cell>
              <table:table-cell office:value-type="float" office:value="398.966352998985">
                <text:p>398.966352998985</text:p>
              </table:table-cell>
              <table:table-cell office:value-type="float" office:value="518.416869879611">
                <text:p>518.4168698796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41250305583024">
                <text:p>2.41250305583024</text:p>
              </table:table-cell>
              <table:table-cell office:value-type="float" office:value="4.04900087914524">
                <text:p>4.04900087914524</text:p>
              </table:table-cell>
              <table:table-cell office:value-type="float" office:value="555.804726578447">
                <text:p>555.804726578447</text:p>
              </table:table-cell>
              <table:table-cell office:value-type="float" office:value="671.776402159123">
                <text:p>671.77640215912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51594592278204">
                <text:p>4.51594592278204</text:p>
              </table:table-cell>
              <table:table-cell office:value-type="float" office:value="7.57089056677538">
                <text:p>7.57089056677538</text:p>
              </table:table-cell>
              <table:table-cell office:value-type="float" office:value="526.883813112755">
                <text:p>526.883813112755</text:p>
              </table:table-cell>
              <table:table-cell office:value-type="float" office:value="637.221603937272">
                <text:p>637.22160393727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87733387552414">
                <text:p>8.87733387552414</text:p>
              </table:table-cell>
              <table:table-cell office:value-type="float" office:value="14.9103109353216">
                <text:p>14.9103109353216</text:p>
              </table:table-cell>
              <table:table-cell office:value-type="float" office:value="420.063335244839">
                <text:p>420.063335244839</text:p>
              </table:table-cell>
              <table:table-cell office:value-type="float" office:value="514.970396973981">
                <text:p>514.97039697398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4.269cm" svg:y="0.265cm" chart:style-name="ch2">
          <text:p>STRONG SCALING</text:p>
        </chart:title>
        <chart:legend chart:legend-position="end" svg:x="8.55cm" svg:y="2.195cm" style:legend-expansion="high" chart:style-name="ch3"/>
        <chart:plot-area chart:style-name="ch4" table:cell-range-address="Min_cost_path.B24:Min_cost_path.F28 Min_cost_path.C23:Min_cost_path.F23" chart:data-source-has-labels="both" svg:x="1.263cm" svg:y="1.199cm" svg:width="7.035cm" svg:height="4.174cm">
          <chartooo:coordinate-region svg:x="2.255cm" svg:y="1.398cm" svg:width="5.856cm" svg:height="3.328cm"/>
          <chart:axis chart:dimension="x" chart:name="primary-x" chart:style-name="ch5" chartooo:axis-type="auto">
            <chartooo:date-scale/>
            <chart:title svg:x="4.127cm" svg:y="5.502cm" chart:style-name="ch6">
              <text:p>Threads</text:p>
            </chart:title>
            <chart:categories table:cell-range-address="Min_cost_path.B24:Min_cost_path.B28"/>
          </chart:axis>
          <chart:axis chart:dimension="y" chart:name="primary-y" chart:style-name="ch5">
            <chart:title svg:x="0.451cm" svg:y="4.005cm" chart:style-name="ch7">
              <text:p>Speedup</text:p>
            </chart:title>
            <chart:grid chart:style-name="ch8" chart:class="major"/>
          </chart:axis>
          <chart:series chart:style-name="ch9" chart:values-cell-range-address="Min_cost_path.C24:Min_cost_path.C28" chart:label-cell-address="Min_cost_path.C23:Min_cost_path.C23" chart:class="chart:line">
            <chart:data-point chart:repeated="5"/>
          </chart:series>
          <chart:series chart:style-name="ch10" chart:values-cell-range-address="Min_cost_path.D24:Min_cost_path.D28" chart:label-cell-address="Min_cost_path.D23:Min_cost_path.D23" chart:class="chart:line">
            <chart:data-point chart:repeated="5"/>
          </chart:series>
          <chart:series chart:style-name="ch11" chart:values-cell-range-address="Min_cost_path.E24:Min_cost_path.E28" chart:label-cell-address="Min_cost_path.E23:Min_cost_path.E23" chart:class="chart:line">
            <chart:data-point chart:repeated="5"/>
          </chart:series>
          <chart:series chart:style-name="ch12" chart:values-cell-range-address="Min_cost_path.F24:Min_cost_path.F28" chart:label-cell-address="Min_cost_path.F23:Min_cost_path.F2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Min_cost_path.C23:Min_cost_path.C23</svg:desc>
                </draw:g>
              </table:table-cell>
              <table:table-cell office:value-type="string">
                <text:p>OMP_MF</text:p>
                <draw:g>
                  <svg:desc>Min_cost_path.D23:Min_cost_path.D23</svg:desc>
                </draw:g>
              </table:table-cell>
              <table:table-cell office:value-type="string">
                <text:p>OMP_MEMO_F</text:p>
                <draw:g>
                  <svg:desc>Min_cost_path.E23:Min_cost_path.E23</svg:desc>
                </draw:g>
              </table:table-cell>
              <table:table-cell office:value-type="string">
                <text:p>OMP_MEMO_MF</text:p>
                <draw:g>
                  <svg:desc>Min_cost_path.F23:Min_cost_path.F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Min_cost_path.B24:Min_cost_path.B28</svg:desc>
                </draw:g>
              </table:table-cell>
              <table:table-cell office:value-type="float" office:value="1.06802368767632">
                <text:p>1.06802368767632</text:p>
                <draw:g>
                  <svg:desc>Min_cost_path.C24:Min_cost_path.C28</svg:desc>
                </draw:g>
              </table:table-cell>
              <table:table-cell office:value-type="float" office:value="1.0750930492592">
                <text:p>1.0750930492592</text:p>
                <draw:g>
                  <svg:desc>Min_cost_path.D24:Min_cost_path.D28</svg:desc>
                </draw:g>
              </table:table-cell>
              <table:table-cell office:value-type="float" office:value="166.432729893768">
                <text:p>166.432729893768</text:p>
                <draw:g>
                  <svg:desc>Min_cost_path.E24:Min_cost_path.E28</svg:desc>
                </draw:g>
              </table:table-cell>
              <table:table-cell office:value-type="float" office:value="161.500131142047">
                <text:p>161.500131142047</text:p>
                <draw:g>
                  <svg:desc>Min_cost_path.F24:Min_cost_path.F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11653970043542">
                <text:p>2.11653970043542</text:p>
              </table:table-cell>
              <table:table-cell office:value-type="float" office:value="2.13318695843568">
                <text:p>2.13318695843568</text:p>
              </table:table-cell>
              <table:table-cell office:value-type="float" office:value="319.492394392587">
                <text:p>319.492394392587</text:p>
              </table:table-cell>
              <table:table-cell office:value-type="float" office:value="260.826411431177">
                <text:p>260.82641143117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12561250667897">
                <text:p>4.12561250667897</text:p>
              </table:table-cell>
              <table:table-cell office:value-type="float" office:value="4.14190363970586">
                <text:p>4.14190363970586</text:p>
              </table:table-cell>
              <table:table-cell office:value-type="float" office:value="527.111596274972">
                <text:p>527.111596274972</text:p>
              </table:table-cell>
              <table:table-cell office:value-type="float" office:value="483.925700641288">
                <text:p>483.92570064128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73800619242707">
                <text:p>7.73800619242707</text:p>
              </table:table-cell>
              <table:table-cell office:value-type="float" office:value="7.80214060790452">
                <text:p>7.80214060790452</text:p>
              </table:table-cell>
              <table:table-cell office:value-type="float" office:value="946.576989799459">
                <text:p>946.576989799459</text:p>
              </table:table-cell>
              <table:table-cell office:value-type="float" office:value="783.951676790183">
                <text:p>783.95167679018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4234058869047">
                <text:p>15.4234058869047</text:p>
              </table:table-cell>
              <table:table-cell office:value-type="float" office:value="15.531971229852">
                <text:p>15.531971229852</text:p>
              </table:table-cell>
              <table:table-cell office:value-type="float" office:value="1190.79628124979">
                <text:p>1190.79628124979</text:p>
              </table:table-cell>
              <table:table-cell office:value-type="float" office:value="982.180053391821">
                <text:p>982.18005339182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4.269cm" svg:y="0.265cm" chart:style-name="ch2">
          <text:p>STRONG SCALING</text:p>
        </chart:title>
        <chart:legend chart:legend-position="end" svg:x="8.55cm" svg:y="2.195cm" style:legend-expansion="high" chart:style-name="ch3"/>
        <chart:plot-area chart:style-name="ch4" table:cell-range-address="Coin_change.B24:Coin_change.F28 Coin_change.C23:Coin_change.F23" chart:data-source-has-labels="both" svg:x="1.263cm" svg:y="1.199cm" svg:width="7.035cm" svg:height="4.174cm">
          <chartooo:coordinate-region svg:x="1.884cm" svg:y="1.398cm" svg:width="6.227cm" svg:height="3.328cm"/>
          <chart:axis chart:dimension="x" chart:name="primary-x" chart:style-name="ch5" chartooo:axis-type="auto">
            <chartooo:date-scale/>
            <chart:title svg:x="4.127cm" svg:y="5.502cm" chart:style-name="ch6">
              <text:p>Threads</text:p>
            </chart:title>
            <chart:categories table:cell-range-address="Coin_change.B24:Coin_change.B28"/>
          </chart:axis>
          <chart:axis chart:dimension="y" chart:name="primary-y" chart:style-name="ch5">
            <chart:title svg:x="0.451cm" svg:y="4.005cm" chart:style-name="ch7">
              <text:p>Speedup</text:p>
            </chart:title>
            <chart:grid chart:style-name="ch8" chart:class="major"/>
          </chart:axis>
          <chart:series chart:style-name="ch9" chart:values-cell-range-address="Coin_change.C24:Coin_change.C28" chart:label-cell-address="Coin_change.C23:Coin_change.C23" chart:class="chart:line">
            <chart:data-point chart:repeated="5"/>
          </chart:series>
          <chart:series chart:style-name="ch10" chart:values-cell-range-address="Coin_change.D24:Coin_change.D28" chart:label-cell-address="Coin_change.D23:Coin_change.D23" chart:class="chart:line">
            <chart:data-point chart:repeated="5"/>
          </chart:series>
          <chart:series chart:style-name="ch11" chart:values-cell-range-address="Coin_change.E24:Coin_change.E28" chart:label-cell-address="Coin_change.E23:Coin_change.E23" chart:class="chart:line">
            <chart:data-point chart:repeated="5"/>
          </chart:series>
          <chart:series chart:style-name="ch12" chart:values-cell-range-address="Coin_change.F24:Coin_change.F28" chart:label-cell-address="Coin_change.F23:Coin_change.F2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Coin_change.C23:Coin_change.C23</svg:desc>
                </draw:g>
              </table:table-cell>
              <table:table-cell office:value-type="string">
                <text:p>OMP_MF</text:p>
                <draw:g>
                  <svg:desc>Coin_change.D23:Coin_change.D23</svg:desc>
                </draw:g>
              </table:table-cell>
              <table:table-cell office:value-type="string">
                <text:p>OMP_MEMO_F</text:p>
                <draw:g>
                  <svg:desc>Coin_change.E23:Coin_change.E23</svg:desc>
                </draw:g>
              </table:table-cell>
              <table:table-cell office:value-type="string">
                <text:p>OMP_MEMO_MF</text:p>
                <draw:g>
                  <svg:desc>Coin_change.F23:Coin_change.F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Coin_change.B24:Coin_change.B28</svg:desc>
                </draw:g>
              </table:table-cell>
              <table:table-cell office:value-type="float" office:value="0.936712410173951">
                <text:p>0.936712410173951</text:p>
                <draw:g>
                  <svg:desc>Coin_change.C24:Coin_change.C28</svg:desc>
                </draw:g>
              </table:table-cell>
              <table:table-cell office:value-type="float" office:value="1.03007666418126">
                <text:p>1.03007666418126</text:p>
                <draw:g>
                  <svg:desc>Coin_change.D24:Coin_change.D28</svg:desc>
                </draw:g>
              </table:table-cell>
              <table:table-cell office:value-type="float" office:value="3.12507174713888">
                <text:p>3.12507174713888</text:p>
                <draw:g>
                  <svg:desc>Coin_change.E24:Coin_change.E28</svg:desc>
                </draw:g>
              </table:table-cell>
              <table:table-cell office:value-type="float" office:value="3.34595686552357">
                <text:p>3.34595686552357</text:p>
                <draw:g>
                  <svg:desc>Coin_change.F24:Coin_change.F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5646739984799">
                <text:p>1.85646739984799</text:p>
              </table:table-cell>
              <table:table-cell office:value-type="float" office:value="2.05248682993388">
                <text:p>2.05248682993388</text:p>
              </table:table-cell>
              <table:table-cell office:value-type="float" office:value="4.8498651835018">
                <text:p>4.8498651835018</text:p>
              </table:table-cell>
              <table:table-cell office:value-type="float" office:value="5.32554898149866">
                <text:p>5.3255489814986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59648999428861">
                <text:p>3.59648999428861</text:p>
              </table:table-cell>
              <table:table-cell office:value-type="float" office:value="3.98814131558578">
                <text:p>3.98814131558578</text:p>
              </table:table-cell>
              <table:table-cell office:value-type="float" office:value="9.3788390522623">
                <text:p>9.3788390522623</text:p>
              </table:table-cell>
              <table:table-cell office:value-type="float" office:value="10.0862617356211">
                <text:p>10.08626173562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26553745535851">
                <text:p>5.26553745535851</text:p>
              </table:table-cell>
              <table:table-cell office:value-type="float" office:value="5.79622226851188">
                <text:p>5.79622226851188</text:p>
              </table:table-cell>
              <table:table-cell office:value-type="float" office:value="15.7671785193944">
                <text:p>15.7671785193944</text:p>
              </table:table-cell>
              <table:table-cell office:value-type="float" office:value="17.578370264789">
                <text:p>17.57837026478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.27262349323329">
                <text:p>5.27262349323329</text:p>
              </table:table-cell>
              <table:table-cell office:value-type="float" office:value="5.79573017335021">
                <text:p>5.79573017335021</text:p>
              </table:table-cell>
              <table:table-cell office:value-type="float" office:value="29.8974567773136">
                <text:p>29.8974567773136</text:p>
              </table:table-cell>
              <table:table-cell office:value-type="float" office:value="31.7536786309383">
                <text:p>31.75367863093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4.269cm" svg:y="0.265cm" chart:style-name="ch2">
          <text:p>STRONG SCALING</text:p>
        </chart:title>
        <chart:legend chart:legend-position="end" svg:x="8.55cm" svg:y="2.195cm" style:legend-expansion="high" chart:style-name="ch3"/>
        <chart:plot-area chart:style-name="ch4" table:cell-range-address="Cutting_a_rod.B23:Cutting_a_rod.F28" chart:data-source-has-labels="both" svg:x="1.263cm" svg:y="1.199cm" svg:width="7.035cm" svg:height="4.174cm">
          <chartooo:coordinate-region svg:x="2.255cm" svg:y="1.398cm" svg:width="5.856cm" svg:height="3.328cm"/>
          <chart:axis chart:dimension="x" chart:name="primary-x" chart:style-name="ch5" chartooo:axis-type="auto">
            <chartooo:date-scale/>
            <chart:title svg:x="4.127cm" svg:y="5.502cm" chart:style-name="ch6">
              <text:p>Threads</text:p>
            </chart:title>
            <chart:categories table:cell-range-address="Cutting_a_rod.B24:Cutting_a_rod.B28"/>
          </chart:axis>
          <chart:axis chart:dimension="y" chart:name="primary-y" chart:style-name="ch5">
            <chart:title svg:x="0.451cm" svg:y="4.005cm" chart:style-name="ch7">
              <text:p>Speedup</text:p>
            </chart:title>
            <chart:grid chart:style-name="ch8" chart:class="major"/>
          </chart:axis>
          <chart:series chart:style-name="ch9" chart:values-cell-range-address="Cutting_a_rod.C24:Cutting_a_rod.C28" chart:label-cell-address="Cutting_a_rod.C23:Cutting_a_rod.C23" chart:class="chart:line">
            <chart:data-point chart:repeated="5"/>
          </chart:series>
          <chart:series chart:style-name="ch10" chart:values-cell-range-address="Cutting_a_rod.D24:Cutting_a_rod.D28" chart:label-cell-address="Cutting_a_rod.D23:Cutting_a_rod.D23" chart:class="chart:line">
            <chart:data-point chart:repeated="5"/>
          </chart:series>
          <chart:series chart:style-name="ch11" chart:values-cell-range-address="Cutting_a_rod.E24:Cutting_a_rod.E28" chart:label-cell-address="Cutting_a_rod.E23:Cutting_a_rod.E23" chart:class="chart:line">
            <chart:data-point chart:repeated="5"/>
          </chart:series>
          <chart:series chart:style-name="ch12" chart:values-cell-range-address="Cutting_a_rod.F24:Cutting_a_rod.F28" chart:label-cell-address="Cutting_a_rod.F23:Cutting_a_rod.F2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Cutting_a_rod.C23:Cutting_a_rod.C23</svg:desc>
                </draw:g>
              </table:table-cell>
              <table:table-cell office:value-type="string">
                <text:p>OMP_MF</text:p>
                <draw:g>
                  <svg:desc>Cutting_a_rod.D23:Cutting_a_rod.D23</svg:desc>
                </draw:g>
              </table:table-cell>
              <table:table-cell office:value-type="string">
                <text:p>OMP_MEMO_F</text:p>
                <draw:g>
                  <svg:desc>Cutting_a_rod.E23:Cutting_a_rod.E23</svg:desc>
                </draw:g>
              </table:table-cell>
              <table:table-cell office:value-type="string">
                <text:p>OMP_MEMO_MF</text:p>
                <draw:g>
                  <svg:desc>Cutting_a_rod.F23:Cutting_a_rod.F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Cutting_a_rod.B24:Cutting_a_rod.B28</svg:desc>
                </draw:g>
              </table:table-cell>
              <table:table-cell office:value-type="float" office:value="0.487446029760839">
                <text:p>0.487446029760839</text:p>
                <draw:g>
                  <svg:desc>Cutting_a_rod.C24:Cutting_a_rod.C28</svg:desc>
                </draw:g>
              </table:table-cell>
              <table:table-cell office:value-type="float" office:value="1.07361464388766">
                <text:p>1.07361464388766</text:p>
                <draw:g>
                  <svg:desc>Cutting_a_rod.D24:Cutting_a_rod.D28</svg:desc>
                </draw:g>
              </table:table-cell>
              <table:table-cell office:value-type="float" office:value="493.978620875042">
                <text:p>493.978620875042</text:p>
                <draw:g>
                  <svg:desc>Cutting_a_rod.E24:Cutting_a_rod.E28</svg:desc>
                </draw:g>
              </table:table-cell>
              <table:table-cell office:value-type="float" office:value="664.755829389549">
                <text:p>664.755829389549</text:p>
                <draw:g>
                  <svg:desc>Cutting_a_rod.F24:Cutting_a_rod.F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68120181348762">
                <text:p>0.968120181348762</text:p>
              </table:table-cell>
              <table:table-cell office:value-type="float" office:value="2.12636900408176">
                <text:p>2.12636900408176</text:p>
              </table:table-cell>
              <table:table-cell office:value-type="float" office:value="550.033355759065">
                <text:p>550.033355759065</text:p>
              </table:table-cell>
              <table:table-cell office:value-type="float" office:value="593.743395700684">
                <text:p>593.7433957006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87542475111212">
                <text:p>1.87542475111212</text:p>
              </table:table-cell>
              <table:table-cell office:value-type="float" office:value="4.12477388205418">
                <text:p>4.12477388205418</text:p>
              </table:table-cell>
              <table:table-cell office:value-type="float" office:value="631.706930699314">
                <text:p>631.706930699314</text:p>
              </table:table-cell>
              <table:table-cell office:value-type="float" office:value="866.264593947047">
                <text:p>866.26459394704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49208041438801">
                <text:p>3.49208041438801</text:p>
              </table:table-cell>
              <table:table-cell office:value-type="float" office:value="7.73694881941392">
                <text:p>7.73694881941392</text:p>
              </table:table-cell>
              <table:table-cell office:value-type="float" office:value="675.826794474698">
                <text:p>675.826794474698</text:p>
              </table:table-cell>
              <table:table-cell office:value-type="float" office:value="843.824737230121">
                <text:p>843.82473723012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91514129245263">
                <text:p>6.91514129245263</text:p>
              </table:table-cell>
              <table:table-cell office:value-type="float" office:value="15.285780591094">
                <text:p>15.285780591094</text:p>
              </table:table-cell>
              <table:table-cell office:value-type="float" office:value="544.995924153337">
                <text:p>544.995924153337</text:p>
              </table:table-cell>
              <table:table-cell office:value-type="float" office:value="711.27006565748">
                <text:p>711.270065657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4.269cm" svg:y="0.265cm" chart:style-name="ch2">
          <text:p>STRONG SCALING</text:p>
        </chart:title>
        <chart:legend chart:legend-position="end" svg:x="8.55cm" svg:y="2.195cm" style:legend-expansion="high" chart:style-name="ch3"/>
        <chart:plot-area chart:style-name="ch4" table:cell-range-address="Fibonacci.B23:Fibonacci.F28" chart:data-source-has-labels="both" svg:x="1.263cm" svg:y="1.199cm" svg:width="7.035cm" svg:height="4.174cm">
          <chartooo:coordinate-region svg:x="2.07cm" svg:y="1.398cm" svg:width="6.041cm" svg:height="3.328cm"/>
          <chart:axis chart:dimension="x" chart:name="primary-x" chart:style-name="ch5" chartooo:axis-type="auto">
            <chartooo:date-scale/>
            <chart:title svg:x="4.127cm" svg:y="5.502cm" chart:style-name="ch6">
              <text:p>Threads</text:p>
            </chart:title>
            <chart:categories table:cell-range-address="Fibonacci.B24:Fibonacci.B28"/>
          </chart:axis>
          <chart:axis chart:dimension="y" chart:name="primary-y" chart:style-name="ch5">
            <chart:title svg:x="0.451cm" svg:y="4.005cm" chart:style-name="ch7">
              <text:p>Speedup</text:p>
            </chart:title>
            <chart:grid chart:style-name="ch8" chart:class="major"/>
          </chart:axis>
          <chart:series chart:style-name="ch9" chart:values-cell-range-address="Fibonacci.C24:Fibonacci.C28" chart:label-cell-address="Fibonacci.C23:Fibonacci.C23" chart:class="chart:line">
            <chart:data-point chart:repeated="5"/>
          </chart:series>
          <chart:series chart:style-name="ch10" chart:values-cell-range-address="Fibonacci.D24:Fibonacci.D28" chart:label-cell-address="Fibonacci.D23:Fibonacci.D23" chart:class="chart:line">
            <chart:data-point chart:repeated="5"/>
          </chart:series>
          <chart:series chart:style-name="ch11" chart:values-cell-range-address="Fibonacci.E24:Fibonacci.E28" chart:label-cell-address="Fibonacci.E23:Fibonacci.E23" chart:class="chart:line">
            <chart:data-point chart:repeated="5"/>
          </chart:series>
          <chart:series chart:style-name="ch12" chart:values-cell-range-address="Fibonacci.F24:Fibonacci.F28" chart:label-cell-address="Fibonacci.F23:Fibonacci.F2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Fibonacci.C23:Fibonacci.C23</svg:desc>
                </draw:g>
              </table:table-cell>
              <table:table-cell office:value-type="string">
                <text:p>OMP_MF</text:p>
                <draw:g>
                  <svg:desc>Fibonacci.D23:Fibonacci.D23</svg:desc>
                </draw:g>
              </table:table-cell>
              <table:table-cell office:value-type="string">
                <text:p>OMP_MEMO_F</text:p>
                <draw:g>
                  <svg:desc>Fibonacci.E23:Fibonacci.E23</svg:desc>
                </draw:g>
              </table:table-cell>
              <table:table-cell office:value-type="string">
                <text:p>OMP_MEMO_MF</text:p>
                <draw:g>
                  <svg:desc>Fibonacci.F23:Fibonacci.F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Fibonacci.B24:Fibonacci.B28</svg:desc>
                </draw:g>
              </table:table-cell>
              <table:table-cell office:value-type="float" office:value="1.00149663030855">
                <text:p>1.00149663030855</text:p>
                <draw:g>
                  <svg:desc>Fibonacci.C24:Fibonacci.C28</svg:desc>
                </draw:g>
              </table:table-cell>
              <table:table-cell office:value-type="float" office:value="1.00903429728494">
                <text:p>1.00903429728494</text:p>
                <draw:g>
                  <svg:desc>Fibonacci.D24:Fibonacci.D28</svg:desc>
                </draw:g>
              </table:table-cell>
              <table:table-cell office:value-type="float" office:value="448.380728362898">
                <text:p>448.380728362898</text:p>
                <draw:g>
                  <svg:desc>Fibonacci.E24:Fibonacci.E28</svg:desc>
                </draw:g>
              </table:table-cell>
              <table:table-cell office:value-type="float" office:value="451.99591564767">
                <text:p>451.99591564767</text:p>
                <draw:g>
                  <svg:desc>Fibonacci.F24:Fibonacci.F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871803665491">
                <text:p>1.9871803665491</text:p>
              </table:table-cell>
              <table:table-cell office:value-type="float" office:value="2.0110519745657">
                <text:p>2.0110519745657</text:p>
              </table:table-cell>
              <table:table-cell office:value-type="float" office:value="494.603529121045">
                <text:p>494.603529121045</text:p>
              </table:table-cell>
              <table:table-cell office:value-type="float" office:value="495.630210817223">
                <text:p>495.6302108172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85611026145002">
                <text:p>3.85611026145002</text:p>
              </table:table-cell>
              <table:table-cell office:value-type="float" office:value="3.90120498377528">
                <text:p>3.90120498377528</text:p>
              </table:table-cell>
              <table:table-cell office:value-type="float" office:value="562.097324115551">
                <text:p>562.097324115551</text:p>
              </table:table-cell>
              <table:table-cell office:value-type="float" office:value="536.245156830382">
                <text:p>536.24515683038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24620799485396">
                <text:p>7.24620799485396</text:p>
              </table:table-cell>
              <table:table-cell office:value-type="float" office:value="7.30469428163942">
                <text:p>7.30469428163942</text:p>
              </table:table-cell>
              <table:table-cell office:value-type="float" office:value="612.373302159034">
                <text:p>612.373302159034</text:p>
              </table:table-cell>
              <table:table-cell office:value-type="float" office:value="612.757508069332">
                <text:p>612.75750806933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.3778397244556">
                <text:p>14.3778397244556</text:p>
              </table:table-cell>
              <table:table-cell office:value-type="float" office:value="14.5098930637307">
                <text:p>14.5098930637307</text:p>
              </table:table-cell>
              <table:table-cell office:value-type="float" office:value="632.965455716712">
                <text:p>632.965455716712</text:p>
              </table:table-cell>
              <table:table-cell office:value-type="float" office:value="630.587228365506">
                <text:p>630.5872283655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4.269cm" svg:y="0.265cm" chart:style-name="ch2">
          <text:p>STRONG SCALING</text:p>
        </chart:title>
        <chart:legend chart:legend-position="end" svg:x="8.55cm" svg:y="2.195cm" style:legend-expansion="high" chart:style-name="ch3"/>
        <chart:plot-area chart:style-name="ch4" table:cell-range-address="Egg_dropping_puzzle.B24:Egg_dropping_puzzle.F28 Egg_dropping_puzzle.C23:Egg_dropping_puzzle.F23" chart:data-source-has-labels="both" svg:x="1.263cm" svg:y="1.199cm" svg:width="7.035cm" svg:height="4.174cm">
          <chartooo:coordinate-region svg:x="2.07cm" svg:y="1.398cm" svg:width="6.041cm" svg:height="3.328cm"/>
          <chart:axis chart:dimension="x" chart:name="primary-x" chart:style-name="ch5" chartooo:axis-type="auto">
            <chartooo:date-scale/>
            <chart:title svg:x="4.127cm" svg:y="5.502cm" chart:style-name="ch6">
              <text:p>Threads</text:p>
            </chart:title>
            <chart:categories table:cell-range-address="Egg_dropping_puzzle.B24:Egg_dropping_puzzle.B28"/>
          </chart:axis>
          <chart:axis chart:dimension="y" chart:name="primary-y" chart:style-name="ch5">
            <chart:title svg:x="0.451cm" svg:y="4.005cm" chart:style-name="ch7">
              <text:p>Speedup</text:p>
            </chart:title>
            <chart:grid chart:style-name="ch8" chart:class="major"/>
          </chart:axis>
          <chart:series chart:style-name="ch9" chart:values-cell-range-address="Egg_dropping_puzzle.C24:Egg_dropping_puzzle.C28" chart:label-cell-address="Egg_dropping_puzzle.C23:Egg_dropping_puzzle.C23" chart:class="chart:line">
            <chart:data-point chart:repeated="5"/>
          </chart:series>
          <chart:series chart:style-name="ch10" chart:values-cell-range-address="Egg_dropping_puzzle.D24:Egg_dropping_puzzle.D28" chart:label-cell-address="Egg_dropping_puzzle.D23:Egg_dropping_puzzle.D23" chart:class="chart:line">
            <chart:data-point chart:repeated="5"/>
          </chart:series>
          <chart:series chart:style-name="ch11" chart:values-cell-range-address="Egg_dropping_puzzle.E24:Egg_dropping_puzzle.E28" chart:label-cell-address="Egg_dropping_puzzle.E23:Egg_dropping_puzzle.E23" chart:class="chart:line">
            <chart:data-point chart:repeated="5"/>
          </chart:series>
          <chart:series chart:style-name="ch12" chart:values-cell-range-address="Egg_dropping_puzzle.F24:Egg_dropping_puzzle.F28" chart:label-cell-address="Egg_dropping_puzzle.F23:Egg_dropping_puzzle.F2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Egg_dropping_puzzle.C23:Egg_dropping_puzzle.C23</svg:desc>
                </draw:g>
              </table:table-cell>
              <table:table-cell office:value-type="string">
                <text:p>OMP_MF</text:p>
                <draw:g>
                  <svg:desc>Egg_dropping_puzzle.D23:Egg_dropping_puzzle.D23</svg:desc>
                </draw:g>
              </table:table-cell>
              <table:table-cell office:value-type="string">
                <text:p>OMP_MEMO_F</text:p>
                <draw:g>
                  <svg:desc>Egg_dropping_puzzle.E23:Egg_dropping_puzzle.E23</svg:desc>
                </draw:g>
              </table:table-cell>
              <table:table-cell office:value-type="string">
                <text:p>OMP_MEMO_MF</text:p>
                <draw:g>
                  <svg:desc>Egg_dropping_puzzle.F23:Egg_dropping_puzzle.F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Egg_dropping_puzzle.B24:Egg_dropping_puzzle.B28</svg:desc>
                </draw:g>
              </table:table-cell>
              <table:table-cell office:value-type="float" office:value="0.455233046360175">
                <text:p>0.455233046360175</text:p>
                <draw:g>
                  <svg:desc>Egg_dropping_puzzle.C24:Egg_dropping_puzzle.C28</svg:desc>
                </draw:g>
              </table:table-cell>
              <table:table-cell office:value-type="float" office:value="1.052769946332">
                <text:p>1.052769946332</text:p>
                <draw:g>
                  <svg:desc>Egg_dropping_puzzle.D24:Egg_dropping_puzzle.D28</svg:desc>
                </draw:g>
              </table:table-cell>
              <table:table-cell office:value-type="float" office:value="78.1248959458786">
                <text:p>78.1248959458786</text:p>
                <draw:g>
                  <svg:desc>Egg_dropping_puzzle.E24:Egg_dropping_puzzle.E28</svg:desc>
                </draw:g>
              </table:table-cell>
              <table:table-cell office:value-type="float" office:value="134.574884052363">
                <text:p>134.574884052363</text:p>
                <draw:g>
                  <svg:desc>Egg_dropping_puzzle.F24:Egg_dropping_puzzle.F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02461334838543">
                <text:p>0.902461334838543</text:p>
              </table:table-cell>
              <table:table-cell office:value-type="float" office:value="2.09398454987442">
                <text:p>2.09398454987442</text:p>
              </table:table-cell>
              <table:table-cell office:value-type="float" office:value="96.3470642761297">
                <text:p>96.3470642761297</text:p>
              </table:table-cell>
              <table:table-cell office:value-type="float" office:value="162.328727301142">
                <text:p>162.3287273011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5611784383618">
                <text:p>1.75611784383618</text:p>
              </table:table-cell>
              <table:table-cell office:value-type="float" office:value="4.05992142901436">
                <text:p>4.05992142901436</text:p>
              </table:table-cell>
              <table:table-cell office:value-type="float" office:value="103.059911198472">
                <text:p>103.059911198472</text:p>
              </table:table-cell>
              <table:table-cell office:value-type="float" office:value="185.81086448344">
                <text:p>185.810864483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29566914779508">
                <text:p>3.29566914779508</text:p>
              </table:table-cell>
              <table:table-cell office:value-type="float" office:value="7.61675508464482">
                <text:p>7.61675508464482</text:p>
              </table:table-cell>
              <table:table-cell office:value-type="float" office:value="111.045257213358">
                <text:p>111.045257213358</text:p>
              </table:table-cell>
              <table:table-cell office:value-type="float" office:value="209.703780245923">
                <text:p>209.70378024592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48143756781433">
                <text:p>6.48143756781433</text:p>
              </table:table-cell>
              <table:table-cell office:value-type="float" office:value="14.9654989697422">
                <text:p>14.9654989697422</text:p>
              </table:table-cell>
              <table:table-cell office:value-type="float" office:value="115.134498995287">
                <text:p>115.134498995287</text:p>
              </table:table-cell>
              <table:table-cell office:value-type="float" office:value="224.22100724755">
                <text:p>224.221007247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4.269cm" svg:y="0.265cm" chart:style-name="ch2">
          <text:p>STRONG SCALING</text:p>
        </chart:title>
        <chart:legend chart:legend-position="end" svg:x="8.55cm" svg:y="2.195cm" style:legend-expansion="high" chart:style-name="ch3"/>
        <chart:plot-area chart:style-name="ch4" table:cell-range-address="Knapsack.B23:Knapsack.F28" chart:data-source-has-labels="both" svg:x="1.263cm" svg:y="1.199cm" svg:width="7.035cm" svg:height="4.174cm">
          <chartooo:coordinate-region svg:x="1.884cm" svg:y="1.398cm" svg:width="6.227cm" svg:height="3.328cm"/>
          <chart:axis chart:dimension="x" chart:name="primary-x" chart:style-name="ch5" chartooo:axis-type="auto">
            <chartooo:date-scale/>
            <chart:title svg:x="4.127cm" svg:y="5.502cm" chart:style-name="ch6">
              <text:p>Threads</text:p>
            </chart:title>
            <chart:categories table:cell-range-address="Knapsack.B24:Knapsack.B28"/>
          </chart:axis>
          <chart:axis chart:dimension="y" chart:name="primary-y" chart:style-name="ch5">
            <chart:title svg:x="0.451cm" svg:y="4.005cm" chart:style-name="ch7">
              <text:p>Speedup</text:p>
            </chart:title>
            <chart:grid chart:style-name="ch8" chart:class="major"/>
          </chart:axis>
          <chart:series chart:style-name="ch9" chart:values-cell-range-address="Knapsack.C24:Knapsack.C28" chart:label-cell-address="Knapsack.C23:Knapsack.C23" chart:class="chart:line">
            <chart:data-point chart:repeated="5"/>
          </chart:series>
          <chart:series chart:style-name="ch10" chart:values-cell-range-address="Knapsack.D24:Knapsack.D28" chart:label-cell-address="Knapsack.D23:Knapsack.D23" chart:class="chart:line">
            <chart:data-point chart:repeated="5"/>
          </chart:series>
          <chart:series chart:style-name="ch11" chart:values-cell-range-address="Knapsack.E24:Knapsack.E28" chart:label-cell-address="Knapsack.E23:Knapsack.E23" chart:class="chart:line">
            <chart:data-point chart:repeated="5"/>
          </chart:series>
          <chart:series chart:style-name="ch12" chart:values-cell-range-address="Knapsack.F24:Knapsack.F28" chart:label-cell-address="Knapsack.F23:Knapsack.F2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Knapsack.C23:Knapsack.C23</svg:desc>
                </draw:g>
              </table:table-cell>
              <table:table-cell office:value-type="string">
                <text:p>OMP_MF</text:p>
                <draw:g>
                  <svg:desc>Knapsack.D23:Knapsack.D23</svg:desc>
                </draw:g>
              </table:table-cell>
              <table:table-cell office:value-type="string">
                <text:p>OMP_MEMO_F</text:p>
                <draw:g>
                  <svg:desc>Knapsack.E23:Knapsack.E23</svg:desc>
                </draw:g>
              </table:table-cell>
              <table:table-cell office:value-type="string">
                <text:p>OMP_MEMO_MF</text:p>
                <draw:g>
                  <svg:desc>Knapsack.F23:Knapsack.F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Knapsack.B24:Knapsack.B28</svg:desc>
                </draw:g>
              </table:table-cell>
              <table:table-cell office:value-type="float" office:value="1.26882296367943">
                <text:p>1.26882296367943</text:p>
                <draw:g>
                  <svg:desc>Knapsack.C24:Knapsack.C28</svg:desc>
                </draw:g>
              </table:table-cell>
              <table:table-cell office:value-type="float" office:value="1.26824278355388">
                <text:p>1.26824278355388</text:p>
                <draw:g>
                  <svg:desc>Knapsack.D24:Knapsack.D28</svg:desc>
                </draw:g>
              </table:table-cell>
              <table:table-cell office:value-type="float" office:value="6.55208954708381">
                <text:p>6.55208954708381</text:p>
                <draw:g>
                  <svg:desc>Knapsack.E24:Knapsack.E28</svg:desc>
                </draw:g>
              </table:table-cell>
              <table:table-cell office:value-type="float" office:value="6.54469428134755">
                <text:p>6.54469428134755</text:p>
                <draw:g>
                  <svg:desc>Knapsack.F24:Knapsack.F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51642250453356">
                <text:p>2.51642250453356</text:p>
              </table:table-cell>
              <table:table-cell office:value-type="float" office:value="2.52118271513376">
                <text:p>2.52118271513376</text:p>
              </table:table-cell>
              <table:table-cell office:value-type="float" office:value="12.1203277807713">
                <text:p>12.1203277807713</text:p>
              </table:table-cell>
              <table:table-cell office:value-type="float" office:value="12.2683056246437">
                <text:p>12.268305624643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88800760445674">
                <text:p>4.88800760445674</text:p>
              </table:table-cell>
              <table:table-cell office:value-type="float" office:value="4.90788092087105">
                <text:p>4.90788092087105</text:p>
              </table:table-cell>
              <table:table-cell office:value-type="float" office:value="22.7037737360843">
                <text:p>22.7037737360843</text:p>
              </table:table-cell>
              <table:table-cell office:value-type="float" office:value="22.3202964593292">
                <text:p>22.320296459329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2090315727664">
                <text:p>9.2090315727664</text:p>
              </table:table-cell>
              <table:table-cell office:value-type="float" office:value="9.19993109157184">
                <text:p>9.19993109157184</text:p>
              </table:table-cell>
              <table:table-cell office:value-type="float" office:value="43.8368470766095">
                <text:p>43.8368470766095</text:p>
              </table:table-cell>
              <table:table-cell office:value-type="float" office:value="42.4412161184292">
                <text:p>42.441216118429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7.9375613675385">
                <text:p>17.9375613675385</text:p>
              </table:table-cell>
              <table:table-cell office:value-type="float" office:value="18.006444807554">
                <text:p>18.006444807554</text:p>
              </table:table-cell>
              <table:table-cell office:value-type="float" office:value="73.1240375663536">
                <text:p>73.1240375663536</text:p>
              </table:table-cell>
              <table:table-cell office:value-type="float" office:value="75.6691237946289">
                <text:p>75.66912379462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4.269cm" svg:y="0.265cm" chart:style-name="ch2">
          <text:p>STRONG SCALING</text:p>
        </chart:title>
        <chart:legend chart:legend-position="end" svg:x="8.55cm" svg:y="2.195cm" style:legend-expansion="high" chart:style-name="ch3"/>
        <chart:plot-area chart:style-name="ch4" table:cell-range-address="Levenshtein_distance.B23:Levenshtein_distance.F28" chart:data-source-has-labels="both" svg:x="1.263cm" svg:y="1.199cm" svg:width="7.035cm" svg:height="4.174cm">
          <chartooo:coordinate-region svg:x="1.884cm" svg:y="1.398cm" svg:width="6.227cm" svg:height="3.328cm"/>
          <chart:axis chart:dimension="x" chart:name="primary-x" chart:style-name="ch5" chartooo:axis-type="auto">
            <chartooo:date-scale/>
            <chart:title svg:x="4.127cm" svg:y="5.502cm" chart:style-name="ch6">
              <text:p>Threads</text:p>
            </chart:title>
            <chart:categories table:cell-range-address="Levenshtein_distance.B24:Levenshtein_distance.B28"/>
          </chart:axis>
          <chart:axis chart:dimension="y" chart:name="primary-y" chart:style-name="ch5">
            <chart:title svg:x="0.451cm" svg:y="4.005cm" chart:style-name="ch7">
              <text:p>Speedup</text:p>
            </chart:title>
            <chart:grid chart:style-name="ch8" chart:class="major"/>
          </chart:axis>
          <chart:series chart:style-name="ch9" chart:values-cell-range-address="Levenshtein_distance.C24:Levenshtein_distance.C28" chart:label-cell-address="Levenshtein_distance.C23:Levenshtein_distance.C23" chart:class="chart:line">
            <chart:data-point chart:repeated="5"/>
          </chart:series>
          <chart:series chart:style-name="ch10" chart:values-cell-range-address="Levenshtein_distance.D24:Levenshtein_distance.D28" chart:label-cell-address="Levenshtein_distance.D23:Levenshtein_distance.D23" chart:class="chart:line">
            <chart:data-point chart:repeated="5"/>
          </chart:series>
          <chart:series chart:style-name="ch11" chart:values-cell-range-address="Levenshtein_distance.E24:Levenshtein_distance.E28" chart:label-cell-address="Levenshtein_distance.E23:Levenshtein_distance.E23" chart:class="chart:line">
            <chart:data-point chart:repeated="5"/>
          </chart:series>
          <chart:series chart:style-name="ch12" chart:values-cell-range-address="Levenshtein_distance.F24:Levenshtein_distance.F28" chart:label-cell-address="Levenshtein_distance.F23:Levenshtein_distance.F2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Levenshtein_distance.C23:Levenshtein_distance.C23</svg:desc>
                </draw:g>
              </table:table-cell>
              <table:table-cell office:value-type="string">
                <text:p>OMP_MF</text:p>
                <draw:g>
                  <svg:desc>Levenshtein_distance.D23:Levenshtein_distance.D23</svg:desc>
                </draw:g>
              </table:table-cell>
              <table:table-cell office:value-type="string">
                <text:p>OMP_MEMO_F</text:p>
                <draw:g>
                  <svg:desc>Levenshtein_distance.E23:Levenshtein_distance.E23</svg:desc>
                </draw:g>
              </table:table-cell>
              <table:table-cell office:value-type="string">
                <text:p>OMP_MEMO_MF</text:p>
                <draw:g>
                  <svg:desc>Levenshtein_distance.F23:Levenshtein_distance.F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Levenshtein_distance.B24:Levenshtein_distance.B28</svg:desc>
                </draw:g>
              </table:table-cell>
              <table:table-cell office:value-type="float" office:value="1.05857722868888">
                <text:p>1.05857722868888</text:p>
                <draw:g>
                  <svg:desc>Levenshtein_distance.C24:Levenshtein_distance.C28</svg:desc>
                </draw:g>
              </table:table-cell>
              <table:table-cell office:value-type="float" office:value="1.03022259480882">
                <text:p>1.03022259480882</text:p>
                <draw:g>
                  <svg:desc>Levenshtein_distance.D24:Levenshtein_distance.D28</svg:desc>
                </draw:g>
              </table:table-cell>
              <table:table-cell office:value-type="float" office:value="12.715224732155">
                <text:p>12.715224732155</text:p>
                <draw:g>
                  <svg:desc>Levenshtein_distance.E24:Levenshtein_distance.E28</svg:desc>
                </draw:g>
              </table:table-cell>
              <table:table-cell office:value-type="float" office:value="12.655898162307">
                <text:p>12.655898162307</text:p>
                <draw:g>
                  <svg:desc>Levenshtein_distance.F24:Levenshtein_distance.F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10802210066397">
                <text:p>2.10802210066397</text:p>
              </table:table-cell>
              <table:table-cell office:value-type="float" office:value="2.0442089268031">
                <text:p>2.0442089268031</text:p>
              </table:table-cell>
              <table:table-cell office:value-type="float" office:value="21.1640187797684">
                <text:p>21.1640187797684</text:p>
              </table:table-cell>
              <table:table-cell office:value-type="float" office:value="24.488953803269">
                <text:p>24.48895380326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08062865499883">
                <text:p>4.08062865499883</text:p>
              </table:table-cell>
              <table:table-cell office:value-type="float" office:value="3.9727764393582">
                <text:p>3.9727764393582</text:p>
              </table:table-cell>
              <table:table-cell office:value-type="float" office:value="38.7410995841141">
                <text:p>38.7410995841141</text:p>
              </table:table-cell>
              <table:table-cell office:value-type="float" office:value="37.3608869653952">
                <text:p>37.36088696539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58990125567729">
                <text:p>7.58990125567729</text:p>
              </table:table-cell>
              <table:table-cell office:value-type="float" office:value="7.42479586450617">
                <text:p>7.42479586450617</text:p>
              </table:table-cell>
              <table:table-cell office:value-type="float" office:value="48.8792015420703">
                <text:p>48.8792015420703</text:p>
              </table:table-cell>
              <table:table-cell office:value-type="float" office:value="46.7081243412482">
                <text:p>46.70812434124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19724643146842">
                <text:p>8.19724643146842</text:p>
              </table:table-cell>
              <table:table-cell office:value-type="float" office:value="8.4170467737972">
                <text:p>8.4170467737972</text:p>
              </table:table-cell>
              <table:table-cell office:value-type="float" office:value="56.6563468837889">
                <text:p>56.6563468837889</text:p>
              </table:table-cell>
              <table:table-cell office:value-type="float" office:value="51.8675133690843">
                <text:p>51.86751336908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4.269cm" svg:y="0.265cm" chart:style-name="ch2">
          <text:p>STRONG SCALING</text:p>
        </chart:title>
        <chart:legend chart:legend-position="end" svg:x="8.55cm" svg:y="2.195cm" style:legend-expansion="high" chart:style-name="ch3"/>
        <chart:plot-area chart:style-name="ch4" table:cell-range-address="Longest_common_subseq.B24:Longest_common_subseq.F28 Longest_common_subseq.C23:Longest_common_subseq.F23" chart:data-source-has-labels="both" svg:x="1.263cm" svg:y="1.199cm" svg:width="7.035cm" svg:height="4.174cm">
          <chartooo:coordinate-region svg:x="2.07cm" svg:y="1.399cm" svg:width="6.041cm" svg:height="3.327cm"/>
          <chart:axis chart:dimension="x" chart:name="primary-x" chart:style-name="ch5" chartooo:axis-type="auto">
            <chartooo:date-scale/>
            <chart:title svg:x="4.127cm" svg:y="5.502cm" chart:style-name="ch6">
              <text:p>Threads</text:p>
            </chart:title>
            <chart:categories table:cell-range-address="Longest_common_subseq.B24:Longest_common_subseq.B28"/>
          </chart:axis>
          <chart:axis chart:dimension="y" chart:name="primary-y" chart:style-name="ch5">
            <chart:title svg:x="0.451cm" svg:y="4.005cm" chart:style-name="ch7">
              <text:p>Speedup</text:p>
            </chart:title>
            <chart:grid chart:style-name="ch8" chart:class="major"/>
          </chart:axis>
          <chart:series chart:style-name="ch9" chart:values-cell-range-address="Longest_common_subseq.C24:Longest_common_subseq.C28" chart:label-cell-address="Longest_common_subseq.C23:Longest_common_subseq.C23" chart:class="chart:line">
            <chart:data-point chart:repeated="5"/>
          </chart:series>
          <chart:series chart:style-name="ch10" chart:values-cell-range-address="Longest_common_subseq.D24:Longest_common_subseq.D28" chart:label-cell-address="Longest_common_subseq.D23:Longest_common_subseq.D23" chart:class="chart:line">
            <chart:data-point chart:repeated="5"/>
          </chart:series>
          <chart:series chart:style-name="ch11" chart:values-cell-range-address="Longest_common_subseq.E24:Longest_common_subseq.E28" chart:label-cell-address="Longest_common_subseq.E23:Longest_common_subseq.E23" chart:class="chart:line">
            <chart:data-point chart:repeated="5"/>
          </chart:series>
          <chart:series chart:style-name="ch12" chart:values-cell-range-address="Longest_common_subseq.F24:Longest_common_subseq.F28" chart:label-cell-address="Longest_common_subseq.F23:Longest_common_subseq.F2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Longest_common_subseq.C23:Longest_common_subseq.C23</svg:desc>
                </draw:g>
              </table:table-cell>
              <table:table-cell office:value-type="string">
                <text:p>OMP_MF</text:p>
                <draw:g>
                  <svg:desc>Longest_common_subseq.D23:Longest_common_subseq.D23</svg:desc>
                </draw:g>
              </table:table-cell>
              <table:table-cell office:value-type="string">
                <text:p>OMP_MEMO_F</text:p>
                <draw:g>
                  <svg:desc>Longest_common_subseq.E23:Longest_common_subseq.E23</svg:desc>
                </draw:g>
              </table:table-cell>
              <table:table-cell office:value-type="string">
                <text:p>OMP_MEMO_MF</text:p>
                <draw:g>
                  <svg:desc>Longest_common_subseq.F23:Longest_common_subseq.F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Longest_common_subseq.B24:Longest_common_subseq.B28</svg:desc>
                </draw:g>
              </table:table-cell>
              <table:table-cell office:value-type="float" office:value="1.07220472636705">
                <text:p>1.07220472636705</text:p>
                <draw:g>
                  <svg:desc>Longest_common_subseq.C24:Longest_common_subseq.C28</svg:desc>
                </draw:g>
              </table:table-cell>
              <table:table-cell office:value-type="float" office:value="1.08625082302195">
                <text:p>1.08625082302195</text:p>
                <draw:g>
                  <svg:desc>Longest_common_subseq.D24:Longest_common_subseq.D28</svg:desc>
                </draw:g>
              </table:table-cell>
              <table:table-cell office:value-type="float" office:value="41.1540348813729">
                <text:p>41.1540348813729</text:p>
                <draw:g>
                  <svg:desc>Longest_common_subseq.E24:Longest_common_subseq.E28</svg:desc>
                </draw:g>
              </table:table-cell>
              <table:table-cell office:value-type="float" office:value="40.713983774618">
                <text:p>40.713983774618</text:p>
                <draw:g>
                  <svg:desc>Longest_common_subseq.F24:Longest_common_subseq.F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12391064393347">
                <text:p>2.12391064393347</text:p>
              </table:table-cell>
              <table:table-cell office:value-type="float" office:value="2.16273389310435">
                <text:p>2.16273389310435</text:p>
              </table:table-cell>
              <table:table-cell office:value-type="float" office:value="58.7580263940214">
                <text:p>58.7580263940214</text:p>
              </table:table-cell>
              <table:table-cell office:value-type="float" office:value="57.9161687501784">
                <text:p>57.91616875017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13195891123673">
                <text:p>4.13195891123673</text:p>
              </table:table-cell>
              <table:table-cell office:value-type="float" office:value="4.18079158092678">
                <text:p>4.18079158092678</text:p>
              </table:table-cell>
              <table:table-cell office:value-type="float" office:value="78.8571174474606">
                <text:p>78.8571174474606</text:p>
              </table:table-cell>
              <table:table-cell office:value-type="float" office:value="74.6832817002079">
                <text:p>74.683281700207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73703217172026">
                <text:p>7.73703217172026</text:p>
              </table:table-cell>
              <table:table-cell office:value-type="float" office:value="7.84079154445789">
                <text:p>7.84079154445789</text:p>
              </table:table-cell>
              <table:table-cell office:value-type="float" office:value="108.565193640747">
                <text:p>108.565193640747</text:p>
              </table:table-cell>
              <table:table-cell office:value-type="float" office:value="113.270458025829">
                <text:p>113.27045802582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3245393897612">
                <text:p>15.3245393897612</text:p>
              </table:table-cell>
              <table:table-cell office:value-type="float" office:value="15.5309504533408">
                <text:p>15.5309504533408</text:p>
              </table:table-cell>
              <table:table-cell office:value-type="float" office:value="140.693769205457">
                <text:p>140.693769205457</text:p>
              </table:table-cell>
              <table:table-cell office:value-type="float" office:value="135.112093515661">
                <text:p>135.1120935156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4.269cm" svg:y="0.265cm" chart:style-name="ch2">
          <text:p>STRONG SCALING</text:p>
        </chart:title>
        <chart:legend chart:legend-position="end" svg:x="8.55cm" svg:y="2.195cm" style:legend-expansion="high" chart:style-name="ch3"/>
        <chart:plot-area chart:style-name="ch4" table:cell-range-address="Longest_increasing_subseq.B24:Longest_increasing_subseq.F28 Longest_increasing_subseq.C23:Longest_increasing_subseq.F23" chart:data-source-has-labels="both" svg:x="1.263cm" svg:y="1.199cm" svg:width="7.035cm" svg:height="4.174cm">
          <chartooo:coordinate-region svg:x="1.884cm" svg:y="1.398cm" svg:width="6.227cm" svg:height="3.328cm"/>
          <chart:axis chart:dimension="x" chart:name="primary-x" chart:style-name="ch5" chartooo:axis-type="auto">
            <chartooo:date-scale/>
            <chart:title svg:x="4.127cm" svg:y="5.502cm" chart:style-name="ch6">
              <text:p>Threads</text:p>
            </chart:title>
            <chart:categories table:cell-range-address="Longest_increasing_subseq.B24:Longest_increasing_subseq.B28"/>
          </chart:axis>
          <chart:axis chart:dimension="y" chart:name="primary-y" chart:style-name="ch5">
            <chart:title svg:x="0.451cm" svg:y="4.005cm" chart:style-name="ch7">
              <text:p>Speedup</text:p>
            </chart:title>
            <chart:grid chart:style-name="ch8" chart:class="major"/>
          </chart:axis>
          <chart:series chart:style-name="ch9" chart:values-cell-range-address="Longest_increasing_subseq.C24:Longest_increasing_subseq.C28" chart:label-cell-address="Longest_increasing_subseq.C23:Longest_increasing_subseq.C23" chart:class="chart:line">
            <chart:data-point chart:repeated="5"/>
          </chart:series>
          <chart:series chart:style-name="ch10" chart:values-cell-range-address="Longest_increasing_subseq.D24:Longest_increasing_subseq.D28" chart:label-cell-address="Longest_increasing_subseq.D23:Longest_increasing_subseq.D23" chart:class="chart:line">
            <chart:data-point chart:repeated="5"/>
          </chart:series>
          <chart:series chart:style-name="ch11" chart:values-cell-range-address="Longest_increasing_subseq.E24:Longest_increasing_subseq.E28" chart:label-cell-address="Longest_increasing_subseq.E23:Longest_increasing_subseq.E23" chart:class="chart:line">
            <chart:data-point chart:repeated="5"/>
          </chart:series>
          <chart:series chart:style-name="ch12" chart:values-cell-range-address="Longest_increasing_subseq.F24:Longest_increasing_subseq.F28" chart:label-cell-address="Longest_increasing_subseq.F23:Longest_increasing_subseq.F2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Longest_increasing_subseq.C23:Longest_increasing_subseq.C23</svg:desc>
                </draw:g>
              </table:table-cell>
              <table:table-cell office:value-type="string">
                <text:p>OMP_MF</text:p>
                <draw:g>
                  <svg:desc>Longest_increasing_subseq.D23:Longest_increasing_subseq.D23</svg:desc>
                </draw:g>
              </table:table-cell>
              <table:table-cell office:value-type="string">
                <text:p>OMP_MEMO_F</text:p>
                <draw:g>
                  <svg:desc>Longest_increasing_subseq.E23:Longest_increasing_subseq.E23</svg:desc>
                </draw:g>
              </table:table-cell>
              <table:table-cell office:value-type="string">
                <text:p>OMP_MEMO_MF</text:p>
                <draw:g>
                  <svg:desc>Longest_increasing_subseq.F23:Longest_increasing_subseq.F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Longest_increasing_subseq.B24:Longest_increasing_subseq.B28</svg:desc>
                </draw:g>
              </table:table-cell>
              <table:table-cell office:value-type="float" office:value="0.816441626856701">
                <text:p>0.816441626856701</text:p>
                <draw:g>
                  <svg:desc>Longest_increasing_subseq.C24:Longest_increasing_subseq.C28</svg:desc>
                </draw:g>
              </table:table-cell>
              <table:table-cell office:value-type="float" office:value="1.08858995670833">
                <text:p>1.08858995670833</text:p>
                <draw:g>
                  <svg:desc>Longest_increasing_subseq.D24:Longest_increasing_subseq.D28</svg:desc>
                </draw:g>
              </table:table-cell>
              <table:table-cell office:value-type="float" office:value="2.56042153507058">
                <text:p>2.56042153507058</text:p>
                <draw:g>
                  <svg:desc>Longest_increasing_subseq.E24:Longest_increasing_subseq.E28</svg:desc>
                </draw:g>
              </table:table-cell>
              <table:table-cell office:value-type="float" office:value="2.97602027261016">
                <text:p>2.97602027261016</text:p>
                <draw:g>
                  <svg:desc>Longest_increasing_subseq.F24:Longest_increasing_subseq.F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1903400886092">
                <text:p>1.61903400886092</text:p>
              </table:table-cell>
              <table:table-cell office:value-type="float" office:value="2.15974867445633">
                <text:p>2.15974867445633</text:p>
              </table:table-cell>
              <table:table-cell office:value-type="float" office:value="4.77305931712165">
                <text:p>4.77305931712165</text:p>
              </table:table-cell>
              <table:table-cell office:value-type="float" office:value="5.5814312319307">
                <text:p>5.58143123193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02902008584322">
                <text:p>3.02902008584322</text:p>
              </table:table-cell>
              <table:table-cell office:value-type="float" office:value="4.12014216625093">
                <text:p>4.12014216625093</text:p>
              </table:table-cell>
              <table:table-cell office:value-type="float" office:value="8.3421233488667">
                <text:p>8.3421233488667</text:p>
              </table:table-cell>
              <table:table-cell office:value-type="float" office:value="10.0430651110612">
                <text:p>10.043065111061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754267397978">
                <text:p>4.754267397978</text:p>
              </table:table-cell>
              <table:table-cell office:value-type="float" office:value="6.06149546169082">
                <text:p>6.06149546169082</text:p>
              </table:table-cell>
              <table:table-cell office:value-type="float" office:value="12.8592297904136">
                <text:p>12.8592297904136</text:p>
              </table:table-cell>
              <table:table-cell office:value-type="float" office:value="14.7196624793456">
                <text:p>14.71966247934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94288903704036">
                <text:p>6.94288903704036</text:p>
              </table:table-cell>
              <table:table-cell office:value-type="float" office:value="9.23774187391516">
                <text:p>9.23774187391516</text:p>
              </table:table-cell>
              <table:table-cell office:value-type="float" office:value="17.5434368966765">
                <text:p>17.5434368966765</text:p>
              </table:table-cell>
              <table:table-cell office:value-type="float" office:value="21.8728507546826">
                <text:p>21.87285075468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